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ndale Sans UI" svg:font-family="'Andale Sans UI', 'Arial Unicode MS', 'Lucida Sans Unicode', Tahoma, 'Bitstream Vera Sans', 'Interface User', WarpSans, Geneva, Tahoma, 'MS Sans Serif', Helv, Dialog, Albany, Lucida, Helvetica, Charcoal, Chicago, Arial, Helmet, 'Interface System', 'Sans Serif'" style:font-family-generic="swiss"/>
    <style:font-face style:name="Helvetica" svg:font-family="Helvetica" style:font-family-generic="swiss"/>
    <style:font-face style:name="Bitstream Vera Sans1" svg:font-family="'Bitstream Vera Sans'" style:font-pitch="variable"/>
    <style:font-face style:name="Lucidasans" svg:font-family="Lucidasans" style:font-pitch="variable"/>
    <style:font-face style:name="Arial" svg:font-family="Arial" style:font-family-generic="swiss" style:font-pitch="variable"/>
    <style:font-face style:name="Arial1" svg:font-family="Arial" style:font-adornments="Regular" style:font-family-generic="swiss"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21cm"/>
    </style:style>
    <style:style style:name="co2" style:family="table-column">
      <style:table-column-properties fo:break-before="auto" style:column-width="2.27cm"/>
    </style:style>
    <style:style style:name="co3" style:family="table-column">
      <style:table-column-properties fo:break-before="auto" style:column-width="1.93cm"/>
    </style:style>
    <style:style style:name="co4" style:family="table-column">
      <style:table-column-properties fo:break-before="auto" style:column-width="2.499cm"/>
    </style:style>
    <style:style style:name="co5" style:family="table-column">
      <style:table-column-properties fo:break-before="auto" style:column-width="1.478cm"/>
    </style:style>
    <style:style style:name="co6" style:family="table-column">
      <style:table-column-properties fo:break-before="auto" style:column-width="3.046cm"/>
    </style:style>
    <style:style style:name="co7" style:family="table-column">
      <style:table-column-properties fo:break-before="auto" style:column-width="19.2cm"/>
    </style:style>
    <style:style style:name="co8" style:family="table-column">
      <style:table-column-properties fo:break-before="auto" style:column-width="2.267cm"/>
    </style:style>
    <style:style style:name="co9" style:family="table-column">
      <style:table-column-properties fo:break-before="auto" style:column-width="1.649cm"/>
    </style:style>
    <style:style style:name="co10" style:family="table-column">
      <style:table-column-properties fo:break-before="auto" style:column-width="17.251cm"/>
    </style:style>
    <style:style style:name="co11" style:family="table-column">
      <style:table-column-properties fo:break-before="auto" style:column-width="1.319cm"/>
    </style:style>
    <style:style style:name="co12" style:family="table-column">
      <style:table-column-properties fo:break-before="auto" style:column-width="2.775cm"/>
    </style:style>
    <style:style style:name="co13" style:family="table-column">
      <style:table-column-properties fo:break-before="auto" style:column-width="1cm"/>
    </style:style>
    <style:style style:name="co14" style:family="table-column">
      <style:table-column-properties fo:break-before="auto" style:column-width="2.769cm"/>
    </style:style>
    <style:style style:name="co15" style:family="table-column">
      <style:table-column-properties fo:break-before="auto" style:column-width="1.42cm"/>
    </style:style>
    <style:style style:name="co16" style:family="table-column">
      <style:table-column-properties fo:break-before="auto" style:column-width="1.48cm"/>
    </style:style>
    <style:style style:name="co17" style:family="table-column">
      <style:table-column-properties fo:break-before="auto" style:column-width="0.499cm"/>
    </style:style>
    <style:style style:name="co18" style:family="table-column">
      <style:table-column-properties fo:break-before="auto" style:column-width="1.402cm"/>
    </style:style>
    <style:style style:name="ro1" style:family="table-row">
      <style:table-row-properties style:row-height="0.9cm" fo:break-before="auto" style:use-optimal-row-height="false"/>
    </style:style>
    <style:style style:name="ro2" style:family="table-row">
      <style:table-row-properties style:row-height="0.48cm" fo:break-before="auto" style:use-optimal-row-height="false"/>
    </style:style>
    <style:style style:name="ro3" style:family="table-row">
      <style:table-row-properties style:row-height="0.559cm" fo:break-before="auto" style:use-optimal-row-height="false"/>
    </style:style>
    <style:style style:name="ro4" style:family="table-row">
      <style:table-row-properties style:row-height="0.54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date-style style:name="N39" number:automatic-order="true">
      <number:day/>
      <number:text> </number:text>
      <number:month number:textual="true"/>
      <number:text> </number:text>
      <number:year/>
    </number:date-style>
    <number:time-style style:name="N40">
      <number:hours number:style="long"/>
      <number:text>:</number:text>
      <number:minutes number:style="long"/>
    </number:time-style>
    <number:text-style style:name="N100">
      <number:text-content/>
    </number:text-style>
    <number:text-style style:name="N5100" number:language="en" number:country="GB">
      <number:text-content/>
    </number:text-style>
    <style:style style:name="ce1" style:family="table-cell" style:parent-style-name="Default" style:data-style-name="N100">
      <style:table-cell-properties fo:background-color="#ccffff" style:text-align-source="fix" style:repeat-content="false" fo:wrap-option="wrap" fo:border="0.018cm solid #000000" style:vertical-align="top"/>
      <style:paragraph-properties fo:text-align="start"/>
      <style:text-properties style:font-name="Helvetica1"/>
    </style:style>
    <style:style style:name="ce2" style:family="table-cell" style:parent-style-name="Default">
      <style:table-cell-properties fo:background-color="#ff9966" fo:border="0.018cm solid #000000"/>
      <style:text-properties style:font-name="Helvetica1"/>
    </style:style>
    <style:style style:name="ce3" style:family="table-cell" style:parent-style-name="Default">
      <style:table-cell-properties style:cell-protect="none" style:print-content="true" fo:border="0.018cm solid #000000"/>
      <style:text-properties style:font-name="Helvetica1"/>
    </style:style>
    <style:style style:name="ce4" style:family="table-cell" style:parent-style-name="Default">
      <style:table-cell-properties style:cell-protect="none" style:print-content="true" fo:background-color="transparent" fo:border="0.018cm solid #000000"/>
      <style:text-properties style:font-name="Helvetica1"/>
    </style:style>
    <style:style style:name="ce5" style:family="table-cell" style:parent-style-name="Default">
      <style:table-cell-properties style:cell-protect="none" style:print-content="true" fo:border="0.018cm solid #000000"/>
    </style:style>
    <style:style style:name="ce6" style:family="table-cell" style:parent-style-name="Default" style:data-style-name="N5100">
      <style:table-cell-properties fo:background-color="#ccffff" style:text-align-source="fix" style:repeat-content="false" fo:wrap-option="wrap" fo:border="0.018cm solid #000000" style:vertical-align="top"/>
      <style:paragraph-properties fo:text-align="center"/>
      <style:text-properties style:font-name="Helvetica1"/>
    </style:style>
    <style:style style:name="ce7" style:family="table-cell" style:parent-style-name="Default" style:data-style-name="N114">
      <style:table-cell-properties fo:background-color="#ff9966" fo:border="0.018cm solid #000000"/>
      <style:text-properties style:font-name="Helvetica1"/>
    </style:style>
    <style:style style:name="ce8" style:family="table-cell" style:parent-style-name="Default" style:data-style-name="N114">
      <style:table-cell-properties style:cell-protect="none" style:print-content="true" fo:border="0.018cm solid #000000"/>
      <style:text-properties style:use-window-font-color="true" style:text-outline="false" style:text-line-through-style="none" style:font-name="Helvetica1" fo:font-size="10pt" fo:font-style="normal" fo:text-shadow="none" style:text-underline-style="none" fo:font-weight="normal" style:text-underline-mode="continuous" style:text-line-through-mode="continuous" style:font-name-asian="Bitstream Vera Sans1" style:font-size-asian="10pt" style:font-style-asian="normal" style:font-weight-asian="normal" style:font-name-complex="Lucidasans" style:font-size-complex="10pt" style:font-style-complex="normal" style:font-weight-complex="normal" style:text-emphasize="none" style:font-relief="none"/>
    </style:style>
    <style:style style:name="ce9" style:family="table-cell" style:parent-style-name="Default" style:data-style-name="N114">
      <style:table-cell-properties style:cell-protect="none" style:print-content="true" fo:border="0.018cm solid #000000"/>
      <style:text-properties style:font-name="Helvetica1"/>
    </style:style>
    <style:style style:name="ce10" style:family="table-cell" style:parent-style-name="Default" style:data-style-name="N114">
      <style:table-cell-properties style:cell-protect="none" style:print-content="true" fo:background-color="transparent" fo:border="0.018cm solid #000000"/>
      <style:text-properties style:use-window-font-color="true" style:text-outline="false" style:text-line-through-style="none" style:font-name="Helvetica1" fo:font-size="10pt" fo:font-style="normal" fo:text-shadow="none" style:text-underline-style="none" fo:font-weight="normal" style:text-underline-mode="continuous" style:text-line-through-mode="continuous" style:font-name-asian="Bitstream Vera Sans1" style:font-size-asian="10pt" style:font-style-asian="normal" style:font-weight-asian="normal" style:font-name-complex="Lucidasans" style:font-size-complex="10pt" style:font-style-complex="normal" style:font-weight-complex="normal" style:text-emphasize="none" style:font-relief="none"/>
    </style:style>
    <style:style style:name="ce11" style:family="table-cell" style:parent-style-name="Default" style:data-style-name="N114">
      <style:table-cell-properties style:cell-protect="none" style:print-content="true" fo:background-color="transparent" fo:border="0.018cm solid #000000"/>
      <style:text-properties style:font-name="Helvetica1"/>
    </style:style>
    <style:style style:name="ce12" style:family="table-cell" style:parent-style-name="Default" style:data-style-name="N114">
      <style:table-cell-properties style:cell-protect="none" style:print-content="true" fo:background-color="transparent" fo:border="0.018cm solid #000000"/>
      <style:text-properties style:font-name="Helvetica1" style:font-name-asian="Bitstream Vera Sans1" style:font-name-complex="Lucidasans"/>
    </style:style>
    <style:style style:name="ce13" style:family="table-cell" style:parent-style-name="Default" style:data-style-name="N114">
      <style:table-cell-properties style:cell-protect="none" style:print-content="true" fo:border="0.018cm solid #000000"/>
    </style:style>
    <style:style style:name="ce14" style:family="table-cell" style:parent-style-name="Default" style:data-style-name="N100">
      <style:table-cell-properties fo:background-color="#ccffff" style:text-align-source="fix" style:repeat-content="false" fo:wrap-option="wrap" fo:border="0.018cm solid #000000" style:vertical-align="top"/>
      <style:paragraph-properties fo:text-align="center"/>
      <style:text-properties style:font-name="Helvetica1"/>
    </style:style>
    <style:style style:name="ce15" style:family="table-cell" style:parent-style-name="Default" style:data-style-name="N100">
      <style:table-cell-properties fo:background-color="#ff9966" fo:border="0.018cm solid #000000"/>
      <style:text-properties style:font-name="Helvetica1"/>
    </style:style>
    <style:style style:name="ce16" style:family="table-cell" style:parent-style-name="Default" style:data-style-name="N100">
      <style:table-cell-properties style:cell-protect="none" style:print-content="true" fo:border="0.018cm solid #000000"/>
      <style:text-properties style:font-name="Helvetica1"/>
    </style:style>
    <style:style style:name="ce17" style:family="table-cell" style:parent-style-name="Default" style:data-style-name="N100">
      <style:table-cell-properties style:cell-protect="none" style:print-content="true" fo:background-color="transparent" fo:border="0.018cm solid #000000"/>
      <style:text-properties style:font-name="Helvetica1"/>
    </style:style>
    <style:style style:name="ce18" style:family="table-cell" style:parent-style-name="Default" style:data-style-name="N100">
      <style:table-cell-properties style:cell-protect="none" style:print-content="true" fo:background-color="transparent" fo:border="0.018cm solid #000000"/>
      <style:text-properties style:use-window-font-color="true" style:text-outline="false" style:text-line-through-style="none" style:font-name="Helvetica1" fo:font-size="10pt" fo:font-style="normal" fo:text-shadow="none" style:text-underline-style="none" fo:font-weight="normal" style:text-underline-mode="continuous" style:text-line-through-mode="continuous" style:font-name-asian="Bitstream Vera Sans1" style:font-size-asian="10pt" style:font-style-asian="normal" style:font-weight-asian="normal" style:font-name-complex="Lucidasans" style:font-size-complex="10pt" style:font-style-complex="normal" style:font-weight-complex="normal" style:text-emphasize="none" style:font-relief="none"/>
    </style:style>
    <style:style style:name="ce19" style:family="table-cell" style:parent-style-name="Default" style:data-style-name="N100">
      <style:table-cell-properties fo:background-color="#ccffff" style:text-align-source="fix" style:repeat-content="false" fo:wrap-option="wrap" fo:border="0.018cm solid #000000" style:vertical-align="top"/>
      <style:paragraph-properties fo:text-align="center" fo:margin-left="0cm"/>
      <style:text-properties style:font-name="Helvetica1"/>
    </style:style>
    <style:style style:name="ce20" style:family="table-cell" style:parent-style-name="Default">
      <style:table-cell-properties style:cell-protect="none" style:print-content="true" fo:background-color="transparent" fo:border="0.018cm solid #000000"/>
    </style:style>
    <style:style style:name="ce21" style:family="table-cell" style:parent-style-name="Default">
      <style:table-cell-properties fo:background-color="#ff9966" fo:border="0.018cm solid #000000"/>
      <style:text-properties style:font-name="Helvetica1" style:font-name-asian="Bitstream Vera Sans1" style:font-name-complex="Lucidasans"/>
    </style:style>
    <style:style style:name="ce22" style:family="table-cell" style:parent-style-name="Default" style:data-style-name="N100">
      <style:table-cell-properties fo:background-color="#ff9966" fo:border="0.018cm solid #000000"/>
      <style:text-properties style:font-name="Helvetica1" style:font-name-asian="Bitstream Vera Sans1" style:font-name-complex="Lucidasans"/>
    </style:style>
    <style:style style:name="ce23" style:family="table-cell" style:parent-style-name="Default" style:data-style-name="N100">
      <style:table-cell-properties style:cell-protect="none" style:print-content="true" fo:background-color="transparent" fo:border="0.018cm solid #000000"/>
    </style:style>
    <style:style style:name="ce24" style:family="table-cell" style:parent-style-name="Default" style:data-style-name="N100">
      <style:table-cell-properties style:cell-protect="none" style:print-content="true" fo:border="0.018cm solid #000000"/>
    </style:style>
    <style:style style:name="ce25" style:family="table-cell" style:parent-style-name="Default" style:data-style-name="N100">
      <style:table-cell-properties style:cell-protect="none" style:print-content="true" fo:border="0.018cm solid #000000"/>
      <style:text-properties fo:color="#000000" style:text-outline="false" style:text-line-through-style="none" style:font-name="Helvetica1" fo:font-size="10pt" fo:font-style="normal" fo:text-shadow="none" style:text-underline-style="none" fo:font-weight="normal" style:text-underline-mode="continuous" style:text-line-through-mode="continuous" style:font-name-asian="Andale Sans UI" style:font-size-asian="5.55000019073486pt" style:font-style-asian="normal" style:font-weight-asian="normal" style:font-name-complex="Andale Sans UI" style:font-size-complex="5.55000019073486pt" style:font-style-complex="normal" style:font-weight-complex="normal" style:text-emphasize="none" style:font-relief="none"/>
    </style:style>
    <style:style style:name="ce26" style:family="table-cell" style:parent-style-name="Default" style:data-style-name="N100">
      <style:table-cell-properties style:cell-protect="none" style:print-content="true" fo:background-color="transparent" fo:border="0.018cm solid #000000"/>
      <style:text-properties style:font-name="Helvetica1" style:font-name-asian="Bitstream Vera Sans1" style:font-name-complex="Lucidasans"/>
    </style:style>
    <style:style style:name="ce27" style:family="table-cell" style:parent-style-name="Default" style:data-style-name="N100">
      <style:table-cell-properties style:text-align-source="fix" style:repeat-content="false" fo:wrap-option="wrap" fo:border="none" style:vertical-align="top"/>
      <style:paragraph-properties fo:text-align="center"/>
      <style:text-properties style:font-name="Helvetica1"/>
    </style:style>
    <style:style style:name="ce28" style:family="table-cell" style:parent-style-name="Default">
      <style:table-cell-properties fo:border="none"/>
      <style:text-properties style:font-name="Helvetica1"/>
    </style:style>
    <style:style style:name="ce29" style:family="table-cell" style:parent-style-name="Default">
      <style:table-cell-properties fo:background-color="transparent" fo:border="none"/>
      <style:text-properties style:font-name="Helvetica1"/>
    </style:style>
    <style:style style:name="ce30" style:family="table-cell" style:parent-style-name="Default" style:data-style-name="N100"/>
    <style:style style:name="ce31" style:family="table-cell" style:parent-style-name="Default" style:data-style-name="N100">
      <style:table-cell-properties fo:background-color="#ccffff" style:text-align-source="fix" style:repeat-content="false" fo:wrap-option="wrap" fo:border="0.018cm solid #000000" style:vertical-align="top"/>
      <style:paragraph-properties fo:text-align="start" fo:margin-left="0cm"/>
      <style:text-properties style:font-name="Helvetica1"/>
    </style:style>
    <style:style style:name="ce32" style:family="table-cell" style:parent-style-name="Default" style:data-style-name="N5100">
      <style:table-cell-properties fo:background-color="#ccffff" style:text-align-source="fix" style:repeat-content="false" fo:wrap-option="wrap" fo:border="0.018cm solid #000000" style:vertical-align="top"/>
      <style:paragraph-properties fo:text-align="center" fo:margin-left="0cm"/>
      <style:text-properties style:font-name="Helvetica1"/>
    </style:style>
    <style:style style:name="ce33" style:family="table-cell" style:parent-style-name="Default" style:data-style-name="N114">
      <style:table-cell-properties style:cell-protect="none" style:print-content="true" fo:background-color="transparent" fo:border="0.018cm solid #000000"/>
    </style:style>
    <style:style style:name="ce34" style:family="table-cell" style:parent-style-name="Default" style:data-style-name="N40">
      <style:table-cell-properties fo:background-color="#ff9966" style:text-align-source="fix" style:repeat-content="false" fo:border="0.018cm solid #000000"/>
      <style:paragraph-properties fo:text-align="start" fo:margin-left="0cm"/>
      <style:text-properties style:font-name="Helvetica1"/>
    </style:style>
    <style:style style:name="ce35" style:family="table-cell" style:parent-style-name="Default" style:data-style-name="N40">
      <style:table-cell-properties style:cell-protect="none" style:print-content="true" style:text-align-source="fix" style:repeat-content="false" fo:background-color="transparent" fo:border="0.018cm solid #000000"/>
      <style:paragraph-properties fo:text-align="start" fo:margin-left="0cm"/>
      <style:text-properties style:font-name="Helvetica1"/>
    </style:style>
    <style:style style:name="ce36" style:family="table-cell" style:parent-style-name="Default" style:data-style-name="N40">
      <style:table-cell-properties style:cell-protect="none" style:print-content="true" style:text-align-source="fix" style:repeat-content="false" fo:background-color="transparent" fo:border="0.018cm solid #000000"/>
      <style:paragraph-properties fo:text-align="start" fo:margin-left="0cm"/>
    </style:style>
    <style:style style:name="ce37" style:family="table-cell" style:parent-style-name="Default" style:data-style-name="N0">
      <style:table-cell-properties fo:background-color="#ff9966" style:text-align-source="fix" style:repeat-content="false" fo:border="0.018cm solid #000000"/>
      <style:paragraph-properties fo:text-align="end" fo:margin-left="0cm"/>
      <style:text-properties style:font-name="Helvetica1" style:font-name-asian="Bitstream Vera Sans1" style:font-name-complex="Lucidasans"/>
    </style:style>
    <style:style style:name="ce38" style:family="table-cell" style:parent-style-name="Default" style:data-style-name="N0">
      <style:table-cell-properties style:cell-protect="none" style:print-content="true" style:text-align-source="fix" style:repeat-content="false" fo:background-color="transparent" fo:border="0.018cm solid #000000"/>
      <style:paragraph-properties fo:text-align="end" fo:margin-left="0cm"/>
      <style:text-properties style:font-name="Helvetica1"/>
    </style:style>
    <style:style style:name="ce39" style:family="table-cell" style:parent-style-name="Default" style:data-style-name="N0">
      <style:table-cell-properties style:cell-protect="none" style:print-content="true" style:text-align-source="fix" style:repeat-content="false" fo:background-color="transparent" fo:border="0.018cm solid #000000"/>
      <style:paragraph-properties fo:text-align="end" fo:margin-left="0cm"/>
    </style:style>
    <style:style style:name="ce40" style:family="table-cell" style:parent-style-name="Default" style:data-style-name="N0">
      <style:table-cell-properties style:cell-protect="none" style:print-content="true" style:text-align-source="fix" style:repeat-content="false" fo:background-color="transparent" fo:border="0.018cm solid #000000"/>
      <style:paragraph-properties fo:text-align="end" fo:margin-left="0cm"/>
      <style:text-properties style:use-window-font-color="true" style:text-outline="false" style:text-line-through-style="none" style:font-name="Helvetica1" fo:font-size="10pt" fo:font-style="normal" fo:text-shadow="none" style:text-underline-style="none" fo:font-weight="normal" style:text-underline-mode="continuous" style:text-line-through-mode="continuous" style:font-name-asian="Bitstream Vera Sans1" style:font-size-asian="10pt" style:font-style-asian="normal" style:font-weight-asian="normal" style:font-name-complex="Lucidasans" style:font-size-complex="10pt" style:font-style-complex="normal" style:font-weight-complex="normal" style:text-emphasize="none" style:font-relief="none"/>
    </style:style>
    <style:style style:name="ce41" style:family="table-cell" style:parent-style-name="Default" style:data-style-name="N0">
      <style:table-cell-properties style:cell-protect="none" style:print-content="true" style:text-align-source="fix" style:repeat-content="false" fo:background-color="transparent" fo:border="0.018cm solid #000000"/>
      <style:paragraph-properties fo:text-align="end" fo:margin-left="0cm"/>
      <style:text-properties fo:color="#000000" style:text-outline="false" style:text-line-through-style="none" style:font-name="Helvetica1" fo:font-size="10pt" fo:font-style="normal" fo:text-shadow="none" style:text-underline-style="none" fo:font-weight="normal" style:text-underline-mode="continuous" style:text-line-through-mode="continuous" style:font-name-asian="Andale Sans UI" style:font-size-asian="5.55000019073486pt" style:font-style-asian="normal" style:font-weight-asian="normal" style:font-name-complex="Andale Sans UI" style:font-size-complex="5.55000019073486pt" style:font-style-complex="normal" style:font-weight-complex="normal" style:text-emphasize="none" style:font-relief="none"/>
    </style:style>
    <style:style style:name="ce42" style:family="table-cell" style:parent-style-name="Default" style:data-style-name="N0">
      <style:table-cell-properties style:cell-protect="none" style:print-content="true" style:text-align-source="fix" style:repeat-content="false" fo:background-color="transparent" fo:border="0.018cm solid #000000"/>
      <style:paragraph-properties fo:text-align="end" fo:margin-left="0cm"/>
      <style:text-properties style:font-name="Helvetica1" style:font-name-asian="Bitstream Vera Sans1" style:font-name-complex="Lucidasans"/>
    </style:style>
    <style:style style:name="ce43" style:family="table-cell" style:parent-style-name="Default" style:data-style-name="N100">
      <style:table-cell-properties style:text-align-source="fix" style:repeat-content="false" fo:background-color="transparent" fo:wrap-option="wrap" fo:border="none" style:vertical-align="top"/>
      <style:paragraph-properties fo:text-align="center" fo:margin-left="0cm"/>
      <style:text-properties style:font-name="Helvetica1"/>
    </style:style>
    <style:style style:name="ce44" style:family="table-cell" style:parent-style-name="Default">
      <style:table-cell-properties fo:background-color="transparent"/>
    </style:style>
    <style:style style:name="ce45" style:family="table-cell" style:parent-style-name="Default">
      <style:table-cell-properties fo:background-color="#cccccc" style:text-align-source="fix" style:repeat-content="false" fo:border="0.018cm solid #000000" style:vertical-align="automatic"/>
      <style:paragraph-properties fo:text-align="center" fo:margin-left="0cm"/>
      <style:text-properties style:font-name="Helvetica1" fo:font-size="11pt" fo:font-weight="bold" style:font-size-asian="11pt" style:font-size-complex="11pt"/>
    </style:style>
    <style:style style:name="ce46" style:family="table-cell" style:parent-style-name="Default" style:data-style-name="N100">
      <style:table-cell-properties fo:background-color="#ccffff" style:text-align-source="fix" style:repeat-content="false" fo:border="0.018cm solid #000000" style:vertical-align="automatic"/>
      <style:paragraph-properties fo:text-align="start" fo:margin-left="0cm"/>
      <style:text-properties style:font-name="Helvetica1" fo:font-weight="normal"/>
    </style:style>
    <style:style style:name="ce47" style:family="table-cell" style:parent-style-name="Default">
      <style:table-cell-properties style:text-align-source="fix" style:repeat-content="false" fo:background-color="transparent" fo:border="none" style:vertical-align="automatic"/>
      <style:paragraph-properties fo:text-align="center" fo:margin-left="0cm"/>
      <style:text-properties style:font-name="Helvetica1" fo:font-weight="bold"/>
    </style:style>
    <style:style style:name="ce48" style:family="table-cell" style:parent-style-name="Default">
      <style:table-cell-properties fo:background-color="#cccccc" style:text-align-source="fix" style:repeat-content="false" fo:border="0.018cm solid #000000" style:vertical-align="automatic"/>
      <style:paragraph-properties fo:text-align="center" fo:margin-left="0cm"/>
      <style:text-properties style:font-name="Helvetica1" fo:font-weight="bold"/>
    </style:style>
    <style:style style:name="ce49" style:family="table-cell" style:parent-style-name="Default" style:data-style-name="N100">
      <style:table-cell-properties fo:background-color="#ccffff" style:text-align-source="fix" style:repeat-content="false" fo:border="0.018cm solid #000000" style:vertical-align="automatic"/>
      <style:paragraph-properties fo:text-align="end" fo:margin-left="0cm"/>
      <style:text-properties style:font-name="Helvetica1"/>
    </style:style>
    <style:style style:name="ce50" style:family="table-cell" style:parent-style-name="Default">
      <style:table-cell-properties fo:background-color="#ccffff" fo:border="0.018cm solid #000000" style:vertical-align="top"/>
      <style:text-properties style:font-name="Helvetica1"/>
    </style:style>
    <style:style style:name="ce51" style:family="table-cell" style:parent-style-name="Default">
      <style:table-cell-properties fo:background-color="#ccffff" fo:border="0.018cm solid #000000" style:vertical-align="automatic"/>
      <style:text-properties style:font-name="Helvetica1"/>
    </style:style>
    <style:style style:name="ce52" style:family="table-cell" style:parent-style-name="Default">
      <style:table-cell-properties fo:border-bottom="none" fo:background-color="#ccffff" fo:border-left="0.018cm solid #000000" fo:border-right="0.018cm solid #000000" fo:border-top="0.018cm solid #000000" style:vertical-align="automatic"/>
      <style:text-properties style:font-name="Helvetica1"/>
    </style:style>
    <style:style style:name="ce53" style:family="table-cell" style:parent-style-name="Default" style:data-style-name="N0">
      <style:table-cell-properties fo:border-bottom="0.018cm solid #000000" fo:background-color="#ccffff" style:text-align-source="fix" style:repeat-content="false" fo:wrap-option="wrap" fo:border-left="0.018cm solid #000000" fo:border-right="0.018cm solid #000000" fo:border-top="none" style:vertical-align="top"/>
      <style:paragraph-properties fo:text-align="start" fo:margin-left="0cm"/>
      <style:text-properties style:font-name="Helvetica1"/>
    </style:style>
    <style:style style:name="ce54" style:family="table-cell" style:parent-style-name="Default">
      <style:table-cell-properties fo:background-color="#ccffff" style:text-align-source="fix" style:repeat-content="false" fo:border="0.018cm solid #000000" style:vertical-align="automatic"/>
      <style:paragraph-properties fo:text-align="start" fo:margin-left="0cm"/>
      <style:text-properties style:font-name="Helvetica1" fo:font-size="10pt"/>
    </style:style>
    <style:style style:name="ce55" style:family="table-cell" style:parent-style-name="Default">
      <style:table-cell-properties style:vertical-align="automatic"/>
      <style:text-properties style:font-name="Helvetica1"/>
    </style:style>
    <style:style style:name="ce56" style:family="table-cell" style:parent-style-name="Default" style:data-style-name="N100">
      <style:table-cell-properties fo:background-color="#ccffff" style:text-align-source="fix" style:repeat-content="false" fo:border="0.018cm solid #000000" style:vertical-align="automatic"/>
      <style:paragraph-properties fo:text-align="end" fo:margin-left="0cm"/>
      <style:text-properties style:font-name="Helvetica1" fo:font-size="10pt"/>
    </style:style>
    <style:style style:name="ce57" style:family="table-cell" style:parent-style-name="Default">
      <style:table-cell-properties fo:border="0.018cm solid #000000" style:vertical-align="automatic"/>
      <style:text-properties style:font-name="Helvetica1"/>
    </style:style>
    <style:style style:name="ce58" style:family="table-cell" style:parent-style-name="Default">
      <style:table-cell-properties style:text-align-source="fix" style:repeat-content="false" fo:border="0.018cm solid #000000" style:vertical-align="automatic"/>
      <style:paragraph-properties fo:text-align="start" fo:margin-left="0cm"/>
      <style:text-properties style:font-name="Helvetica1" fo:font-size="10pt"/>
    </style:style>
    <style:style style:name="ce59" style:family="table-cell" style:parent-style-name="Default">
      <style:table-cell-properties fo:background-color="#ccffff" style:text-align-source="fix" style:repeat-content="false" fo:border="0.018cm solid #000000" style:vertical-align="automatic"/>
      <style:paragraph-properties fo:text-align="end" fo:margin-left="0cm"/>
      <style:text-properties style:font-name="Helvetica1" fo:font-size="10pt"/>
    </style:style>
    <style:style style:name="ce60" style:family="table-cell" style:parent-style-name="Default">
      <style:table-cell-properties fo:background-color="#ccffff" style:text-align-source="fix" style:repeat-content="false" fo:border="0.018cm solid #000000" style:vertical-align="automatic"/>
      <style:paragraph-properties fo:text-align="end" fo:margin-left="0cm"/>
      <style:text-properties style:font-name="Helvetica1"/>
    </style:style>
    <style:style style:name="ce61" style:family="table-cell" style:parent-style-name="Default" style:data-style-name="N100">
      <style:table-cell-properties fo:background-color="#e6e6e6" style:cell-protect="protected" style:print-content="false" style:text-align-source="fix" style:repeat-content="false" fo:border="0.018cm solid #000000" style:vertical-align="automatic"/>
      <style:paragraph-properties fo:text-align="center" fo:margin-left="0cm"/>
      <style:text-properties style:use-window-font-color="true" style:font-name="Helvetica1"/>
    </style:style>
    <style:style style:name="ce62" style:family="table-cell" style:parent-style-name="Default">
      <style:table-cell-properties style:text-align-source="fix" style:repeat-content="false" style:vertical-align="automatic"/>
      <style:paragraph-properties fo:text-align="start" fo:margin-left="0cm"/>
      <style:text-properties style:font-name="Helvetica1" fo:font-size="10pt"/>
    </style:style>
    <style:style style:name="ce63" style:family="table-cell" style:parent-style-name="Default" style:data-style-name="N113">
      <style:table-cell-properties fo:background-color="transparent" fo:border="0.018cm solid #000000" style:vertical-align="automatic"/>
      <style:text-properties style:font-name="Helvetica1"/>
    </style:style>
    <style:style style:name="ce64" style:family="table-cell" style:parent-style-name="Default" style:data-style-name="N100">
      <style:table-cell-properties fo:background-color="transparent" fo:border="0.018cm solid #000000" style:vertical-align="automatic"/>
      <style:text-properties style:font-name="Helvetica1"/>
    </style:style>
    <style:style style:name="ce65" style:family="table-cell" style:parent-style-name="Default" style:data-style-name="N100">
      <style:table-cell-properties fo:background-color="#ccffff" style:text-align-source="fix" style:repeat-content="false" fo:border="0.018cm solid #000000" style:vertical-align="automatic"/>
      <style:paragraph-properties fo:text-align="start" fo:margin-left="0cm"/>
      <style:text-properties style:font-name="Helvetica1"/>
    </style:style>
    <style:style style:name="ce66" style:family="table-cell" style:parent-style-name="Default" style:data-style-name="N100">
      <style:table-cell-properties fo:background-color="#ccffff" style:text-align-source="fix" style:repeat-content="false" fo:wrap-option="wrap" fo:border="0.018cm solid #000000" style:vertical-align="automatic"/>
      <style:paragraph-properties fo:text-align="start" fo:margin-left="0cm"/>
      <style:text-properties style:font-name="Helvetica1"/>
    </style:style>
    <style:style style:name="ce67" style:family="table-cell" style:parent-style-name="Default" style:data-style-name="N100">
      <style:table-cell-properties style:text-align-source="fix" style:repeat-content="false" fo:background-color="transparent" fo:border="0.018cm solid #000000" style:vertical-align="automatic"/>
      <style:paragraph-properties fo:text-align="start" fo:margin-left="0cm"/>
      <style:text-properties style:font-name="Helvetica1" fo:font-size="10pt"/>
    </style:style>
    <style:style style:name="ce68" style:family="table-cell" style:parent-style-name="Default" style:data-style-name="N39">
      <style:table-cell-properties style:text-align-source="fix" style:repeat-content="false" fo:background-color="transparent" fo:border="0.018cm solid #000000" style:vertical-align="automatic"/>
      <style:paragraph-properties fo:text-align="end" fo:margin-left="0cm"/>
      <style:text-properties style:font-name="Helvetica1"/>
    </style:style>
    <style:style style:name="ce69" style:family="table-cell" style:parent-style-name="Default">
      <style:table-cell-properties style:text-align-source="fix" style:repeat-content="false" fo:border="0.018cm solid #000000" style:vertical-align="automatic"/>
      <style:paragraph-properties fo:text-align="end" fo:margin-left="0cm"/>
      <style:text-properties style:font-name="Helvetica1"/>
    </style:style>
    <style:style style:name="ce70" style:family="table-cell" style:parent-style-name="Default">
      <style:table-cell-properties fo:background-color="transparent" fo:border="0.018cm solid #000000" style:vertical-align="automatic"/>
      <style:text-properties style:font-name="Helvetica1" fo:font-weight="bold"/>
    </style:style>
    <style:style style:name="ce71" style:family="table-cell" style:parent-style-name="Default" style:data-style-name="N100">
      <style:table-cell-properties fo:background-color="transparent" fo:border="0.018cm solid #000000" style:vertical-align="automatic"/>
      <style:text-properties style:font-name="Helvetica1" fo:font-weight="bold"/>
    </style:style>
    <style:style style:name="ce72" style:family="table-cell" style:parent-style-name="Default" style:data-style-name="N112">
      <style:table-cell-properties fo:background-color="#ccffff" style:text-align-source="fix" style:repeat-content="false" fo:border="0.018cm solid #000000" style:vertical-align="automatic"/>
      <style:paragraph-properties fo:text-align="center" fo:margin-left="0cm"/>
      <style:text-properties style:font-name="Helvetica1"/>
    </style:style>
    <style:style style:name="ce73" style:family="table-cell" style:parent-style-name="Default">
      <style:table-cell-properties fo:border="0.018cm solid #000000" style:vertical-align="automatic"/>
      <style:text-properties style:font-name="Helvetica1" fo:font-size="10pt" style:font-name-asian="Bitstream Vera Sans1" style:font-name-complex="Lucidasans"/>
    </style:style>
    <style:style style:name="ce74" style:family="table-cell" style:parent-style-name="Default">
      <style:table-cell-properties fo:border="0.018cm solid #000000" style:vertical-align="automatic"/>
      <style:text-properties style:font-name="Helvetica1" style:font-name-asian="Bitstream Vera Sans1" style:font-name-complex="Lucidasans"/>
    </style:style>
    <style:style style:name="ce75" style:family="table-cell" style:parent-style-name="Default" style:data-style-name="N110">
      <style:table-cell-properties fo:background-color="#ccffff" style:text-align-source="fix" style:repeat-content="false" fo:border="0.018cm solid #000000" style:vertical-align="automatic"/>
      <style:paragraph-properties fo:text-align="center" fo:margin-left="0cm"/>
      <style:text-properties style:font-name="Helvetica1" fo:font-size="10pt"/>
    </style:style>
    <style:style style:name="ce76" style:family="table-cell" style:parent-style-name="Default">
      <style:table-cell-properties fo:background-color="#ccffff" style:text-align-source="fix" style:repeat-content="false" fo:border="0.018cm solid #000000" style:vertical-align="automatic"/>
      <style:paragraph-properties fo:text-align="center" fo:margin-left="0cm"/>
      <style:text-properties style:font-name="Helvetica1"/>
    </style:style>
    <style:style style:name="ce77" style:family="table-cell" style:parent-style-name="Default" style:data-style-name="N0">
      <style:table-cell-properties fo:background-color="#ccffff" style:text-align-source="fix" style:repeat-content="false" fo:border="0.018cm solid #000000" style:vertical-align="automatic"/>
      <style:paragraph-properties fo:text-align="center" fo:margin-left="0cm"/>
      <style:text-properties style:font-name="Helvetica1" fo:font-size="10pt"/>
    </style:style>
    <style:style style:name="ce78" style:family="table-cell" style:parent-style-name="Default">
      <style:table-cell-properties style:vertical-align="automatic"/>
      <style:text-properties style:font-name="Helvetica1" fo:font-size="10pt"/>
    </style:style>
    <style:style style:name="ce79" style:family="table-cell" style:parent-style-name="Default">
      <style:table-cell-properties fo:background-color="transparent" fo:border="0.018cm solid #000000" style:vertical-align="automatic"/>
      <style:text-properties style:font-name="Helvetica1"/>
    </style:style>
    <style:style style:name="ce80" style:family="table-cell" style:parent-style-name="Default">
      <style:table-cell-properties fo:background-color="#ffff99" style:cell-protect="none" style:print-content="true" style:text-align-source="fix" style:repeat-content="false" fo:border="0.018cm solid #000000" style:vertical-align="automatic"/>
      <style:paragraph-properties fo:text-align="center" fo:margin-left="0cm"/>
      <style:text-properties style:font-name="Helvetica1"/>
    </style:style>
    <style:style style:name="ce81" style:family="table-cell" style:parent-style-name="Default" style:data-style-name="N113">
      <style:table-cell-properties fo:background-color="#ffff99" style:cell-protect="none" style:print-content="true" style:text-align-source="fix" style:repeat-content="false" fo:border="0.018cm solid #000000" style:vertical-align="automatic"/>
      <style:paragraph-properties fo:text-align="start" fo:margin-left="0cm"/>
      <style:text-properties style:font-name="Helvetica1"/>
    </style:style>
    <style:style style:name="ce82" style:family="table-cell" style:parent-style-name="Default" style:data-style-name="N100">
      <style:table-cell-properties fo:background-color="#ffff99" style:cell-protect="none" style:print-content="true" style:text-align-source="fix" style:repeat-content="false" fo:border="0.018cm solid #000000" style:vertical-align="automatic"/>
      <style:paragraph-properties fo:text-align="start" fo:margin-left="0cm"/>
      <style:text-properties style:font-name="Helvetica1"/>
    </style:style>
    <style:style style:name="ce83" style:family="table-cell" style:parent-style-name="Default">
      <style:table-cell-properties fo:background-color="#ff9966" style:text-align-source="fix" style:repeat-content="false" fo:border="0.018cm solid #000000" style:vertical-align="automatic"/>
      <style:paragraph-properties fo:text-align="center" fo:margin-left="0cm"/>
      <style:text-properties style:font-name="Helvetica1"/>
    </style:style>
    <style:style style:name="ce84" style:family="table-cell" style:parent-style-name="Default">
      <style:table-cell-properties fo:background-color="#ff9966" fo:border="0.018cm solid #000000" style:vertical-align="automatic"/>
      <style:text-properties style:font-name="Helvetica1" fo:font-size="10pt" style:font-name-asian="Bitstream Vera Sans1" style:font-name-complex="Lucidasans"/>
    </style:style>
    <style:style style:name="ce85" style:family="table-cell" style:parent-style-name="Default">
      <style:table-cell-properties fo:background-color="#ff9966" fo:border="0.018cm solid #000000" style:vertical-align="automatic"/>
      <style:text-properties style:font-name="Helvetica1" style:font-name-asian="Bitstream Vera Sans1" style:font-name-complex="Lucidasans"/>
    </style:style>
    <style:style style:name="ce86" style:family="table-cell" style:parent-style-name="Default">
      <style:table-cell-properties fo:background-color="#ff9966" style:text-align-source="fix" style:repeat-content="false" fo:border="0.018cm solid #000000" style:vertical-align="automatic"/>
      <style:paragraph-properties fo:text-align="center" fo:margin-left="0cm"/>
      <style:text-properties style:font-name="Helvetica1" fo:font-size="10pt"/>
    </style:style>
    <style:style style:name="ce87" style:family="table-cell" style:parent-style-name="Default">
      <style:table-cell-properties fo:background-color="#ff9966" style:text-align-source="value-type" style:repeat-content="false" fo:border="0.018cm solid #000000" style:vertical-align="automatic"/>
      <style:paragraph-properties fo:margin-left="0cm"/>
      <style:text-properties style:font-name="Helvetica1" style:font-name-asian="Bitstream Vera Sans1" style:font-name-complex="Lucidasans"/>
    </style:style>
    <style:style style:name="ce88" style:family="table-cell" style:parent-style-name="Default" style:data-style-name="N0">
      <style:table-cell-properties fo:background-color="#ff9966" style:text-align-source="value-type" style:repeat-content="false" fo:wrap-option="wrap" fo:border="0.018cm solid #000000" style:vertical-align="automatic"/>
      <style:paragraph-properties fo:margin-left="0cm"/>
      <style:text-properties style:use-window-font-color="true" style:text-outline="false" style:text-line-through-style="none" style:font-name="Helvetica1" fo:font-size="10pt" fo:font-style="normal" fo:text-shadow="none" style:text-underline-style="none" fo:font-weight="normal" style:text-underline-mode="continuous" style:text-line-through-mode="continuous" style:font-name-asian="Bitstream Vera Sans1" style:font-size-asian="10pt" style:font-style-asian="normal" style:font-weight-asian="normal" style:font-name-complex="Lucidasans" style:font-size-complex="10pt" style:font-style-complex="normal" style:font-weight-complex="normal" style:text-emphasize="none" style:font-relief="none"/>
    </style:style>
    <style:style style:name="ce89" style:family="table-cell" style:parent-style-name="Default" style:data-style-name="N0">
      <style:table-cell-properties fo:background-color="#ff9966" style:text-align-source="value-type" style:repeat-content="false" fo:wrap-option="wrap" fo:border="0.018cm solid #000000" style:vertical-align="automatic"/>
      <style:paragraph-properties fo:margin-left="0cm"/>
      <style:text-properties style:font-name="Helvetica1"/>
    </style:style>
    <style:style style:name="ce90" style:family="table-cell" style:parent-style-name="Default">
      <style:table-cell-properties style:text-align-source="value-type" style:repeat-content="false" style:vertical-align="automatic"/>
      <style:paragraph-properties fo:margin-left="0cm"/>
      <style:text-properties style:font-name="Helvetica1" fo:font-size="10pt"/>
    </style:style>
    <style:style style:name="ce91" style:family="table-cell" style:parent-style-name="Default" style:data-style-name="N100">
      <style:table-cell-properties fo:background-color="#cccccc" style:text-align-source="fix" style:repeat-content="false" fo:border="0.018cm solid #000000" style:vertical-align="automatic"/>
      <style:paragraph-properties fo:text-align="center" fo:margin-left="0cm"/>
      <style:text-properties style:font-name="Helvetica1" fo:font-size="10pt" fo:font-weight="bold"/>
    </style:style>
    <style:style style:name="ce92" style:family="table-cell" style:parent-style-name="Default">
      <style:table-cell-properties fo:background-color="#ccffff" fo:border="0.018cm solid #000000" style:vertical-align="automatic"/>
      <style:text-properties style:font-name="Helvetica1" fo:font-size="10pt"/>
    </style:style>
    <style:style style:name="ce93" style:family="table-cell" style:parent-style-name="Default">
      <style:table-cell-properties fo:border="0.018cm solid #000000" style:vertical-align="automatic"/>
      <style:text-properties style:font-name="Helvetica1" fo:font-size="10pt"/>
    </style:style>
    <style:style style:name="ce94" style:family="table-cell" style:parent-style-name="Default">
      <style:table-cell-properties fo:background-color="#ccffff" style:text-align-source="fix" style:repeat-content="false" fo:border="0.018cm solid #000000" style:vertical-align="automatic"/>
      <style:paragraph-properties fo:text-align="center" fo:margin-left="0cm"/>
      <style:text-properties style:font-name="Helvetica1" fo:font-size="10pt"/>
    </style:style>
    <style:style style:name="ce95" style:family="table-cell" style:parent-style-name="Default">
      <style:table-cell-properties fo:background-color="transparent" fo:border="0.018cm solid #000000" style:vertical-align="automatic"/>
      <style:text-properties style:font-name="Helvetica1" fo:font-size="10pt" style:font-name-asian="Bitstream Vera Sans1" style:font-name-complex="Lucidasans"/>
    </style:style>
    <style:style style:name="ce96" style:family="table-cell" style:parent-style-name="Default">
      <style:table-cell-properties style:vertical-align="automatic"/>
    </style:style>
    <style:style style:name="ce97" style:family="table-cell" style:parent-style-name="Default">
      <style:table-cell-properties fo:background-color="#ff9966" fo:border="0.018cm solid #000000" style:vertical-align="automatic"/>
      <style:text-properties style:use-window-font-color="true" style:font-name="Helvetica1" fo:font-size="10pt" style:font-name-asian="Bitstream Vera Sans1" style:font-name-complex="Lucidasans"/>
    </style:style>
    <style:style style:name="ce98" style:family="table-cell" style:parent-style-name="Default">
      <style:table-cell-properties fo:background-color="#ff9966" fo:border="0.018cm solid #000000" style:vertical-align="automatic"/>
      <style:text-properties style:use-window-font-color="true" style:font-name="Helvetica1" style:font-name-asian="Bitstream Vera Sans1" style:font-name-complex="Lucidasans"/>
    </style:style>
    <style:style style:name="ce99" style:family="table-cell" style:parent-style-name="Default">
      <style:table-cell-properties fo:background-color="transparent" fo:border="0.018cm solid #000000" style:vertical-align="automatic"/>
      <style:text-properties style:font-name="Helvetica1" style:font-name-asian="Bitstream Vera Sans1" style:font-name-complex="Lucidasans"/>
    </style:style>
    <style:style style:name="ce100" style:family="table-cell" style:parent-style-name="Default" style:data-style-name="N100">
      <style:table-cell-properties fo:background-color="#cccccc" style:text-align-source="fix" style:repeat-content="false" fo:wrap-option="wrap" fo:border="0.018cm solid #000000" style:vertical-align="automatic"/>
      <style:paragraph-properties fo:text-align="center" fo:margin-left="0cm"/>
      <style:text-properties style:font-name="Helvetica1" fo:font-size="11pt" fo:font-weight="bold" style:font-size-asian="11pt" style:font-size-complex="11pt"/>
    </style:style>
    <style:style style:name="ce101" style:family="table-cell" style:parent-style-name="Default">
      <style:table-cell-properties fo:background-color="#ffff99" style:cell-protect="none" style:print-content="true" fo:border="0.018cm solid #000000" style:vertical-align="automatic"/>
      <style:text-properties style:font-name="Helvetica1"/>
    </style:style>
    <style:style style:name="ce102" style:family="table-cell" style:parent-style-name="Default" style:data-style-name="N100">
      <style:table-cell-properties fo:background-color="#e6e6e6" style:text-align-source="fix" style:repeat-content="false" fo:border="0.018cm solid #000000" style:vertical-align="automatic"/>
      <style:paragraph-properties fo:text-align="center" fo:margin-left="0cm"/>
      <style:text-properties style:use-window-font-color="true" style:font-name="Helvetica1" fo:font-weight="normal" style:font-weight-asian="normal" style:font-weight-complex="normal"/>
    </style:style>
    <style:style style:name="ce103" style:family="table-cell" style:parent-style-name="Default" style:data-style-name="N114">
      <style:table-cell-properties style:text-align-source="fix" style:repeat-content="false" fo:background-color="transparent" fo:wrap-option="wrap" fo:border="0.018cm solid #000000" style:vertical-align="automatic"/>
      <style:paragraph-properties fo:text-align="center"/>
      <style:text-properties style:font-name="Helvetica1"/>
    </style:style>
    <style:style style:name="ce104" style:family="table-cell" style:parent-style-name="Default" style:data-style-name="N114">
      <style:table-cell-properties fo:background-color="#ffff99" style:cell-protect="none" style:print-content="true" fo:border="0.018cm solid #000000" style:vertical-align="automatic"/>
      <style:text-properties style:font-name="Helvetica1"/>
    </style:style>
    <style:style style:name="ce105" style:family="table-cell" style:parent-style-name="Default" style:data-style-name="N114">
      <style:table-cell-properties style:vertical-align="automatic"/>
      <style:text-properties style:font-name="Helvetica1"/>
    </style:style>
    <style:style style:name="ce106" style:family="table-cell" style:parent-style-name="Default" style:data-style-name="N100">
      <style:table-cell-properties style:text-align-source="fix" style:repeat-content="false" fo:background-color="transparent" fo:wrap-option="wrap" fo:border="0.018cm solid #000000" style:vertical-align="automatic"/>
      <style:paragraph-properties fo:text-align="center"/>
      <style:text-properties style:font-name="Helvetica1"/>
    </style:style>
    <style:style style:name="ce107" style:family="table-cell" style:parent-style-name="Default" style:data-style-name="N100">
      <style:table-cell-properties fo:background-color="#ffff99" style:cell-protect="none" style:print-content="true" fo:border="0.018cm solid #000000" style:vertical-align="automatic"/>
      <style:text-properties style:font-name="Helvetica1"/>
    </style:style>
    <style:style style:name="ce108" style:family="table-cell" style:parent-style-name="Default" style:data-style-name="N100">
      <style:table-cell-properties style:text-align-source="fix" style:repeat-content="false" fo:background-color="transparent" fo:wrap-option="wrap" fo:border="0.018cm solid #000000" style:vertical-align="automatic"/>
      <style:paragraph-properties fo:text-align="center" fo:margin-left="0cm"/>
      <style:text-properties style:font-name="Helvetica1"/>
    </style:style>
    <style:style style:name="ce109" style:family="table-cell" style:parent-style-name="Default">
      <style:table-cell-properties fo:background-color="#ff9966" fo:border="0.018cm solid #000000" style:vertical-align="automatic"/>
      <style:text-properties style:font-name="Helvetica1"/>
    </style:style>
    <style:style style:name="ce110" style:family="table-cell" style:parent-style-name="Default">
      <style:table-cell-properties fo:border="none" style:vertical-align="automatic"/>
      <style:text-properties style:font-name="Helvetica1"/>
    </style:style>
    <style:style style:name="ce111" style:family="table-cell" style:parent-style-name="Default" style:data-style-name="N100">
      <style:table-cell-properties style:vertical-align="top"/>
      <style:text-properties style:font-name="Helvetica1"/>
    </style:style>
    <style:style style:name="ce112" style:family="table-cell" style:parent-style-name="Default">
      <style:table-cell-properties fo:background-color="#cccccc" style:text-align-source="fix" style:repeat-content="false" fo:border="0.018cm solid #000000" style:vertical-align="automatic"/>
      <style:paragraph-properties fo:text-align="center" fo:margin-left="0cm"/>
      <style:text-properties style:font-name="Helvetica1" fo:font-size="11pt" fo:font-weight="bold"/>
    </style:style>
    <style:style style:name="ce113" style:family="table-cell" style:parent-style-name="Default" style:data-style-name="N114">
      <style:table-cell-properties style:text-align-source="fix" style:repeat-content="false" fo:background-color="transparent" fo:wrap-option="wrap" fo:border="0.018cm solid #000000" style:vertical-align="automatic"/>
      <style:paragraph-properties fo:text-align="start" fo:margin-left="0cm"/>
      <style:text-properties style:font-name="Helvetica1"/>
    </style:style>
    <style:style style:name="ce114" style:family="table-cell" style:parent-style-name="Default" style:data-style-name="N5100">
      <style:table-cell-properties style:text-align-source="fix" style:repeat-content="false" fo:background-color="transparent" fo:wrap-option="wrap" fo:border="0.018cm solid #000000" style:vertical-align="automatic"/>
      <style:paragraph-properties fo:text-align="center" fo:margin-left="0cm"/>
      <style:text-properties style:font-name="Helvetica1"/>
    </style:style>
    <style:style style:name="ce115" style:family="table-cell" style:parent-style-name="Default" style:data-style-name="N100">
      <style:table-cell-properties style:text-align-source="fix" style:repeat-content="false" fo:background-color="transparent" fo:wrap-option="wrap" fo:border="none" style:vertical-align="automatic"/>
      <style:paragraph-properties fo:text-align="center"/>
      <style:text-properties style:font-name="Helvetica1"/>
    </style:style>
    <style:style style:name="ce116" style:family="table-cell" style:parent-style-name="Default" style:data-style-name="N100">
      <style:table-cell-properties style:vertical-align="top"/>
    </style:style>
    <style:style style:name="ce117" style:family="table-cell" style:parent-style-name="Default">
      <style:table-cell-properties style:vertical-align="top"/>
    </style:style>
    <style:style style:name="ce118" style:family="table-cell" style:parent-style-name="Default" style:data-style-name="N100">
      <style:table-cell-properties fo:background-color="#cccccc" style:text-align-source="fix" style:repeat-content="false" fo:border="0.018cm solid #000000"/>
      <style:paragraph-properties fo:text-align="center" fo:margin-left="0cm"/>
      <style:text-properties style:font-name="Helvetica1" fo:font-size="11pt" fo:font-weight="bold"/>
    </style:style>
    <style:style style:name="ce119" style:family="table-cell" style:parent-style-name="Default">
      <style:table-cell-properties fo:background-color="#ccffff" fo:border="0.018cm solid #000000"/>
      <style:text-properties style:font-name="Helvetica1"/>
    </style:style>
    <style:style style:name="ce120" style:family="table-cell" style:parent-style-name="Default">
      <style:text-properties style:font-name="Helvetica1"/>
    </style:style>
    <style:style style:name="ce121" style:family="table-cell" style:parent-style-name="Default" style:data-style-name="N100">
      <style:table-cell-properties fo:background-color="#ccffff" fo:border="0.018cm solid #000000"/>
      <style:text-properties style:font-name="Helvetica1"/>
    </style:style>
    <style:style style:name="ce122" style:family="table-cell" style:parent-style-name="Default" style:data-style-name="N100">
      <style:table-cell-properties fo:border-bottom="none" fo:background-color="#e6e6e6" style:text-align-source="fix" style:repeat-content="false" fo:border-left="0.018cm solid #000000" fo:border-right="0.018cm solid #000000" fo:border-top="0.018cm solid #000000"/>
      <style:paragraph-properties fo:text-align="center" fo:margin-left="0cm"/>
      <style:text-properties fo:color="#000080" style:font-name="Helvetica" fo:font-style="italic" fo:font-weight="bold" style:font-style-asian="italic" style:font-weight-asian="bold" style:font-style-complex="italic" style:font-weight-complex="bold"/>
    </style:style>
    <style:style style:name="ce123" style:family="table-cell" style:parent-style-name="Default" style:data-style-name="N100">
      <style:table-cell-properties fo:border-bottom="none" fo:background-color="#e6e6e6" style:text-align-source="fix" style:repeat-content="false" fo:border-left="0.018cm solid #000000" fo:border-right="0.018cm solid #000000" fo:border-top="none"/>
      <style:paragraph-properties fo:text-align="center" fo:margin-left="0cm"/>
      <style:text-properties fo:color="#000080" style:font-name="Helvetica" fo:font-style="italic" fo:font-weight="bold" style:font-style-asian="italic" style:font-weight-asian="bold" style:font-style-complex="italic" style:font-weight-complex="bold"/>
    </style:style>
    <style:style style:name="ce124" style:family="table-cell" style:parent-style-name="Default" style:data-style-name="N100">
      <style:table-cell-properties fo:border-bottom="0.018cm solid #000000" fo:background-color="#e6e6e6" style:text-align-source="fix" style:repeat-content="false" fo:border-left="0.018cm solid #000000" fo:border-right="0.018cm solid #000000" fo:border-top="none"/>
      <style:paragraph-properties fo:text-align="center" fo:margin-left="0cm"/>
      <style:text-properties fo:color="#000080" style:font-name="Helvetica" fo:font-style="italic" fo:font-weight="bold" style:font-style-asian="italic" style:font-weight-asian="bold" style:font-style-complex="italic" style:font-weight-complex="bold"/>
    </style:style>
    <style:style style:name="ce125" style:family="table-cell" style:parent-style-name="Default">
      <style:table-cell-properties fo:border="0.018cm solid #000000"/>
      <style:text-properties style:font-name="Helvetica1"/>
    </style:style>
    <style:style style:name="ce126" style:family="table-cell" style:parent-style-name="Default" style:data-style-name="N2">
      <style:table-cell-properties fo:border="0.018cm solid #000000"/>
      <style:text-properties style:font-name="Helvetica1"/>
    </style:style>
    <style:style style:name="ce127" style:family="table-cell" style:parent-style-name="Default" style:data-style-name="N100">
      <style:table-cell-properties fo:border="0.018cm solid #000000"/>
      <style:text-properties style:font-name="Helvetica1"/>
    </style:style>
    <style:style style:name="ce128" style:family="table-cell" style:parent-style-name="Default">
      <style:table-cell-properties fo:border-bottom="none" fo:background-color="#e6e6e6" style:text-align-source="fix" style:repeat-content="false" fo:border-left="none" fo:border-right="none" fo:border-top="0.018cm solid #000000"/>
      <style:paragraph-properties fo:text-align="center" fo:margin-left="0cm"/>
      <style:text-properties fo:color="#000080" style:font-name="Helvetica" fo:font-style="italic" fo:font-weight="bold" style:font-style-asian="italic" style:font-weight-asian="bold" style:font-style-complex="italic" style:font-weight-complex="bold"/>
    </style:style>
    <style:style style:name="ce129" style:family="table-cell" style:parent-style-name="Default">
      <style:table-cell-properties fo:background-color="#e6e6e6" style:text-align-source="fix" style:repeat-content="false"/>
      <style:paragraph-properties fo:text-align="center" fo:margin-left="0cm"/>
      <style:text-properties fo:color="#000080" style:font-name="Helvetica" fo:font-style="italic" fo:font-weight="bold" style:font-style-asian="italic" style:font-weight-asian="bold" style:font-style-complex="italic" style:font-weight-complex="bold"/>
    </style:style>
    <style:style style:name="ce130" style:family="table-cell" style:parent-style-name="Default">
      <style:table-cell-properties fo:border-bottom="0.018cm solid #000000" fo:background-color="#e6e6e6" style:text-align-source="fix" style:repeat-content="false" fo:border-left="none" fo:border-right="none" fo:border-top="none"/>
      <style:paragraph-properties fo:text-align="center" fo:margin-left="0cm"/>
      <style:text-properties fo:color="#000080" style:font-name="Helvetica" fo:font-style="italic" fo:font-weight="bold" style:font-style-asian="italic" style:font-weight-asian="bold" style:font-style-complex="italic" style:font-weight-complex="bold"/>
    </style:style>
    <style:style style:name="ce131" style:family="table-cell" style:parent-style-name="Default">
      <style:table-cell-properties fo:border-bottom="none" fo:background-color="#e6e6e6" style:text-align-source="fix" style:repeat-content="false" fo:border-left="none" fo:border-right="0.018cm solid #000000" fo:border-top="0.018cm solid #000000"/>
      <style:paragraph-properties fo:text-align="center" fo:margin-left="0cm"/>
      <style:text-properties fo:color="#000080" style:font-name="Helvetica" fo:font-style="italic" fo:font-weight="bold" style:font-style-asian="italic" style:font-weight-asian="bold" style:font-style-complex="italic" style:font-weight-complex="bold"/>
    </style:style>
    <style:style style:name="ce132" style:family="table-cell" style:parent-style-name="Default">
      <style:table-cell-properties fo:border-bottom="none" fo:background-color="#e6e6e6" style:text-align-source="fix" style:repeat-content="false" fo:border-left="none" fo:border-right="0.018cm solid #000000" fo:border-top="none"/>
      <style:paragraph-properties fo:text-align="center" fo:margin-left="0cm"/>
      <style:text-properties fo:color="#000080" style:font-name="Helvetica" fo:font-style="italic" fo:font-weight="bold" style:font-style-asian="italic" style:font-weight-asian="bold" style:font-style-complex="italic" style:font-weight-complex="bold"/>
    </style:style>
    <style:style style:name="ce133" style:family="table-cell" style:parent-style-name="Default">
      <style:table-cell-properties fo:border-bottom="0.018cm solid #000000" fo:background-color="#e6e6e6" style:text-align-source="fix" style:repeat-content="false" fo:border-left="none" fo:border-right="0.018cm solid #000000" fo:border-top="none"/>
      <style:paragraph-properties fo:text-align="center" fo:margin-left="0cm"/>
      <style:text-properties fo:color="#000080" style:font-name="Helvetica" fo:font-style="italic" fo:font-weight="bold" style:font-style-asian="italic" style:font-weight-asian="bold" style:font-style-complex="italic" style:font-weight-complex="bold"/>
    </style:style>
    <style:style style:name="gr1" style:family="graphic">
      <style:graphic-properties draw:ole-draw-aspect="1"/>
    </style:style>
    <style:style style:name="gr2" style:family="graphic">
      <style:graphic-properties draw:stroke="solid" svg:stroke-width="0.02cm" svg:stroke-color="#000000" draw:marker-start-width="0.23cm" draw:marker-end-width="0.23cm" draw:stroke-linejoin="none" draw:fill="solid" draw:fill-color="#e6e6e6" draw:auto-grow-height="false" fo:min-height="12.47cm" fo:padding-top="0.21cm" fo:padding-bottom="0.21cm" fo:padding-left="0.21cm" fo:padding-right="0.21cm" draw:shadow="hidden"/>
    </style:style>
    <style:style style:name="gr3" style:family="graphic">
      <style:graphic-properties draw:stroke="none" svg:stroke-color="#000000" draw:fill="none" draw:fill-color="#ffffff" draw:textarea-horizontal-align="left" draw:textarea-vertical-align="middle" fo:min-height="2.156cm"/>
    </style:style>
    <style:style style:name="gr4" style:family="graphic">
      <style:graphic-properties draw:stroke="solid" svg:stroke-width="0.02cm" svg:stroke-color="#000000" draw:marker-start-width="0.23cm" draw:marker-end-width="0.23cm" draw:stroke-linejoin="none" draw:fill="solid" draw:fill-color="#e6e6e6" draw:auto-grow-height="false" fo:min-height="12.452cm" fo:padding-top="0.21cm" fo:padding-bottom="0.21cm" fo:padding-left="0.21cm" fo:padding-right="0.21cm" draw:shadow="hidden"/>
    </style:style>
    <style:style style:name="gr5" style:family="graphic">
      <style:graphic-properties draw:stroke="none" svg:stroke-color="#000000" draw:fill="none" draw:fill-color="#ffffff" draw:textarea-horizontal-align="left" draw:textarea-vertical-align="middle" fo:min-height="2.16cm"/>
    </style:style>
    <style:style style:name="gr6" style:family="graphic">
      <style:graphic-properties draw:stroke="solid" svg:stroke-width="0.02cm" svg:stroke-color="#000000" draw:marker-start-width="0.23cm" draw:marker-end-width="0.23cm" draw:stroke-linejoin="none" draw:fill="solid" draw:fill-color="#e6e6e6" draw:auto-grow-height="false" fo:min-height="3.82cm" fo:padding-top="0.21cm" fo:padding-bottom="0.21cm" fo:padding-left="0.21cm" fo:padding-right="0.21cm" draw:shadow="hidden"/>
    </style:style>
    <style:style style:name="gr7" style:family="graphic">
      <style:graphic-properties draw:stroke="solid" svg:stroke-width="0.02cm" svg:stroke-color="#000000" draw:marker-start-width="0.23cm" draw:marker-end-width="0.23cm" draw:stroke-linejoin="none" draw:fill="solid" draw:fill-color="#e6e6e6" draw:auto-grow-height="false" fo:min-height="1.742cm" fo:padding-top="0.21cm" fo:padding-bottom="0.21cm" fo:padding-left="0.21cm" fo:padding-right="0.21cm" draw:shadow="hidden"/>
    </style:style>
    <style:style style:name="P1" style:family="paragraph">
      <style:paragraph-properties fo:line-height="100%" fo:text-align="justify" style:text-autospace="none" style:line-break="normal" style:writing-mode="page"/>
      <style:text-properties fo:hyphenate="false"/>
    </style:style>
    <style:style style:name="P2" style:family="paragraph">
      <style:paragraph-properties fo:line-height="100%" fo:text-align="justify" style:text-autospace="none" style:line-break="normal" style:writing-mode="page"/>
      <style:text-properties style:text-outline="false" style:text-line-through-style="none" style:font-name="Helvetica1" fo:font-size="10pt" fo:language="en" fo:country="GB" fo:font-style="normal" fo:text-shadow="none" style:text-underline-style="none" fo:font-weight="normal" style:text-und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fo:hyphenate="false"/>
    </style:style>
    <style:style style:name="P3" style:family="paragraph">
      <style:text-properties style:font-name="Helvetica1" fo:font-size="10pt"/>
    </style:style>
    <style:style style:name="T1" style:family="text">
      <style:text-properties style:text-outline="false" style:text-line-through-style="none" style:font-name="Helvetica1" fo:font-size="10pt" fo:language="en" fo:country="GB" fo:font-style="normal" fo:text-shadow="none" style:text-underline-style="none" fo:font-weight="bold" style:text-und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T2" style:family="text">
      <style:text-properties style:text-outline="false" style:text-line-through-style="none" style:font-name="Helvetica1" fo:font-size="10pt" fo:language="en" fo:country="GB" fo:font-style="normal" fo:text-shadow="none" style:text-underline-style="none" fo:font-weight="normal" style:text-und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T3" style:family="text">
      <style:text-properties fo:color="#800000" style:text-outline="false" style:text-line-through-style="none" style:font-name="Helvetica1" fo:font-size="10pt" fo:language="en" fo:country="GB" fo:font-style="normal" fo:text-shadow="none" style:text-underline-style="none" fo:font-weight="normal" style:text-und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T4" style:family="text">
      <style:text-properties style:font-name="Helvetica1" fo:font-size="10pt"/>
    </style:style>
    <style:style style:name="T5" style:family="text">
      <style:text-properties fo:color="#800000" style:text-outline="false" style:text-line-through-style="none" style:font-name="Helvetica1" fo:font-size="10pt" fo:language="en" fo:country="GB" fo:font-style="normal" fo:text-shadow="none" style:text-underline-style="none" fo:font-weight="bold" style:text-und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T6" style:family="text">
      <style:text-properties fo:color="#800000" style:text-outline="false" style:text-line-through-style="none" style:font-name="Helvetica1" fo:font-size="10pt" fo:language="en" fo:country="GB" fo:font-style="italic" fo:text-shadow="none" style:text-underline-style="none" fo:font-weight="normal" style:text-und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office:automatic-styles>
  <office:body>
    <office:spreadsheet>
      <table:table table:name="GlidingFlights" table:style-name="ta1" table:protected="true" table:print-ranges="GlidingFlights.A1:GlidingFlights.N65536">
        <office:forms form:automatic-focus="false" form:apply-design-mode="false"/>
        <table:table-column table:style-name="co1" table:default-cell-style-name="ce5"/>
        <table:table-column table:style-name="co2" table:default-cell-style-name="ce13"/>
        <table:table-column table:style-name="co2" table:default-cell-style-name="ce5"/>
        <table:table-column table:style-name="co3" table:number-columns-repeated="2" table:default-cell-style-name="ce5"/>
        <table:table-column table:style-name="co2" table:number-columns-repeated="2" table:default-cell-style-name="ce5"/>
        <table:table-column table:style-name="co4" table:default-cell-style-name="ce20"/>
        <table:table-column table:style-name="co1" table:number-columns-repeated="3" table:default-cell-style-name="ce5"/>
        <table:table-column table:style-name="co5" table:default-cell-style-name="ce5"/>
        <table:table-column table:style-name="co6" table:default-cell-style-name="ce24"/>
        <table:table-column table:style-name="co7" table:default-cell-style-name="ce5"/>
        <table:table-column table:style-name="co8" table:number-columns-repeated="1010" table:default-cell-style-name="Default"/>
        <table:table-header-rows>
          <table:table-row table:style-name="ro1">
            <table:table-cell table:style-name="ce1" office:value-type="string">
              <text:p>No. of Flight</text:p>
            </table:table-cell>
            <table:table-cell table:style-name="ce6" office:value-type="string">
              <text:p>Date</text:p>
            </table:table-cell>
            <table:table-cell table:style-name="ce14" office:value-type="string">
              <text:p>Glider Type</text:p>
            </table:table-cell>
            <table:table-cell table:style-name="ce14" office:value-type="string">
              <text:p>Glider Reg</text:p>
            </table:table-cell>
            <table:table-cell table:style-name="ce14" office:value-type="string">
              <text:p>Type of Launch</text:p>
            </table:table-cell>
            <table:table-cell table:style-name="ce14" office:value-type="string">
              <text:p>Place of Launch</text:p>
            </table:table-cell>
            <table:table-cell table:style-name="ce14" office:value-type="string">
              <text:p>Place of Landing</text:p>
            </table:table-cell>
            <table:table-cell table:style-name="ce19" office:value-type="string">
              <text:p>PIC Name</text:p>
            </table:table-cell>
            <table:table-cell table:style-name="ce14" office:value-type="string">
              <text:p>Crew Cap</text:p>
            </table:table-cell>
            <table:table-cell table:style-name="ce14" office:value-type="string">
              <text:p>Time (hrs)</text:p>
            </table:table-cell>
            <table:table-cell table:style-name="ce14" office:value-type="string">
              <text:p>Time (mins)</text:p>
            </table:table-cell>
            <table:table-cell table:style-name="ce14" office:value-type="string">
              <text:p>Dist (kms)</text:p>
            </table:table-cell>
            <table:table-cell table:style-name="ce14" office:value-type="string">
              <text:p>IGC File</text:p>
            </table:table-cell>
            <table:table-cell table:style-name="ce14" office:value-type="string">
              <text:p>Details of Flight</text:p>
            </table:table-cell>
            <table:table-cell table:style-name="ce27" table:number-columns-repeated="243"/>
            <table:table-cell table:style-name="ce30" table:number-columns-repeated="767"/>
          </table:table-row>
          <table:table-row table:style-name="ro2">
            <table:table-cell table:style-name="ce2" office:value-type="string">
              <text:p>Total</text:p>
            </table:table-cell>
            <table:table-cell table:style-name="ce7"/>
            <table:table-cell table:style-name="ce15" table:number-columns-repeated="7"/>
            <table:table-cell table:style-name="ce2" table:formula="of:=SUM([.$J$3:.$J$3002])+FLOOR(SUM([.$K$3:.$K$3002])/60;1)" office:value-type="float" office:value="5">
              <text:p>5</text:p>
            </table:table-cell>
            <table:table-cell table:style-name="ce2" table:formula="of:=MOD(SUM([.$K$3:.$K$3002]);60)" office:value-type="float" office:value="30">
              <text:p>30</text:p>
            </table:table-cell>
            <table:table-cell table:style-name="ce21" table:formula="of:=SUM([.$L$3:.$L$3002])" office:value-type="float" office:value="750">
              <text:p>750</text:p>
            </table:table-cell>
            <table:table-cell table:style-name="ce22"/>
            <table:table-cell table:style-name="ce15"/>
            <table:table-cell table:style-name="ce28" table:number-columns-repeated="243"/>
            <table:table-cell table:number-columns-repeated="767"/>
          </table:table-row>
        </table:table-header-rows>
        <table:table-row table:style-name="ro2">
          <table:table-cell table:style-name="ce3" office:value-type="float" office:value="1">
            <text:p>1</text:p>
          </table:table-cell>
          <table:table-cell table:style-name="ce8" office:value-type="date" office:date-value="2009-01-01">
            <text:p>01 Jan 09</text:p>
          </table:table-cell>
          <table:table-cell table:style-name="ce16" office:value-type="string">
            <text:p>Antares</text:p>
          </table:table-cell>
          <table:table-cell table:style-name="ce16" office:value-type="string">
            <text:p>123</text:p>
          </table:table-cell>
          <table:table-cell table:style-name="ce16" office:value-type="string">
            <text:p>W</text:p>
          </table:table-cell>
          <table:table-cell table:number-columns-repeated="2" table:style-name="ce16" office:value-type="string">
            <text:p>Lasham</text:p>
          </table:table-cell>
          <table:table-cell table:style-name="ce17" office:value-type="string">
            <text:p>An Other</text:p>
          </table:table-cell>
          <table:table-cell table:style-name="ce16" office:value-type="string">
            <text:p>P1</text:p>
          </table:table-cell>
          <table:table-cell table:style-name="ce3" office:value-type="float" office:value="5">
            <text:p>5</text:p>
          </table:table-cell>
          <table:table-cell table:style-name="ce3" office:value-type="float" office:value="30">
            <text:p>30</text:p>
          </table:table-cell>
          <table:table-cell table:style-name="ce3" office:value-type="float" office:value="750">
            <text:p>750</text:p>
          </table:table-cell>
          <table:table-cell table:style-name="ce16" office:value-type="string">
            <text:p>911XXXX1.IGC</text:p>
          </table:table-cell>
          <table:table-cell table:style-name="ce16" office:value-type="string">
            <text:p>First XC of the year.</text:p>
          </table:table-cell>
          <table:table-cell table:style-name="ce28" table:number-columns-repeated="243"/>
          <table:table-cell table:number-columns-repeated="767"/>
        </table:table-row>
        <table:table-row table:style-name="ro2">
          <table:table-cell table:style-name="ce3" office:value-type="float" office:value="2">
            <text:p>2</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3">
            <text:p>3</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4">
            <text:p>4</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5">
            <text:p>5</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6">
            <text:p>6</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7">
            <text:p>7</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8">
            <text:p>8</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9">
            <text:p>9</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10">
            <text:p>10</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11">
            <text:p>11</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12">
            <text:p>12</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13">
            <text:p>13</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14">
            <text:p>14</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15">
            <text:p>15</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16">
            <text:p>16</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17">
            <text:p>17</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18">
            <text:p>18</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19">
            <text:p>19</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20">
            <text:p>20</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21">
            <text:p>21</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22">
            <text:p>22</text:p>
          </table:table-cell>
          <table:table-cell table:style-name="ce8"/>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23">
            <text:p>23</text:p>
          </table:table-cell>
          <table:table-cell table:style-name="ce8"/>
          <table:table-cell table:style-name="ce16" table:number-columns-repeated="5"/>
          <table:table-cell table:style-name="ce17"/>
          <table:table-cell table:style-name="ce16"/>
          <table:table-cell table:style-name="ce3" table:number-columns-repeated="3"/>
          <table:table-cell table:style-name="ce16"/>
          <table:table-cell table:style-name="ce25"/>
          <table:table-cell table:style-name="ce28" table:number-columns-repeated="243"/>
          <table:table-cell table:number-columns-repeated="767"/>
        </table:table-row>
        <table:table-row table:style-name="ro2">
          <table:table-cell table:style-name="ce3" office:value-type="float" office:value="24">
            <text:p>24</text:p>
          </table:table-cell>
          <table:table-cell table:style-name="ce8"/>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25">
            <text:p>25</text:p>
          </table:table-cell>
          <table:table-cell table:style-name="ce8"/>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26">
            <text:p>26</text:p>
          </table:table-cell>
          <table:table-cell table:style-name="ce8"/>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27">
            <text:p>27</text:p>
          </table:table-cell>
          <table:table-cell table:style-name="ce8"/>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28">
            <text:p>28</text:p>
          </table:table-cell>
          <table:table-cell table:style-name="ce8"/>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29">
            <text:p>29</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30">
            <text:p>30</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1">
            <text:p>31</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2">
            <text:p>32</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3">
            <text:p>33</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4">
            <text:p>34</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5">
            <text:p>3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6">
            <text:p>36</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7">
            <text:p>37</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8">
            <text:p>38</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9">
            <text:p>39</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0">
            <text:p>40</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1">
            <text:p>41</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2">
            <text:p>42</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3">
            <text:p>43</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4">
            <text:p>44</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5">
            <text:p>45</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6">
            <text:p>46</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7">
            <text:p>47</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8">
            <text:p>48</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9">
            <text:p>49</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50">
            <text:p>5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51">
            <text:p>51</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52">
            <text:p>52</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53">
            <text:p>5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54">
            <text:p>5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55">
            <text:p>5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56">
            <text:p>5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57">
            <text:p>5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58">
            <text:p>5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59">
            <text:p>5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60">
            <text:p>6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61">
            <text:p>6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62">
            <text:p>62</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63">
            <text:p>63</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64">
            <text:p>64</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65">
            <text:p>65</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66">
            <text:p>66</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67">
            <text:p>67</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68">
            <text:p>6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69">
            <text:p>69</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70">
            <text:p>70</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71">
            <text:p>71</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72">
            <text:p>72</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73">
            <text:p>73</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74">
            <text:p>7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75">
            <text:p>75</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76">
            <text:p>76</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77">
            <text:p>77</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78">
            <text:p>78</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79">
            <text:p>79</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80">
            <text:p>80</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81">
            <text:p>81</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82">
            <text:p>82</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83">
            <text:p>83</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84">
            <text:p>84</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85">
            <text:p>85</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86">
            <text:p>86</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87">
            <text:p>87</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88">
            <text:p>8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89">
            <text:p>89</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90">
            <text:p>9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91">
            <text:p>91</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92">
            <text:p>9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93">
            <text:p>9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94">
            <text:p>9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95">
            <text:p>95</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96">
            <text:p>9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97">
            <text:p>97</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98">
            <text:p>98</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99">
            <text:p>9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00">
            <text:p>100</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01">
            <text:p>101</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02">
            <text:p>102</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03">
            <text:p>10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04">
            <text:p>10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05">
            <text:p>105</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06">
            <text:p>106</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07">
            <text:p>107</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08">
            <text:p>10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09">
            <text:p>10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10">
            <text:p>110</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111">
            <text:p>111</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112">
            <text:p>11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13">
            <text:p>11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14">
            <text:p>11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15">
            <text:p>11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16">
            <text:p>11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17">
            <text:p>11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18">
            <text:p>11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19">
            <text:p>11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20">
            <text:p>12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21">
            <text:p>12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22">
            <text:p>12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23">
            <text:p>12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24">
            <text:p>12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25">
            <text:p>12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26">
            <text:p>12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27">
            <text:p>12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28">
            <text:p>12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29">
            <text:p>12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30">
            <text:p>13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31">
            <text:p>13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32">
            <text:p>13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33">
            <text:p>13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34">
            <text:p>13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35">
            <text:p>13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36">
            <text:p>13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37">
            <text:p>13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38">
            <text:p>13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39">
            <text:p>13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40">
            <text:p>14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41">
            <text:p>14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42">
            <text:p>14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43">
            <text:p>14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44">
            <text:p>14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45">
            <text:p>14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46">
            <text:p>146</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147">
            <text:p>14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48">
            <text:p>14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49">
            <text:p>14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50">
            <text:p>15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51">
            <text:p>15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52">
            <text:p>15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53">
            <text:p>15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54">
            <text:p>15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55">
            <text:p>15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56">
            <text:p>15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57">
            <text:p>15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58">
            <text:p>15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59">
            <text:p>15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60">
            <text:p>16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61">
            <text:p>16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62">
            <text:p>162</text:p>
          </table:table-cell>
          <table:table-cell table:style-name="ce10"/>
          <table:table-cell table:style-name="ce17" table:number-columns-repeated="7"/>
          <table:table-cell table:style-name="ce4" table:number-columns-repeated="3"/>
          <table:table-cell table:style-name="ce18"/>
          <table:table-cell table:style-name="ce17"/>
          <table:table-cell table:style-name="ce28" table:number-columns-repeated="243"/>
          <table:table-cell table:number-columns-repeated="767"/>
        </table:table-row>
        <table:table-row table:style-name="ro2">
          <table:table-cell table:style-name="ce3" office:value-type="float" office:value="163">
            <text:p>163</text:p>
          </table:table-cell>
          <table:table-cell table:style-name="ce10"/>
          <table:table-cell table:style-name="ce17" table:number-columns-repeated="7"/>
          <table:table-cell table:style-name="ce4" table:number-columns-repeated="3"/>
          <table:table-cell table:style-name="ce18"/>
          <table:table-cell table:style-name="ce17"/>
          <table:table-cell table:style-name="ce28" table:number-columns-repeated="243"/>
          <table:table-cell table:number-columns-repeated="767"/>
        </table:table-row>
        <table:table-row table:style-name="ro2">
          <table:table-cell table:style-name="ce3" office:value-type="float" office:value="164">
            <text:p>164</text:p>
          </table:table-cell>
          <table:table-cell table:style-name="ce10"/>
          <table:table-cell table:style-name="ce17" table:number-columns-repeated="7"/>
          <table:table-cell table:style-name="ce4" table:number-columns-repeated="3"/>
          <table:table-cell table:style-name="ce18"/>
          <table:table-cell table:style-name="ce17"/>
          <table:table-cell table:style-name="ce28" table:number-columns-repeated="243"/>
          <table:table-cell table:number-columns-repeated="767"/>
        </table:table-row>
        <table:table-row table:style-name="ro2">
          <table:table-cell table:style-name="ce3" office:value-type="float" office:value="165">
            <text:p>165</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66">
            <text:p>16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67">
            <text:p>16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68">
            <text:p>16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69">
            <text:p>169</text:p>
          </table:table-cell>
          <table:table-cell table:style-name="ce11"/>
          <table:table-cell table:style-name="ce17" table:number-columns-repeated="7"/>
          <table:table-cell table:style-name="ce4" table:number-columns-repeated="3"/>
          <table:table-cell table:style-name="ce18"/>
          <table:table-cell table:style-name="ce17"/>
          <table:table-cell table:style-name="ce28" table:number-columns-repeated="243"/>
          <table:table-cell table:number-columns-repeated="767"/>
        </table:table-row>
        <table:table-row table:style-name="ro2">
          <table:table-cell table:style-name="ce3" office:value-type="float" office:value="170">
            <text:p>170</text:p>
          </table:table-cell>
          <table:table-cell table:style-name="ce11"/>
          <table:table-cell table:style-name="ce17" table:number-columns-repeated="7"/>
          <table:table-cell table:style-name="ce4" table:number-columns-repeated="3"/>
          <table:table-cell table:style-name="ce18"/>
          <table:table-cell table:style-name="ce17"/>
          <table:table-cell table:style-name="ce28" table:number-columns-repeated="243"/>
          <table:table-cell table:number-columns-repeated="767"/>
        </table:table-row>
        <table:table-row table:style-name="ro2">
          <table:table-cell table:style-name="ce3" office:value-type="float" office:value="171">
            <text:p>171</text:p>
          </table:table-cell>
          <table:table-cell table:style-name="ce11"/>
          <table:table-cell table:style-name="ce17" table:number-columns-repeated="7"/>
          <table:table-cell table:style-name="ce4" table:number-columns-repeated="3"/>
          <table:table-cell table:style-name="ce18"/>
          <table:table-cell table:style-name="ce17"/>
          <table:table-cell table:style-name="ce28" table:number-columns-repeated="243"/>
          <table:table-cell table:number-columns-repeated="767"/>
        </table:table-row>
        <table:table-row table:style-name="ro2">
          <table:table-cell table:style-name="ce3" office:value-type="float" office:value="172">
            <text:p>17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73">
            <text:p>173</text:p>
          </table:table-cell>
          <table:table-cell table:style-name="ce12"/>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74">
            <text:p>174</text:p>
          </table:table-cell>
          <table:table-cell table:style-name="ce10"/>
          <table:table-cell table:style-name="ce18"/>
          <table:table-cell table:style-name="ce17" table:number-columns-repeated="6"/>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75">
            <text:p>17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76">
            <text:p>176</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177">
            <text:p>17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78">
            <text:p>17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79">
            <text:p>17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80">
            <text:p>180</text:p>
          </table:table-cell>
          <table:table-cell table:style-name="ce11"/>
          <table:table-cell table:style-name="ce17" table:number-columns-repeated="7"/>
          <table:table-cell table:style-name="ce4" table:number-columns-repeated="3"/>
          <table:table-cell table:style-name="ce18"/>
          <table:table-cell table:style-name="ce17"/>
          <table:table-cell table:style-name="ce28" table:number-columns-repeated="243"/>
          <table:table-cell table:number-columns-repeated="767"/>
        </table:table-row>
        <table:table-row table:style-name="ro2">
          <table:table-cell table:style-name="ce3" office:value-type="float" office:value="181">
            <text:p>18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82">
            <text:p>18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83">
            <text:p>18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84">
            <text:p>184</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85">
            <text:p>185</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86">
            <text:p>18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87">
            <text:p>18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88">
            <text:p>18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89">
            <text:p>18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90">
            <text:p>19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91">
            <text:p>19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92">
            <text:p>19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93">
            <text:p>193</text:p>
          </table:table-cell>
          <table:table-cell table:style-name="ce11"/>
          <table:table-cell table:style-name="ce17" table:number-columns-repeated="7"/>
          <table:table-cell table:style-name="ce4" table:number-columns-repeated="3"/>
          <table:table-cell table:style-name="ce18"/>
          <table:table-cell table:style-name="ce17"/>
          <table:table-cell table:style-name="ce28" table:number-columns-repeated="243"/>
          <table:table-cell table:number-columns-repeated="767"/>
        </table:table-row>
        <table:table-row table:style-name="ro2">
          <table:table-cell table:style-name="ce3" office:value-type="float" office:value="194">
            <text:p>194</text:p>
          </table:table-cell>
          <table:table-cell table:style-name="ce11"/>
          <table:table-cell table:style-name="ce17" table:number-columns-repeated="7"/>
          <table:table-cell table:style-name="ce4" table:number-columns-repeated="3"/>
          <table:table-cell table:style-name="ce18"/>
          <table:table-cell table:style-name="ce17"/>
          <table:table-cell table:style-name="ce28" table:number-columns-repeated="243"/>
          <table:table-cell table:number-columns-repeated="767"/>
        </table:table-row>
        <table:table-row table:style-name="ro2">
          <table:table-cell table:style-name="ce3" office:value-type="float" office:value="195">
            <text:p>19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96">
            <text:p>196</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197">
            <text:p>19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98">
            <text:p>19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99">
            <text:p>19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00">
            <text:p>20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01">
            <text:p>20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02">
            <text:p>20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03">
            <text:p>20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04">
            <text:p>204</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05">
            <text:p>205</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06">
            <text:p>206</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07">
            <text:p>207</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08">
            <text:p>208</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09">
            <text:p>20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10">
            <text:p>21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11">
            <text:p>21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12">
            <text:p>21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13">
            <text:p>21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14">
            <text:p>21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15">
            <text:p>21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16">
            <text:p>21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17">
            <text:p>21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18">
            <text:p>21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19">
            <text:p>21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20">
            <text:p>22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21">
            <text:p>22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22">
            <text:p>22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23">
            <text:p>22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24">
            <text:p>22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25">
            <text:p>22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26">
            <text:p>22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27">
            <text:p>22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28">
            <text:p>22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29">
            <text:p>22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30">
            <text:p>23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31">
            <text:p>23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32">
            <text:p>23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33">
            <text:p>23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34">
            <text:p>23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35">
            <text:p>23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36">
            <text:p>23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37">
            <text:p>23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38">
            <text:p>23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39">
            <text:p>23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40">
            <text:p>24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41">
            <text:p>24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42">
            <text:p>242</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243">
            <text:p>24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44">
            <text:p>24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45">
            <text:p>24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46">
            <text:p>24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47">
            <text:p>24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48">
            <text:p>24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49">
            <text:p>24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50">
            <text:p>25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51">
            <text:p>25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52">
            <text:p>25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53">
            <text:p>253</text:p>
          </table:table-cell>
          <table:table-cell table:style-name="ce11"/>
          <table:table-cell table:style-name="ce17" table:number-columns-repeated="7"/>
          <table:table-cell table:style-name="ce4" table:number-columns-repeated="3"/>
          <table:table-cell table:style-name="ce17" table:number-columns-repeated="2"/>
          <table:table-cell table:style-name="ce29" table:number-columns-repeated="243"/>
          <table:table-cell table:number-columns-repeated="767"/>
        </table:table-row>
        <table:table-row table:style-name="ro2">
          <table:table-cell table:style-name="ce3" office:value-type="float" office:value="254">
            <text:p>25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55">
            <text:p>25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56">
            <text:p>25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57">
            <text:p>25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58">
            <text:p>25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59">
            <text:p>25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60">
            <text:p>26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61">
            <text:p>26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62">
            <text:p>26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63">
            <text:p>26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64">
            <text:p>26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65">
            <text:p>26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66">
            <text:p>26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67">
            <text:p>26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68">
            <text:p>26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69">
            <text:p>26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70">
            <text:p>27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71">
            <text:p>27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72">
            <text:p>27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73">
            <text:p>27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74">
            <text:p>27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75">
            <text:p>27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76">
            <text:p>27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77">
            <text:p>27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78">
            <text:p>278</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279">
            <text:p>279</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280">
            <text:p>28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81">
            <text:p>28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82">
            <text:p>28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83">
            <text:p>28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84">
            <text:p>28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85">
            <text:p>28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86">
            <text:p>28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87">
            <text:p>28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88">
            <text:p>28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89">
            <text:p>28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90">
            <text:p>29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91">
            <text:p>29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92">
            <text:p>29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93">
            <text:p>29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94">
            <text:p>29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95">
            <text:p>29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96">
            <text:p>29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97">
            <text:p>29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98">
            <text:p>29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99">
            <text:p>29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00">
            <text:p>300</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01">
            <text:p>30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02">
            <text:p>30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03">
            <text:p>30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04">
            <text:p>30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05">
            <text:p>30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06">
            <text:p>30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07">
            <text:p>30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08">
            <text:p>308</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309">
            <text:p>309</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310">
            <text:p>310</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311">
            <text:p>31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12">
            <text:p>31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13">
            <text:p>31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14">
            <text:p>31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15">
            <text:p>31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16">
            <text:p>31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17">
            <text:p>31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18">
            <text:p>31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19">
            <text:p>319</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320">
            <text:p>32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21">
            <text:p>32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22">
            <text:p>32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23">
            <text:p>32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24">
            <text:p>32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25">
            <text:p>32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26">
            <text:p>32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27">
            <text:p>32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28">
            <text:p>32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29">
            <text:p>32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30">
            <text:p>33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31">
            <text:p>33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32">
            <text:p>33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33">
            <text:p>33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34">
            <text:p>33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35">
            <text:p>33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36">
            <text:p>33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37">
            <text:p>33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38">
            <text:p>33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39">
            <text:p>33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40">
            <text:p>340</text:p>
          </table:table-cell>
          <table:table-cell table:style-name="ce11"/>
          <table:table-cell table:style-name="ce17" table:number-columns-repeated="7"/>
          <table:table-cell table:style-name="ce4" table:number-columns-repeated="3"/>
          <table:table-cell table:style-name="ce17"/>
          <table:table-cell table:style-name="ce26"/>
          <table:table-cell table:style-name="ce28" table:number-columns-repeated="243"/>
          <table:table-cell table:number-columns-repeated="767"/>
        </table:table-row>
        <table:table-row table:style-name="ro2">
          <table:table-cell table:style-name="ce3" office:value-type="float" office:value="341">
            <text:p>341</text:p>
          </table:table-cell>
          <table:table-cell table:style-name="ce11"/>
          <table:table-cell table:style-name="ce17" table:number-columns-repeated="7"/>
          <table:table-cell table:style-name="ce4" table:number-columns-repeated="3"/>
          <table:table-cell table:style-name="ce17"/>
          <table:table-cell table:style-name="ce26"/>
          <table:table-cell table:style-name="ce28" table:number-columns-repeated="243"/>
          <table:table-cell table:number-columns-repeated="767"/>
        </table:table-row>
        <table:table-row table:style-name="ro2">
          <table:table-cell table:style-name="ce3" office:value-type="float" office:value="342">
            <text:p>34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43">
            <text:p>34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44">
            <text:p>34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45">
            <text:p>34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46">
            <text:p>34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47">
            <text:p>34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48">
            <text:p>34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49">
            <text:p>34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50">
            <text:p>35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51">
            <text:p>35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52">
            <text:p>35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53">
            <text:p>35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54">
            <text:p>35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55">
            <text:p>35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56">
            <text:p>35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57">
            <text:p>357</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358">
            <text:p>358</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359">
            <text:p>359</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360">
            <text:p>36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61">
            <text:p>36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62">
            <text:p>36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63">
            <text:p>36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64">
            <text:p>36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65">
            <text:p>36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66">
            <text:p>36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67">
            <text:p>36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68">
            <text:p>36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69">
            <text:p>36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70">
            <text:p>37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71">
            <text:p>37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72">
            <text:p>37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73">
            <text:p>37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74">
            <text:p>37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75">
            <text:p>37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76">
            <text:p>37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77">
            <text:p>37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78">
            <text:p>37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79">
            <text:p>37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80">
            <text:p>38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81">
            <text:p>38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82">
            <text:p>38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83">
            <text:p>38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84">
            <text:p>38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85">
            <text:p>38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86">
            <text:p>38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87">
            <text:p>38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88">
            <text:p>38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89">
            <text:p>38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90">
            <text:p>39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91">
            <text:p>39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92">
            <text:p>39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93">
            <text:p>393</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394">
            <text:p>394</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395">
            <text:p>395</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396">
            <text:p>39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97">
            <text:p>39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98">
            <text:p>39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99">
            <text:p>39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00">
            <text:p>40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01">
            <text:p>40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02">
            <text:p>40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03">
            <text:p>403</text:p>
          </table:table-cell>
          <table:table-cell table:style-name="ce11"/>
          <table:table-cell table:style-name="ce17" table:number-columns-repeated="7"/>
          <table:table-cell table:style-name="ce4" table:number-columns-repeated="3"/>
          <table:table-cell table:style-name="ce23"/>
          <table:table-cell table:style-name="ce17"/>
          <table:table-cell table:style-name="ce28" table:number-columns-repeated="243"/>
          <table:table-cell table:number-columns-repeated="767"/>
        </table:table-row>
        <table:table-row table:style-name="ro2">
          <table:table-cell table:style-name="ce3" office:value-type="float" office:value="404">
            <text:p>40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05">
            <text:p>40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06">
            <text:p>406</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407">
            <text:p>40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08">
            <text:p>40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09">
            <text:p>40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10">
            <text:p>41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11">
            <text:p>41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12">
            <text:p>41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13">
            <text:p>41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14">
            <text:p>41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15">
            <text:p>41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16">
            <text:p>41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17">
            <text:p>41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18">
            <text:p>41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19">
            <text:p>41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20">
            <text:p>420</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421">
            <text:p>42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22">
            <text:p>422</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423">
            <text:p>42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24">
            <text:p>42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25">
            <text:p>42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26">
            <text:p>42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27">
            <text:p>42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28">
            <text:p>42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29">
            <text:p>42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30">
            <text:p>43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31">
            <text:p>43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32">
            <text:p>43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33">
            <text:p>43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34">
            <text:p>43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35">
            <text:p>43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36">
            <text:p>43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37">
            <text:p>43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38">
            <text:p>43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39">
            <text:p>43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40">
            <text:p>44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41">
            <text:p>44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42">
            <text:p>44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43">
            <text:p>44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44">
            <text:p>44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45">
            <text:p>44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46">
            <text:p>44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47">
            <text:p>44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48">
            <text:p>44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49">
            <text:p>44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50">
            <text:p>450</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451">
            <text:p>45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52">
            <text:p>45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53">
            <text:p>45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54">
            <text:p>45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55">
            <text:p>45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56">
            <text:p>45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57">
            <text:p>45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58">
            <text:p>45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59">
            <text:p>45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60">
            <text:p>46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61">
            <text:p>46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62">
            <text:p>46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63">
            <text:p>46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64">
            <text:p>46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65">
            <text:p>46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66">
            <text:p>46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67">
            <text:p>467</text:p>
          </table:table-cell>
          <table:table-cell table:style-name="ce11"/>
          <table:table-cell table:style-name="ce17" table:number-columns-repeated="7"/>
          <table:table-cell table:style-name="ce4" table:number-columns-repeated="3"/>
          <table:table-cell table:style-name="ce17"/>
          <table:table-cell table:style-name="ce4"/>
          <table:table-cell table:style-name="ce28" table:number-columns-repeated="243"/>
          <table:table-cell table:number-columns-repeated="767"/>
        </table:table-row>
        <table:table-row table:style-name="ro2">
          <table:table-cell table:style-name="ce3" office:value-type="float" office:value="468">
            <text:p>46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69">
            <text:p>46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70">
            <text:p>47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71">
            <text:p>47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72">
            <text:p>47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73">
            <text:p>47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74">
            <text:p>47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75">
            <text:p>47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76">
            <text:p>47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77">
            <text:p>47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78">
            <text:p>478</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479">
            <text:p>479</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480">
            <text:p>48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81">
            <text:p>48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82">
            <text:p>48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83">
            <text:p>48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84">
            <text:p>48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85">
            <text:p>48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86">
            <text:p>48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87">
            <text:p>48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88">
            <text:p>48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89">
            <text:p>48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90">
            <text:p>49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91">
            <text:p>49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92">
            <text:p>49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93">
            <text:p>49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94">
            <text:p>49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95">
            <text:p>49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96">
            <text:p>49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97">
            <text:p>49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98">
            <text:p>49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99">
            <text:p>49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500">
            <text:p>50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number-rows-repeated="9">
          <table:table-cell table:style-name="ce4"/>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4"/>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number-rows-repeated="84">
          <table:table-cell table:style-name="ce4"/>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4"/>
          <table:table-cell table:style-name="ce11"/>
          <table:table-cell table:style-name="ce17" table:number-columns-repeated="7"/>
          <table:table-cell table:style-name="ce4" table:number-columns-repeated="3"/>
          <table:table-cell table:style-name="ce17"/>
          <table:table-cell table:style-name="ce26"/>
          <table:table-cell table:style-name="ce28" table:number-columns-repeated="243"/>
          <table:table-cell table:number-columns-repeated="767"/>
        </table:table-row>
        <table:table-row table:style-name="ro2" table:number-rows-repeated="17">
          <table:table-cell table:style-name="ce4"/>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4"/>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number-rows-repeated="24">
          <table:table-cell table:style-name="ce4"/>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4"/>
          <table:table-cell table:style-name="ce11"/>
          <table:table-cell table:style-name="ce17" table:number-columns-repeated="7"/>
          <table:table-cell table:style-name="ce4" table:number-columns-repeated="3"/>
          <table:table-cell table:style-name="ce23"/>
          <table:table-cell table:style-name="ce17"/>
          <table:table-cell table:style-name="ce28" table:number-columns-repeated="243"/>
          <table:table-cell table:number-columns-repeated="767"/>
        </table:table-row>
        <table:table-row table:style-name="ro2" table:number-rows-repeated="240">
          <table:table-cell table:style-name="ce4"/>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4"/>
          <table:table-cell table:style-name="ce11"/>
          <table:table-cell table:style-name="ce17" table:number-columns-repeated="7"/>
          <table:table-cell table:style-name="ce4" table:number-columns-repeated="3"/>
          <table:table-cell table:style-name="ce17" table:number-columns-repeated="2"/>
          <table:table-cell table:style-name="ce29" table:number-columns-repeated="243"/>
          <table:table-cell table:number-columns-repeated="767"/>
        </table:table-row>
        <table:table-row table:style-name="ro2" table:number-rows-repeated="146">
          <table:table-cell table:style-name="ce4"/>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number-rows-repeated="30969">
          <table:table-cell table:style-name="ce3"/>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number-rows-repeated="6">
          <table:table-cell table:number-columns-repeated="7"/>
          <table:table-cell table:style-name="ce17"/>
          <table:table-cell table:number-columns-repeated="1016"/>
        </table:table-row>
        <table:table-row table:style-name="ro2" table:number-rows-repeated="33533">
          <table:table-cell table:number-columns-repeated="1024"/>
        </table:table-row>
        <table:table-row table:style-name="ro2">
          <table:table-cell table:number-columns-repeated="1024"/>
        </table:table-row>
      </table:table>
      <table:table table:name="PoweredFlights" table:style-name="ta1" table:protected="true" table:print-ranges="PoweredFlights.A1:PoweredFlights.Q65536">
        <table:table-column table:style-name="co1" table:default-cell-style-name="ce20"/>
        <table:table-column table:style-name="co2" table:default-cell-style-name="ce33"/>
        <table:table-column table:style-name="co4" table:default-cell-style-name="ce20"/>
        <table:table-column table:style-name="co3" table:default-cell-style-name="ce20"/>
        <table:table-column table:style-name="co2" table:default-cell-style-name="ce20"/>
        <table:table-column table:style-name="co9" table:default-cell-style-name="ce36"/>
        <table:table-column table:style-name="co2" table:default-cell-style-name="ce20"/>
        <table:table-column table:style-name="co9" table:default-cell-style-name="ce36"/>
        <table:table-column table:style-name="co4" table:default-cell-style-name="ce20"/>
        <table:table-column table:style-name="co1" table:number-columns-repeated="2" table:default-cell-style-name="ce23"/>
        <table:table-column table:style-name="co1" table:number-columns-repeated="5" table:default-cell-style-name="ce39"/>
        <table:table-column table:style-name="co10" table:default-cell-style-name="ce23"/>
        <table:table-column table:style-name="co8" table:number-columns-repeated="239" table:default-cell-style-name="ce44"/>
        <table:table-column table:style-name="co8" table:number-columns-repeated="767" table:default-cell-style-name="Default"/>
        <table:table-header-rows>
          <table:table-row table:style-name="ro1">
            <table:table-cell table:style-name="ce31" office:value-type="string">
              <text:p>No. of Flight</text:p>
            </table:table-cell>
            <table:table-cell table:style-name="ce32" office:value-type="string">
              <text:p>Date</text:p>
            </table:table-cell>
            <table:table-cell table:style-name="ce19" office:value-type="string">
              <text:p>A/C Type</text:p>
            </table:table-cell>
            <table:table-cell table:style-name="ce19" office:value-type="string">
              <text:p>A/C Reg</text:p>
            </table:table-cell>
            <table:table-cell table:style-name="ce19" office:value-type="string">
              <text:p>Dep Place</text:p>
            </table:table-cell>
            <table:table-cell table:style-name="ce19" office:value-type="string">
              <text:p>Dep Time</text:p>
            </table:table-cell>
            <table:table-cell table:style-name="ce19" office:value-type="string">
              <text:p>Arr Place</text:p>
            </table:table-cell>
            <table:table-cell table:style-name="ce19" office:value-type="string">
              <text:p>Arr Time</text:p>
            </table:table-cell>
            <table:table-cell table:style-name="ce19" office:value-type="string">
              <text:p>PIC Name</text:p>
            </table:table-cell>
            <table:table-cell table:style-name="ce19" office:value-type="string">
              <text:p>Crew Cap</text:p>
            </table:table-cell>
            <table:table-cell table:style-name="ce19" office:value-type="string">
              <text:p>A/C Class</text:p>
            </table:table-cell>
            <table:table-cell table:style-name="ce19" office:value-type="string">
              <text:p>Day (hrs)</text:p>
            </table:table-cell>
            <table:table-cell table:style-name="ce19" office:value-type="string">
              <text:p>Night (hrs)</text:p>
            </table:table-cell>
            <table:table-cell table:style-name="ce19" office:value-type="string">
              <text:p>Instr (hrs)</text:p>
            </table:table-cell>
            <table:table-cell table:style-name="ce19" office:value-type="string">
              <text:p>Day (ldgs)</text:p>
            </table:table-cell>
            <table:table-cell table:style-name="ce19" office:value-type="string">
              <text:p>Night (ldgs)</text:p>
            </table:table-cell>
            <table:table-cell table:style-name="ce19" office:value-type="string">
              <text:p>Remarks</text:p>
            </table:table-cell>
            <table:table-cell table:style-name="ce43" table:number-columns-repeated="239"/>
            <table:table-cell table:style-name="ce30" table:number-columns-repeated="767"/>
          </table:table-row>
          <table:table-row table:style-name="ro2">
            <table:table-cell table:style-name="ce2" office:value-type="string">
              <text:p>Total</text:p>
            </table:table-cell>
            <table:table-cell table:style-name="ce7"/>
            <table:table-cell table:style-name="ce15" table:number-columns-repeated="3"/>
            <table:table-cell table:style-name="ce34"/>
            <table:table-cell table:style-name="ce15"/>
            <table:table-cell table:style-name="ce34"/>
            <table:table-cell table:style-name="ce15" table:number-columns-repeated="3"/>
            <table:table-cell table:style-name="ce37" table:formula="of:=SUM([.$L$3:.$L$1002])" office:value-type="float" office:value="2.5">
              <text:p>2.5</text:p>
            </table:table-cell>
            <table:table-cell table:style-name="ce37" table:formula="of:=SUM([.$M$3:.$M$1002])" office:value-type="float" office:value="1.5">
              <text:p>1.5</text:p>
            </table:table-cell>
            <table:table-cell table:style-name="ce37" table:formula="of:=SUM([.$N$3:.$N$1002])" office:value-type="float" office:value="1.25">
              <text:p>1.25</text:p>
            </table:table-cell>
            <table:table-cell table:style-name="ce37" table:formula="of:=SUM([.$O$3:.$O$1002])" office:value-type="float" office:value="2">
              <text:p>2</text:p>
            </table:table-cell>
            <table:table-cell table:style-name="ce37" table:formula="of:=SUM([.$P$3:.$P$1002])" office:value-type="float" office:value="2">
              <text:p>2</text:p>
            </table:table-cell>
            <table:table-cell table:style-name="ce15"/>
            <table:table-cell table:style-name="ce29" table:number-columns-repeated="239"/>
            <table:table-cell table:number-columns-repeated="767"/>
          </table:table-row>
        </table:table-header-rows>
        <table:table-row table:style-name="ro2">
          <table:table-cell table:style-name="ce4" office:value-type="float" office:value="1">
            <text:p>1</text:p>
          </table:table-cell>
          <table:table-cell table:style-name="ce10" office:value-type="date" office:date-value="2009-01-02">
            <text:p>02 Jan 09</text:p>
          </table:table-cell>
          <table:table-cell table:style-name="ce17" office:value-type="string">
            <text:p>Super Dimona</text:p>
          </table:table-cell>
          <table:table-cell table:style-name="ce17" office:value-type="string">
            <text:p>G-XXXX</text:p>
          </table:table-cell>
          <table:table-cell table:style-name="ce17" office:value-type="string">
            <text:p>Enstone</text:p>
          </table:table-cell>
          <table:table-cell table:style-name="ce35" office:value-type="time" office:time-value="PT15H00M00S">
            <text:p>15:00</text:p>
          </table:table-cell>
          <table:table-cell table:style-name="ce17" office:value-type="string">
            <text:p>Enstone</text:p>
          </table:table-cell>
          <table:table-cell table:style-name="ce35" office:value-type="time" office:time-value="PT19H00M00S">
            <text:p>19:00</text:p>
          </table:table-cell>
          <table:table-cell table:style-name="ce17" office:value-type="string">
            <text:p>An Other</text:p>
          </table:table-cell>
          <table:table-cell table:style-name="ce17" office:value-type="string">
            <text:p>P2-UT</text:p>
          </table:table-cell>
          <table:table-cell table:style-name="ce17" office:value-type="string">
            <text:p>TMG</text:p>
          </table:table-cell>
          <table:table-cell table:style-name="ce38" office:value-type="float" office:value="2.5">
            <text:p>2.5</text:p>
          </table:table-cell>
          <table:table-cell table:style-name="ce38" office:value-type="float" office:value="1.5">
            <text:p>1.5</text:p>
          </table:table-cell>
          <table:table-cell table:style-name="ce38" office:value-type="float" office:value="1.25">
            <text:p>1.25</text:p>
          </table:table-cell>
          <table:table-cell table:number-columns-repeated="2" table:style-name="ce38" office:value-type="float" office:value="2">
            <text:p>2</text:p>
          </table:table-cell>
          <table:table-cell table:style-name="ce17" office:value-type="string">
            <text:p>Training flight.</text:p>
          </table:table-cell>
          <table:table-cell table:style-name="ce29" table:number-columns-repeated="239"/>
          <table:table-cell table:number-columns-repeated="767"/>
        </table:table-row>
        <table:table-row table:style-name="ro2">
          <table:table-cell table:style-name="ce4" office:value-type="float" office:value="2">
            <text:p>2</text:p>
          </table:table-cell>
          <table:table-cell table:style-name="ce9"/>
          <table:table-cell table:style-name="ce16" table:number-columns-repeated="2"/>
          <table:table-cell table:style-name="ce17"/>
          <table:table-cell table:style-name="ce35"/>
          <table:table-cell table:style-name="ce17"/>
          <table:table-cell table:style-name="ce35"/>
          <table:table-cell table:style-name="ce17" table:number-columns-repeated="3"/>
          <table:table-cell table:style-name="ce38" table:number-columns-repeated="5"/>
          <table:table-cell table:style-name="ce16"/>
          <table:table-cell table:style-name="ce29" table:number-columns-repeated="239"/>
          <table:table-cell table:number-columns-repeated="767"/>
        </table:table-row>
        <table:table-row table:style-name="ro2">
          <table:table-cell table:style-name="ce4" office:value-type="float" office:value="3">
            <text:p>3</text:p>
          </table:table-cell>
          <table:table-cell table:style-name="ce9"/>
          <table:table-cell table:style-name="ce16" table:number-columns-repeated="2"/>
          <table:table-cell table:style-name="ce17"/>
          <table:table-cell table:style-name="ce35"/>
          <table:table-cell table:style-name="ce17"/>
          <table:table-cell table:style-name="ce35"/>
          <table:table-cell table:style-name="ce17" table:number-columns-repeated="3"/>
          <table:table-cell table:style-name="ce38" table:number-columns-repeated="5"/>
          <table:table-cell table:style-name="ce16"/>
          <table:table-cell table:style-name="ce29" table:number-columns-repeated="239"/>
          <table:table-cell table:number-columns-repeated="767"/>
        </table:table-row>
        <table:table-row table:style-name="ro2">
          <table:table-cell table:style-name="ce4" office:value-type="float" office:value="4">
            <text:p>4</text:p>
          </table:table-cell>
          <table:table-cell table:style-name="ce9"/>
          <table:table-cell table:style-name="ce16" table:number-columns-repeated="2"/>
          <table:table-cell table:style-name="ce17"/>
          <table:table-cell table:style-name="ce35"/>
          <table:table-cell table:style-name="ce17"/>
          <table:table-cell table:style-name="ce35"/>
          <table:table-cell table:style-name="ce17" table:number-columns-repeated="3"/>
          <table:table-cell table:style-name="ce38" table:number-columns-repeated="5"/>
          <table:table-cell table:style-name="ce16"/>
          <table:table-cell table:style-name="ce29" table:number-columns-repeated="239"/>
          <table:table-cell table:number-columns-repeated="767"/>
        </table:table-row>
        <table:table-row table:style-name="ro2">
          <table:table-cell table:style-name="ce4" office:value-type="float" office:value="5">
            <text:p>5</text:p>
          </table:table-cell>
          <table:table-cell table:style-name="ce9"/>
          <table:table-cell table:style-name="ce16" table:number-columns-repeated="2"/>
          <table:table-cell table:style-name="ce17"/>
          <table:table-cell table:style-name="ce35"/>
          <table:table-cell table:style-name="ce17"/>
          <table:table-cell table:style-name="ce35"/>
          <table:table-cell table:style-name="ce17" table:number-columns-repeated="3"/>
          <table:table-cell table:style-name="ce38" table:number-columns-repeated="5"/>
          <table:table-cell table:style-name="ce16"/>
          <table:table-cell table:style-name="ce29" table:number-columns-repeated="239"/>
          <table:table-cell table:number-columns-repeated="767"/>
        </table:table-row>
        <table:table-row table:style-name="ro2">
          <table:table-cell table:style-name="ce4" office:value-type="float" office:value="6">
            <text:p>6</text:p>
          </table:table-cell>
          <table:table-cell table:style-name="ce9"/>
          <table:table-cell table:style-name="ce16" table:number-columns-repeated="2"/>
          <table:table-cell table:style-name="ce17"/>
          <table:table-cell table:style-name="ce35"/>
          <table:table-cell table:style-name="ce17"/>
          <table:table-cell table:style-name="ce35"/>
          <table:table-cell table:style-name="ce17" table:number-columns-repeated="3"/>
          <table:table-cell table:style-name="ce38" table:number-columns-repeated="5"/>
          <table:table-cell table:style-name="ce16"/>
          <table:table-cell table:style-name="ce29" table:number-columns-repeated="239"/>
          <table:table-cell table:number-columns-repeated="767"/>
        </table:table-row>
        <table:table-row table:style-name="ro2">
          <table:table-cell table:style-name="ce4" office:value-type="float" office:value="7">
            <text:p>7</text:p>
          </table:table-cell>
          <table:table-cell table:style-name="ce9"/>
          <table:table-cell table:style-name="ce16" table:number-columns-repeated="2"/>
          <table:table-cell table:style-name="ce17"/>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8">
            <text:p>8</text:p>
          </table:table-cell>
          <table:table-cell table:style-name="ce9"/>
          <table:table-cell table:style-name="ce16" table:number-columns-repeated="2"/>
          <table:table-cell table:style-name="ce17"/>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9">
            <text:p>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0">
            <text:p>1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1">
            <text:p>1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2">
            <text:p>1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3">
            <text:p>1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4">
            <text:p>1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5">
            <text:p>1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6">
            <text:p>1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7">
            <text:p>1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8">
            <text:p>1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9">
            <text:p>1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0">
            <text:p>2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1">
            <text:p>2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2">
            <text:p>22</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3">
            <text:p>23</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1"/>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24">
            <text:p>24</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5">
            <text:p>25</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6">
            <text:p>26</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7">
            <text:p>27</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8">
            <text:p>28</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9">
            <text:p>2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0">
            <text:p>30</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1">
            <text:p>31</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2">
            <text:p>32</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3">
            <text:p>33</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4">
            <text:p>34</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5">
            <text:p>3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6">
            <text:p>36</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7">
            <text:p>37</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8">
            <text:p>38</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9">
            <text:p>39</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0">
            <text:p>40</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1">
            <text:p>41</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2">
            <text:p>42</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3">
            <text:p>43</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4">
            <text:p>44</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5">
            <text:p>45</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6">
            <text:p>46</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7">
            <text:p>47</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8">
            <text:p>48</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9">
            <text:p>49</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50">
            <text:p>5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51">
            <text:p>51</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52">
            <text:p>52</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53">
            <text:p>5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54">
            <text:p>5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55">
            <text:p>5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56">
            <text:p>5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57">
            <text:p>5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58">
            <text:p>5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59">
            <text:p>5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60">
            <text:p>6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61">
            <text:p>6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62">
            <text:p>62</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63">
            <text:p>63</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64">
            <text:p>64</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65">
            <text:p>65</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66">
            <text:p>66</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67">
            <text:p>67</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68">
            <text:p>6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69">
            <text:p>69</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70">
            <text:p>70</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71">
            <text:p>71</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72">
            <text:p>72</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73">
            <text:p>73</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74">
            <text:p>74</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75">
            <text:p>7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76">
            <text:p>76</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77">
            <text:p>77</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78">
            <text:p>78</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79">
            <text:p>79</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80">
            <text:p>80</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81">
            <text:p>81</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82">
            <text:p>82</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83">
            <text:p>83</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84">
            <text:p>84</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85">
            <text:p>85</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86">
            <text:p>86</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87">
            <text:p>87</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88">
            <text:p>88</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89">
            <text:p>8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90">
            <text:p>90</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91">
            <text:p>9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92">
            <text:p>92</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93">
            <text:p>9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94">
            <text:p>9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95">
            <text:p>9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96">
            <text:p>9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97">
            <text:p>9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98">
            <text:p>98</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99">
            <text:p>99</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00">
            <text:p>10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01">
            <text:p>101</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02">
            <text:p>102</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03">
            <text:p>103</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04">
            <text:p>10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05">
            <text:p>10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06">
            <text:p>106</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07">
            <text:p>107</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08">
            <text:p>108</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09">
            <text:p>10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10">
            <text:p>11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11">
            <text:p>11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112">
            <text:p>11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113">
            <text:p>11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14">
            <text:p>11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15">
            <text:p>11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16">
            <text:p>11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17">
            <text:p>11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18">
            <text:p>11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19">
            <text:p>11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20">
            <text:p>12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21">
            <text:p>12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22">
            <text:p>12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23">
            <text:p>12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24">
            <text:p>12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25">
            <text:p>12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26">
            <text:p>12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27">
            <text:p>12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28">
            <text:p>12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29">
            <text:p>12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30">
            <text:p>13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31">
            <text:p>13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32">
            <text:p>13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33">
            <text:p>13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34">
            <text:p>13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35">
            <text:p>13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36">
            <text:p>13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37">
            <text:p>13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38">
            <text:p>13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39">
            <text:p>13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40">
            <text:p>14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41">
            <text:p>14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42">
            <text:p>14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43">
            <text:p>14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44">
            <text:p>14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45">
            <text:p>14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46">
            <text:p>14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47">
            <text:p>14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148">
            <text:p>14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49">
            <text:p>14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50">
            <text:p>15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51">
            <text:p>15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52">
            <text:p>15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53">
            <text:p>15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54">
            <text:p>15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55">
            <text:p>15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56">
            <text:p>15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57">
            <text:p>15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58">
            <text:p>15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59">
            <text:p>15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60">
            <text:p>16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61">
            <text:p>16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62">
            <text:p>16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63">
            <text:p>163</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table-cell table:style-name="ce40"/>
          <table:table-cell table:style-name="ce38" table:number-columns-repeated="3"/>
          <table:table-cell table:style-name="ce17"/>
          <table:table-cell table:style-name="ce29" table:number-columns-repeated="239"/>
          <table:table-cell table:number-columns-repeated="767"/>
        </table:table-row>
        <table:table-row table:style-name="ro2">
          <table:table-cell table:style-name="ce4" office:value-type="float" office:value="164">
            <text:p>164</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table-cell table:style-name="ce40"/>
          <table:table-cell table:style-name="ce38" table:number-columns-repeated="3"/>
          <table:table-cell table:style-name="ce17"/>
          <table:table-cell table:style-name="ce29" table:number-columns-repeated="239"/>
          <table:table-cell table:number-columns-repeated="767"/>
        </table:table-row>
        <table:table-row table:style-name="ro2">
          <table:table-cell table:style-name="ce4" office:value-type="float" office:value="165">
            <text:p>165</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table-cell table:style-name="ce40"/>
          <table:table-cell table:style-name="ce38" table:number-columns-repeated="3"/>
          <table:table-cell table:style-name="ce17"/>
          <table:table-cell table:style-name="ce29" table:number-columns-repeated="239"/>
          <table:table-cell table:number-columns-repeated="767"/>
        </table:table-row>
        <table:table-row table:style-name="ro2">
          <table:table-cell table:style-name="ce4" office:value-type="float" office:value="166">
            <text:p>166</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67">
            <text:p>16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68">
            <text:p>16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69">
            <text:p>16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70">
            <text:p>17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71">
            <text:p>17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table-cell table:style-name="ce40"/>
          <table:table-cell table:style-name="ce38" table:number-columns-repeated="3"/>
          <table:table-cell table:style-name="ce17"/>
          <table:table-cell table:style-name="ce29" table:number-columns-repeated="239"/>
          <table:table-cell table:number-columns-repeated="767"/>
        </table:table-row>
        <table:table-row table:style-name="ro2">
          <table:table-cell table:style-name="ce4" office:value-type="float" office:value="172">
            <text:p>17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table-cell table:style-name="ce40"/>
          <table:table-cell table:style-name="ce38" table:number-columns-repeated="3"/>
          <table:table-cell table:style-name="ce17"/>
          <table:table-cell table:style-name="ce29" table:number-columns-repeated="239"/>
          <table:table-cell table:number-columns-repeated="767"/>
        </table:table-row>
        <table:table-row table:style-name="ro2">
          <table:table-cell table:style-name="ce4" office:value-type="float" office:value="173">
            <text:p>17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table-cell table:style-name="ce40"/>
          <table:table-cell table:style-name="ce38" table:number-columns-repeated="3"/>
          <table:table-cell table:style-name="ce17"/>
          <table:table-cell table:style-name="ce29" table:number-columns-repeated="239"/>
          <table:table-cell table:number-columns-repeated="767"/>
        </table:table-row>
        <table:table-row table:style-name="ro2">
          <table:table-cell table:style-name="ce4" office:value-type="float" office:value="174">
            <text:p>17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75">
            <text:p>175</text:p>
          </table:table-cell>
          <table:table-cell table:style-name="ce12"/>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76">
            <text:p>176</text:p>
          </table:table-cell>
          <table:table-cell table:style-name="ce10"/>
          <table:table-cell table:style-name="ce18"/>
          <table:table-cell table:style-name="ce17" table:number-columns-repeated="2"/>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77">
            <text:p>17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78">
            <text:p>17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179">
            <text:p>17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80">
            <text:p>18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81">
            <text:p>18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82">
            <text:p>18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table-cell table:style-name="ce40"/>
          <table:table-cell table:style-name="ce38" table:number-columns-repeated="3"/>
          <table:table-cell table:style-name="ce17"/>
          <table:table-cell table:style-name="ce29" table:number-columns-repeated="239"/>
          <table:table-cell table:number-columns-repeated="767"/>
        </table:table-row>
        <table:table-row table:style-name="ro2">
          <table:table-cell table:style-name="ce4" office:value-type="float" office:value="183">
            <text:p>18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84">
            <text:p>18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85">
            <text:p>18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86">
            <text:p>18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87">
            <text:p>187</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88">
            <text:p>188</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89">
            <text:p>18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90">
            <text:p>19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91">
            <text:p>19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92">
            <text:p>19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93">
            <text:p>19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94">
            <text:p>19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95">
            <text:p>19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96">
            <text:p>19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table-cell table:style-name="ce40"/>
          <table:table-cell table:style-name="ce38" table:number-columns-repeated="3"/>
          <table:table-cell table:style-name="ce17"/>
          <table:table-cell table:style-name="ce29" table:number-columns-repeated="239"/>
          <table:table-cell table:number-columns-repeated="767"/>
        </table:table-row>
        <table:table-row table:style-name="ro2">
          <table:table-cell table:style-name="ce4" office:value-type="float" office:value="197">
            <text:p>19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table-cell table:style-name="ce40"/>
          <table:table-cell table:style-name="ce38" table:number-columns-repeated="3"/>
          <table:table-cell table:style-name="ce17"/>
          <table:table-cell table:style-name="ce29" table:number-columns-repeated="239"/>
          <table:table-cell table:number-columns-repeated="767"/>
        </table:table-row>
        <table:table-row table:style-name="ro2">
          <table:table-cell table:style-name="ce4" office:value-type="float" office:value="198">
            <text:p>19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99">
            <text:p>19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200">
            <text:p>20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01">
            <text:p>20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02">
            <text:p>20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03">
            <text:p>20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04">
            <text:p>20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05">
            <text:p>20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06">
            <text:p>20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07">
            <text:p>207</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08">
            <text:p>208</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09">
            <text:p>209</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10">
            <text:p>210</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11">
            <text:p>211</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12">
            <text:p>21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13">
            <text:p>21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14">
            <text:p>21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15">
            <text:p>21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16">
            <text:p>21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17">
            <text:p>21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18">
            <text:p>21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19">
            <text:p>21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20">
            <text:p>22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21">
            <text:p>22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22">
            <text:p>22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23">
            <text:p>22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24">
            <text:p>22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25">
            <text:p>22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26">
            <text:p>22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27">
            <text:p>22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28">
            <text:p>22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29">
            <text:p>22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30">
            <text:p>23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31">
            <text:p>23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32">
            <text:p>23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33">
            <text:p>23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34">
            <text:p>23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35">
            <text:p>23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36">
            <text:p>23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37">
            <text:p>23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38">
            <text:p>23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39">
            <text:p>23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40">
            <text:p>24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41">
            <text:p>24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42">
            <text:p>24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43">
            <text:p>24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44">
            <text:p>24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45">
            <text:p>24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46">
            <text:p>24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247">
            <text:p>24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48">
            <text:p>24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49">
            <text:p>24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50">
            <text:p>25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51">
            <text:p>25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52">
            <text:p>25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53">
            <text:p>25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54">
            <text:p>25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55">
            <text:p>25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56">
            <text:p>25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57">
            <text:p>25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58">
            <text:p>25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59">
            <text:p>25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60">
            <text:p>26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61">
            <text:p>26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62">
            <text:p>26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63">
            <text:p>26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64">
            <text:p>26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65">
            <text:p>26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66">
            <text:p>26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67">
            <text:p>26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68">
            <text:p>26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69">
            <text:p>26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70">
            <text:p>27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71">
            <text:p>27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72">
            <text:p>27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73">
            <text:p>27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74">
            <text:p>27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75">
            <text:p>27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76">
            <text:p>27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77">
            <text:p>27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78">
            <text:p>27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79">
            <text:p>27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80">
            <text:p>28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81">
            <text:p>28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82">
            <text:p>28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283">
            <text:p>28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284">
            <text:p>28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85">
            <text:p>28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86">
            <text:p>28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87">
            <text:p>28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88">
            <text:p>28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89">
            <text:p>28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90">
            <text:p>29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91">
            <text:p>29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92">
            <text:p>29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93">
            <text:p>29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94">
            <text:p>29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95">
            <text:p>29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96">
            <text:p>29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97">
            <text:p>29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98">
            <text:p>29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99">
            <text:p>29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00">
            <text:p>30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01">
            <text:p>30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02">
            <text:p>30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03">
            <text:p>30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04">
            <text:p>304</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05">
            <text:p>30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06">
            <text:p>30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07">
            <text:p>30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08">
            <text:p>30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09">
            <text:p>30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10">
            <text:p>31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11">
            <text:p>31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12">
            <text:p>31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313">
            <text:p>31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314">
            <text:p>31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315">
            <text:p>31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16">
            <text:p>31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17">
            <text:p>31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18">
            <text:p>31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19">
            <text:p>31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20">
            <text:p>32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21">
            <text:p>32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22">
            <text:p>32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23">
            <text:p>32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324">
            <text:p>32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25">
            <text:p>32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26">
            <text:p>32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27">
            <text:p>32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28">
            <text:p>32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29">
            <text:p>32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30">
            <text:p>33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31">
            <text:p>33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32">
            <text:p>33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33">
            <text:p>33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34">
            <text:p>33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35">
            <text:p>33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36">
            <text:p>33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37">
            <text:p>33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38">
            <text:p>33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39">
            <text:p>33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40">
            <text:p>34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41">
            <text:p>34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42">
            <text:p>34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43">
            <text:p>34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44">
            <text:p>34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2"/>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345">
            <text:p>34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2"/>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346">
            <text:p>34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47">
            <text:p>34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48">
            <text:p>34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49">
            <text:p>34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50">
            <text:p>35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51">
            <text:p>35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52">
            <text:p>35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53">
            <text:p>35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54">
            <text:p>35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55">
            <text:p>35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56">
            <text:p>35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57">
            <text:p>35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58">
            <text:p>35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59">
            <text:p>35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60">
            <text:p>36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61">
            <text:p>36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362">
            <text:p>36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363">
            <text:p>36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364">
            <text:p>36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65">
            <text:p>36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66">
            <text:p>36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67">
            <text:p>36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68">
            <text:p>36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69">
            <text:p>36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70">
            <text:p>37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71">
            <text:p>37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72">
            <text:p>37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73">
            <text:p>37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74">
            <text:p>37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75">
            <text:p>37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76">
            <text:p>37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77">
            <text:p>37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78">
            <text:p>37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79">
            <text:p>37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80">
            <text:p>38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81">
            <text:p>38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82">
            <text:p>38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83">
            <text:p>38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84">
            <text:p>38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85">
            <text:p>38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86">
            <text:p>38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87">
            <text:p>38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88">
            <text:p>38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89">
            <text:p>38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90">
            <text:p>39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91">
            <text:p>39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92">
            <text:p>39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93">
            <text:p>39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94">
            <text:p>39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95">
            <text:p>39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96">
            <text:p>39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97">
            <text:p>39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398">
            <text:p>39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399">
            <text:p>39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400">
            <text:p>40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01">
            <text:p>40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02">
            <text:p>40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03">
            <text:p>40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04">
            <text:p>40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05">
            <text:p>40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06">
            <text:p>40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07">
            <text:p>40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table-cell/>
          <table:table-cell table:style-name="ce38" table:number-columns-repeated="3"/>
          <table:table-cell table:style-name="ce17"/>
          <table:table-cell table:style-name="ce29" table:number-columns-repeated="239"/>
          <table:table-cell table:number-columns-repeated="767"/>
        </table:table-row>
        <table:table-row table:style-name="ro2">
          <table:table-cell table:style-name="ce4" office:value-type="float" office:value="408">
            <text:p>40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09">
            <text:p>40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10">
            <text:p>41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411">
            <text:p>41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12">
            <text:p>41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13">
            <text:p>41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14">
            <text:p>41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15">
            <text:p>41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16">
            <text:p>41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17">
            <text:p>41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18">
            <text:p>41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19">
            <text:p>41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20">
            <text:p>42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21">
            <text:p>42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22">
            <text:p>42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23">
            <text:p>42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24">
            <text:p>42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425">
            <text:p>42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26">
            <text:p>42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427">
            <text:p>42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28">
            <text:p>42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29">
            <text:p>42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30">
            <text:p>43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31">
            <text:p>43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32">
            <text:p>43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33">
            <text:p>43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34">
            <text:p>43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35">
            <text:p>43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36">
            <text:p>43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37">
            <text:p>43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38">
            <text:p>43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39">
            <text:p>43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40">
            <text:p>44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41">
            <text:p>44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42">
            <text:p>44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43">
            <text:p>44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44">
            <text:p>44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45">
            <text:p>44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46">
            <text:p>44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47">
            <text:p>44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48">
            <text:p>44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49">
            <text:p>44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50">
            <text:p>45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51">
            <text:p>45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52">
            <text:p>45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53">
            <text:p>45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54">
            <text:p>45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455">
            <text:p>45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56">
            <text:p>45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57">
            <text:p>45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58">
            <text:p>45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59">
            <text:p>45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60">
            <text:p>46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61">
            <text:p>46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62">
            <text:p>46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63">
            <text:p>46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64">
            <text:p>46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65">
            <text:p>46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66">
            <text:p>46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67">
            <text:p>46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68">
            <text:p>46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69">
            <text:p>46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70">
            <text:p>47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71">
            <text:p>47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72">
            <text:p>47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73">
            <text:p>47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74">
            <text:p>47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75">
            <text:p>47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76">
            <text:p>47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77">
            <text:p>47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78">
            <text:p>47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79">
            <text:p>47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80">
            <text:p>48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81">
            <text:p>48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82">
            <text:p>48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83">
            <text:p>48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484">
            <text:p>48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485">
            <text:p>48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86">
            <text:p>48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87">
            <text:p>48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88">
            <text:p>48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89">
            <text:p>48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90">
            <text:p>49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91">
            <text:p>49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92">
            <text:p>49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93">
            <text:p>49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94">
            <text:p>49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95">
            <text:p>49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96">
            <text:p>49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97">
            <text:p>49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98">
            <text:p>49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99">
            <text:p>49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500">
            <text:p>50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number-rows-repeated="14">
          <table:table-cell table:style-name="ce4"/>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number-rows-repeated="84">
          <table:table-cell table:style-name="ce4"/>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2"/>
          <table:table-cell table:style-name="ce38" table:number-columns-repeated="2"/>
          <table:table-cell table:style-name="ce17"/>
          <table:table-cell table:style-name="ce29" table:number-columns-repeated="239"/>
          <table:table-cell table:number-columns-repeated="767"/>
        </table:table-row>
        <table:table-row table:style-name="ro2" table:number-rows-repeated="17">
          <table:table-cell table:style-name="ce4"/>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number-rows-repeated="24">
          <table:table-cell table:style-name="ce4"/>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table-cell/>
          <table:table-cell table:style-name="ce38" table:number-columns-repeated="3"/>
          <table:table-cell table:style-name="ce17"/>
          <table:table-cell table:style-name="ce29" table:number-columns-repeated="239"/>
          <table:table-cell table:number-columns-repeated="767"/>
        </table:table-row>
        <table:table-row table:style-name="ro2" table:number-rows-repeated="31357">
          <table:table-cell table:style-name="ce4"/>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number-rows-repeated="33533">
          <table:table-cell table:number-columns-repeated="1023"/>
        </table:table-row>
        <table:table-row table:style-name="ro2">
          <table:table-cell table:number-columns-repeated="1023"/>
        </table:table-row>
      </table:table>
      <table:table table:name="GlidingStats" table:style-name="ta1" table:protected="true" table:print-ranges="GlidingStats.A1:GlidingStats.W56">
        <table:table-column table:style-name="co11" table:default-cell-style-name="ce55"/>
        <table:table-column table:style-name="co12" table:default-cell-style-name="ce55"/>
        <table:table-column table:style-name="co11" table:number-columns-repeated="13" table:default-cell-style-name="ce55"/>
        <table:table-column table:style-name="co13" table:default-cell-style-name="ce55"/>
        <table:table-column table:style-name="co14" table:default-cell-style-name="ce55"/>
        <table:table-column table:style-name="co2" table:number-columns-repeated="12" table:default-cell-style-name="ce55"/>
        <table:table-column table:style-name="co8" table:number-columns-repeated="227" table:default-cell-style-name="ce55"/>
        <table:table-column table:style-name="co8" table:number-columns-repeated="768" table:default-cell-style-name="ce96"/>
        <table:table-row table:style-name="ro3">
          <table:table-cell table:style-name="ce45" office:value-type="string" table:number-columns-spanned="15" table:number-rows-spanned="1">
            <text:p>Gliding Statistics</text:p>
          </table:table-cell>
          <table:covered-table-cell table:style-name="ce63"/>
          <table:covered-table-cell table:style-name="ce70"/>
          <table:covered-table-cell table:number-columns-repeated="12" table:style-name="ce79"/>
          <table:table-cell table:style-name="ce78"/>
          <table:table-cell table:style-name="ce45" office:value-type="string" table:number-columns-spanned="7" table:number-rows-spanned="1">
            <text:p>Gliding Graphics</text:p>
          </table:table-cell>
          <table:covered-table-cell table:number-columns-repeated="6"/>
          <table:table-cell table:number-columns-repeated="5"/>
          <table:table-cell table:style-name="ce78" table:number-columns-repeated="227"/>
          <table:table-cell table:number-columns-repeated="769"/>
        </table:table-row>
        <table:table-row table:style-name="ro2">
          <table:table-cell table:style-name="ce46" office:value-type="string" table:number-columns-spanned="10" table:number-rows-spanned="1">
            <text:p>Input reference date all calculations. The default value is =TODAY() : <text:s text:c="2"/></text:p>
          </table:table-cell>
          <table:covered-table-cell table:style-name="ce64"/>
          <table:covered-table-cell table:style-name="ce71"/>
          <table:covered-table-cell table:number-columns-repeated="7" table:style-name="ce64"/>
          <table:table-cell table:style-name="ce81" table:formula="of:=TODAY()" office:value-type="date" office:date-value="2009-06-01" table:number-columns-spanned="5" table:number-rows-spanned="1">
            <text:p>01 Jun 2009</text:p>
          </table:table-cell>
          <table:covered-table-cell table:number-columns-repeated="4" table:style-name="ce79"/>
          <table:table-cell table:style-name="ce78"/>
          <table:table-cell>
            <draw:frame table:end-cell-address="GlidingStats.W18" table:end-x="2.01cm" table:end-y="0.296cm" draw:z-index="3" draw:style-name="gr1" svg:width="16cm" svg:height="7.75cm" svg:x="0.077cm" svg:y="0.193cm">
              <draw:object draw:notify-on-update-of-ranges="GlidingStats.C7:GlidingStats.N7 GlidingStats.B8:GlidingStats.B8 GlidingStats.C8:GlidingStats.N8 GlidingStats.B9:GlidingStats.B9 GlidingStats.C9:GlidingStats.N9" xlink:href="./Object 1" xlink:type="simple" xlink:show="embed" xlink:actuate="onLoad"/>
              <draw:image xlink:href="./ObjectReplacements/Object 1" xlink:type="simple" xlink:show="embed" xlink:actuate="onLoad"/>
            </draw:frame>
          </table:table-cell>
          <table:table-cell table:number-columns-repeated="11"/>
          <table:table-cell table:style-name="ce78" table:number-columns-repeated="227"/>
          <table:table-cell table:number-columns-repeated="769"/>
        </table:table-row>
        <table:table-row table:style-name="ro2">
          <table:table-cell table:style-name="ce46" office:value-type="string" table:number-columns-spanned="10" table:number-rows-spanned="1">
            <text:p>Input glider registration:</text:p>
          </table:table-cell>
          <table:covered-table-cell table:style-name="ce64"/>
          <table:covered-table-cell table:style-name="ce71"/>
          <table:covered-table-cell table:number-columns-repeated="7" table:style-name="ce64"/>
          <table:table-cell table:style-name="ce82" office:value-type="string" table:number-columns-spanned="5" table:number-rows-spanned="1">
            <text:p>G-XXXX</text:p>
          </table:table-cell>
          <table:covered-table-cell table:number-columns-repeated="4" table:style-name="ce79"/>
          <table:table-cell table:style-name="ce78"/>
          <table:table-cell table:number-columns-repeated="12"/>
          <table:table-cell table:style-name="ce78" table:number-columns-repeated="227"/>
          <table:table-cell table:number-columns-repeated="769"/>
        </table:table-row>
        <table:table-row table:style-name="ro2" table:number-rows-repeated="2">
          <table:table-cell table:style-name="ce47"/>
          <table:table-cell table:number-columns-repeated="14"/>
          <table:table-cell table:style-name="ce78"/>
          <table:table-cell table:number-columns-repeated="12"/>
          <table:table-cell table:style-name="ce78" table:number-columns-repeated="227"/>
          <table:table-cell table:number-columns-repeated="769"/>
        </table:table-row>
        <table:table-row table:style-name="ro2">
          <table:table-cell table:style-name="ce48" office:value-type="string" table:number-columns-spanned="15" table:number-rows-spanned="1">
            <text:p>Yearly Flying in Previous 12 Years</text:p>
          </table:table-cell>
          <table:covered-table-cell table:number-columns-repeated="14" table:style-name="ce57"/>
          <table:table-cell table:style-name="ce78"/>
          <table:table-cell table:number-columns-repeated="12"/>
          <table:table-cell table:style-name="ce78" table:number-columns-repeated="227"/>
          <table:table-cell table:number-columns-repeated="769"/>
        </table:table-row>
        <table:table-row table:style-name="ro2">
          <table:table-cell table:style-name="ce49" office:value-type="string" table:number-columns-spanned="2" table:number-rows-spanned="1">
            <text:p>Year:</text:p>
          </table:table-cell>
          <table:covered-table-cell table:style-name="ce65"/>
          <table:table-cell table:style-name="ce72" table:formula="of:=DATE(YEAR([.$K$2])-11;1;1)" office:value-type="date" office:date-value="1998-01-01">
            <text:p>1998</text:p>
          </table:table-cell>
          <table:table-cell table:style-name="ce72" table:formula="of:=DATE(YEAR([.$K$2])-10;1;1)" office:value-type="date" office:date-value="1999-01-01">
            <text:p>1999</text:p>
          </table:table-cell>
          <table:table-cell table:style-name="ce72" table:formula="of:=DATE(YEAR([.$K$2])-9;1;1)" office:value-type="date" office:date-value="2000-01-01">
            <text:p>2000</text:p>
          </table:table-cell>
          <table:table-cell table:style-name="ce72" table:formula="of:=DATE(YEAR([.$K$2])-8;1;1)" office:value-type="date" office:date-value="2001-01-01">
            <text:p>2001</text:p>
          </table:table-cell>
          <table:table-cell table:style-name="ce72" table:formula="of:=DATE(YEAR([.$K$2])-7;1;1)" office:value-type="date" office:date-value="2002-01-01">
            <text:p>2002</text:p>
          </table:table-cell>
          <table:table-cell table:style-name="ce72" table:formula="of:=DATE(YEAR([.$K$2])-6;1;1)" office:value-type="date" office:date-value="2003-01-01">
            <text:p>2003</text:p>
          </table:table-cell>
          <table:table-cell table:style-name="ce72" table:formula="of:=DATE(YEAR([.$K$2])-5;1;1)" office:value-type="date" office:date-value="2004-01-01">
            <text:p>2004</text:p>
          </table:table-cell>
          <table:table-cell table:style-name="ce72" table:formula="of:=DATE(YEAR([.$K$2])-4;1;1)" office:value-type="date" office:date-value="2005-01-01">
            <text:p>2005</text:p>
          </table:table-cell>
          <table:table-cell table:style-name="ce72" table:formula="of:=DATE(YEAR([.$K$2])-3;1;1)" office:value-type="date" office:date-value="2006-01-01">
            <text:p>2006</text:p>
          </table:table-cell>
          <table:table-cell table:style-name="ce72" table:formula="of:=DATE(YEAR([.$K$2])-2;1;1)" office:value-type="date" office:date-value="2007-01-01">
            <text:p>2007</text:p>
          </table:table-cell>
          <table:table-cell table:style-name="ce72" table:formula="of:=DATE(YEAR([.$K$2])-1;1;1)" office:value-type="date" office:date-value="2008-01-01">
            <text:p>2008</text:p>
          </table:table-cell>
          <table:table-cell table:style-name="ce72" table:formula="of:=DATE(YEAR([.$K$2]);1;1)" office:value-type="date" office:date-value="2009-01-01">
            <text:p>2009</text:p>
          </table:table-cell>
          <table:table-cell table:style-name="ce83" office:value-type="string">
            <text:p>All Yrs</text:p>
          </table:table-cell>
          <table:table-cell table:style-name="ce78"/>
          <table:table-cell table:number-columns-repeated="12"/>
          <table:table-cell table:style-name="ce78" table:number-columns-repeated="227"/>
          <table:table-cell table:number-columns-repeated="769"/>
        </table:table-row>
        <table:table-row table:style-name="ro2">
          <table:table-cell table:style-name="ce50" office:value-type="string" table:number-columns-spanned="1" table:number-rows-spanned="4">
            <text:p>Total</text:p>
          </table:table-cell>
          <table:table-cell table:style-name="ce66" office:value-type="string">
            <text:p>No. of Flights</text:p>
          </table:table-cell>
          <table:table-cell table:style-name="ce73" table:number-matrix-columns-spanned="1" table:number-matrix-rows-spanned="1" table:formula="of:=SUM(([$GlidingFlights.$B$3:.$B$3002]&gt;=[.C$7])*([$GlidingFlights.$B$3:.$B$3002]&lt;[.D$7]))" office:value-type="float" office:value="0">
            <text:p>0</text:p>
          </table:table-cell>
          <table:table-cell table:style-name="ce73" table:number-matrix-columns-spanned="1" table:number-matrix-rows-spanned="1" table:formula="of:=SUM(([$GlidingFlights.$B$3:.$B$3002]&gt;=[.D$7])*([$GlidingFlights.$B$3:.$B$3002]&lt;[.E$7]))" office:value-type="float" office:value="0">
            <text:p>0</text:p>
          </table:table-cell>
          <table:table-cell table:style-name="ce73" table:number-matrix-columns-spanned="1" table:number-matrix-rows-spanned="1" table:formula="of:=SUM(([$GlidingFlights.$B$3:.$B$3002]&gt;=[.E$7])*([$GlidingFlights.$B$3:.$B$3002]&lt;[.F$7]))" office:value-type="float" office:value="0">
            <text:p>0</text:p>
          </table:table-cell>
          <table:table-cell table:style-name="ce73" table:number-matrix-columns-spanned="1" table:number-matrix-rows-spanned="1" table:formula="of:=SUM(([$GlidingFlights.$B$3:.$B$3002]&gt;=[.F$7])*([$GlidingFlights.$B$3:.$B$3002]&lt;[.G$7]))" office:value-type="float" office:value="0">
            <text:p>0</text:p>
          </table:table-cell>
          <table:table-cell table:style-name="ce73" table:number-matrix-columns-spanned="1" table:number-matrix-rows-spanned="1" table:formula="of:=SUM(([$GlidingFlights.$B$3:.$B$3002]&gt;=[.G$7])*([$GlidingFlights.$B$3:.$B$3002]&lt;[.H$7]))" office:value-type="float" office:value="0">
            <text:p>0</text:p>
          </table:table-cell>
          <table:table-cell table:style-name="ce73" table:number-matrix-columns-spanned="1" table:number-matrix-rows-spanned="1" table:formula="of:=SUM(([$GlidingFlights.$B$3:.$B$3002]&gt;=[.H$7])*([$GlidingFlights.$B$3:.$B$3002]&lt;[.I$7]))" office:value-type="float" office:value="0">
            <text:p>0</text:p>
          </table:table-cell>
          <table:table-cell table:style-name="ce73" table:number-matrix-columns-spanned="1" table:number-matrix-rows-spanned="1" table:formula="of:=SUM(([$GlidingFlights.$B$3:.$B$3002]&gt;=[.I$7])*([$GlidingFlights.$B$3:.$B$3002]&lt;[.J$7]))" office:value-type="float" office:value="0">
            <text:p>0</text:p>
          </table:table-cell>
          <table:table-cell table:style-name="ce73" table:number-matrix-columns-spanned="1" table:number-matrix-rows-spanned="1" table:formula="of:=SUM(([$GlidingFlights.$B$3:.$B$3002]&gt;=[.J$7])*([$GlidingFlights.$B$3:.$B$3002]&lt;[.K$7]))" office:value-type="float" office:value="0">
            <text:p>0</text:p>
          </table:table-cell>
          <table:table-cell table:style-name="ce73" table:number-matrix-columns-spanned="1" table:number-matrix-rows-spanned="1" table:formula="of:=SUM(([$GlidingFlights.$B$3:.$B$3002]&gt;=[.K$7])*([$GlidingFlights.$B$3:.$B$3002]&lt;[.L$7]))" office:value-type="float" office:value="0">
            <text:p>0</text:p>
          </table:table-cell>
          <table:table-cell table:style-name="ce73" table:number-matrix-columns-spanned="1" table:number-matrix-rows-spanned="1" table:formula="of:=SUM(([$GlidingFlights.$B$3:.$B$3002]&gt;=[.L$7])*([$GlidingFlights.$B$3:.$B$3002]&lt;[.M$7]))" office:value-type="float" office:value="0">
            <text:p>0</text:p>
          </table:table-cell>
          <table:table-cell table:style-name="ce73" table:number-matrix-columns-spanned="1" table:number-matrix-rows-spanned="1" table:formula="of:=SUM(([$GlidingFlights.$B$3:.$B$3002]&gt;=[.M$7])*([$GlidingFlights.$B$3:.$B$3002]&lt;[.N$7]))" office:value-type="float" office:value="0">
            <text:p>0</text:p>
          </table:table-cell>
          <table:table-cell table:style-name="ce73" table:number-matrix-columns-spanned="1" table:number-matrix-rows-spanned="1" table:formula="of:=SUM(([$GlidingFlights.$B$3:.$B$3002]&gt;=[.N$7])*([$GlidingFlights.$B$3:.$B$3002]&lt;DATE(YEAR([.$K$2])+1;1;1)))" office:value-type="float" office:value="1">
            <text:p>1</text:p>
          </table:table-cell>
          <table:table-cell table:style-name="ce84" table:number-matrix-columns-spanned="1" table:number-matrix-rows-spanned="1" table:formula="of:=SUM(([$GlidingFlights.$B$3:.$B$3002]&gt;=DATEVALUE(&quot;01/01/1900&quot;))*([$GlidingFlights.$B$3:.$B$3002]&lt;=[.$K$2]))" office:value-type="float" office:value="1">
            <text:p>1</text:p>
          </table:table-cell>
          <table:table-cell table:style-name="ce78"/>
          <table:table-cell table:number-columns-repeated="12"/>
          <table:table-cell table:style-name="ce78" table:number-columns-repeated="227"/>
          <table:table-cell table:number-columns-repeated="769"/>
        </table:table-row>
        <table:table-row table:style-name="ro2">
          <table:covered-table-cell table:style-name="ce51"/>
          <table:table-cell table:style-name="ce66" office:value-type="string">
            <text:p>Time (hrs)</text:p>
          </table:table-cell>
          <table:table-cell table:style-name="ce74" table:number-matrix-columns-spanned="1" table:number-matrix-rows-spanned="1" table:formula="of:=SUM(([$GlidingFlights.$B$3:.$B$3002]&gt;=[.C$7])*([$GlidingFlights.$B$3:.$B$3002]&lt;[.D$7])*[$GlidingFlights.$J$3:.$J$3002])+FLOOR(SUM(([$GlidingFlights.$B$3:.$B$3002]&gt;=[.C$7])*([$GlidingFlights.$B$3:.$B$3002]&lt;[.D$7])*[$GlidingFlights.$K$3:.$K$3002])/60;1)" office:value-type="float" office:value="0">
            <text:p>0</text:p>
          </table:table-cell>
          <table:table-cell table:style-name="ce74" table:number-matrix-columns-spanned="1" table:number-matrix-rows-spanned="1" table:formula="of:=SUM(([$GlidingFlights.$B$3:.$B$3002]&gt;=[.D$7])*([$GlidingFlights.$B$3:.$B$3002]&lt;[.E$7])*[$GlidingFlights.$J$3:.$J$3002])+FLOOR(SUM(([$GlidingFlights.$B$3:.$B$3002]&gt;=[.D$7])*([$GlidingFlights.$B$3:.$B$3002]&lt;[.E$7])*[$GlidingFlights.$K$3:.$K$3002])/60;1)" office:value-type="float" office:value="0">
            <text:p>0</text:p>
          </table:table-cell>
          <table:table-cell table:style-name="ce74" table:number-matrix-columns-spanned="1" table:number-matrix-rows-spanned="1" table:formula="of:=SUM(([$GlidingFlights.$B$3:.$B$3002]&gt;=[.E$7])*([$GlidingFlights.$B$3:.$B$3002]&lt;[.F$7])*[$GlidingFlights.$J$3:.$J$3002])+FLOOR(SUM(([$GlidingFlights.$B$3:.$B$3002]&gt;=[.E$7])*([$GlidingFlights.$B$3:.$B$3002]&lt;[.F$7])*[$GlidingFlights.$K$3:.$K$3002])/60;1)" office:value-type="float" office:value="0">
            <text:p>0</text:p>
          </table:table-cell>
          <table:table-cell table:style-name="ce74" table:number-matrix-columns-spanned="1" table:number-matrix-rows-spanned="1" table:formula="of:=SUM(([$GlidingFlights.$B$3:.$B$3002]&gt;=[.F$7])*([$GlidingFlights.$B$3:.$B$3002]&lt;[.G$7])*[$GlidingFlights.$J$3:.$J$3002])+FLOOR(SUM(([$GlidingFlights.$B$3:.$B$3002]&gt;=[.F$7])*([$GlidingFlights.$B$3:.$B$3002]&lt;[.G$7])*[$GlidingFlights.$K$3:.$K$3002])/60;1)" office:value-type="float" office:value="0">
            <text:p>0</text:p>
          </table:table-cell>
          <table:table-cell table:style-name="ce74" table:number-matrix-columns-spanned="1" table:number-matrix-rows-spanned="1" table:formula="of:=SUM(([$GlidingFlights.$B$3:.$B$3002]&gt;=[.G$7])*([$GlidingFlights.$B$3:.$B$3002]&lt;[.H$7])*[$GlidingFlights.$J$3:.$J$3002])+FLOOR(SUM(([$GlidingFlights.$B$3:.$B$3002]&gt;=[.G$7])*([$GlidingFlights.$B$3:.$B$3002]&lt;[.H$7])*[$GlidingFlights.$K$3:.$K$3002])/60;1)" office:value-type="float" office:value="0">
            <text:p>0</text:p>
          </table:table-cell>
          <table:table-cell table:style-name="ce74" table:number-matrix-columns-spanned="1" table:number-matrix-rows-spanned="1" table:formula="of:=SUM(([$GlidingFlights.$B$3:.$B$3002]&gt;=[.H$7])*([$GlidingFlights.$B$3:.$B$3002]&lt;[.I$7])*[$GlidingFlights.$J$3:.$J$3002])+FLOOR(SUM(([$GlidingFlights.$B$3:.$B$3002]&gt;=[.H$7])*([$GlidingFlights.$B$3:.$B$3002]&lt;[.I$7])*[$GlidingFlights.$K$3:.$K$3002])/60;1)" office:value-type="float" office:value="0">
            <text:p>0</text:p>
          </table:table-cell>
          <table:table-cell table:style-name="ce74" table:number-matrix-columns-spanned="1" table:number-matrix-rows-spanned="1" table:formula="of:=SUM(([$GlidingFlights.$B$3:.$B$3002]&gt;=[.I$7])*([$GlidingFlights.$B$3:.$B$3002]&lt;[.J$7])*[$GlidingFlights.$J$3:.$J$3002])+FLOOR(SUM(([$GlidingFlights.$B$3:.$B$3002]&gt;=[.I$7])*([$GlidingFlights.$B$3:.$B$3002]&lt;[.J$7])*[$GlidingFlights.$K$3:.$K$3002])/60;1)" office:value-type="float" office:value="0">
            <text:p>0</text:p>
          </table:table-cell>
          <table:table-cell table:style-name="ce74" table:number-matrix-columns-spanned="1" table:number-matrix-rows-spanned="1" table:formula="of:=SUM(([$GlidingFlights.$B$3:.$B$3002]&gt;=[.J$7])*([$GlidingFlights.$B$3:.$B$3002]&lt;[.K$7])*[$GlidingFlights.$J$3:.$J$3002])+FLOOR(SUM(([$GlidingFlights.$B$3:.$B$3002]&gt;=[.J$7])*([$GlidingFlights.$B$3:.$B$3002]&lt;[.K$7])*[$GlidingFlights.$K$3:.$K$3002])/60;1)" office:value-type="float" office:value="0">
            <text:p>0</text:p>
          </table:table-cell>
          <table:table-cell table:style-name="ce73" table:number-matrix-columns-spanned="1" table:number-matrix-rows-spanned="1" table:formula="of:=SUM(([$GlidingFlights.$B$3:.$B$3002]&gt;=[.K$7])*([$GlidingFlights.$B$3:.$B$3002]&lt;[.L$7])*[$GlidingFlights.$J$3:.$J$3002])+FLOOR(SUM(([$GlidingFlights.$B$3:.$B$3002]&gt;=[.K$7])*([$GlidingFlights.$B$3:.$B$3002]&lt;[.L$7])*[$GlidingFlights.$K$3:.$K$3002])/60;1)" office:value-type="float" office:value="0">
            <text:p>0</text:p>
          </table:table-cell>
          <table:table-cell table:style-name="ce73" table:number-matrix-columns-spanned="1" table:number-matrix-rows-spanned="1" table:formula="of:=SUM(([$GlidingFlights.$B$3:.$B$3002]&gt;=[.L$7])*([$GlidingFlights.$B$3:.$B$3002]&lt;[.M$7])*[$GlidingFlights.$J$3:.$J$3002])+FLOOR(SUM(([$GlidingFlights.$B$3:.$B$3002]&gt;=[.L$7])*([$GlidingFlights.$B$3:.$B$3002]&lt;[.M$7])*[$GlidingFlights.$K$3:.$K$3002])/60;1)" office:value-type="float" office:value="0">
            <text:p>0</text:p>
          </table:table-cell>
          <table:table-cell table:style-name="ce73" table:number-matrix-columns-spanned="1" table:number-matrix-rows-spanned="1" table:formula="of:=SUM(([$GlidingFlights.$B$3:.$B$3002]&gt;=[.M$7])*([$GlidingFlights.$B$3:.$B$3002]&lt;[.N$7])*[$GlidingFlights.$J$3:.$J$3002])+FLOOR(SUM(([$GlidingFlights.$B$3:.$B$3002]&gt;=[.M$7])*([$GlidingFlights.$B$3:.$B$3002]&lt;[.N$7])*[$GlidingFlights.$K$3:.$K$3002])/60;1)" office:value-type="float" office:value="0">
            <text:p>0</text:p>
          </table:table-cell>
          <table:table-cell table:style-name="ce73" table:number-matrix-columns-spanned="1" table:number-matrix-rows-spanned="1" table:formula="of:=SUM(([$GlidingFlights.$B$3:.$B$3002]&gt;=[.N$7])*([$GlidingFlights.$B$3:.$B$3002]&lt;DATE(YEAR([.$K$2])+1;1;1))*[$GlidingFlights.$J$3:.$J$3002])+FLOOR(SUM(([$GlidingFlights.$B$3:.$B$3002]&gt;=[.N$7])*([$GlidingFlights.$B$3:.$B$3002]&lt;DATE(YEAR([.$K$2])+1;1;1))*[$GlidingFlights.$K$3:.$K$3002])/60;1)" office:value-type="float" office:value="5">
            <text:p>5</text:p>
          </table:table-cell>
          <table:table-cell table:style-name="ce85" table:number-matrix-columns-spanned="1" table:number-matrix-rows-spanned="1" table:formula="of:=SUM(([$GlidingFlights.$B$3:.$B$3002]&gt;=DATEVALUE(&quot;01/01/1900&quot;))*([$GlidingFlights.$B$3:.$B$3002]&lt;=[.$K$2])*[$GlidingFlights.$J$3:.$J$3002])+FLOOR(SUM(([$GlidingFlights.$B$3:.$B$3002]&gt;=DATEVALUE(&quot;01/01/1900&quot;))*([$GlidingFlights.$B$3:.$B$3002]&lt;=[.$K$2])*[$GlidingFlights.$K$3:.$K$3002])/60;1)" office:value-type="float" office:value="5">
            <text:p>5</text:p>
          </table:table-cell>
          <table:table-cell table:style-name="ce78"/>
          <table:table-cell table:number-columns-repeated="12"/>
          <table:table-cell table:style-name="ce78" table:number-columns-repeated="227"/>
          <table:table-cell table:number-columns-repeated="769"/>
        </table:table-row>
        <table:table-row table:style-name="ro2">
          <table:covered-table-cell table:style-name="ce51"/>
          <table:table-cell table:style-name="ce66" office:value-type="string">
            <text:p>Time (mins)</text:p>
          </table:table-cell>
          <table:table-cell table:style-name="ce73" table:number-matrix-columns-spanned="1" table:number-matrix-rows-spanned="1" table:formula="of:=MOD(SUM(([$GlidingFlights.$B$3:.$B$3002]&gt;=[.C$7])*([$GlidingFlights.$B$3:.$B$3002]&lt;[.D$7])*[$GlidingFlights.$K$3:.$K$3002]);60)" office:value-type="float" office:value="0">
            <text:p>0</text:p>
          </table:table-cell>
          <table:table-cell table:style-name="ce73" table:number-matrix-columns-spanned="1" table:number-matrix-rows-spanned="1" table:formula="of:=MOD(SUM(([$GlidingFlights.$B$3:.$B$3002]&gt;=[.D$7])*([$GlidingFlights.$B$3:.$B$3002]&lt;[.E$7])*[$GlidingFlights.$K$3:.$K$3002]);60)" office:value-type="float" office:value="0">
            <text:p>0</text:p>
          </table:table-cell>
          <table:table-cell table:style-name="ce73" table:number-matrix-columns-spanned="1" table:number-matrix-rows-spanned="1" table:formula="of:=MOD(SUM(([$GlidingFlights.$B$3:.$B$3002]&gt;=[.E$7])*([$GlidingFlights.$B$3:.$B$3002]&lt;[.F$7])*[$GlidingFlights.$K$3:.$K$3002]);60)" office:value-type="float" office:value="0">
            <text:p>0</text:p>
          </table:table-cell>
          <table:table-cell table:style-name="ce73" table:number-matrix-columns-spanned="1" table:number-matrix-rows-spanned="1" table:formula="of:=MOD(SUM(([$GlidingFlights.$B$3:.$B$3002]&gt;=[.F$7])*([$GlidingFlights.$B$3:.$B$3002]&lt;[.G$7])*[$GlidingFlights.$K$3:.$K$3002]);60)" office:value-type="float" office:value="0">
            <text:p>0</text:p>
          </table:table-cell>
          <table:table-cell table:style-name="ce73" table:number-matrix-columns-spanned="1" table:number-matrix-rows-spanned="1" table:formula="of:=MOD(SUM(([$GlidingFlights.$B$3:.$B$3002]&gt;=[.G$7])*([$GlidingFlights.$B$3:.$B$3002]&lt;[.H$7])*[$GlidingFlights.$K$3:.$K$3002]);60)" office:value-type="float" office:value="0">
            <text:p>0</text:p>
          </table:table-cell>
          <table:table-cell table:style-name="ce73" table:number-matrix-columns-spanned="1" table:number-matrix-rows-spanned="1" table:formula="of:=MOD(SUM(([$GlidingFlights.$B$3:.$B$3002]&gt;=[.H$7])*([$GlidingFlights.$B$3:.$B$3002]&lt;[.I$7])*[$GlidingFlights.$K$3:.$K$3002]);60)" office:value-type="float" office:value="0">
            <text:p>0</text:p>
          </table:table-cell>
          <table:table-cell table:style-name="ce73" table:number-matrix-columns-spanned="1" table:number-matrix-rows-spanned="1" table:formula="of:=MOD(SUM(([$GlidingFlights.$B$3:.$B$3002]&gt;=[.I$7])*([$GlidingFlights.$B$3:.$B$3002]&lt;[.J$7])*[$GlidingFlights.$K$3:.$K$3002]);60)" office:value-type="float" office:value="0">
            <text:p>0</text:p>
          </table:table-cell>
          <table:table-cell table:style-name="ce73" table:number-matrix-columns-spanned="1" table:number-matrix-rows-spanned="1" table:formula="of:=MOD(SUM(([$GlidingFlights.$B$3:.$B$3002]&gt;=[.J$7])*([$GlidingFlights.$B$3:.$B$3002]&lt;[.K$7])*[$GlidingFlights.$K$3:.$K$3002]);60)" office:value-type="float" office:value="0">
            <text:p>0</text:p>
          </table:table-cell>
          <table:table-cell table:style-name="ce73" table:number-matrix-columns-spanned="1" table:number-matrix-rows-spanned="1" table:formula="of:=MOD(SUM(([$GlidingFlights.$B$3:.$B$3002]&gt;=[.K$7])*([$GlidingFlights.$B$3:.$B$3002]&lt;[.L$7])*[$GlidingFlights.$K$3:.$K$3002]);60)" office:value-type="float" office:value="0">
            <text:p>0</text:p>
          </table:table-cell>
          <table:table-cell table:style-name="ce73" table:number-matrix-columns-spanned="1" table:number-matrix-rows-spanned="1" table:formula="of:=MOD(SUM(([$GlidingFlights.$B$3:.$B$3002]&gt;=[.L$7])*([$GlidingFlights.$B$3:.$B$3002]&lt;[.M$7])*[$GlidingFlights.$K$3:.$K$3002]);60)" office:value-type="float" office:value="0">
            <text:p>0</text:p>
          </table:table-cell>
          <table:table-cell table:style-name="ce73" table:number-matrix-columns-spanned="1" table:number-matrix-rows-spanned="1" table:formula="of:=MOD(SUM(([$GlidingFlights.$B$3:.$B$3002]&gt;=[.M$7])*([$GlidingFlights.$B$3:.$B$3002]&lt;[.N$7])*[$GlidingFlights.$K$3:.$K$3002]);60)" office:value-type="float" office:value="0">
            <text:p>0</text:p>
          </table:table-cell>
          <table:table-cell table:style-name="ce73" table:number-matrix-columns-spanned="1" table:number-matrix-rows-spanned="1" table:formula="of:=MOD(SUM(([$GlidingFlights.$B$3:.$B$3002]&gt;=[.N$7])*([$GlidingFlights.$B$3:.$B$3002]&lt;DATE(YEAR([.$K$2])+1;1;1))*[$GlidingFlights.$K$3:.$K$3002]);60)" office:value-type="float" office:value="30">
            <text:p>30</text:p>
          </table:table-cell>
          <table:table-cell table:style-name="ce84" table:number-matrix-columns-spanned="1" table:number-matrix-rows-spanned="1" table:formula="of:=MOD(SUM(([$GlidingFlights.$B$3:.$B$3002]&gt;=DATEVALUE(&quot;01/01/1900&quot;))*([$GlidingFlights.$B$3:.$B$3002]&lt;=[.$K$2])*[$GlidingFlights.$K$3:.$K$3002]);60)" office:value-type="float" office:value="30">
            <text:p>30</text:p>
          </table:table-cell>
          <table:table-cell table:style-name="ce78"/>
          <table:table-cell table:number-columns-repeated="12"/>
          <table:table-cell table:style-name="ce78" table:number-columns-repeated="227"/>
          <table:table-cell table:number-columns-repeated="769"/>
        </table:table-row>
        <table:table-row table:style-name="ro2">
          <table:covered-table-cell table:style-name="ce51"/>
          <table:table-cell table:style-name="ce66" office:value-type="string">
            <text:p>Distance (kms)</text:p>
          </table:table-cell>
          <table:table-cell table:style-name="ce73" table:number-matrix-columns-spanned="1" table:number-matrix-rows-spanned="1" table:formula="of:=SUM(([$GlidingFlights.$B$3:.$B$3002]&gt;=[.C$7])*([$GlidingFlights.$B$3:.$B$3002]&lt;[.D$7])*[$GlidingFlights.$L$3:.$L$3002])" office:value-type="float" office:value="0">
            <text:p>0</text:p>
          </table:table-cell>
          <table:table-cell table:style-name="ce73" table:number-matrix-columns-spanned="1" table:number-matrix-rows-spanned="1" table:formula="of:=SUM(([$GlidingFlights.$B$3:.$B$3002]&gt;=[.D$7])*([$GlidingFlights.$B$3:.$B$3002]&lt;[.E$7])*[$GlidingFlights.$L$3:.$L$3002])" office:value-type="float" office:value="0">
            <text:p>0</text:p>
          </table:table-cell>
          <table:table-cell table:style-name="ce73" table:number-matrix-columns-spanned="1" table:number-matrix-rows-spanned="1" table:formula="of:=SUM(([$GlidingFlights.$B$3:.$B$3002]&gt;=[.E$7])*([$GlidingFlights.$B$3:.$B$3002]&lt;[.F$7])*[$GlidingFlights.$L$3:.$L$3002])" office:value-type="float" office:value="0">
            <text:p>0</text:p>
          </table:table-cell>
          <table:table-cell table:style-name="ce73" table:number-matrix-columns-spanned="1" table:number-matrix-rows-spanned="1" table:formula="of:=SUM(([$GlidingFlights.$B$3:.$B$3002]&gt;=[.F$7])*([$GlidingFlights.$B$3:.$B$3002]&lt;[.G$7])*[$GlidingFlights.$L$3:.$L$3002])" office:value-type="float" office:value="0">
            <text:p>0</text:p>
          </table:table-cell>
          <table:table-cell table:style-name="ce73" table:number-matrix-columns-spanned="1" table:number-matrix-rows-spanned="1" table:formula="of:=SUM(([$GlidingFlights.$B$3:.$B$3002]&gt;=[.G$7])*([$GlidingFlights.$B$3:.$B$3002]&lt;[.H$7])*[$GlidingFlights.$L$3:.$L$3002])" office:value-type="float" office:value="0">
            <text:p>0</text:p>
          </table:table-cell>
          <table:table-cell table:style-name="ce73" table:number-matrix-columns-spanned="1" table:number-matrix-rows-spanned="1" table:formula="of:=SUM(([$GlidingFlights.$B$3:.$B$3002]&gt;=[.H$7])*([$GlidingFlights.$B$3:.$B$3002]&lt;[.I$7])*[$GlidingFlights.$L$3:.$L$3002])" office:value-type="float" office:value="0">
            <text:p>0</text:p>
          </table:table-cell>
          <table:table-cell table:style-name="ce73" table:number-matrix-columns-spanned="1" table:number-matrix-rows-spanned="1" table:formula="of:=SUM(([$GlidingFlights.$B$3:.$B$3002]&gt;=[.I$7])*([$GlidingFlights.$B$3:.$B$3002]&lt;[.J$7])*[$GlidingFlights.$L$3:.$L$3002])" office:value-type="float" office:value="0">
            <text:p>0</text:p>
          </table:table-cell>
          <table:table-cell table:style-name="ce73" table:number-matrix-columns-spanned="1" table:number-matrix-rows-spanned="1" table:formula="of:=SUM(([$GlidingFlights.$B$3:.$B$3002]&gt;=[.J$7])*([$GlidingFlights.$B$3:.$B$3002]&lt;[.K$7])*[$GlidingFlights.$L$3:.$L$3002])" office:value-type="float" office:value="0">
            <text:p>0</text:p>
          </table:table-cell>
          <table:table-cell table:style-name="ce73" table:number-matrix-columns-spanned="1" table:number-matrix-rows-spanned="1" table:formula="of:=SUM(([$GlidingFlights.$B$3:.$B$3002]&gt;=[.K$7])*([$GlidingFlights.$B$3:.$B$3002]&lt;[.L$7])*[$GlidingFlights.$L$3:.$L$3002])" office:value-type="float" office:value="0">
            <text:p>0</text:p>
          </table:table-cell>
          <table:table-cell table:style-name="ce73" table:number-matrix-columns-spanned="1" table:number-matrix-rows-spanned="1" table:formula="of:=SUM(([$GlidingFlights.$B$3:.$B$3002]&gt;=[.L$7])*([$GlidingFlights.$B$3:.$B$3002]&lt;[.M$7])*[$GlidingFlights.$L$3:.$L$3002])" office:value-type="float" office:value="0">
            <text:p>0</text:p>
          </table:table-cell>
          <table:table-cell table:style-name="ce73" table:number-matrix-columns-spanned="1" table:number-matrix-rows-spanned="1" table:formula="of:=SUM(([$GlidingFlights.$B$3:.$B$3002]&gt;=[.M$7])*([$GlidingFlights.$B$3:.$B$3002]&lt;[.N$7])*[$GlidingFlights.$L$3:.$L$3002])" office:value-type="float" office:value="0">
            <text:p>0</text:p>
          </table:table-cell>
          <table:table-cell table:style-name="ce73" table:number-matrix-columns-spanned="1" table:number-matrix-rows-spanned="1" table:formula="of:=SUM(([$GlidingFlights.$B$3:.$B$3002]&gt;=[.N$7])*([$GlidingFlights.$B$3:.$B$3002]&lt;DATE(YEAR([.$K$2])+1;1;1))*[$GlidingFlights.$L$3:.$L$3002])" office:value-type="float" office:value="750">
            <text:p>750</text:p>
          </table:table-cell>
          <table:table-cell table:style-name="ce84" table:number-matrix-columns-spanned="1" table:number-matrix-rows-spanned="1" table:formula="of:=SUM(([$GlidingFlights.$B$3:.$B$3002]&gt;=DATEVALUE(&quot;01/01/1900&quot;))*([$GlidingFlights.$B$3:.$B$3002]&lt;=[.$K$2])*[$GlidingFlights.$L$3:.$L$3002])" office:value-type="float" office:value="750">
            <text:p>750</text:p>
          </table:table-cell>
          <table:table-cell table:style-name="ce78"/>
          <table:table-cell table:number-columns-repeated="12"/>
          <table:table-cell table:style-name="ce78" table:number-columns-repeated="227"/>
          <table:table-cell table:number-columns-repeated="769"/>
        </table:table-row>
        <table:table-row table:style-name="ro2">
          <table:table-cell table:style-name="ce52" office:value-type="string">
            <text:p>Reg:</text:p>
          </table:table-cell>
          <table:table-cell table:style-name="ce66" office:value-type="string">
            <text:p>No. of Flights</text:p>
          </table:table-cell>
          <table:table-cell table:style-name="ce73" table:number-matrix-columns-spanned="1" table:number-matrix-rows-spanned="1" table:formula="of:=SUM(([$GlidingFlights.$D$3:.$D$3002]=[.$A13])*([$GlidingFlights.$B$3:.$B$3002]&gt;=[.C$7])*([$GlidingFlights.$B$3:.$B$3002]&lt;[.D$7]))" office:value-type="float" office:value="0">
            <text:p>0</text:p>
          </table:table-cell>
          <table:table-cell table:style-name="ce73" table:number-matrix-columns-spanned="1" table:number-matrix-rows-spanned="1" table:formula="of:=SUM(([$GlidingFlights.$D$3:.$D$3002]=[.$A13])*([$GlidingFlights.$B$3:.$B$3002]&gt;=[.D$7])*([$GlidingFlights.$B$3:.$B$3002]&lt;[.E$7]))" office:value-type="float" office:value="0">
            <text:p>0</text:p>
          </table:table-cell>
          <table:table-cell table:style-name="ce73" table:number-matrix-columns-spanned="1" table:number-matrix-rows-spanned="1" table:formula="of:=SUM(([$GlidingFlights.$D$3:.$D$3002]=[.$A13])*([$GlidingFlights.$B$3:.$B$3002]&gt;=[.E$7])*([$GlidingFlights.$B$3:.$B$3002]&lt;[.F$7]))" office:value-type="float" office:value="0">
            <text:p>0</text:p>
          </table:table-cell>
          <table:table-cell table:style-name="ce73" table:number-matrix-columns-spanned="1" table:number-matrix-rows-spanned="1" table:formula="of:=SUM(([$GlidingFlights.$D$3:.$D$3002]=[.$A13])*([$GlidingFlights.$B$3:.$B$3002]&gt;=[.F$7])*([$GlidingFlights.$B$3:.$B$3002]&lt;[.G$7]))" office:value-type="float" office:value="0">
            <text:p>0</text:p>
          </table:table-cell>
          <table:table-cell table:style-name="ce73" table:number-matrix-columns-spanned="1" table:number-matrix-rows-spanned="1" table:formula="of:=SUM(([$GlidingFlights.$D$3:.$D$3002]=[.$A13])*([$GlidingFlights.$B$3:.$B$3002]&gt;=[.G$7])*([$GlidingFlights.$B$3:.$B$3002]&lt;[.H$7]))" office:value-type="float" office:value="0">
            <text:p>0</text:p>
          </table:table-cell>
          <table:table-cell table:style-name="ce73" table:number-matrix-columns-spanned="1" table:number-matrix-rows-spanned="1" table:formula="of:=SUM(([$GlidingFlights.$D$3:.$D$3002]=[.$A13])*([$GlidingFlights.$B$3:.$B$3002]&gt;=[.H$7])*([$GlidingFlights.$B$3:.$B$3002]&lt;[.I$7]))" office:value-type="float" office:value="0">
            <text:p>0</text:p>
          </table:table-cell>
          <table:table-cell table:style-name="ce73" table:number-matrix-columns-spanned="1" table:number-matrix-rows-spanned="1" table:formula="of:=SUM(([$GlidingFlights.$D$3:.$D$3002]=[.$A13])*([$GlidingFlights.$B$3:.$B$3002]&gt;=[.I$7])*([$GlidingFlights.$B$3:.$B$3002]&lt;[.J$7]))" office:value-type="float" office:value="0">
            <text:p>0</text:p>
          </table:table-cell>
          <table:table-cell table:style-name="ce73" table:number-matrix-columns-spanned="1" table:number-matrix-rows-spanned="1" table:formula="of:=SUM(([$GlidingFlights.$D$3:.$D$3002]=[.$A13])*([$GlidingFlights.$B$3:.$B$3002]&gt;=[.J$7])*([$GlidingFlights.$B$3:.$B$3002]&lt;[.K$7]))" office:value-type="float" office:value="0">
            <text:p>0</text:p>
          </table:table-cell>
          <table:table-cell table:style-name="ce73" table:number-matrix-columns-spanned="1" table:number-matrix-rows-spanned="1" table:formula="of:=SUM(([$GlidingFlights.$D$3:.$D$3002]=[.$A13])*([$GlidingFlights.$B$3:.$B$3002]&gt;=[.K$7])*([$GlidingFlights.$B$3:.$B$3002]&lt;[.L$7]))" office:value-type="float" office:value="0">
            <text:p>0</text:p>
          </table:table-cell>
          <table:table-cell table:style-name="ce73" table:number-matrix-columns-spanned="1" table:number-matrix-rows-spanned="1" table:formula="of:=SUM(([$GlidingFlights.$D$3:.$D$3002]=[.$A13])*([$GlidingFlights.$B$3:.$B$3002]&gt;=[.L$7])*([$GlidingFlights.$B$3:.$B$3002]&lt;[.M$7]))" office:value-type="float" office:value="0">
            <text:p>0</text:p>
          </table:table-cell>
          <table:table-cell table:style-name="ce73" table:number-matrix-columns-spanned="1" table:number-matrix-rows-spanned="1" table:formula="of:=SUM(([$GlidingFlights.$D$3:.$D$3002]=[.$A13])*([$GlidingFlights.$B$3:.$B$3002]&gt;=[.M$7])*([$GlidingFlights.$B$3:.$B$3002]&lt;[.N$7]))" office:value-type="float" office:value="0">
            <text:p>0</text:p>
          </table:table-cell>
          <table:table-cell table:style-name="ce73" table:number-matrix-columns-spanned="1" table:number-matrix-rows-spanned="1" table:formula="of:=SUM(([$GlidingFlights.$D$3:.$D$3002]=[.$A13])*([$GlidingFlights.$B$3:.$B$3002]&gt;=[.N$7])*([$GlidingFlights.$B$3:.$B$3002]&lt;DATE(YEAR([.$K$2])+1;1;1)))" office:value-type="float" office:value="0">
            <text:p>0</text:p>
          </table:table-cell>
          <table:table-cell table:style-name="ce84" table:number-matrix-columns-spanned="1" table:number-matrix-rows-spanned="1" table:formula="of:=SUM(([$GlidingFlights.$D$3:.$D$3002]=[.$A13])*([$GlidingFlights.$B$3:.$B$3002]&gt;=DATEVALUE(&quot;01/01/1900&quot;))*([$GlidingFlights.$B$3:.$B$3002]&lt;=[.$K$2]))" office:value-type="float" office:value="0">
            <text:p>0</text:p>
          </table:table-cell>
          <table:table-cell table:style-name="ce78"/>
          <table:table-cell table:number-columns-repeated="12"/>
          <table:table-cell table:style-name="ce78" table:number-columns-repeated="227"/>
          <table:table-cell table:number-columns-repeated="769"/>
        </table:table-row>
        <table:table-row table:style-name="ro2">
          <table:table-cell table:style-name="ce53" table:formula="of:=[.$K$3]" office:value-type="string" office:string-value="G-XXXX" table:number-columns-spanned="1" table:number-rows-spanned="3">
            <text:p>G-XXXX</text:p>
          </table:table-cell>
          <table:table-cell table:style-name="ce66" office:value-type="string">
            <text:p>Time (hrs)</text:p>
          </table:table-cell>
          <table:table-cell table:style-name="ce74" table:number-matrix-columns-spanned="1" table:number-matrix-rows-spanned="1" table:formula="of:=SUM(([$GlidingFlights.$D$3:.$D$3002]=[.$A13])*([$GlidingFlights.$B$3:.$B$3002]&gt;=[.C$7])*([$GlidingFlights.$B$3:.$B$3002]&lt;[.D$7])*[$GlidingFlights.$J$3:.$J$3002])+FLOOR(SUM(([$GlidingFlights.$D$3:.$D$3002]=[.$A13])*([$GlidingFlights.$B$3:.$B$3002]&gt;=[.C$7])*([$GlidingFlights.$B$3:.$B$3002]&lt;[.D$7])*[$GlidingFlights.$K$3:.$K$3002])/60;1)" office:value-type="float" office:value="0">
            <text:p>0</text:p>
          </table:table-cell>
          <table:table-cell table:style-name="ce74" table:number-matrix-columns-spanned="1" table:number-matrix-rows-spanned="1" table:formula="of:=SUM(([$GlidingFlights.$D$3:.$D$3002]=[.$A13])*([$GlidingFlights.$B$3:.$B$3002]&gt;=[.D$7])*([$GlidingFlights.$B$3:.$B$3002]&lt;[.E$7])*[$GlidingFlights.$J$3:.$J$3002])+FLOOR(SUM(([$GlidingFlights.$D$3:.$D$3002]=[.$A13])*([$GlidingFlights.$B$3:.$B$3002]&gt;=[.D$7])*([$GlidingFlights.$B$3:.$B$3002]&lt;[.E$7])*[$GlidingFlights.$K$3:.$K$3002])/60;1)" office:value-type="float" office:value="0">
            <text:p>0</text:p>
          </table:table-cell>
          <table:table-cell table:style-name="ce74" table:number-matrix-columns-spanned="1" table:number-matrix-rows-spanned="1" table:formula="of:=SUM(([$GlidingFlights.$D$3:.$D$3002]=[.$A13])*([$GlidingFlights.$B$3:.$B$3002]&gt;=[.E$7])*([$GlidingFlights.$B$3:.$B$3002]&lt;[.F$7])*[$GlidingFlights.$J$3:.$J$3002])+FLOOR(SUM(([$GlidingFlights.$D$3:.$D$3002]=[.$A13])*([$GlidingFlights.$B$3:.$B$3002]&gt;=[.E$7])*([$GlidingFlights.$B$3:.$B$3002]&lt;[.F$7])*[$GlidingFlights.$K$3:.$K$3002])/60;1)" office:value-type="float" office:value="0">
            <text:p>0</text:p>
          </table:table-cell>
          <table:table-cell table:style-name="ce74" table:number-matrix-columns-spanned="1" table:number-matrix-rows-spanned="1" table:formula="of:=SUM(([$GlidingFlights.$D$3:.$D$3002]=[.$A13])*([$GlidingFlights.$B$3:.$B$3002]&gt;=[.F$7])*([$GlidingFlights.$B$3:.$B$3002]&lt;[.G$7])*[$GlidingFlights.$J$3:.$J$3002])+FLOOR(SUM(([$GlidingFlights.$D$3:.$D$3002]=[.$A13])*([$GlidingFlights.$B$3:.$B$3002]&gt;=[.F$7])*([$GlidingFlights.$B$3:.$B$3002]&lt;[.G$7])*[$GlidingFlights.$K$3:.$K$3002])/60;1)" office:value-type="float" office:value="0">
            <text:p>0</text:p>
          </table:table-cell>
          <table:table-cell table:style-name="ce74" table:number-matrix-columns-spanned="1" table:number-matrix-rows-spanned="1" table:formula="of:=SUM(([$GlidingFlights.$D$3:.$D$3002]=[.$A13])*([$GlidingFlights.$B$3:.$B$3002]&gt;=[.G$7])*([$GlidingFlights.$B$3:.$B$3002]&lt;[.H$7])*[$GlidingFlights.$J$3:.$J$3002])+FLOOR(SUM(([$GlidingFlights.$D$3:.$D$3002]=[.$A13])*([$GlidingFlights.$B$3:.$B$3002]&gt;=[.G$7])*([$GlidingFlights.$B$3:.$B$3002]&lt;[.H$7])*[$GlidingFlights.$K$3:.$K$3002])/60;1)" office:value-type="float" office:value="0">
            <text:p>0</text:p>
          </table:table-cell>
          <table:table-cell table:style-name="ce74" table:number-matrix-columns-spanned="1" table:number-matrix-rows-spanned="1" table:formula="of:=SUM(([$GlidingFlights.$D$3:.$D$3002]=[.$A13])*([$GlidingFlights.$B$3:.$B$3002]&gt;=[.H$7])*([$GlidingFlights.$B$3:.$B$3002]&lt;[.I$7])*[$GlidingFlights.$J$3:.$J$3002])+FLOOR(SUM(([$GlidingFlights.$D$3:.$D$3002]=[.$A13])*([$GlidingFlights.$B$3:.$B$3002]&gt;=[.H$7])*([$GlidingFlights.$B$3:.$B$3002]&lt;[.I$7])*[$GlidingFlights.$K$3:.$K$3002])/60;1)" office:value-type="float" office:value="0">
            <text:p>0</text:p>
          </table:table-cell>
          <table:table-cell table:style-name="ce74" table:number-matrix-columns-spanned="1" table:number-matrix-rows-spanned="1" table:formula="of:=SUM(([$GlidingFlights.$D$3:.$D$3002]=[.$A13])*([$GlidingFlights.$B$3:.$B$3002]&gt;=[.I$7])*([$GlidingFlights.$B$3:.$B$3002]&lt;[.J$7])*[$GlidingFlights.$J$3:.$J$3002])+FLOOR(SUM(([$GlidingFlights.$D$3:.$D$3002]=[.$A13])*([$GlidingFlights.$B$3:.$B$3002]&gt;=[.I$7])*([$GlidingFlights.$B$3:.$B$3002]&lt;[.J$7])*[$GlidingFlights.$K$3:.$K$3002])/60;1)" office:value-type="float" office:value="0">
            <text:p>0</text:p>
          </table:table-cell>
          <table:table-cell table:style-name="ce74" table:number-matrix-columns-spanned="1" table:number-matrix-rows-spanned="1" table:formula="of:=SUM(([$GlidingFlights.$D$3:.$D$3002]=[.$A13])*([$GlidingFlights.$B$3:.$B$3002]&gt;=[.J$7])*([$GlidingFlights.$B$3:.$B$3002]&lt;[.K$7])*[$GlidingFlights.$J$3:.$J$3002])+FLOOR(SUM(([$GlidingFlights.$D$3:.$D$3002]=[.$A13])*([$GlidingFlights.$B$3:.$B$3002]&gt;=[.J$7])*([$GlidingFlights.$B$3:.$B$3002]&lt;[.K$7])*[$GlidingFlights.$K$3:.$K$3002])/60;1)" office:value-type="float" office:value="0">
            <text:p>0</text:p>
          </table:table-cell>
          <table:table-cell table:style-name="ce74" table:number-matrix-columns-spanned="1" table:number-matrix-rows-spanned="1" table:formula="of:=SUM(([$GlidingFlights.$D$3:.$D$3002]=[.$A13])*([$GlidingFlights.$B$3:.$B$3002]&gt;=[.K$7])*([$GlidingFlights.$B$3:.$B$3002]&lt;[.L$7])*[$GlidingFlights.$J$3:.$J$3002])+FLOOR(SUM(([$GlidingFlights.$D$3:.$D$3002]=[.$A13])*([$GlidingFlights.$B$3:.$B$3002]&gt;=[.K$7])*([$GlidingFlights.$B$3:.$B$3002]&lt;[.L$7])*[$GlidingFlights.$K$3:.$K$3002])/60;1)" office:value-type="float" office:value="0">
            <text:p>0</text:p>
          </table:table-cell>
          <table:table-cell table:style-name="ce74" table:number-matrix-columns-spanned="1" table:number-matrix-rows-spanned="1" table:formula="of:=SUM(([$GlidingFlights.$D$3:.$D$3002]=[.$A13])*([$GlidingFlights.$B$3:.$B$3002]&gt;=[.L$7])*([$GlidingFlights.$B$3:.$B$3002]&lt;[.M$7])*[$GlidingFlights.$J$3:.$J$3002])+FLOOR(SUM(([$GlidingFlights.$D$3:.$D$3002]=[.$A13])*([$GlidingFlights.$B$3:.$B$3002]&gt;=[.L$7])*([$GlidingFlights.$B$3:.$B$3002]&lt;[.M$7])*[$GlidingFlights.$K$3:.$K$3002])/60;1)" office:value-type="float" office:value="0">
            <text:p>0</text:p>
          </table:table-cell>
          <table:table-cell table:style-name="ce74" table:number-matrix-columns-spanned="1" table:number-matrix-rows-spanned="1" table:formula="of:=SUM(([$GlidingFlights.$D$3:.$D$3002]=[.$A13])*([$GlidingFlights.$B$3:.$B$3002]&gt;=[.M$7])*([$GlidingFlights.$B$3:.$B$3002]&lt;[.N$7])*[$GlidingFlights.$J$3:.$J$3002])+FLOOR(SUM(([$GlidingFlights.$D$3:.$D$3002]=[.$A13])*([$GlidingFlights.$B$3:.$B$3002]&gt;=[.M$7])*([$GlidingFlights.$B$3:.$B$3002]&lt;[.N$7])*[$GlidingFlights.$K$3:.$K$3002])/60;1)" office:value-type="float" office:value="0">
            <text:p>0</text:p>
          </table:table-cell>
          <table:table-cell table:style-name="ce74" table:number-matrix-columns-spanned="1" table:number-matrix-rows-spanned="1" table:formula="of:=SUM(([$GlidingFlights.$D$3:.$D$3002]=[.$A13])*([$GlidingFlights.$B$3:.$B$3002]&gt;=[.N$7])*([$GlidingFlights.$B$3:.$B$3002]&lt;DATE(YEAR([.$K$2])+1;1;1))*[$GlidingFlights.$J$3:.$J$3002])+FLOOR(SUM(([$GlidingFlights.$D$3:.$D$3002]=[.$A13])*([$GlidingFlights.$B$3:.$B$3002]&gt;=[.N$7])*([$GlidingFlights.$B$3:.$B$3002]&lt;DATE(YEAR([.$K$2])+1;1;1))*[$GlidingFlights.$K$3:.$K$3002])/60;1)" office:value-type="float" office:value="0">
            <text:p>0</text:p>
          </table:table-cell>
          <table:table-cell table:style-name="ce85" table:number-matrix-columns-spanned="1" table:number-matrix-rows-spanned="1" table:formula="of:=SUM(([$GlidingFlights.$D$3:.$D$3002]=[.$A13])*([$GlidingFlights.$B$3:.$B$3002]&gt;=DATEVALUE(&quot;01/01/1900&quot;))*([$GlidingFlights.$B$3:.$B$3002]&lt;=[.$K$2])*[$GlidingFlights.$J$3:.$J$3002])+FLOOR(SUM(([$GlidingFlights.$D$3:.$D$3002]=[.$A13])*([$GlidingFlights.$B$3:.$B$3002]&gt;=DATEVALUE(&quot;01/01/1900&quot;))*([$GlidingFlights.$B$3:.$B$3002]&lt;=[.$K$2])*[$GlidingFlights.$K$3:.$K$3002])/60;1)" office:value-type="float" office:value="0">
            <text:p>0</text:p>
          </table:table-cell>
          <table:table-cell table:style-name="ce78"/>
          <table:table-cell table:number-columns-repeated="12"/>
          <table:table-cell table:style-name="ce78" table:number-columns-repeated="227"/>
          <table:table-cell table:number-columns-repeated="769"/>
        </table:table-row>
        <table:table-row table:style-name="ro2">
          <table:covered-table-cell table:style-name="ce54"/>
          <table:table-cell table:style-name="ce66" office:value-type="string">
            <text:p>Time (mins)</text:p>
          </table:table-cell>
          <table:table-cell table:style-name="ce73" table:number-matrix-columns-spanned="1" table:number-matrix-rows-spanned="1" table:formula="of:=MOD(SUM(([$GlidingFlights.$D$3:.$D$3002]=[.$A13])*([$GlidingFlights.$B$3:.$B$3002]&gt;=[.C$7])*([$GlidingFlights.$B$3:.$B$3002]&lt;[.D$7])*[$GlidingFlights.$K$3:.$K$3002]);60)" office:value-type="float" office:value="0">
            <text:p>0</text:p>
          </table:table-cell>
          <table:table-cell table:style-name="ce73" table:number-matrix-columns-spanned="1" table:number-matrix-rows-spanned="1" table:formula="of:=MOD(SUM(([$GlidingFlights.$D$3:.$D$3002]=[.$A13])*([$GlidingFlights.$B$3:.$B$3002]&gt;=[.D$7])*([$GlidingFlights.$B$3:.$B$3002]&lt;[.E$7])*[$GlidingFlights.$K$3:.$K$3002]);60)" office:value-type="float" office:value="0">
            <text:p>0</text:p>
          </table:table-cell>
          <table:table-cell table:style-name="ce73" table:number-matrix-columns-spanned="1" table:number-matrix-rows-spanned="1" table:formula="of:=MOD(SUM(([$GlidingFlights.$D$3:.$D$3002]=[.$A13])*([$GlidingFlights.$B$3:.$B$3002]&gt;=[.E$7])*([$GlidingFlights.$B$3:.$B$3002]&lt;[.F$7])*[$GlidingFlights.$K$3:.$K$3002]);60)" office:value-type="float" office:value="0">
            <text:p>0</text:p>
          </table:table-cell>
          <table:table-cell table:style-name="ce73" table:number-matrix-columns-spanned="1" table:number-matrix-rows-spanned="1" table:formula="of:=MOD(SUM(([$GlidingFlights.$D$3:.$D$3002]=[.$A13])*([$GlidingFlights.$B$3:.$B$3002]&gt;=[.F$7])*([$GlidingFlights.$B$3:.$B$3002]&lt;[.G$7])*[$GlidingFlights.$K$3:.$K$3002]);60)" office:value-type="float" office:value="0">
            <text:p>0</text:p>
          </table:table-cell>
          <table:table-cell table:style-name="ce73" table:number-matrix-columns-spanned="1" table:number-matrix-rows-spanned="1" table:formula="of:=MOD(SUM(([$GlidingFlights.$D$3:.$D$3002]=[.$A13])*([$GlidingFlights.$B$3:.$B$3002]&gt;=[.G$7])*([$GlidingFlights.$B$3:.$B$3002]&lt;[.H$7])*[$GlidingFlights.$K$3:.$K$3002]);60)" office:value-type="float" office:value="0">
            <text:p>0</text:p>
          </table:table-cell>
          <table:table-cell table:style-name="ce73" table:number-matrix-columns-spanned="1" table:number-matrix-rows-spanned="1" table:formula="of:=MOD(SUM(([$GlidingFlights.$D$3:.$D$3002]=[.$A13])*([$GlidingFlights.$B$3:.$B$3002]&gt;=[.H$7])*([$GlidingFlights.$B$3:.$B$3002]&lt;[.I$7])*[$GlidingFlights.$K$3:.$K$3002]);60)" office:value-type="float" office:value="0">
            <text:p>0</text:p>
          </table:table-cell>
          <table:table-cell table:style-name="ce73" table:number-matrix-columns-spanned="1" table:number-matrix-rows-spanned="1" table:formula="of:=MOD(SUM(([$GlidingFlights.$D$3:.$D$3002]=[.$A13])*([$GlidingFlights.$B$3:.$B$3002]&gt;=[.I$7])*([$GlidingFlights.$B$3:.$B$3002]&lt;[.J$7])*[$GlidingFlights.$K$3:.$K$3002]);60)" office:value-type="float" office:value="0">
            <text:p>0</text:p>
          </table:table-cell>
          <table:table-cell table:style-name="ce73" table:number-matrix-columns-spanned="1" table:number-matrix-rows-spanned="1" table:formula="of:=MOD(SUM(([$GlidingFlights.$D$3:.$D$3002]=[.$A13])*([$GlidingFlights.$B$3:.$B$3002]&gt;=[.J$7])*([$GlidingFlights.$B$3:.$B$3002]&lt;[.K$7])*[$GlidingFlights.$K$3:.$K$3002]);60)" office:value-type="float" office:value="0">
            <text:p>0</text:p>
          </table:table-cell>
          <table:table-cell table:style-name="ce73" table:number-matrix-columns-spanned="1" table:number-matrix-rows-spanned="1" table:formula="of:=MOD(SUM(([$GlidingFlights.$D$3:.$D$3002]=[.$A13])*([$GlidingFlights.$B$3:.$B$3002]&gt;=[.K$7])*([$GlidingFlights.$B$3:.$B$3002]&lt;[.L$7])*[$GlidingFlights.$K$3:.$K$3002]);60)" office:value-type="float" office:value="0">
            <text:p>0</text:p>
          </table:table-cell>
          <table:table-cell table:style-name="ce73" table:number-matrix-columns-spanned="1" table:number-matrix-rows-spanned="1" table:formula="of:=MOD(SUM(([$GlidingFlights.$D$3:.$D$3002]=[.$A13])*([$GlidingFlights.$B$3:.$B$3002]&gt;=[.L$7])*([$GlidingFlights.$B$3:.$B$3002]&lt;[.M$7])*[$GlidingFlights.$K$3:.$K$3002]);60)" office:value-type="float" office:value="0">
            <text:p>0</text:p>
          </table:table-cell>
          <table:table-cell table:style-name="ce73" table:number-matrix-columns-spanned="1" table:number-matrix-rows-spanned="1" table:formula="of:=MOD(SUM(([$GlidingFlights.$D$3:.$D$3002]=[.$A13])*([$GlidingFlights.$B$3:.$B$3002]&gt;=[.M$7])*([$GlidingFlights.$B$3:.$B$3002]&lt;[.N$7])*[$GlidingFlights.$K$3:.$K$3002]);60)" office:value-type="float" office:value="0">
            <text:p>0</text:p>
          </table:table-cell>
          <table:table-cell table:style-name="ce73" table:number-matrix-columns-spanned="1" table:number-matrix-rows-spanned="1" table:formula="of:=MOD(SUM(([$GlidingFlights.$D$3:.$D$3002]=[.$A13])*([$GlidingFlights.$B$3:.$B$3002]&gt;=[.N$7])*([$GlidingFlights.$B$3:.$B$3002]&lt;DATE(YEAR([.$K$2])+1;1;1))*[$GlidingFlights.$K$3:.$K$3002]);60)" office:value-type="float" office:value="0">
            <text:p>0</text:p>
          </table:table-cell>
          <table:table-cell table:style-name="ce84" table:number-matrix-columns-spanned="1" table:number-matrix-rows-spanned="1" table:formula="of:=MOD(SUM(([$GlidingFlights.$D$3:.$D$3002]=[.$A13])*([$GlidingFlights.$B$3:.$B$3002]&gt;=DATEVALUE(&quot;01/01/1900&quot;))*([$GlidingFlights.$B$3:.$B$3002]&lt;=[.$K$2])*[$GlidingFlights.$K$3:.$K$3002]);60)" office:value-type="float" office:value="0">
            <text:p>0</text:p>
          </table:table-cell>
          <table:table-cell table:style-name="ce78"/>
          <table:table-cell table:number-columns-repeated="12"/>
          <table:table-cell table:style-name="ce78" table:number-columns-repeated="227"/>
          <table:table-cell table:number-columns-repeated="769"/>
        </table:table-row>
        <table:table-row table:style-name="ro2">
          <table:covered-table-cell table:style-name="ce54"/>
          <table:table-cell table:style-name="ce66" office:value-type="string">
            <text:p>Distance (kms)</text:p>
          </table:table-cell>
          <table:table-cell table:style-name="ce73" table:number-matrix-columns-spanned="1" table:number-matrix-rows-spanned="1" table:formula="of:=SUM(([$GlidingFlights.$D$3:.$D$3002]=[.$A13])*([$GlidingFlights.$B$3:.$B$3002]&gt;=[.C$7])*([$GlidingFlights.$B$3:.$B$3002]&lt;[.D$7])*[$GlidingFlights.$L$3:.$L$3002])" office:value-type="float" office:value="0">
            <text:p>0</text:p>
          </table:table-cell>
          <table:table-cell table:style-name="ce73" table:number-matrix-columns-spanned="1" table:number-matrix-rows-spanned="1" table:formula="of:=SUM(([$GlidingFlights.$D$3:.$D$3002]=[.$A13])*([$GlidingFlights.$B$3:.$B$3002]&gt;=[.D$7])*([$GlidingFlights.$B$3:.$B$3002]&lt;[.E$7])*[$GlidingFlights.$L$3:.$L$3002])" office:value-type="float" office:value="0">
            <text:p>0</text:p>
          </table:table-cell>
          <table:table-cell table:style-name="ce73" table:number-matrix-columns-spanned="1" table:number-matrix-rows-spanned="1" table:formula="of:=SUM(([$GlidingFlights.$D$3:.$D$3002]=[.$A13])*([$GlidingFlights.$B$3:.$B$3002]&gt;=[.E$7])*([$GlidingFlights.$B$3:.$B$3002]&lt;[.F$7])*[$GlidingFlights.$L$3:.$L$3002])" office:value-type="float" office:value="0">
            <text:p>0</text:p>
          </table:table-cell>
          <table:table-cell table:style-name="ce73" table:number-matrix-columns-spanned="1" table:number-matrix-rows-spanned="1" table:formula="of:=SUM(([$GlidingFlights.$D$3:.$D$3002]=[.$A13])*([$GlidingFlights.$B$3:.$B$3002]&gt;=[.F$7])*([$GlidingFlights.$B$3:.$B$3002]&lt;[.G$7])*[$GlidingFlights.$L$3:.$L$3002])" office:value-type="float" office:value="0">
            <text:p>0</text:p>
          </table:table-cell>
          <table:table-cell table:style-name="ce73" table:number-matrix-columns-spanned="1" table:number-matrix-rows-spanned="1" table:formula="of:=SUM(([$GlidingFlights.$D$3:.$D$3002]=[.$A13])*([$GlidingFlights.$B$3:.$B$3002]&gt;=[.G$7])*([$GlidingFlights.$B$3:.$B$3002]&lt;[.H$7])*[$GlidingFlights.$L$3:.$L$3002])" office:value-type="float" office:value="0">
            <text:p>0</text:p>
          </table:table-cell>
          <table:table-cell table:style-name="ce73" table:number-matrix-columns-spanned="1" table:number-matrix-rows-spanned="1" table:formula="of:=SUM(([$GlidingFlights.$D$3:.$D$3002]=[.$A13])*([$GlidingFlights.$B$3:.$B$3002]&gt;=[.H$7])*([$GlidingFlights.$B$3:.$B$3002]&lt;[.I$7])*[$GlidingFlights.$L$3:.$L$3002])" office:value-type="float" office:value="0">
            <text:p>0</text:p>
          </table:table-cell>
          <table:table-cell table:style-name="ce73" table:number-matrix-columns-spanned="1" table:number-matrix-rows-spanned="1" table:formula="of:=SUM(([$GlidingFlights.$D$3:.$D$3002]=[.$A13])*([$GlidingFlights.$B$3:.$B$3002]&gt;=[.I$7])*([$GlidingFlights.$B$3:.$B$3002]&lt;[.J$7])*[$GlidingFlights.$L$3:.$L$3002])" office:value-type="float" office:value="0">
            <text:p>0</text:p>
          </table:table-cell>
          <table:table-cell table:style-name="ce73" table:number-matrix-columns-spanned="1" table:number-matrix-rows-spanned="1" table:formula="of:=SUM(([$GlidingFlights.$D$3:.$D$3002]=[.$A13])*([$GlidingFlights.$B$3:.$B$3002]&gt;=[.J$7])*([$GlidingFlights.$B$3:.$B$3002]&lt;[.K$7])*[$GlidingFlights.$L$3:.$L$3002])" office:value-type="float" office:value="0">
            <text:p>0</text:p>
          </table:table-cell>
          <table:table-cell table:style-name="ce73" table:number-matrix-columns-spanned="1" table:number-matrix-rows-spanned="1" table:formula="of:=SUM(([$GlidingFlights.$D$3:.$D$3002]=[.$A13])*([$GlidingFlights.$B$3:.$B$3002]&gt;=[.K$7])*([$GlidingFlights.$B$3:.$B$3002]&lt;[.L$7])*[$GlidingFlights.$L$3:.$L$3002])" office:value-type="float" office:value="0">
            <text:p>0</text:p>
          </table:table-cell>
          <table:table-cell table:style-name="ce73" table:number-matrix-columns-spanned="1" table:number-matrix-rows-spanned="1" table:formula="of:=SUM(([$GlidingFlights.$D$3:.$D$3002]=[.$A13])*([$GlidingFlights.$B$3:.$B$3002]&gt;=[.L$7])*([$GlidingFlights.$B$3:.$B$3002]&lt;[.M$7])*[$GlidingFlights.$L$3:.$L$3002])" office:value-type="float" office:value="0">
            <text:p>0</text:p>
          </table:table-cell>
          <table:table-cell table:style-name="ce73" table:number-matrix-columns-spanned="1" table:number-matrix-rows-spanned="1" table:formula="of:=SUM(([$GlidingFlights.$D$3:.$D$3002]=[.$A13])*([$GlidingFlights.$B$3:.$B$3002]&gt;=[.M$7])*([$GlidingFlights.$B$3:.$B$3002]&lt;[.N$7])*[$GlidingFlights.$L$3:.$L$3002])" office:value-type="float" office:value="0">
            <text:p>0</text:p>
          </table:table-cell>
          <table:table-cell table:style-name="ce73" table:number-matrix-columns-spanned="1" table:number-matrix-rows-spanned="1" table:formula="of:=SUM(([$GlidingFlights.$D$3:.$D$3002]=[.$A13])*([$GlidingFlights.$B$3:.$B$3002]&gt;=[.N$7])*([$GlidingFlights.$B$3:.$B$3002]&lt;DATE(YEAR([.$K$2])+1;1;1))*[$GlidingFlights.$L$3:.$L$3002])" office:value-type="float" office:value="0">
            <text:p>0</text:p>
          </table:table-cell>
          <table:table-cell table:style-name="ce84" table:number-matrix-columns-spanned="1" table:number-matrix-rows-spanned="1" table:formula="of:=SUM(([$GlidingFlights.$D$3:.$D$3002]=[.$A13])*([$GlidingFlights.$B$3:.$B$3002]&gt;=DATEVALUE(&quot;01/01/1900&quot;))*([$GlidingFlights.$B$3:.$B$3002]&lt;=[.$K$2])*[$GlidingFlights.$L$3:.$L$3002])" office:value-type="float" office:value="0">
            <text:p>0</text:p>
          </table:table-cell>
          <table:table-cell table:style-name="ce78" table:number-columns-repeated="240"/>
          <table:table-cell table:number-columns-repeated="769"/>
        </table:table-row>
        <table:table-row table:style-name="ro2" table:number-rows-repeated="2">
          <table:table-cell table:number-columns-repeated="15"/>
          <table:table-cell table:style-name="ce78" table:number-columns-repeated="240"/>
          <table:table-cell table:number-columns-repeated="769"/>
        </table:table-row>
        <table:table-row table:style-name="ro2">
          <table:table-cell table:style-name="ce48" office:value-type="string" table:number-columns-spanned="15" table:number-rows-spanned="1">
            <text:p>Monthly Flying in Current Year</text:p>
          </table:table-cell>
          <table:covered-table-cell table:number-columns-repeated="14" table:style-name="ce57"/>
          <table:table-cell table:style-name="ce78" table:number-columns-repeated="240"/>
          <table:table-cell table:number-columns-repeated="769"/>
        </table:table-row>
        <table:table-row table:style-name="ro2">
          <table:table-cell table:style-name="ce56" office:value-type="string" table:number-columns-spanned="2" table:number-rows-spanned="1">
            <text:p>Month:</text:p>
          </table:table-cell>
          <table:covered-table-cell table:style-name="ce67"/>
          <table:table-cell table:style-name="ce75" table:formula="of:=DATE(YEAR([.$K$2]);1;1)" office:value-type="date" office:date-value="2009-01-01">
            <text:p>Jan</text:p>
          </table:table-cell>
          <table:table-cell table:style-name="ce75" table:formula="of:=DATE(YEAR([.$K$2]);2;1)" office:value-type="date" office:date-value="2009-02-01">
            <text:p>Feb</text:p>
          </table:table-cell>
          <table:table-cell table:style-name="ce75" table:formula="of:=DATE(YEAR([.$K$2]);3;1)" office:value-type="date" office:date-value="2009-03-01">
            <text:p>Mar</text:p>
          </table:table-cell>
          <table:table-cell table:style-name="ce75" table:formula="of:=DATE(YEAR([.$K$2]);4;1)" office:value-type="date" office:date-value="2009-04-01">
            <text:p>Apr</text:p>
          </table:table-cell>
          <table:table-cell table:style-name="ce75" table:formula="of:=DATE(YEAR([.$K$2]);5;1)" office:value-type="date" office:date-value="2009-05-01">
            <text:p>May</text:p>
          </table:table-cell>
          <table:table-cell table:style-name="ce75" table:formula="of:=DATE(YEAR([.$K$2]);6;1)" office:value-type="date" office:date-value="2009-06-01">
            <text:p>Jun</text:p>
          </table:table-cell>
          <table:table-cell table:style-name="ce75" table:formula="of:=DATE(YEAR([.$K$2]);7;1)" office:value-type="date" office:date-value="2009-07-01">
            <text:p>Jul</text:p>
          </table:table-cell>
          <table:table-cell table:style-name="ce75" table:formula="of:=DATE(YEAR([.$K$2]);8;1)" office:value-type="date" office:date-value="2009-08-01">
            <text:p>Aug</text:p>
          </table:table-cell>
          <table:table-cell table:style-name="ce75" table:formula="of:=DATE(YEAR([.$K$2]);9;1)" office:value-type="date" office:date-value="2009-09-01">
            <text:p>Sep</text:p>
          </table:table-cell>
          <table:table-cell table:style-name="ce75" table:formula="of:=DATE(YEAR([.$K$2]);10;1)" office:value-type="date" office:date-value="2009-10-01">
            <text:p>Oct</text:p>
          </table:table-cell>
          <table:table-cell table:style-name="ce75" table:formula="of:=DATE(YEAR([.$K$2]);11;1)" office:value-type="date" office:date-value="2009-11-01">
            <text:p>Nov</text:p>
          </table:table-cell>
          <table:table-cell table:style-name="ce75" table:formula="of:=DATE(YEAR([.$K$2]);12;1)" office:value-type="date" office:date-value="2009-12-01">
            <text:p>Dec</text:p>
          </table:table-cell>
          <table:table-cell table:style-name="ce86" office:value-type="string">
            <text:p>This Yr</text:p>
          </table:table-cell>
          <table:table-cell table:style-name="ce78"/>
          <table:table-cell table:style-name="ce78">
            <draw:frame table:end-cell-address="GlidingStats.W35" table:end-x="2.01cm" table:end-y="0.17cm" draw:z-index="4" draw:style-name="gr1" svg:width="16cm" svg:height="7.75cm" svg:x="0.077cm" svg:y="0.068cm">
              <draw:object draw:notify-on-update-of-ranges="GlidingStats.C19:GlidingStats.N19 GlidingStats.B20:GlidingStats.B20 GlidingStats.C20:GlidingStats.N20 GlidingStats.B21:GlidingStats.B21 GlidingStats.C21:GlidingStats.N21" xlink:href="./Object 3" xlink:type="simple" xlink:show="embed" xlink:actuate="onLoad"/>
              <draw:image xlink:href="./ObjectReplacements/Object 3" xlink:type="simple" xlink:show="embed" xlink:actuate="onLoad"/>
            </draw:frame>
          </table:table-cell>
          <table:table-cell table:style-name="ce78" table:number-columns-repeated="238"/>
          <table:table-cell table:number-columns-repeated="769"/>
        </table:table-row>
        <table:table-row table:style-name="ro2">
          <table:table-cell table:style-name="ce31" office:value-type="string" table:number-columns-spanned="1" table:number-rows-spanned="4">
            <text:p>Total</text:p>
          </table:table-cell>
          <table:table-cell table:style-name="ce66" office:value-type="string">
            <text:p>No. of Flights</text:p>
          </table:table-cell>
          <table:table-cell table:style-name="ce73" table:number-matrix-columns-spanned="1" table:number-matrix-rows-spanned="1" table:formula="of:=SUM(([$GlidingFlights.$B$3:.$B$3002]&gt;=[.C$19])*([$GlidingFlights.$B$3:.$B$3002]&lt;[.D$19]))" office:value-type="float" office:value="1">
            <text:p>1</text:p>
          </table:table-cell>
          <table:table-cell table:style-name="ce73" table:number-matrix-columns-spanned="1" table:number-matrix-rows-spanned="1" table:formula="of:=SUM(([$GlidingFlights.$B$3:.$B$3002]&gt;=[.D$19])*([$GlidingFlights.$B$3:.$B$3002]&lt;[.E$19]))" office:value-type="float" office:value="0">
            <text:p>0</text:p>
          </table:table-cell>
          <table:table-cell table:style-name="ce73" table:number-matrix-columns-spanned="1" table:number-matrix-rows-spanned="1" table:formula="of:=SUM(([$GlidingFlights.$B$3:.$B$3002]&gt;=[.E$19])*([$GlidingFlights.$B$3:.$B$3002]&lt;[.F$19]))" office:value-type="float" office:value="0">
            <text:p>0</text:p>
          </table:table-cell>
          <table:table-cell table:style-name="ce73" table:number-matrix-columns-spanned="1" table:number-matrix-rows-spanned="1" table:formula="of:=SUM(([$GlidingFlights.$B$3:.$B$3002]&gt;=[.F$19])*([$GlidingFlights.$B$3:.$B$3002]&lt;[.G$19]))" office:value-type="float" office:value="0">
            <text:p>0</text:p>
          </table:table-cell>
          <table:table-cell table:style-name="ce73" table:number-matrix-columns-spanned="1" table:number-matrix-rows-spanned="1" table:formula="of:=SUM(([$GlidingFlights.$B$3:.$B$3002]&gt;=[.G$19])*([$GlidingFlights.$B$3:.$B$3002]&lt;[.H$19]))" office:value-type="float" office:value="0">
            <text:p>0</text:p>
          </table:table-cell>
          <table:table-cell table:style-name="ce73" table:number-matrix-columns-spanned="1" table:number-matrix-rows-spanned="1" table:formula="of:=SUM(([$GlidingFlights.$B$3:.$B$3002]&gt;=[.H$19])*([$GlidingFlights.$B$3:.$B$3002]&lt;[.I$19]))" office:value-type="float" office:value="0">
            <text:p>0</text:p>
          </table:table-cell>
          <table:table-cell table:style-name="ce73" table:number-matrix-columns-spanned="1" table:number-matrix-rows-spanned="1" table:formula="of:=SUM(([$GlidingFlights.$B$3:.$B$3002]&gt;=[.I$19])*([$GlidingFlights.$B$3:.$B$3002]&lt;[.J$19]))" office:value-type="float" office:value="0">
            <text:p>0</text:p>
          </table:table-cell>
          <table:table-cell table:style-name="ce73" table:number-matrix-columns-spanned="1" table:number-matrix-rows-spanned="1" table:formula="of:=SUM(([$GlidingFlights.$B$3:.$B$3002]&gt;=[.J$19])*([$GlidingFlights.$B$3:.$B$3002]&lt;[.K$19]))" office:value-type="float" office:value="0">
            <text:p>0</text:p>
          </table:table-cell>
          <table:table-cell table:style-name="ce73" table:number-matrix-columns-spanned="1" table:number-matrix-rows-spanned="1" table:formula="of:=SUM(([$GlidingFlights.$B$3:.$B$3002]&gt;=[.K$19])*([$GlidingFlights.$B$3:.$B$3002]&lt;[.L$19]))" office:value-type="float" office:value="0">
            <text:p>0</text:p>
          </table:table-cell>
          <table:table-cell table:style-name="ce73" table:number-matrix-columns-spanned="1" table:number-matrix-rows-spanned="1" table:formula="of:=SUM(([$GlidingFlights.$B$3:.$B$3002]&gt;=[.L$19])*([$GlidingFlights.$B$3:.$B$3002]&lt;[.M$19]))" office:value-type="float" office:value="0">
            <text:p>0</text:p>
          </table:table-cell>
          <table:table-cell table:style-name="ce73" table:number-matrix-columns-spanned="1" table:number-matrix-rows-spanned="1" table:formula="of:=SUM(([$GlidingFlights.$B$3:.$B$3002]&gt;=[.M$19])*([$GlidingFlights.$B$3:.$B$3002]&lt;[.N$19]))" office:value-type="float" office:value="0">
            <text:p>0</text:p>
          </table:table-cell>
          <table:table-cell table:style-name="ce73" table:number-matrix-columns-spanned="1" table:number-matrix-rows-spanned="1" table:formula="of:=SUM(([$GlidingFlights.$B$3:.$B$3002]&gt;=[.N$19])*([$GlidingFlights.$B$3:.$B$3002]&lt;DATE(YEAR([.$K$2])+1;1;1)))" office:value-type="float" office:value="0">
            <text:p>0</text:p>
          </table:table-cell>
          <table:table-cell table:style-name="ce87" table:number-matrix-columns-spanned="1" table:number-matrix-rows-spanned="1" table:formula="of:=SUM(([$GlidingFlights.$B$3:.$B$3002]&gt;=DATE(YEAR([.$K$2]);1;1))*([$GlidingFlights.$B$3:.$B$3002]&lt;DATE(YEAR([.$K$2])+1;1;1)))" office:value-type="float" office:value="1">
            <text:p>1</text:p>
          </table:table-cell>
          <table:table-cell table:style-name="ce78" table:number-columns-repeated="240"/>
          <table:table-cell table:number-columns-repeated="769"/>
        </table:table-row>
        <table:table-row table:style-name="ro2">
          <table:covered-table-cell table:style-name="ce57"/>
          <table:table-cell table:style-name="ce66" office:value-type="string">
            <text:p>Time (hrs)</text:p>
          </table:table-cell>
          <table:table-cell table:style-name="ce74" table:number-matrix-columns-spanned="1" table:number-matrix-rows-spanned="1" table:formula="of:=SUM(([$GlidingFlights.$B$3:.$B$3002]&gt;=[.C$19])*([$GlidingFlights.$B$3:.$B$3002]&lt;[.D$19])*[$GlidingFlights.$J$3:.$J$3002])+FLOOR(SUM(([$GlidingFlights.$B$3:.$B$3002]&gt;=[.C$19])*([$GlidingFlights.$B$3:.$B$3002]&lt;[.D$19])*[$GlidingFlights.$K$3:.$K$3002])/60;1)" office:value-type="float" office:value="5">
            <text:p>5</text:p>
          </table:table-cell>
          <table:table-cell table:style-name="ce74" table:number-matrix-columns-spanned="1" table:number-matrix-rows-spanned="1" table:formula="of:=SUM(([$GlidingFlights.$B$3:.$B$3002]&gt;=[.D$19])*([$GlidingFlights.$B$3:.$B$3002]&lt;[.E$19])*[$GlidingFlights.$J$3:.$J$3002])+FLOOR(SUM(([$GlidingFlights.$B$3:.$B$3002]&gt;=[.D$19])*([$GlidingFlights.$B$3:.$B$3002]&lt;[.E$19])*[$GlidingFlights.$K$3:.$K$3002])/60;1)" office:value-type="float" office:value="0">
            <text:p>0</text:p>
          </table:table-cell>
          <table:table-cell table:style-name="ce74" table:number-matrix-columns-spanned="1" table:number-matrix-rows-spanned="1" table:formula="of:=SUM(([$GlidingFlights.$B$3:.$B$3002]&gt;=[.E$19])*([$GlidingFlights.$B$3:.$B$3002]&lt;[.F$19])*[$GlidingFlights.$J$3:.$J$3002])+FLOOR(SUM(([$GlidingFlights.$B$3:.$B$3002]&gt;=[.E$19])*([$GlidingFlights.$B$3:.$B$3002]&lt;[.F$19])*[$GlidingFlights.$K$3:.$K$3002])/60;1)" office:value-type="float" office:value="0">
            <text:p>0</text:p>
          </table:table-cell>
          <table:table-cell table:style-name="ce74" table:number-matrix-columns-spanned="1" table:number-matrix-rows-spanned="1" table:formula="of:=SUM(([$GlidingFlights.$B$3:.$B$3002]&gt;=[.F$19])*([$GlidingFlights.$B$3:.$B$3002]&lt;[.G$19])*[$GlidingFlights.$J$3:.$J$3002])+FLOOR(SUM(([$GlidingFlights.$B$3:.$B$3002]&gt;=[.F$19])*([$GlidingFlights.$B$3:.$B$3002]&lt;[.G$19])*[$GlidingFlights.$K$3:.$K$3002])/60;1)" office:value-type="float" office:value="0">
            <text:p>0</text:p>
          </table:table-cell>
          <table:table-cell table:style-name="ce74" table:number-matrix-columns-spanned="1" table:number-matrix-rows-spanned="1" table:formula="of:=SUM(([$GlidingFlights.$B$3:.$B$3002]&gt;=[.G$19])*([$GlidingFlights.$B$3:.$B$3002]&lt;[.H$19])*[$GlidingFlights.$J$3:.$J$3002])+FLOOR(SUM(([$GlidingFlights.$B$3:.$B$3002]&gt;=[.G$19])*([$GlidingFlights.$B$3:.$B$3002]&lt;[.H$19])*[$GlidingFlights.$K$3:.$K$3002])/60;1)" office:value-type="float" office:value="0">
            <text:p>0</text:p>
          </table:table-cell>
          <table:table-cell table:style-name="ce74" table:number-matrix-columns-spanned="1" table:number-matrix-rows-spanned="1" table:formula="of:=SUM(([$GlidingFlights.$B$3:.$B$3002]&gt;=[.H$19])*([$GlidingFlights.$B$3:.$B$3002]&lt;[.I$19])*[$GlidingFlights.$J$3:.$J$3002])+FLOOR(SUM(([$GlidingFlights.$B$3:.$B$3002]&gt;=[.H$19])*([$GlidingFlights.$B$3:.$B$3002]&lt;[.I$19])*[$GlidingFlights.$K$3:.$K$3002])/60;1)" office:value-type="float" office:value="0">
            <text:p>0</text:p>
          </table:table-cell>
          <table:table-cell table:style-name="ce74" table:number-matrix-columns-spanned="1" table:number-matrix-rows-spanned="1" table:formula="of:=SUM(([$GlidingFlights.$B$3:.$B$3002]&gt;=[.I$19])*([$GlidingFlights.$B$3:.$B$3002]&lt;[.J$19])*[$GlidingFlights.$J$3:.$J$3002])+FLOOR(SUM(([$GlidingFlights.$B$3:.$B$3002]&gt;=[.I$19])*([$GlidingFlights.$B$3:.$B$3002]&lt;[.J$19])*[$GlidingFlights.$K$3:.$K$3002])/60;1)" office:value-type="float" office:value="0">
            <text:p>0</text:p>
          </table:table-cell>
          <table:table-cell table:style-name="ce74" table:number-matrix-columns-spanned="1" table:number-matrix-rows-spanned="1" table:formula="of:=SUM(([$GlidingFlights.$B$3:.$B$3002]&gt;=[.J$19])*([$GlidingFlights.$B$3:.$B$3002]&lt;[.K$19])*[$GlidingFlights.$J$3:.$J$3002])+FLOOR(SUM(([$GlidingFlights.$B$3:.$B$3002]&gt;=[.J$19])*([$GlidingFlights.$B$3:.$B$3002]&lt;[.K$19])*[$GlidingFlights.$K$3:.$K$3002])/60;1)" office:value-type="float" office:value="0">
            <text:p>0</text:p>
          </table:table-cell>
          <table:table-cell table:style-name="ce73" table:number-matrix-columns-spanned="1" table:number-matrix-rows-spanned="1" table:formula="of:=SUM(([$GlidingFlights.$B$3:.$B$3002]&gt;=[.K$19])*([$GlidingFlights.$B$3:.$B$3002]&lt;[.L$19])*[$GlidingFlights.$J$3:.$J$3002])+FLOOR(SUM(([$GlidingFlights.$B$3:.$B$3002]&gt;=[.K$19])*([$GlidingFlights.$B$3:.$B$3002]&lt;[.L$19])*[$GlidingFlights.$K$3:.$K$3002])/60;1)" office:value-type="float" office:value="0">
            <text:p>0</text:p>
          </table:table-cell>
          <table:table-cell table:style-name="ce73" table:number-matrix-columns-spanned="1" table:number-matrix-rows-spanned="1" table:formula="of:=SUM(([$GlidingFlights.$B$3:.$B$3002]&gt;=[.L$19])*([$GlidingFlights.$B$3:.$B$3002]&lt;[.M$19])*[$GlidingFlights.$J$3:.$J$3002])+FLOOR(SUM(([$GlidingFlights.$B$3:.$B$3002]&gt;=[.L$19])*([$GlidingFlights.$B$3:.$B$3002]&lt;[.M$19])*[$GlidingFlights.$K$3:.$K$3002])/60;1)" office:value-type="float" office:value="0">
            <text:p>0</text:p>
          </table:table-cell>
          <table:table-cell table:style-name="ce73" table:number-matrix-columns-spanned="1" table:number-matrix-rows-spanned="1" table:formula="of:=SUM(([$GlidingFlights.$B$3:.$B$3002]&gt;=[.M$19])*([$GlidingFlights.$B$3:.$B$3002]&lt;[.N$19])*[$GlidingFlights.$J$3:.$J$3002])+FLOOR(SUM(([$GlidingFlights.$B$3:.$B$3002]&gt;=[.M$19])*([$GlidingFlights.$B$3:.$B$3002]&lt;[.N$19])*[$GlidingFlights.$K$3:.$K$3002])/60;1)" office:value-type="float" office:value="0">
            <text:p>0</text:p>
          </table:table-cell>
          <table:table-cell table:style-name="ce73" table:number-matrix-columns-spanned="1" table:number-matrix-rows-spanned="1" table:formula="of:=SUM(([$GlidingFlights.$B$3:.$B$3002]&gt;=[.N$19])*([$GlidingFlights.$B$3:.$B$3002]&lt;DATE(YEAR([.$K$2])+1;1;1))*[$GlidingFlights.$J$3:.$J$3002])+FLOOR(SUM(([$GlidingFlights.$B$3:.$B$3002]&gt;=[.N$19])*([$GlidingFlights.$B$3:.$B$3002]&lt;DATE(YEAR([.$K$2])+1;1;1))*[$GlidingFlights.$K$3:.$K$3002])/60;1)" office:value-type="float" office:value="0">
            <text:p>0</text:p>
          </table:table-cell>
          <table:table-cell table:style-name="ce88" table:number-matrix-columns-spanned="1" table:number-matrix-rows-spanned="1" table:formula="of:=SUM(([$GlidingFlights.$B$3:.$B$3002]&gt;=DATE(YEAR([.$K$2]);1;1))*([$GlidingFlights.$B$3:.$B$3002]&lt;DATE(YEAR([.$K$2])+1;1;1))*[$GlidingFlights.$J$3:.$J$3002])+FLOOR(SUM(([$GlidingFlights.$B$3:.$B$3002]&gt;=DATE(YEAR([.$K$2]);1;1))*([$GlidingFlights.$B$3:.$B$3002]&lt;DATE(YEAR([.$K$2])+1;1;1))*[$GlidingFlights.$K$3:.$K$3002])/60;1)" office:value-type="float" office:value="5">
            <text:p>5</text:p>
          </table:table-cell>
          <table:table-cell table:style-name="ce78" table:number-columns-repeated="240"/>
          <table:table-cell table:number-columns-repeated="769"/>
        </table:table-row>
        <table:table-row table:style-name="ro2">
          <table:covered-table-cell table:style-name="ce58"/>
          <table:table-cell table:style-name="ce66" office:value-type="string">
            <text:p>Time (mins)</text:p>
          </table:table-cell>
          <table:table-cell table:style-name="ce73" table:number-matrix-columns-spanned="1" table:number-matrix-rows-spanned="1" table:formula="of:=MOD(SUM(([$GlidingFlights.$B$3:.$B$3002]&gt;=[.C$19])*([$GlidingFlights.$B$3:.$B$3002]&lt;[.D$19])*[$GlidingFlights.$K$3:.$K$3002]);60)" office:value-type="float" office:value="30">
            <text:p>30</text:p>
          </table:table-cell>
          <table:table-cell table:style-name="ce73" table:number-matrix-columns-spanned="1" table:number-matrix-rows-spanned="1" table:formula="of:=MOD(SUM(([$GlidingFlights.$B$3:.$B$3002]&gt;=[.D$19])*([$GlidingFlights.$B$3:.$B$3002]&lt;[.E$19])*[$GlidingFlights.$K$3:.$K$3002]);60)" office:value-type="float" office:value="0">
            <text:p>0</text:p>
          </table:table-cell>
          <table:table-cell table:style-name="ce73" table:number-matrix-columns-spanned="1" table:number-matrix-rows-spanned="1" table:formula="of:=MOD(SUM(([$GlidingFlights.$B$3:.$B$3002]&gt;=[.E$19])*([$GlidingFlights.$B$3:.$B$3002]&lt;[.F$19])*[$GlidingFlights.$K$3:.$K$3002]);60)" office:value-type="float" office:value="0">
            <text:p>0</text:p>
          </table:table-cell>
          <table:table-cell table:style-name="ce73" table:number-matrix-columns-spanned="1" table:number-matrix-rows-spanned="1" table:formula="of:=MOD(SUM(([$GlidingFlights.$B$3:.$B$3002]&gt;=[.F$19])*([$GlidingFlights.$B$3:.$B$3002]&lt;[.G$19])*[$GlidingFlights.$K$3:.$K$3002]);60)" office:value-type="float" office:value="0">
            <text:p>0</text:p>
          </table:table-cell>
          <table:table-cell table:style-name="ce73" table:number-matrix-columns-spanned="1" table:number-matrix-rows-spanned="1" table:formula="of:=MOD(SUM(([$GlidingFlights.$B$3:.$B$3002]&gt;=[.G$19])*([$GlidingFlights.$B$3:.$B$3002]&lt;[.H$19])*[$GlidingFlights.$K$3:.$K$3002]);60)" office:value-type="float" office:value="0">
            <text:p>0</text:p>
          </table:table-cell>
          <table:table-cell table:style-name="ce73" table:number-matrix-columns-spanned="1" table:number-matrix-rows-spanned="1" table:formula="of:=MOD(SUM(([$GlidingFlights.$B$3:.$B$3002]&gt;=[.H$19])*([$GlidingFlights.$B$3:.$B$3002]&lt;[.I$19])*[$GlidingFlights.$K$3:.$K$3002]);60)" office:value-type="float" office:value="0">
            <text:p>0</text:p>
          </table:table-cell>
          <table:table-cell table:style-name="ce73" table:number-matrix-columns-spanned="1" table:number-matrix-rows-spanned="1" table:formula="of:=MOD(SUM(([$GlidingFlights.$B$3:.$B$3002]&gt;=[.I$19])*([$GlidingFlights.$B$3:.$B$3002]&lt;[.J$19])*[$GlidingFlights.$K$3:.$K$3002]);60)" office:value-type="float" office:value="0">
            <text:p>0</text:p>
          </table:table-cell>
          <table:table-cell table:style-name="ce73" table:number-matrix-columns-spanned="1" table:number-matrix-rows-spanned="1" table:formula="of:=MOD(SUM(([$GlidingFlights.$B$3:.$B$3002]&gt;=[.J$19])*([$GlidingFlights.$B$3:.$B$3002]&lt;[.K$19])*[$GlidingFlights.$K$3:.$K$3002]);60)" office:value-type="float" office:value="0">
            <text:p>0</text:p>
          </table:table-cell>
          <table:table-cell table:style-name="ce73" table:number-matrix-columns-spanned="1" table:number-matrix-rows-spanned="1" table:formula="of:=MOD(SUM(([$GlidingFlights.$B$3:.$B$3002]&gt;=[.K$19])*([$GlidingFlights.$B$3:.$B$3002]&lt;[.L$19])*[$GlidingFlights.$K$3:.$K$3002]);60)" office:value-type="float" office:value="0">
            <text:p>0</text:p>
          </table:table-cell>
          <table:table-cell table:style-name="ce73" table:number-matrix-columns-spanned="1" table:number-matrix-rows-spanned="1" table:formula="of:=MOD(SUM(([$GlidingFlights.$B$3:.$B$3002]&gt;=[.L$19])*([$GlidingFlights.$B$3:.$B$3002]&lt;[.M$19])*[$GlidingFlights.$K$3:.$K$3002]);60)" office:value-type="float" office:value="0">
            <text:p>0</text:p>
          </table:table-cell>
          <table:table-cell table:style-name="ce73" table:number-matrix-columns-spanned="1" table:number-matrix-rows-spanned="1" table:formula="of:=MOD(SUM(([$GlidingFlights.$B$3:.$B$3002]&gt;=[.M$19])*([$GlidingFlights.$B$3:.$B$3002]&lt;[.N$19])*[$GlidingFlights.$K$3:.$K$3002]);60)" office:value-type="float" office:value="0">
            <text:p>0</text:p>
          </table:table-cell>
          <table:table-cell table:style-name="ce73" table:number-matrix-columns-spanned="1" table:number-matrix-rows-spanned="1" table:formula="of:=MOD(SUM(([$GlidingFlights.$B$3:.$B$3002]&gt;=[.N$19])*([$GlidingFlights.$B$3:.$B$3002]&lt;DATE(YEAR([.$K$2])+1;1;1))*[$GlidingFlights.$K$3:.$K$3002]);60)" office:value-type="float" office:value="0">
            <text:p>0</text:p>
          </table:table-cell>
          <table:table-cell table:style-name="ce89" table:number-matrix-columns-spanned="1" table:number-matrix-rows-spanned="1" table:formula="of:=MOD(SUM(([$GlidingFlights.$B$3:.$B$3002]&gt;=DATE(YEAR([.$K$2]);1;1))*([$GlidingFlights.$B$3:.$B$3002]&lt;DATE(YEAR([.$K$2])+1;1;1))*[$GlidingFlights.$K$3:.$K$3002]);60)" office:value-type="float" office:value="30">
            <text:p>30</text:p>
          </table:table-cell>
          <table:table-cell table:style-name="ce78" table:number-columns-repeated="240"/>
          <table:table-cell table:number-columns-repeated="769"/>
        </table:table-row>
        <table:table-row table:style-name="ro2">
          <table:covered-table-cell table:style-name="ce58"/>
          <table:table-cell table:style-name="ce66" office:value-type="string">
            <text:p>Distance (kms)</text:p>
          </table:table-cell>
          <table:table-cell table:style-name="ce73" table:number-matrix-columns-spanned="1" table:number-matrix-rows-spanned="1" table:formula="of:=SUM(([$GlidingFlights.$B$3:.$B$3002]&gt;=[.C$19])*([$GlidingFlights.$B$3:.$B$3002]&lt;[.D$19])*[$GlidingFlights.$L$3:.$L$3002])" office:value-type="float" office:value="750">
            <text:p>750</text:p>
          </table:table-cell>
          <table:table-cell table:style-name="ce73" table:number-matrix-columns-spanned="1" table:number-matrix-rows-spanned="1" table:formula="of:=SUM(([$GlidingFlights.$B$3:.$B$3002]&gt;=[.D$19])*([$GlidingFlights.$B$3:.$B$3002]&lt;[.E$19])*[$GlidingFlights.$L$3:.$L$3002])" office:value-type="float" office:value="0">
            <text:p>0</text:p>
          </table:table-cell>
          <table:table-cell table:style-name="ce73" table:number-matrix-columns-spanned="1" table:number-matrix-rows-spanned="1" table:formula="of:=SUM(([$GlidingFlights.$B$3:.$B$3002]&gt;=[.E$19])*([$GlidingFlights.$B$3:.$B$3002]&lt;[.F$19])*[$GlidingFlights.$L$3:.$L$3002])" office:value-type="float" office:value="0">
            <text:p>0</text:p>
          </table:table-cell>
          <table:table-cell table:style-name="ce73" table:number-matrix-columns-spanned="1" table:number-matrix-rows-spanned="1" table:formula="of:=SUM(([$GlidingFlights.$B$3:.$B$3002]&gt;=[.F$19])*([$GlidingFlights.$B$3:.$B$3002]&lt;[.G$19])*[$GlidingFlights.$L$3:.$L$3002])" office:value-type="float" office:value="0">
            <text:p>0</text:p>
          </table:table-cell>
          <table:table-cell table:style-name="ce73" table:number-matrix-columns-spanned="1" table:number-matrix-rows-spanned="1" table:formula="of:=SUM(([$GlidingFlights.$B$3:.$B$3002]&gt;=[.G$19])*([$GlidingFlights.$B$3:.$B$3002]&lt;[.H$19])*[$GlidingFlights.$L$3:.$L$3002])" office:value-type="float" office:value="0">
            <text:p>0</text:p>
          </table:table-cell>
          <table:table-cell table:style-name="ce73" table:number-matrix-columns-spanned="1" table:number-matrix-rows-spanned="1" table:formula="of:=SUM(([$GlidingFlights.$B$3:.$B$3002]&gt;=[.H$19])*([$GlidingFlights.$B$3:.$B$3002]&lt;[.I$19])*[$GlidingFlights.$L$3:.$L$3002])" office:value-type="float" office:value="0">
            <text:p>0</text:p>
          </table:table-cell>
          <table:table-cell table:style-name="ce73" table:number-matrix-columns-spanned="1" table:number-matrix-rows-spanned="1" table:formula="of:=SUM(([$GlidingFlights.$B$3:.$B$3002]&gt;=[.I$19])*([$GlidingFlights.$B$3:.$B$3002]&lt;[.J$19])*[$GlidingFlights.$L$3:.$L$3002])" office:value-type="float" office:value="0">
            <text:p>0</text:p>
          </table:table-cell>
          <table:table-cell table:style-name="ce73" table:number-matrix-columns-spanned="1" table:number-matrix-rows-spanned="1" table:formula="of:=SUM(([$GlidingFlights.$B$3:.$B$3002]&gt;=[.J$19])*([$GlidingFlights.$B$3:.$B$3002]&lt;[.K$19])*[$GlidingFlights.$L$3:.$L$3002])" office:value-type="float" office:value="0">
            <text:p>0</text:p>
          </table:table-cell>
          <table:table-cell table:style-name="ce73" table:number-matrix-columns-spanned="1" table:number-matrix-rows-spanned="1" table:formula="of:=SUM(([$GlidingFlights.$B$3:.$B$3002]&gt;=[.K$19])*([$GlidingFlights.$B$3:.$B$3002]&lt;[.L$19])*[$GlidingFlights.$L$3:.$L$3002])" office:value-type="float" office:value="0">
            <text:p>0</text:p>
          </table:table-cell>
          <table:table-cell table:style-name="ce73" table:number-matrix-columns-spanned="1" table:number-matrix-rows-spanned="1" table:formula="of:=SUM(([$GlidingFlights.$B$3:.$B$3002]&gt;=[.L$19])*([$GlidingFlights.$B$3:.$B$3002]&lt;[.M$19])*[$GlidingFlights.$L$3:.$L$3002])" office:value-type="float" office:value="0">
            <text:p>0</text:p>
          </table:table-cell>
          <table:table-cell table:style-name="ce73" table:number-matrix-columns-spanned="1" table:number-matrix-rows-spanned="1" table:formula="of:=SUM(([$GlidingFlights.$B$3:.$B$3002]&gt;=[.M$19])*([$GlidingFlights.$B$3:.$B$3002]&lt;[.N$19])*[$GlidingFlights.$L$3:.$L$3002])" office:value-type="float" office:value="0">
            <text:p>0</text:p>
          </table:table-cell>
          <table:table-cell table:style-name="ce73" table:number-matrix-columns-spanned="1" table:number-matrix-rows-spanned="1" table:formula="of:=SUM(([$GlidingFlights.$B$3:.$B$3002]&gt;=[.N$19])*([$GlidingFlights.$B$3:.$B$3002]&lt;DATE(YEAR([.$K$2])+1;1;1))*[$GlidingFlights.$L$3:.$L$3002])" office:value-type="float" office:value="0">
            <text:p>0</text:p>
          </table:table-cell>
          <table:table-cell table:style-name="ce89" table:number-matrix-columns-spanned="1" table:number-matrix-rows-spanned="1" table:formula="of:=SUM(([$GlidingFlights.$B$3:.$B$3002]&gt;=DATE(YEAR([.$K$2]);1;1))*([$GlidingFlights.$B$3:.$B$3002]&lt;DATE(YEAR([.$K$2])+1;1;1))*[$GlidingFlights.$L$3:.$L$3002])" office:value-type="float" office:value="750">
            <text:p>750</text:p>
          </table:table-cell>
          <table:table-cell table:style-name="ce78" table:number-columns-repeated="240"/>
          <table:table-cell table:number-columns-repeated="769"/>
        </table:table-row>
        <table:table-row table:style-name="ro2">
          <table:table-cell table:style-name="ce52" office:value-type="string">
            <text:p>Reg:</text:p>
          </table:table-cell>
          <table:table-cell table:style-name="ce66" office:value-type="string">
            <text:p>No. of Flights</text:p>
          </table:table-cell>
          <table:table-cell table:style-name="ce73" table:number-matrix-columns-spanned="1" table:number-matrix-rows-spanned="1" table:formula="of:=SUM(([$GlidingFlights.$D$3:.$D$3002]=[.$A25])*([$GlidingFlights.$B$3:.$B$3002]&gt;=[.C$19])*([$GlidingFlights.$B$3:.$B$3002]&lt;[.D$19]))" office:value-type="float" office:value="0">
            <text:p>0</text:p>
          </table:table-cell>
          <table:table-cell table:style-name="ce73" table:number-matrix-columns-spanned="1" table:number-matrix-rows-spanned="1" table:formula="of:=SUM(([$GlidingFlights.$D$3:.$D$3002]=[.$A25])*([$GlidingFlights.$B$3:.$B$3002]&gt;=[.D$19])*([$GlidingFlights.$B$3:.$B$3002]&lt;[.E$19]))" office:value-type="float" office:value="0">
            <text:p>0</text:p>
          </table:table-cell>
          <table:table-cell table:style-name="ce73" table:number-matrix-columns-spanned="1" table:number-matrix-rows-spanned="1" table:formula="of:=SUM(([$GlidingFlights.$D$3:.$D$3002]=[.$A25])*([$GlidingFlights.$B$3:.$B$3002]&gt;=[.E$19])*([$GlidingFlights.$B$3:.$B$3002]&lt;[.F$19]))" office:value-type="float" office:value="0">
            <text:p>0</text:p>
          </table:table-cell>
          <table:table-cell table:style-name="ce73" table:number-matrix-columns-spanned="1" table:number-matrix-rows-spanned="1" table:formula="of:=SUM(([$GlidingFlights.$D$3:.$D$3002]=[.$A25])*([$GlidingFlights.$B$3:.$B$3002]&gt;=[.F$19])*([$GlidingFlights.$B$3:.$B$3002]&lt;[.G$19]))" office:value-type="float" office:value="0">
            <text:p>0</text:p>
          </table:table-cell>
          <table:table-cell table:style-name="ce73" table:number-matrix-columns-spanned="1" table:number-matrix-rows-spanned="1" table:formula="of:=SUM(([$GlidingFlights.$D$3:.$D$3002]=[.$A25])*([$GlidingFlights.$B$3:.$B$3002]&gt;=[.G$19])*([$GlidingFlights.$B$3:.$B$3002]&lt;[.H$19]))" office:value-type="float" office:value="0">
            <text:p>0</text:p>
          </table:table-cell>
          <table:table-cell table:style-name="ce73" table:number-matrix-columns-spanned="1" table:number-matrix-rows-spanned="1" table:formula="of:=SUM(([$GlidingFlights.$D$3:.$D$3002]=[.$A25])*([$GlidingFlights.$B$3:.$B$3002]&gt;=[.H$19])*([$GlidingFlights.$B$3:.$B$3002]&lt;[.I$19]))" office:value-type="float" office:value="0">
            <text:p>0</text:p>
          </table:table-cell>
          <table:table-cell table:style-name="ce73" table:number-matrix-columns-spanned="1" table:number-matrix-rows-spanned="1" table:formula="of:=SUM(([$GlidingFlights.$D$3:.$D$3002]=[.$A25])*([$GlidingFlights.$B$3:.$B$3002]&gt;=[.I$19])*([$GlidingFlights.$B$3:.$B$3002]&lt;[.J$19]))" office:value-type="float" office:value="0">
            <text:p>0</text:p>
          </table:table-cell>
          <table:table-cell table:style-name="ce73" table:number-matrix-columns-spanned="1" table:number-matrix-rows-spanned="1" table:formula="of:=SUM(([$GlidingFlights.$D$3:.$D$3002]=[.$A25])*([$GlidingFlights.$B$3:.$B$3002]&gt;=[.J$19])*([$GlidingFlights.$B$3:.$B$3002]&lt;[.K$19]))" office:value-type="float" office:value="0">
            <text:p>0</text:p>
          </table:table-cell>
          <table:table-cell table:style-name="ce73" table:number-matrix-columns-spanned="1" table:number-matrix-rows-spanned="1" table:formula="of:=SUM(([$GlidingFlights.$D$3:.$D$3002]=[.$A25])*([$GlidingFlights.$B$3:.$B$3002]&gt;=[.K$19])*([$GlidingFlights.$B$3:.$B$3002]&lt;[.L$19]))" office:value-type="float" office:value="0">
            <text:p>0</text:p>
          </table:table-cell>
          <table:table-cell table:style-name="ce73" table:number-matrix-columns-spanned="1" table:number-matrix-rows-spanned="1" table:formula="of:=SUM(([$GlidingFlights.$D$3:.$D$3002]=[.$A25])*([$GlidingFlights.$B$3:.$B$3002]&gt;=[.L$19])*([$GlidingFlights.$B$3:.$B$3002]&lt;[.M$19]))" office:value-type="float" office:value="0">
            <text:p>0</text:p>
          </table:table-cell>
          <table:table-cell table:style-name="ce73" table:number-matrix-columns-spanned="1" table:number-matrix-rows-spanned="1" table:formula="of:=SUM(([$GlidingFlights.$D$3:.$D$3002]=[.$A25])*([$GlidingFlights.$B$3:.$B$3002]&gt;=[.M$19])*([$GlidingFlights.$B$3:.$B$3002]&lt;[.N$19]))" office:value-type="float" office:value="0">
            <text:p>0</text:p>
          </table:table-cell>
          <table:table-cell table:style-name="ce73" table:number-matrix-columns-spanned="1" table:number-matrix-rows-spanned="1" table:formula="of:=SUM(([$GlidingFlights.$D$3:.$D$3002]=[.$A25])*([$GlidingFlights.$B$3:.$B$3002]&gt;=[.N$19])*([$GlidingFlights.$B$3:.$B$3002]&lt;DATE(YEAR([.$K$2])+1;1;1)))" office:value-type="float" office:value="0">
            <text:p>0</text:p>
          </table:table-cell>
          <table:table-cell table:style-name="ce87" table:number-matrix-columns-spanned="1" table:number-matrix-rows-spanned="1" table:formula="of:=SUM(([$GlidingFlights.$D$3:.$D$3002]=[.$A25])*([$GlidingFlights.$B$3:.$B$3002]&gt;=DATE(YEAR([.$K$2]);1;1))*([$GlidingFlights.$B$3:.$B$3002]&lt;DATE(YEAR([.$K$2])+1;1;1)))" office:value-type="float" office:value="0">
            <text:p>0</text:p>
          </table:table-cell>
          <table:table-cell table:style-name="ce78" table:number-columns-repeated="240"/>
          <table:table-cell table:number-columns-repeated="769"/>
        </table:table-row>
        <table:table-row table:style-name="ro2">
          <table:table-cell table:style-name="ce53" table:formula="of:=[.$K$3]" office:value-type="string" office:string-value="G-XXXX" table:number-columns-spanned="1" table:number-rows-spanned="3">
            <text:p>G-XXXX</text:p>
          </table:table-cell>
          <table:table-cell table:style-name="ce66" office:value-type="string">
            <text:p>Time (hrs)</text:p>
          </table:table-cell>
          <table:table-cell table:style-name="ce74" table:number-matrix-columns-spanned="1" table:number-matrix-rows-spanned="1" table:formula="of:=SUM(([$GlidingFlights.$D$3:.$D$3002]=[.$A25])*([$GlidingFlights.$B$3:.$B$3002]&gt;=[.C$19])*([$GlidingFlights.$B$3:.$B$3002]&lt;[.D$19])*[$GlidingFlights.$J$3:.$J$3002])+FLOOR(SUM(([$GlidingFlights.$D$3:.$D$3002]=[.$A25])*([$GlidingFlights.$B$3:.$B$3002]&gt;=[.C$19])*([$GlidingFlights.$B$3:.$B$3002]&lt;[.D$19])*[$GlidingFlights.$K$3:.$K$3002])/60;1)" office:value-type="float" office:value="0">
            <text:p>0</text:p>
          </table:table-cell>
          <table:table-cell table:style-name="ce74" table:number-matrix-columns-spanned="1" table:number-matrix-rows-spanned="1" table:formula="of:=SUM(([$GlidingFlights.$D$3:.$D$3002]=[.$A25])*([$GlidingFlights.$B$3:.$B$3002]&gt;=[.D$19])*([$GlidingFlights.$B$3:.$B$3002]&lt;[.E$19])*[$GlidingFlights.$J$3:.$J$3002])+FLOOR(SUM(([$GlidingFlights.$D$3:.$D$3002]=[.$A25])*([$GlidingFlights.$B$3:.$B$3002]&gt;=[.D$19])*([$GlidingFlights.$B$3:.$B$3002]&lt;[.E$19])*[$GlidingFlights.$K$3:.$K$3002])/60;1)" office:value-type="float" office:value="0">
            <text:p>0</text:p>
          </table:table-cell>
          <table:table-cell table:style-name="ce74" table:number-matrix-columns-spanned="1" table:number-matrix-rows-spanned="1" table:formula="of:=SUM(([$GlidingFlights.$D$3:.$D$3002]=[.$A25])*([$GlidingFlights.$B$3:.$B$3002]&gt;=[.E$19])*([$GlidingFlights.$B$3:.$B$3002]&lt;[.F$19])*[$GlidingFlights.$J$3:.$J$3002])+FLOOR(SUM(([$GlidingFlights.$D$3:.$D$3002]=[.$A25])*([$GlidingFlights.$B$3:.$B$3002]&gt;=[.E$19])*([$GlidingFlights.$B$3:.$B$3002]&lt;[.F$19])*[$GlidingFlights.$K$3:.$K$3002])/60;1)" office:value-type="float" office:value="0">
            <text:p>0</text:p>
          </table:table-cell>
          <table:table-cell table:style-name="ce74" table:number-matrix-columns-spanned="1" table:number-matrix-rows-spanned="1" table:formula="of:=SUM(([$GlidingFlights.$D$3:.$D$3002]=[.$A25])*([$GlidingFlights.$B$3:.$B$3002]&gt;=[.F$19])*([$GlidingFlights.$B$3:.$B$3002]&lt;[.G$19])*[$GlidingFlights.$J$3:.$J$3002])+FLOOR(SUM(([$GlidingFlights.$D$3:.$D$3002]=[.$A25])*([$GlidingFlights.$B$3:.$B$3002]&gt;=[.F$19])*([$GlidingFlights.$B$3:.$B$3002]&lt;[.G$19])*[$GlidingFlights.$K$3:.$K$3002])/60;1)" office:value-type="float" office:value="0">
            <text:p>0</text:p>
          </table:table-cell>
          <table:table-cell table:style-name="ce74" table:number-matrix-columns-spanned="1" table:number-matrix-rows-spanned="1" table:formula="of:=SUM(([$GlidingFlights.$D$3:.$D$3002]=[.$A25])*([$GlidingFlights.$B$3:.$B$3002]&gt;=[.G$19])*([$GlidingFlights.$B$3:.$B$3002]&lt;[.H$19])*[$GlidingFlights.$J$3:.$J$3002])+FLOOR(SUM(([$GlidingFlights.$D$3:.$D$3002]=[.$A25])*([$GlidingFlights.$B$3:.$B$3002]&gt;=[.G$19])*([$GlidingFlights.$B$3:.$B$3002]&lt;[.H$19])*[$GlidingFlights.$K$3:.$K$3002])/60;1)" office:value-type="float" office:value="0">
            <text:p>0</text:p>
          </table:table-cell>
          <table:table-cell table:style-name="ce74" table:number-matrix-columns-spanned="1" table:number-matrix-rows-spanned="1" table:formula="of:=SUM(([$GlidingFlights.$D$3:.$D$3002]=[.$A25])*([$GlidingFlights.$B$3:.$B$3002]&gt;=[.H$19])*([$GlidingFlights.$B$3:.$B$3002]&lt;[.I$19])*[$GlidingFlights.$J$3:.$J$3002])+FLOOR(SUM(([$GlidingFlights.$D$3:.$D$3002]=[.$A25])*([$GlidingFlights.$B$3:.$B$3002]&gt;=[.H$19])*([$GlidingFlights.$B$3:.$B$3002]&lt;[.I$19])*[$GlidingFlights.$K$3:.$K$3002])/60;1)" office:value-type="float" office:value="0">
            <text:p>0</text:p>
          </table:table-cell>
          <table:table-cell table:style-name="ce74" table:number-matrix-columns-spanned="1" table:number-matrix-rows-spanned="1" table:formula="of:=SUM(([$GlidingFlights.$D$3:.$D$3002]=[.$A25])*([$GlidingFlights.$B$3:.$B$3002]&gt;=[.I$19])*([$GlidingFlights.$B$3:.$B$3002]&lt;[.J$19])*[$GlidingFlights.$J$3:.$J$3002])+FLOOR(SUM(([$GlidingFlights.$D$3:.$D$3002]=[.$A25])*([$GlidingFlights.$B$3:.$B$3002]&gt;=[.I$19])*([$GlidingFlights.$B$3:.$B$3002]&lt;[.J$19])*[$GlidingFlights.$K$3:.$K$3002])/60;1)" office:value-type="float" office:value="0">
            <text:p>0</text:p>
          </table:table-cell>
          <table:table-cell table:style-name="ce74" table:number-matrix-columns-spanned="1" table:number-matrix-rows-spanned="1" table:formula="of:=SUM(([$GlidingFlights.$D$3:.$D$3002]=[.$A25])*([$GlidingFlights.$B$3:.$B$3002]&gt;=[.J$19])*([$GlidingFlights.$B$3:.$B$3002]&lt;[.K$19])*[$GlidingFlights.$J$3:.$J$3002])+FLOOR(SUM(([$GlidingFlights.$D$3:.$D$3002]=[.$A25])*([$GlidingFlights.$B$3:.$B$3002]&gt;=[.J$19])*([$GlidingFlights.$B$3:.$B$3002]&lt;[.K$19])*[$GlidingFlights.$K$3:.$K$3002])/60;1)" office:value-type="float" office:value="0">
            <text:p>0</text:p>
          </table:table-cell>
          <table:table-cell table:style-name="ce74" table:number-matrix-columns-spanned="1" table:number-matrix-rows-spanned="1" table:formula="of:=SUM(([$GlidingFlights.$D$3:.$D$3002]=[.$A25])*([$GlidingFlights.$B$3:.$B$3002]&gt;=[.K$19])*([$GlidingFlights.$B$3:.$B$3002]&lt;[.L$19])*[$GlidingFlights.$J$3:.$J$3002])+FLOOR(SUM(([$GlidingFlights.$D$3:.$D$3002]=[.$A25])*([$GlidingFlights.$B$3:.$B$3002]&gt;=[.K$19])*([$GlidingFlights.$B$3:.$B$3002]&lt;[.L$19])*[$GlidingFlights.$K$3:.$K$3002])/60;1)" office:value-type="float" office:value="0">
            <text:p>0</text:p>
          </table:table-cell>
          <table:table-cell table:style-name="ce74" table:number-matrix-columns-spanned="1" table:number-matrix-rows-spanned="1" table:formula="of:=SUM(([$GlidingFlights.$D$3:.$D$3002]=[.$A25])*([$GlidingFlights.$B$3:.$B$3002]&gt;=[.L$19])*([$GlidingFlights.$B$3:.$B$3002]&lt;[.M$19])*[$GlidingFlights.$J$3:.$J$3002])+FLOOR(SUM(([$GlidingFlights.$D$3:.$D$3002]=[.$A25])*([$GlidingFlights.$B$3:.$B$3002]&gt;=[.L$19])*([$GlidingFlights.$B$3:.$B$3002]&lt;[.M$19])*[$GlidingFlights.$K$3:.$K$3002])/60;1)" office:value-type="float" office:value="0">
            <text:p>0</text:p>
          </table:table-cell>
          <table:table-cell table:style-name="ce74" table:number-matrix-columns-spanned="1" table:number-matrix-rows-spanned="1" table:formula="of:=SUM(([$GlidingFlights.$D$3:.$D$3002]=[.$A25])*([$GlidingFlights.$B$3:.$B$3002]&gt;=[.M$19])*([$GlidingFlights.$B$3:.$B$3002]&lt;[.N$19])*[$GlidingFlights.$J$3:.$J$3002])+FLOOR(SUM(([$GlidingFlights.$D$3:.$D$3002]=[.$A25])*([$GlidingFlights.$B$3:.$B$3002]&gt;=[.M$19])*([$GlidingFlights.$B$3:.$B$3002]&lt;[.N$19])*[$GlidingFlights.$K$3:.$K$3002])/60;1)" office:value-type="float" office:value="0">
            <text:p>0</text:p>
          </table:table-cell>
          <table:table-cell table:style-name="ce74" table:number-matrix-columns-spanned="1" table:number-matrix-rows-spanned="1" table:formula="of:=SUM(([$GlidingFlights.$D$3:.$D$3002]=[.$A25])*([$GlidingFlights.$B$3:.$B$3002]&gt;=[.N$19])*([$GlidingFlights.$B$3:.$B$3002]&lt;DATE(YEAR([.$K$2])+1;1;1))*[$GlidingFlights.$J$3:.$J$3002])+FLOOR(SUM(([$GlidingFlights.$D$3:.$D$3002]=[.$A25])*([$GlidingFlights.$B$3:.$B$3002]&gt;=[.N$19])*([$GlidingFlights.$B$3:.$B$3002]&lt;DATE(YEAR([.$K$2])+1;1;1))*[$GlidingFlights.$K$3:.$K$3002])/60;1)" office:value-type="float" office:value="0">
            <text:p>0</text:p>
          </table:table-cell>
          <table:table-cell table:style-name="ce88" table:number-matrix-columns-spanned="1" table:number-matrix-rows-spanned="1" table:formula="of:=SUM(([$GlidingFlights.$D$3:.$D$3002]=[.$A25])*([$GlidingFlights.$B$3:.$B$3002]&gt;=DATE(YEAR([.$K$2]);1;1))*([$GlidingFlights.$B$3:.$B$3002]&lt;DATE(YEAR([.$K$2])+1;1;1))*[$GlidingFlights.$J$3:.$J$3002])+FLOOR(SUM(([$GlidingFlights.$D$3:.$D$3002]=[.$A25])*([$GlidingFlights.$B$3:.$B$3002]&gt;=DATE(YEAR([.$K$2]);1;1))*([$GlidingFlights.$B$3:.$B$3002]&lt;DATE(YEAR([.$K$2])+1;1;1))*[$GlidingFlights.$K$3:.$K$3002])/60;1)" office:value-type="float" office:value="0">
            <text:p>0</text:p>
          </table:table-cell>
          <table:table-cell table:style-name="ce78" table:number-columns-repeated="240"/>
          <table:table-cell table:number-columns-repeated="769"/>
        </table:table-row>
        <table:table-row table:style-name="ro2">
          <table:covered-table-cell table:style-name="ce54"/>
          <table:table-cell table:style-name="ce66" office:value-type="string">
            <text:p>Time (mins)</text:p>
          </table:table-cell>
          <table:table-cell table:style-name="ce73" table:number-matrix-columns-spanned="1" table:number-matrix-rows-spanned="1" table:formula="of:=MOD(SUM(([$GlidingFlights.$D$3:.$D$3002]=[.$A25])*([$GlidingFlights.$B$3:.$B$3002]&gt;=[.C$19])*([$GlidingFlights.$B$3:.$B$3002]&lt;[.D$19])*[$GlidingFlights.$K$3:.$K$3002]);60)" office:value-type="float" office:value="0">
            <text:p>0</text:p>
          </table:table-cell>
          <table:table-cell table:style-name="ce73" table:number-matrix-columns-spanned="1" table:number-matrix-rows-spanned="1" table:formula="of:=MOD(SUM(([$GlidingFlights.$D$3:.$D$3002]=[.$A25])*([$GlidingFlights.$B$3:.$B$3002]&gt;=[.D$19])*([$GlidingFlights.$B$3:.$B$3002]&lt;[.E$19])*[$GlidingFlights.$K$3:.$K$3002]);60)" office:value-type="float" office:value="0">
            <text:p>0</text:p>
          </table:table-cell>
          <table:table-cell table:style-name="ce73" table:number-matrix-columns-spanned="1" table:number-matrix-rows-spanned="1" table:formula="of:=MOD(SUM(([$GlidingFlights.$D$3:.$D$3002]=[.$A25])*([$GlidingFlights.$B$3:.$B$3002]&gt;=[.E$19])*([$GlidingFlights.$B$3:.$B$3002]&lt;[.F$19])*[$GlidingFlights.$K$3:.$K$3002]);60)" office:value-type="float" office:value="0">
            <text:p>0</text:p>
          </table:table-cell>
          <table:table-cell table:style-name="ce73" table:number-matrix-columns-spanned="1" table:number-matrix-rows-spanned="1" table:formula="of:=MOD(SUM(([$GlidingFlights.$D$3:.$D$3002]=[.$A25])*([$GlidingFlights.$B$3:.$B$3002]&gt;=[.F$19])*([$GlidingFlights.$B$3:.$B$3002]&lt;[.G$19])*[$GlidingFlights.$K$3:.$K$3002]);60)" office:value-type="float" office:value="0">
            <text:p>0</text:p>
          </table:table-cell>
          <table:table-cell table:style-name="ce73" table:number-matrix-columns-spanned="1" table:number-matrix-rows-spanned="1" table:formula="of:=MOD(SUM(([$GlidingFlights.$D$3:.$D$3002]=[.$A25])*([$GlidingFlights.$B$3:.$B$3002]&gt;=[.G$19])*([$GlidingFlights.$B$3:.$B$3002]&lt;[.H$19])*[$GlidingFlights.$K$3:.$K$3002]);60)" office:value-type="float" office:value="0">
            <text:p>0</text:p>
          </table:table-cell>
          <table:table-cell table:style-name="ce73" table:number-matrix-columns-spanned="1" table:number-matrix-rows-spanned="1" table:formula="of:=MOD(SUM(([$GlidingFlights.$D$3:.$D$3002]=[.$A25])*([$GlidingFlights.$B$3:.$B$3002]&gt;=[.H$19])*([$GlidingFlights.$B$3:.$B$3002]&lt;[.I$19])*[$GlidingFlights.$K$3:.$K$3002]);60)" office:value-type="float" office:value="0">
            <text:p>0</text:p>
          </table:table-cell>
          <table:table-cell table:style-name="ce73" table:number-matrix-columns-spanned="1" table:number-matrix-rows-spanned="1" table:formula="of:=MOD(SUM(([$GlidingFlights.$D$3:.$D$3002]=[.$A25])*([$GlidingFlights.$B$3:.$B$3002]&gt;=[.I$19])*([$GlidingFlights.$B$3:.$B$3002]&lt;[.J$19])*[$GlidingFlights.$K$3:.$K$3002]);60)" office:value-type="float" office:value="0">
            <text:p>0</text:p>
          </table:table-cell>
          <table:table-cell table:style-name="ce73" table:number-matrix-columns-spanned="1" table:number-matrix-rows-spanned="1" table:formula="of:=MOD(SUM(([$GlidingFlights.$D$3:.$D$3002]=[.$A25])*([$GlidingFlights.$B$3:.$B$3002]&gt;=[.J$19])*([$GlidingFlights.$B$3:.$B$3002]&lt;[.K$19])*[$GlidingFlights.$K$3:.$K$3002]);60)" office:value-type="float" office:value="0">
            <text:p>0</text:p>
          </table:table-cell>
          <table:table-cell table:style-name="ce73" table:number-matrix-columns-spanned="1" table:number-matrix-rows-spanned="1" table:formula="of:=MOD(SUM(([$GlidingFlights.$D$3:.$D$3002]=[.$A25])*([$GlidingFlights.$B$3:.$B$3002]&gt;=[.K$19])*([$GlidingFlights.$B$3:.$B$3002]&lt;[.L$19])*[$GlidingFlights.$K$3:.$K$3002]);60)" office:value-type="float" office:value="0">
            <text:p>0</text:p>
          </table:table-cell>
          <table:table-cell table:style-name="ce73" table:number-matrix-columns-spanned="1" table:number-matrix-rows-spanned="1" table:formula="of:=MOD(SUM(([$GlidingFlights.$D$3:.$D$3002]=[.$A25])*([$GlidingFlights.$B$3:.$B$3002]&gt;=[.L$19])*([$GlidingFlights.$B$3:.$B$3002]&lt;[.M$19])*[$GlidingFlights.$K$3:.$K$3002]);60)" office:value-type="float" office:value="0">
            <text:p>0</text:p>
          </table:table-cell>
          <table:table-cell table:style-name="ce73" table:number-matrix-columns-spanned="1" table:number-matrix-rows-spanned="1" table:formula="of:=MOD(SUM(([$GlidingFlights.$D$3:.$D$3002]=[.$A25])*([$GlidingFlights.$B$3:.$B$3002]&gt;=[.M$19])*([$GlidingFlights.$B$3:.$B$3002]&lt;[.N$19])*[$GlidingFlights.$K$3:.$K$3002]);60)" office:value-type="float" office:value="0">
            <text:p>0</text:p>
          </table:table-cell>
          <table:table-cell table:style-name="ce73" table:number-matrix-columns-spanned="1" table:number-matrix-rows-spanned="1" table:formula="of:=MOD(SUM(([$GlidingFlights.$D$3:.$D$3002]=[.$A25])*([$GlidingFlights.$B$3:.$B$3002]&gt;=[.N$19])*([$GlidingFlights.$B$3:.$B$3002]&lt;DATE(YEAR([.$K$2])+1;1;1))*[$GlidingFlights.$K$3:.$K$3002]);60)" office:value-type="float" office:value="0">
            <text:p>0</text:p>
          </table:table-cell>
          <table:table-cell table:style-name="ce89" table:number-matrix-columns-spanned="1" table:number-matrix-rows-spanned="1" table:formula="of:=MOD(SUM(([$GlidingFlights.$D$3:.$D$3002]=[.$A25])*([$GlidingFlights.$B$3:.$B$3002]&gt;=DATE(YEAR([.$K$2]);1;1))*([$GlidingFlights.$B$3:.$B$3002]&lt;DATE(YEAR([.$K$2])+1;1;1))*[$GlidingFlights.$K$3:.$K$3002]);60)" office:value-type="float" office:value="0">
            <text:p>0</text:p>
          </table:table-cell>
          <table:table-cell table:style-name="ce78" table:number-columns-repeated="240"/>
          <table:table-cell table:number-columns-repeated="769"/>
        </table:table-row>
        <table:table-row table:style-name="ro2">
          <table:covered-table-cell table:style-name="ce54"/>
          <table:table-cell table:style-name="ce66" office:value-type="string">
            <text:p>Distance (kms)</text:p>
          </table:table-cell>
          <table:table-cell table:style-name="ce73" table:number-matrix-columns-spanned="1" table:number-matrix-rows-spanned="1" table:formula="of:=SUM(([$GlidingFlights.$D$3:.$D$3002]=[.$A25])*([$GlidingFlights.$B$3:.$B$3002]&gt;=[.C$19])*([$GlidingFlights.$B$3:.$B$3002]&lt;[.D$19])*[$GlidingFlights.$L$3:.$L$3002])" office:value-type="float" office:value="0">
            <text:p>0</text:p>
          </table:table-cell>
          <table:table-cell table:style-name="ce73" table:number-matrix-columns-spanned="1" table:number-matrix-rows-spanned="1" table:formula="of:=SUM(([$GlidingFlights.$D$3:.$D$3002]=[.$A25])*([$GlidingFlights.$B$3:.$B$3002]&gt;=[.D$19])*([$GlidingFlights.$B$3:.$B$3002]&lt;[.E$19])*[$GlidingFlights.$L$3:.$L$3002])" office:value-type="float" office:value="0">
            <text:p>0</text:p>
          </table:table-cell>
          <table:table-cell table:style-name="ce73" table:number-matrix-columns-spanned="1" table:number-matrix-rows-spanned="1" table:formula="of:=SUM(([$GlidingFlights.$D$3:.$D$3002]=[.$A25])*([$GlidingFlights.$B$3:.$B$3002]&gt;=[.E$19])*([$GlidingFlights.$B$3:.$B$3002]&lt;[.F$19])*[$GlidingFlights.$L$3:.$L$3002])" office:value-type="float" office:value="0">
            <text:p>0</text:p>
          </table:table-cell>
          <table:table-cell table:style-name="ce73" table:number-matrix-columns-spanned="1" table:number-matrix-rows-spanned="1" table:formula="of:=SUM(([$GlidingFlights.$D$3:.$D$3002]=[.$A25])*([$GlidingFlights.$B$3:.$B$3002]&gt;=[.F$19])*([$GlidingFlights.$B$3:.$B$3002]&lt;[.G$19])*[$GlidingFlights.$L$3:.$L$3002])" office:value-type="float" office:value="0">
            <text:p>0</text:p>
          </table:table-cell>
          <table:table-cell table:style-name="ce73" table:number-matrix-columns-spanned="1" table:number-matrix-rows-spanned="1" table:formula="of:=SUM(([$GlidingFlights.$D$3:.$D$3002]=[.$A25])*([$GlidingFlights.$B$3:.$B$3002]&gt;=[.G$19])*([$GlidingFlights.$B$3:.$B$3002]&lt;[.H$19])*[$GlidingFlights.$L$3:.$L$3002])" office:value-type="float" office:value="0">
            <text:p>0</text:p>
          </table:table-cell>
          <table:table-cell table:style-name="ce73" table:number-matrix-columns-spanned="1" table:number-matrix-rows-spanned="1" table:formula="of:=SUM(([$GlidingFlights.$D$3:.$D$3002]=[.$A25])*([$GlidingFlights.$B$3:.$B$3002]&gt;=[.H$19])*([$GlidingFlights.$B$3:.$B$3002]&lt;[.I$19])*[$GlidingFlights.$L$3:.$L$3002])" office:value-type="float" office:value="0">
            <text:p>0</text:p>
          </table:table-cell>
          <table:table-cell table:style-name="ce73" table:number-matrix-columns-spanned="1" table:number-matrix-rows-spanned="1" table:formula="of:=SUM(([$GlidingFlights.$D$3:.$D$3002]=[.$A25])*([$GlidingFlights.$B$3:.$B$3002]&gt;=[.I$19])*([$GlidingFlights.$B$3:.$B$3002]&lt;[.J$19])*[$GlidingFlights.$L$3:.$L$3002])" office:value-type="float" office:value="0">
            <text:p>0</text:p>
          </table:table-cell>
          <table:table-cell table:style-name="ce73" table:number-matrix-columns-spanned="1" table:number-matrix-rows-spanned="1" table:formula="of:=SUM(([$GlidingFlights.$D$3:.$D$3002]=[.$A25])*([$GlidingFlights.$B$3:.$B$3002]&gt;=[.J$19])*([$GlidingFlights.$B$3:.$B$3002]&lt;[.K$19])*[$GlidingFlights.$L$3:.$L$3002])" office:value-type="float" office:value="0">
            <text:p>0</text:p>
          </table:table-cell>
          <table:table-cell table:style-name="ce73" table:number-matrix-columns-spanned="1" table:number-matrix-rows-spanned="1" table:formula="of:=SUM(([$GlidingFlights.$D$3:.$D$3002]=[.$A25])*([$GlidingFlights.$B$3:.$B$3002]&gt;=[.K$19])*([$GlidingFlights.$B$3:.$B$3002]&lt;[.L$19])*[$GlidingFlights.$L$3:.$L$3002])" office:value-type="float" office:value="0">
            <text:p>0</text:p>
          </table:table-cell>
          <table:table-cell table:style-name="ce73" table:number-matrix-columns-spanned="1" table:number-matrix-rows-spanned="1" table:formula="of:=SUM(([$GlidingFlights.$D$3:.$D$3002]=[.$A25])*([$GlidingFlights.$B$3:.$B$3002]&gt;=[.L$19])*([$GlidingFlights.$B$3:.$B$3002]&lt;[.M$19])*[$GlidingFlights.$L$3:.$L$3002])" office:value-type="float" office:value="0">
            <text:p>0</text:p>
          </table:table-cell>
          <table:table-cell table:style-name="ce73" table:number-matrix-columns-spanned="1" table:number-matrix-rows-spanned="1" table:formula="of:=SUM(([$GlidingFlights.$D$3:.$D$3002]=[.$A25])*([$GlidingFlights.$B$3:.$B$3002]&gt;=[.M$19])*([$GlidingFlights.$B$3:.$B$3002]&lt;[.N$19])*[$GlidingFlights.$L$3:.$L$3002])" office:value-type="float" office:value="0">
            <text:p>0</text:p>
          </table:table-cell>
          <table:table-cell table:style-name="ce73" table:number-matrix-columns-spanned="1" table:number-matrix-rows-spanned="1" table:formula="of:=SUM(([$GlidingFlights.$D$3:.$D$3002]=[.$A25])*([$GlidingFlights.$B$3:.$B$3002]&gt;=[.N$19])*([$GlidingFlights.$B$3:.$B$3002]&lt;DATE(YEAR([.$K$2])+1;1;1))*[$GlidingFlights.$L$3:.$L$3002])" office:value-type="float" office:value="0">
            <text:p>0</text:p>
          </table:table-cell>
          <table:table-cell table:style-name="ce89" table:number-matrix-columns-spanned="1" table:number-matrix-rows-spanned="1" table:formula="of:=SUM(([$GlidingFlights.$D$3:.$D$3002]=[.$A25])*([$GlidingFlights.$B$3:.$B$3002]&gt;=DATE(YEAR([.$K$2]);1;1))*([$GlidingFlights.$B$3:.$B$3002]&lt;DATE(YEAR([.$K$2])+1;1;1))*[$GlidingFlights.$L$3:.$L$3002])" office:value-type="float" office:value="0">
            <text:p>0</text:p>
          </table:table-cell>
          <table:table-cell table:style-name="ce78" table:number-columns-repeated="240"/>
          <table:table-cell table:number-columns-repeated="769"/>
        </table:table-row>
        <table:table-row table:style-name="ro2">
          <table:table-cell table:number-columns-repeated="15"/>
          <table:table-cell table:style-name="ce78" table:number-columns-repeated="240"/>
          <table:table-cell table:number-columns-repeated="769"/>
        </table:table-row>
        <table:table-row table:style-name="ro2">
          <table:table-cell table:number-columns-repeated="9"/>
          <table:table-cell>
            <draw:frame table:end-cell-address="GlidingStats.O56" table:end-x="1.148cm" table:end-y="0.452cm" draw:z-index="0" draw:style-name="gr2" draw:text-style-name="P2" svg:width="7.5cm" svg:height="12.9cm" svg:x="0.221cm" svg:y="0.458cm">
              <draw:text-box>
                <text:p text:style-name="P1"><text:span text:style-name="T1">Help - Gliding Statistics</text:span></text:p>
                <text:p text:style-name="P1"><text:span text:style-name="T2">On this sheet, you can change three values in the yellow cells:</text:span></text:p>
                <text:p text:style-name="P1"><text:span text:style-name="T2"><text:s text:c="2"/></text:span><text:span text:style-name="T2">- the reference date</text:span></text:p>
                <text:p text:style-name="P1"><text:span text:style-name="T2"><text:s text:c="2"/></text:span><text:span text:style-name="T2">- a glider registration</text:span></text:p>
                <text:p text:style-name="P1"><text:span text:style-name="T2"><text:s text:c="2"/></text:span><text:span text:style-name="T2">- a number of months in the currency table.</text:span></text:p>
                <text:p text:style-name="P1"><text:span text:style-name="T2"/></text:p>
                <text:p text:style-name="P1"><text:span text:style-name="T2">All time-dependent statistics are calculated relative to the reference date. The default is =TODAY(), which sets it to today's date. Occasionally, you might want to specify a different value, e.g. to show the monthly flying statistics for a year in the past, or to check whether you still meet currency requirements on some future date.</text:span></text:p>
                <text:p text:style-name="P1"><text:span text:style-name="T2"/></text:p>
                <text:p text:style-name="P1"><text:span text:style-name="T2">The registration field is useful for calculating your monthly usage of a specific glider, e.g. when updating the logbook before a CofA/ARC.</text:span></text:p>
                <text:p text:style-name="P1"><text:span text:style-name="T2"/></text:p>
                <text:p text:style-name="P1"><text:span text:style-name="T2">The last value, the number of months, is pretty self-explanatory. Set it to whatever value you need in order to check compliance with the currency requirements of your licence.</text:span></text:p>
                <text:p text:style-name="P1"><text:span text:style-name="T2"/></text:p>
                <text:p text:style-name="P1"><text:span text:style-name="T3">Note: If the currency calculations produce errors, you must install and/or activate the Analysis AddIn. This is because of the EDATE() function.</text:span></text:p>
              </draw:text-box>
            </draw:frame>
          </table:table-cell>
          <table:table-cell table:number-columns-repeated="5"/>
          <table:table-cell table:style-name="ce78" table:number-columns-repeated="240"/>
          <table:table-cell table:number-columns-repeated="769"/>
        </table:table-row>
        <table:table-row table:style-name="ro2">
          <table:table-cell table:style-name="ce48" office:value-type="string" table:number-columns-spanned="9" table:number-rows-spanned="1">
            <text:p>Currency - Flights in Last X Months</text:p>
          </table:table-cell>
          <table:covered-table-cell table:number-columns-repeated="8" table:style-name="ce57"/>
          <table:table-cell table:number-columns-repeated="6"/>
          <table:table-cell table:style-name="ce78" table:number-columns-repeated="240"/>
          <table:table-cell table:number-columns-repeated="769"/>
        </table:table-row>
        <table:table-row table:style-name="ro2">
          <table:table-cell table:style-name="ce59" office:value-type="string" table:number-columns-spanned="2" table:number-rows-spanned="1">
            <text:p>No. of Months:</text:p>
          </table:table-cell>
          <table:covered-table-cell table:style-name="ce68"/>
          <table:table-cell table:style-name="ce76" office:value-type="float" office:value="1">
            <text:p>1</text:p>
          </table:table-cell>
          <table:table-cell table:style-name="ce76" office:value-type="float" office:value="2">
            <text:p>2</text:p>
          </table:table-cell>
          <table:table-cell table:style-name="ce76" office:value-type="float" office:value="3">
            <text:p>3</text:p>
          </table:table-cell>
          <table:table-cell table:style-name="ce76" office:value-type="float" office:value="6">
            <text:p>6</text:p>
          </table:table-cell>
          <table:table-cell table:style-name="ce76" office:value-type="float" office:value="12">
            <text:p>12</text:p>
          </table:table-cell>
          <table:table-cell table:style-name="ce76" office:value-type="float" office:value="24">
            <text:p>24</text:p>
          </table:table-cell>
          <table:table-cell table:style-name="ce80" office:value-type="float" office:value="60">
            <text:p>60</text:p>
          </table:table-cell>
          <table:table-cell table:number-columns-repeated="6"/>
          <table:table-cell table:style-name="ce78" table:number-columns-repeated="240"/>
          <table:table-cell table:number-columns-repeated="769"/>
        </table:table-row>
        <table:table-row table:style-name="ro2">
          <table:table-cell table:style-name="ce60" office:value-type="string" table:number-columns-spanned="2" table:number-rows-spanned="1">
            <text:p>No. of Days in Months:</text:p>
          </table:table-cell>
          <table:covered-table-cell table:style-name="ce69"/>
          <table:table-cell table:style-name="ce77" table:formula="of:=DAYS([.$K$2];EDATE([.$K$2];-[.C$31]))" office:value-type="float" office:value="31">
            <text:p>31</text:p>
          </table:table-cell>
          <table:table-cell table:style-name="ce77" table:formula="of:=DAYS([.$K$2];EDATE([.$K$2];-[.D$31]))" office:value-type="float" office:value="61">
            <text:p>61</text:p>
          </table:table-cell>
          <table:table-cell table:style-name="ce77" table:formula="of:=DAYS([.$K$2];EDATE([.$K$2];-[.E$31]))" office:value-type="float" office:value="92">
            <text:p>92</text:p>
          </table:table-cell>
          <table:table-cell table:style-name="ce77" table:formula="of:=DAYS([.$K$2];EDATE([.$K$2];-[.F$31]))" office:value-type="float" office:value="182">
            <text:p>182</text:p>
          </table:table-cell>
          <table:table-cell table:style-name="ce77" table:formula="of:=DAYS([.$K$2];EDATE([.$K$2];-[.G$31]))" office:value-type="float" office:value="365">
            <text:p>365</text:p>
          </table:table-cell>
          <table:table-cell table:style-name="ce77" table:formula="of:=DAYS([.$K$2];EDATE([.$K$2];-[.H$31]))" office:value-type="float" office:value="731">
            <text:p>731</text:p>
          </table:table-cell>
          <table:table-cell table:style-name="ce77" table:formula="of:=DAYS([.$K$2];EDATE([.$K$2];-[.I$31]))" office:value-type="float" office:value="1826">
            <text:p>1826</text:p>
          </table:table-cell>
          <table:table-cell table:number-columns-repeated="6"/>
          <table:table-cell table:style-name="ce78" table:number-columns-repeated="240"/>
          <table:table-cell table:number-columns-repeated="769"/>
        </table:table-row>
        <table:table-row table:style-name="ro2">
          <table:table-cell table:style-name="ce31" office:value-type="string" table:number-columns-spanned="1" table:number-rows-spanned="4">
            <text:p>Total</text:p>
          </table:table-cell>
          <table:table-cell table:style-name="ce66" office:value-type="string">
            <text:p>No. of Flights</text:p>
          </table:table-cell>
          <table:table-cell table:style-name="ce73" table:number-matrix-columns-spanned="1" table:number-matrix-rows-spanned="1" table:formula="of:=SUM(([$GlidingFlights.$B$3:.$B$3002]&gt;=([.$K$2]-[.C$32]))*([$GlidingFlights.$B$3:.$B$3002]&lt;=[.$K$2]))" office:value-type="float" office:value="0">
            <text:p>0</text:p>
          </table:table-cell>
          <table:table-cell table:style-name="ce73" table:number-matrix-columns-spanned="1" table:number-matrix-rows-spanned="1" table:formula="of:=SUM(([$GlidingFlights.$B$3:.$B$3002]&gt;=([.$K$2]-[.D$32]))*([$GlidingFlights.$B$3:.$B$3002]&lt;=[.$K$2]))" office:value-type="float" office:value="0">
            <text:p>0</text:p>
          </table:table-cell>
          <table:table-cell table:style-name="ce73" table:number-matrix-columns-spanned="1" table:number-matrix-rows-spanned="1" table:formula="of:=SUM(([$GlidingFlights.$B$3:.$B$3002]&gt;=([.$K$2]-[.E$32]))*([$GlidingFlights.$B$3:.$B$3002]&lt;=[.$K$2]))" office:value-type="float" office:value="0">
            <text:p>0</text:p>
          </table:table-cell>
          <table:table-cell table:style-name="ce73" table:number-matrix-columns-spanned="1" table:number-matrix-rows-spanned="1" table:formula="of:=SUM(([$GlidingFlights.$B$3:.$B$3002]&gt;=([.$K$2]-[.F$32]))*([$GlidingFlights.$B$3:.$B$3002]&lt;=[.$K$2]))" office:value-type="float" office:value="1">
            <text:p>1</text:p>
          </table:table-cell>
          <table:table-cell table:style-name="ce73" table:number-matrix-columns-spanned="1" table:number-matrix-rows-spanned="1" table:formula="of:=SUM(([$GlidingFlights.$B$3:.$B$3002]&gt;=([.$K$2]-[.G$32]))*([$GlidingFlights.$B$3:.$B$3002]&lt;=[.$K$2]))" office:value-type="float" office:value="1">
            <text:p>1</text:p>
          </table:table-cell>
          <table:table-cell table:style-name="ce73" table:number-matrix-columns-spanned="1" table:number-matrix-rows-spanned="1" table:formula="of:=SUM(([$GlidingFlights.$B$3:.$B$3002]&gt;=([.$K$2]-[.H$32]))*([$GlidingFlights.$B$3:.$B$3002]&lt;=[.$K$2]))" office:value-type="float" office:value="1">
            <text:p>1</text:p>
          </table:table-cell>
          <table:table-cell table:style-name="ce73" table:number-matrix-columns-spanned="1" table:number-matrix-rows-spanned="1" table:formula="of:=SUM(([$GlidingFlights.$B$3:.$B$3002]&gt;=([.$K$2]-[.I$32]))*([$GlidingFlights.$B$3:.$B$3002]&lt;=[.$K$2]))" office:value-type="float" office:value="1">
            <text:p>1</text:p>
          </table:table-cell>
          <table:table-cell table:number-columns-repeated="6"/>
          <table:table-cell table:style-name="ce78" table:number-columns-repeated="240"/>
          <table:table-cell table:number-columns-repeated="769"/>
        </table:table-row>
        <table:table-row table:style-name="ro2">
          <table:covered-table-cell table:style-name="ce57"/>
          <table:table-cell table:style-name="ce66" office:value-type="string">
            <text:p>Time (hrs)</text:p>
          </table:table-cell>
          <table:table-cell table:style-name="ce74" table:number-matrix-columns-spanned="1" table:number-matrix-rows-spanned="1" table:formula="of:=SUM(([$GlidingFlights.$B$3:.$B$3002]&gt;=([.$K$2]-[.C$32]))*([$GlidingFlights.$B$3:.$B$3002]&lt;=[.$K$2])*[$GlidingFlights.$J$3:.$J$3002])+FLOOR(SUM(([$GlidingFlights.$B$3:.$B$3002]&gt;=([.$K$2]-[.C$32]))*([$GlidingFlights.$B$3:.$B$3002]&lt;=[.$K$2])*[$GlidingFlights.$K$3:.$K$3002])/60;1)" office:value-type="float" office:value="0">
            <text:p>0</text:p>
          </table:table-cell>
          <table:table-cell table:style-name="ce74" table:number-matrix-columns-spanned="1" table:number-matrix-rows-spanned="1" table:formula="of:=SUM(([$GlidingFlights.$B$3:.$B$3002]&gt;=([.$K$2]-[.D$32]))*([$GlidingFlights.$B$3:.$B$3002]&lt;=[.$K$2])*[$GlidingFlights.$J$3:.$J$3002])+FLOOR(SUM(([$GlidingFlights.$B$3:.$B$3002]&gt;=([.$K$2]-[.D$32]))*([$GlidingFlights.$B$3:.$B$3002]&lt;=[.$K$2])*[$GlidingFlights.$K$3:.$K$3002])/60;1)" office:value-type="float" office:value="0">
            <text:p>0</text:p>
          </table:table-cell>
          <table:table-cell table:style-name="ce74" table:number-matrix-columns-spanned="1" table:number-matrix-rows-spanned="1" table:formula="of:=SUM(([$GlidingFlights.$B$3:.$B$3002]&gt;=([.$K$2]-[.E$32]))*([$GlidingFlights.$B$3:.$B$3002]&lt;=[.$K$2])*[$GlidingFlights.$J$3:.$J$3002])+FLOOR(SUM(([$GlidingFlights.$B$3:.$B$3002]&gt;=([.$K$2]-[.E$32]))*([$GlidingFlights.$B$3:.$B$3002]&lt;=[.$K$2])*[$GlidingFlights.$K$3:.$K$3002])/60;1)" office:value-type="float" office:value="0">
            <text:p>0</text:p>
          </table:table-cell>
          <table:table-cell table:style-name="ce74" table:number-matrix-columns-spanned="1" table:number-matrix-rows-spanned="1" table:formula="of:=SUM(([$GlidingFlights.$B$3:.$B$3002]&gt;=([.$K$2]-[.F$32]))*([$GlidingFlights.$B$3:.$B$3002]&lt;=[.$K$2])*[$GlidingFlights.$J$3:.$J$3002])+FLOOR(SUM(([$GlidingFlights.$B$3:.$B$3002]&gt;=([.$K$2]-[.F$32]))*([$GlidingFlights.$B$3:.$B$3002]&lt;=[.$K$2])*[$GlidingFlights.$K$3:.$K$3002])/60;1)" office:value-type="float" office:value="5">
            <text:p>5</text:p>
          </table:table-cell>
          <table:table-cell table:style-name="ce74" table:number-matrix-columns-spanned="1" table:number-matrix-rows-spanned="1" table:formula="of:=SUM(([$GlidingFlights.$B$3:.$B$3002]&gt;=([.$K$2]-[.G$32]))*([$GlidingFlights.$B$3:.$B$3002]&lt;=[.$K$2])*[$GlidingFlights.$J$3:.$J$3002])+FLOOR(SUM(([$GlidingFlights.$B$3:.$B$3002]&gt;=([.$K$2]-[.G$32]))*([$GlidingFlights.$B$3:.$B$3002]&lt;=[.$K$2])*[$GlidingFlights.$K$3:.$K$3002])/60;1)" office:value-type="float" office:value="5">
            <text:p>5</text:p>
          </table:table-cell>
          <table:table-cell table:style-name="ce74" table:number-matrix-columns-spanned="1" table:number-matrix-rows-spanned="1" table:formula="of:=SUM(([$GlidingFlights.$B$3:.$B$3002]&gt;=([.$K$2]-[.H$32]))*([$GlidingFlights.$B$3:.$B$3002]&lt;=[.$K$2])*[$GlidingFlights.$J$3:.$J$3002])+FLOOR(SUM(([$GlidingFlights.$B$3:.$B$3002]&gt;=([.$K$2]-[.H$32]))*([$GlidingFlights.$B$3:.$B$3002]&lt;=[.$K$2])*[$GlidingFlights.$K$3:.$K$3002])/60;1)" office:value-type="float" office:value="5">
            <text:p>5</text:p>
          </table:table-cell>
          <table:table-cell table:style-name="ce74" table:number-matrix-columns-spanned="1" table:number-matrix-rows-spanned="1" table:formula="of:=SUM(([$GlidingFlights.$B$3:.$B$3002]&gt;=([.$K$2]-[.I$32]))*([$GlidingFlights.$B$3:.$B$3002]&lt;=[.$K$2])*[$GlidingFlights.$J$3:.$J$3002])+FLOOR(SUM(([$GlidingFlights.$B$3:.$B$3002]&gt;=([.$K$2]-[.I$32]))*([$GlidingFlights.$B$3:.$B$3002]&lt;=[.$K$2])*[$GlidingFlights.$K$3:.$K$3002])/60;1)" office:value-type="float" office:value="5">
            <text:p>5</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Time (mins)</text:p>
          </table:table-cell>
          <table:table-cell table:style-name="ce73" table:number-matrix-columns-spanned="1" table:number-matrix-rows-spanned="1" table:formula="of:=MOD(SUM(([$GlidingFlights.$B$3:.$B$3002]&gt;=([.$K$2]-[.C$32]))*([$GlidingFlights.$B$3:.$B$3002]&lt;=[.$K$2])*[$GlidingFlights.$K$3:.$K$3002]);60)" office:value-type="float" office:value="0">
            <text:p>0</text:p>
          </table:table-cell>
          <table:table-cell table:style-name="ce73" table:number-matrix-columns-spanned="1" table:number-matrix-rows-spanned="1" table:formula="of:=MOD(SUM(([$GlidingFlights.$B$3:.$B$3002]&gt;=([.$K$2]-[.D$32]))*([$GlidingFlights.$B$3:.$B$3002]&lt;=[.$K$2])*[$GlidingFlights.$K$3:.$K$3002]);60)" office:value-type="float" office:value="0">
            <text:p>0</text:p>
          </table:table-cell>
          <table:table-cell table:style-name="ce73" table:number-matrix-columns-spanned="1" table:number-matrix-rows-spanned="1" table:formula="of:=MOD(SUM(([$GlidingFlights.$B$3:.$B$3002]&gt;=([.$K$2]-[.E$32]))*([$GlidingFlights.$B$3:.$B$3002]&lt;=[.$K$2])*[$GlidingFlights.$K$3:.$K$3002]);60)" office:value-type="float" office:value="0">
            <text:p>0</text:p>
          </table:table-cell>
          <table:table-cell table:style-name="ce73" table:number-matrix-columns-spanned="1" table:number-matrix-rows-spanned="1" table:formula="of:=MOD(SUM(([$GlidingFlights.$B$3:.$B$3002]&gt;=([.$K$2]-[.F$32]))*([$GlidingFlights.$B$3:.$B$3002]&lt;=[.$K$2])*[$GlidingFlights.$K$3:.$K$3002]);60)" office:value-type="float" office:value="30">
            <text:p>30</text:p>
          </table:table-cell>
          <table:table-cell table:style-name="ce73" table:number-matrix-columns-spanned="1" table:number-matrix-rows-spanned="1" table:formula="of:=MOD(SUM(([$GlidingFlights.$B$3:.$B$3002]&gt;=([.$K$2]-[.G$32]))*([$GlidingFlights.$B$3:.$B$3002]&lt;=[.$K$2])*[$GlidingFlights.$K$3:.$K$3002]);60)" office:value-type="float" office:value="30">
            <text:p>30</text:p>
          </table:table-cell>
          <table:table-cell table:style-name="ce73" table:number-matrix-columns-spanned="1" table:number-matrix-rows-spanned="1" table:formula="of:=MOD(SUM(([$GlidingFlights.$B$3:.$B$3002]&gt;=([.$K$2]-[.H$32]))*([$GlidingFlights.$B$3:.$B$3002]&lt;=[.$K$2])*[$GlidingFlights.$K$3:.$K$3002]);60)" office:value-type="float" office:value="30">
            <text:p>30</text:p>
          </table:table-cell>
          <table:table-cell table:style-name="ce73" table:number-matrix-columns-spanned="1" table:number-matrix-rows-spanned="1" table:formula="of:=MOD(SUM(([$GlidingFlights.$B$3:.$B$3002]&gt;=([.$K$2]-[.I$32]))*([$GlidingFlights.$B$3:.$B$3002]&lt;=[.$K$2])*[$GlidingFlights.$K$3:.$K$3002]);60)" office:value-type="float" office:value="30">
            <text:p>30</text:p>
          </table:table-cell>
          <table:table-cell table:number-columns-repeated="6"/>
          <table:table-cell table:style-name="ce78"/>
          <table:table-cell table:style-name="ce78">
            <draw:frame table:end-cell-address="GlidingStats.W50" table:end-x="2.01cm" table:end-y="0.25cm" draw:z-index="1" draw:style-name="gr1" svg:width="16cm" svg:height="7cm" svg:x="0.077cm" svg:y="0.42cm">
              <draw:object draw:notify-on-update-of-ranges="GlidingStats.S52:GlidingStats.V52 GlidingStats.S53:GlidingStats.V53 GlidingStats.S54:GlidingStats.V54" xlink:href="./Object 2" xlink:type="simple" xlink:show="embed" xlink:actuate="onLoad"/>
              <draw:image xlink:href="./ObjectReplacements/Object 2" xlink:type="simple" xlink:show="embed" xlink:actuate="onLoad"/>
            </draw:frame>
          </table:table-cell>
          <table:table-cell table:style-name="ce78" table:number-columns-repeated="238"/>
          <table:table-cell table:number-columns-repeated="769"/>
        </table:table-row>
        <table:table-row table:style-name="ro2">
          <table:covered-table-cell table:style-name="ce58"/>
          <table:table-cell table:style-name="ce66" office:value-type="string">
            <text:p>Distance (kms)</text:p>
          </table:table-cell>
          <table:table-cell table:style-name="ce73" table:number-matrix-columns-spanned="1" table:number-matrix-rows-spanned="1" table:formula="of:=SUM(([$GlidingFlights.$B$3:.$B$3002]&gt;=([.$K$2]-[.C$32]))*([$GlidingFlights.$B$3:.$B$3002]&lt;=[.$K$2])*[$GlidingFlights.$L$3:.$L$3002])" office:value-type="float" office:value="0">
            <text:p>0</text:p>
          </table:table-cell>
          <table:table-cell table:style-name="ce73" table:number-matrix-columns-spanned="1" table:number-matrix-rows-spanned="1" table:formula="of:=SUM(([$GlidingFlights.$B$3:.$B$3002]&gt;=([.$K$2]-[.D$32]))*([$GlidingFlights.$B$3:.$B$3002]&lt;=[.$K$2])*[$GlidingFlights.$L$3:.$L$3002])" office:value-type="float" office:value="0">
            <text:p>0</text:p>
          </table:table-cell>
          <table:table-cell table:style-name="ce73" table:number-matrix-columns-spanned="1" table:number-matrix-rows-spanned="1" table:formula="of:=SUM(([$GlidingFlights.$B$3:.$B$3002]&gt;=([.$K$2]-[.E$32]))*([$GlidingFlights.$B$3:.$B$3002]&lt;=[.$K$2])*[$GlidingFlights.$L$3:.$L$3002])" office:value-type="float" office:value="0">
            <text:p>0</text:p>
          </table:table-cell>
          <table:table-cell table:style-name="ce73" table:number-matrix-columns-spanned="1" table:number-matrix-rows-spanned="1" table:formula="of:=SUM(([$GlidingFlights.$B$3:.$B$3002]&gt;=([.$K$2]-[.F$32]))*([$GlidingFlights.$B$3:.$B$3002]&lt;=[.$K$2])*[$GlidingFlights.$L$3:.$L$3002])" office:value-type="float" office:value="750">
            <text:p>750</text:p>
          </table:table-cell>
          <table:table-cell table:style-name="ce73" table:number-matrix-columns-spanned="1" table:number-matrix-rows-spanned="1" table:formula="of:=SUM(([$GlidingFlights.$B$3:.$B$3002]&gt;=([.$K$2]-[.G$32]))*([$GlidingFlights.$B$3:.$B$3002]&lt;=[.$K$2])*[$GlidingFlights.$L$3:.$L$3002])" office:value-type="float" office:value="750">
            <text:p>750</text:p>
          </table:table-cell>
          <table:table-cell table:style-name="ce73" table:number-matrix-columns-spanned="1" table:number-matrix-rows-spanned="1" table:formula="of:=SUM(([$GlidingFlights.$B$3:.$B$3002]&gt;=([.$K$2]-[.H$32]))*([$GlidingFlights.$B$3:.$B$3002]&lt;=[.$K$2])*[$GlidingFlights.$L$3:.$L$3002])" office:value-type="float" office:value="750">
            <text:p>750</text:p>
          </table:table-cell>
          <table:table-cell table:style-name="ce73" table:number-matrix-columns-spanned="1" table:number-matrix-rows-spanned="1" table:formula="of:=SUM(([$GlidingFlights.$B$3:.$B$3002]&gt;=([.$K$2]-[.I$32]))*([$GlidingFlights.$B$3:.$B$3002]&lt;=[.$K$2])*[$GlidingFlights.$L$3:.$L$3002])" office:value-type="float" office:value="750">
            <text:p>750</text:p>
          </table:table-cell>
          <table:table-cell table:number-columns-repeated="6"/>
          <table:table-cell table:style-name="ce78" table:number-columns-repeated="240"/>
          <table:table-cell table:number-columns-repeated="769"/>
        </table:table-row>
        <table:table-row table:style-name="ro2">
          <table:table-cell table:style-name="ce31" office:value-type="string" table:number-columns-spanned="1" table:number-rows-spanned="4">
            <text:p>P1</text:p>
          </table:table-cell>
          <table:table-cell table:style-name="ce66" office:value-type="string">
            <text:p>No. of Flights</text:p>
          </table:table-cell>
          <table:table-cell table:style-name="ce73" table:number-matrix-columns-spanned="1" table:number-matrix-rows-spanned="1" table:formula="of:=SUM((LEFT([$GlidingFlights.$I$3:.$I$3002];2)=[.$A37])*([$GlidingFlights.$B$3:.$B$3002]&gt;=([.$K$2]-[.C$32]))*([$GlidingFlights.$B$3:.$B$3002]&lt;=[.$K$2]))" office:value-type="float" office:value="0">
            <text:p>0</text:p>
          </table:table-cell>
          <table:table-cell table:style-name="ce73" table:number-matrix-columns-spanned="1" table:number-matrix-rows-spanned="1" table:formula="of:=SUM((LEFT([$GlidingFlights.$I$3:.$I$3002];2)=[.$A37])*([$GlidingFlights.$B$3:.$B$3002]&gt;=([.$K$2]-[.D$32]))*([$GlidingFlights.$B$3:.$B$3002]&lt;=[.$K$2]))" office:value-type="float" office:value="0">
            <text:p>0</text:p>
          </table:table-cell>
          <table:table-cell table:style-name="ce73" table:number-matrix-columns-spanned="1" table:number-matrix-rows-spanned="1" table:formula="of:=SUM((LEFT([$GlidingFlights.$I$3:.$I$3002];2)=[.$A37])*([$GlidingFlights.$B$3:.$B$3002]&gt;=([.$K$2]-[.E$32]))*([$GlidingFlights.$B$3:.$B$3002]&lt;=[.$K$2]))" office:value-type="float" office:value="0">
            <text:p>0</text:p>
          </table:table-cell>
          <table:table-cell table:style-name="ce73" table:number-matrix-columns-spanned="1" table:number-matrix-rows-spanned="1" table:formula="of:=SUM((LEFT([$GlidingFlights.$I$3:.$I$3002];2)=[.$A37])*([$GlidingFlights.$B$3:.$B$3002]&gt;=([.$K$2]-[.F$32]))*([$GlidingFlights.$B$3:.$B$3002]&lt;=[.$K$2]))" office:value-type="float" office:value="1">
            <text:p>1</text:p>
          </table:table-cell>
          <table:table-cell table:style-name="ce73" table:number-matrix-columns-spanned="1" table:number-matrix-rows-spanned="1" table:formula="of:=SUM((LEFT([$GlidingFlights.$I$3:.$I$3002];2)=[.$A37])*([$GlidingFlights.$B$3:.$B$3002]&gt;=([.$K$2]-[.G$32]))*([$GlidingFlights.$B$3:.$B$3002]&lt;=[.$K$2]))" office:value-type="float" office:value="1">
            <text:p>1</text:p>
          </table:table-cell>
          <table:table-cell table:style-name="ce73" table:number-matrix-columns-spanned="1" table:number-matrix-rows-spanned="1" table:formula="of:=SUM((LEFT([$GlidingFlights.$I$3:.$I$3002];2)=[.$A37])*([$GlidingFlights.$B$3:.$B$3002]&gt;=([.$K$2]-[.H$32]))*([$GlidingFlights.$B$3:.$B$3002]&lt;=[.$K$2]))" office:value-type="float" office:value="1">
            <text:p>1</text:p>
          </table:table-cell>
          <table:table-cell table:style-name="ce73" table:number-matrix-columns-spanned="1" table:number-matrix-rows-spanned="1" table:formula="of:=SUM((LEFT([$GlidingFlights.$I$3:.$I$3002];2)=[.$A37])*([$GlidingFlights.$B$3:.$B$3002]&gt;=([.$K$2]-[.I$32]))*([$GlidingFlights.$B$3:.$B$3002]&lt;=[.$K$2]))" office:value-type="float" office:value="1">
            <text:p>1</text:p>
          </table:table-cell>
          <table:table-cell table:number-columns-repeated="6"/>
          <table:table-cell table:style-name="ce78" table:number-columns-repeated="240"/>
          <table:table-cell table:number-columns-repeated="769"/>
        </table:table-row>
        <table:table-row table:style-name="ro2">
          <table:covered-table-cell table:style-name="ce57"/>
          <table:table-cell table:style-name="ce66" office:value-type="string">
            <text:p>Time (hrs)</text:p>
          </table:table-cell>
          <table:table-cell table:style-name="ce74" table:number-matrix-columns-spanned="1" table:number-matrix-rows-spanned="1" table:formula="of:=SUM((LEFT([$GlidingFlights.$I$3:.$I$3002];2)=[.$A37])*([$GlidingFlights.$B$3:.$B$3002]&gt;=([.$K$2]-[.C$32]))*([$GlidingFlights.$B$3:.$B$3002]&lt;=[.$K$2])*[$GlidingFlights.$J$3:.$J$3002])+FLOOR(SUM((LEFT([$GlidingFlights.$I$3:.$I$3002];2)=[.$A37])*([$GlidingFlights.$B$3:.$B$3002]&gt;=([.$K$2]-[.C$32]))*([$GlidingFlights.$B$3:.$B$3002]&lt;=[.$K$2])*[$GlidingFlights.$K$3:.$K$3002])/60;1)" office:value-type="float" office:value="0">
            <text:p>0</text:p>
          </table:table-cell>
          <table:table-cell table:style-name="ce74" table:number-matrix-columns-spanned="1" table:number-matrix-rows-spanned="1" table:formula="of:=SUM((LEFT([$GlidingFlights.$I$3:.$I$3002];2)=[.$A37])*([$GlidingFlights.$B$3:.$B$3002]&gt;=([.$K$2]-[.D$32]))*([$GlidingFlights.$B$3:.$B$3002]&lt;=[.$K$2])*[$GlidingFlights.$J$3:.$J$3002])+FLOOR(SUM((LEFT([$GlidingFlights.$I$3:.$I$3002];2)=[.$A37])*([$GlidingFlights.$B$3:.$B$3002]&gt;=([.$K$2]-[.D$32]))*([$GlidingFlights.$B$3:.$B$3002]&lt;=[.$K$2])*[$GlidingFlights.$K$3:.$K$3002])/60;1)" office:value-type="float" office:value="0">
            <text:p>0</text:p>
          </table:table-cell>
          <table:table-cell table:style-name="ce74" table:number-matrix-columns-spanned="1" table:number-matrix-rows-spanned="1" table:formula="of:=SUM((LEFT([$GlidingFlights.$I$3:.$I$3002];2)=[.$A37])*([$GlidingFlights.$B$3:.$B$3002]&gt;=([.$K$2]-[.E$32]))*([$GlidingFlights.$B$3:.$B$3002]&lt;=[.$K$2])*[$GlidingFlights.$J$3:.$J$3002])+FLOOR(SUM((LEFT([$GlidingFlights.$I$3:.$I$3002];2)=[.$A37])*([$GlidingFlights.$B$3:.$B$3002]&gt;=([.$K$2]-[.E$32]))*([$GlidingFlights.$B$3:.$B$3002]&lt;=[.$K$2])*[$GlidingFlights.$K$3:.$K$3002])/60;1)" office:value-type="float" office:value="0">
            <text:p>0</text:p>
          </table:table-cell>
          <table:table-cell table:style-name="ce74" table:number-matrix-columns-spanned="1" table:number-matrix-rows-spanned="1" table:formula="of:=SUM((LEFT([$GlidingFlights.$I$3:.$I$3002];2)=[.$A37])*([$GlidingFlights.$B$3:.$B$3002]&gt;=([.$K$2]-[.F$32]))*([$GlidingFlights.$B$3:.$B$3002]&lt;=[.$K$2])*[$GlidingFlights.$J$3:.$J$3002])+FLOOR(SUM((LEFT([$GlidingFlights.$I$3:.$I$3002];2)=[.$A37])*([$GlidingFlights.$B$3:.$B$3002]&gt;=([.$K$2]-[.F$32]))*([$GlidingFlights.$B$3:.$B$3002]&lt;=[.$K$2])*[$GlidingFlights.$K$3:.$K$3002])/60;1)" office:value-type="float" office:value="5">
            <text:p>5</text:p>
          </table:table-cell>
          <table:table-cell table:style-name="ce74" table:number-matrix-columns-spanned="1" table:number-matrix-rows-spanned="1" table:formula="of:=SUM((LEFT([$GlidingFlights.$I$3:.$I$3002];2)=[.$A37])*([$GlidingFlights.$B$3:.$B$3002]&gt;=([.$K$2]-[.G$32]))*([$GlidingFlights.$B$3:.$B$3002]&lt;=[.$K$2])*[$GlidingFlights.$J$3:.$J$3002])+FLOOR(SUM((LEFT([$GlidingFlights.$I$3:.$I$3002];2)=[.$A37])*([$GlidingFlights.$B$3:.$B$3002]&gt;=([.$K$2]-[.G$32]))*([$GlidingFlights.$B$3:.$B$3002]&lt;=[.$K$2])*[$GlidingFlights.$K$3:.$K$3002])/60;1)" office:value-type="float" office:value="5">
            <text:p>5</text:p>
          </table:table-cell>
          <table:table-cell table:style-name="ce74" table:number-matrix-columns-spanned="1" table:number-matrix-rows-spanned="1" table:formula="of:=SUM((LEFT([$GlidingFlights.$I$3:.$I$3002];2)=[.$A37])*([$GlidingFlights.$B$3:.$B$3002]&gt;=([.$K$2]-[.H$32]))*([$GlidingFlights.$B$3:.$B$3002]&lt;=[.$K$2])*[$GlidingFlights.$J$3:.$J$3002])+FLOOR(SUM((LEFT([$GlidingFlights.$I$3:.$I$3002];2)=[.$A37])*([$GlidingFlights.$B$3:.$B$3002]&gt;=([.$K$2]-[.H$32]))*([$GlidingFlights.$B$3:.$B$3002]&lt;=[.$K$2])*[$GlidingFlights.$K$3:.$K$3002])/60;1)" office:value-type="float" office:value="5">
            <text:p>5</text:p>
          </table:table-cell>
          <table:table-cell table:style-name="ce74" table:number-matrix-columns-spanned="1" table:number-matrix-rows-spanned="1" table:formula="of:=SUM((LEFT([$GlidingFlights.$I$3:.$I$3002];2)=[.$A37])*([$GlidingFlights.$B$3:.$B$3002]&gt;=([.$K$2]-[.I$32]))*([$GlidingFlights.$B$3:.$B$3002]&lt;=[.$K$2])*[$GlidingFlights.$J$3:.$J$3002])+FLOOR(SUM((LEFT([$GlidingFlights.$I$3:.$I$3002];2)=[.$A37])*([$GlidingFlights.$B$3:.$B$3002]&gt;=([.$K$2]-[.I$32]))*([$GlidingFlights.$B$3:.$B$3002]&lt;=[.$K$2])*[$GlidingFlights.$K$3:.$K$3002])/60;1)" office:value-type="float" office:value="5">
            <text:p>5</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Time (mins)</text:p>
          </table:table-cell>
          <table:table-cell table:style-name="ce73" table:number-matrix-columns-spanned="1" table:number-matrix-rows-spanned="1" table:formula="of:=MOD(SUM((LEFT([$GlidingFlights.$I$3:.$I$3002];2)=[.$A37])*([$GlidingFlights.$B$3:.$B$3002]&gt;=([.$K$2]-[.C$32]))*([$GlidingFlights.$B$3:.$B$3002]&lt;=[.$K$2])*[$GlidingFlights.$K$3:.$K$3002]);60)" office:value-type="float" office:value="0">
            <text:p>0</text:p>
          </table:table-cell>
          <table:table-cell table:style-name="ce73" table:number-matrix-columns-spanned="1" table:number-matrix-rows-spanned="1" table:formula="of:=MOD(SUM((LEFT([$GlidingFlights.$I$3:.$I$3002];2)=[.$A37])*([$GlidingFlights.$B$3:.$B$3002]&gt;=([.$K$2]-[.D$32]))*([$GlidingFlights.$B$3:.$B$3002]&lt;=[.$K$2])*[$GlidingFlights.$K$3:.$K$3002]);60)" office:value-type="float" office:value="0">
            <text:p>0</text:p>
          </table:table-cell>
          <table:table-cell table:style-name="ce73" table:number-matrix-columns-spanned="1" table:number-matrix-rows-spanned="1" table:formula="of:=MOD(SUM((LEFT([$GlidingFlights.$I$3:.$I$3002];2)=[.$A37])*([$GlidingFlights.$B$3:.$B$3002]&gt;=([.$K$2]-[.E$32]))*([$GlidingFlights.$B$3:.$B$3002]&lt;=[.$K$2])*[$GlidingFlights.$K$3:.$K$3002]);60)" office:value-type="float" office:value="0">
            <text:p>0</text:p>
          </table:table-cell>
          <table:table-cell table:style-name="ce73" table:number-matrix-columns-spanned="1" table:number-matrix-rows-spanned="1" table:formula="of:=MOD(SUM((LEFT([$GlidingFlights.$I$3:.$I$3002];2)=[.$A37])*([$GlidingFlights.$B$3:.$B$3002]&gt;=([.$K$2]-[.F$32]))*([$GlidingFlights.$B$3:.$B$3002]&lt;=[.$K$2])*[$GlidingFlights.$K$3:.$K$3002]);60)" office:value-type="float" office:value="30">
            <text:p>30</text:p>
          </table:table-cell>
          <table:table-cell table:style-name="ce73" table:number-matrix-columns-spanned="1" table:number-matrix-rows-spanned="1" table:formula="of:=MOD(SUM((LEFT([$GlidingFlights.$I$3:.$I$3002];2)=[.$A37])*([$GlidingFlights.$B$3:.$B$3002]&gt;=([.$K$2]-[.G$32]))*([$GlidingFlights.$B$3:.$B$3002]&lt;=[.$K$2])*[$GlidingFlights.$K$3:.$K$3002]);60)" office:value-type="float" office:value="30">
            <text:p>30</text:p>
          </table:table-cell>
          <table:table-cell table:style-name="ce73" table:number-matrix-columns-spanned="1" table:number-matrix-rows-spanned="1" table:formula="of:=MOD(SUM((LEFT([$GlidingFlights.$I$3:.$I$3002];2)=[.$A37])*([$GlidingFlights.$B$3:.$B$3002]&gt;=([.$K$2]-[.H$32]))*([$GlidingFlights.$B$3:.$B$3002]&lt;=[.$K$2])*[$GlidingFlights.$K$3:.$K$3002]);60)" office:value-type="float" office:value="30">
            <text:p>30</text:p>
          </table:table-cell>
          <table:table-cell table:style-name="ce73" table:number-matrix-columns-spanned="1" table:number-matrix-rows-spanned="1" table:formula="of:=MOD(SUM((LEFT([$GlidingFlights.$I$3:.$I$3002];2)=[.$A37])*([$GlidingFlights.$B$3:.$B$3002]&gt;=([.$K$2]-[.I$32]))*([$GlidingFlights.$B$3:.$B$3002]&lt;=[.$K$2])*[$GlidingFlights.$K$3:.$K$3002]);60)" office:value-type="float" office:value="30">
            <text:p>30</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Distance (kms)</text:p>
          </table:table-cell>
          <table:table-cell table:style-name="ce73" table:number-matrix-columns-spanned="1" table:number-matrix-rows-spanned="1" table:formula="of:=SUM((LEFT([$GlidingFlights.$I$3:.$I$3002];2)=[.$A37])*([$GlidingFlights.$B$3:.$B$3002]&gt;=([.$K$2]-[.C$32]))*([$GlidingFlights.$B$3:.$B$3002]&lt;=[.$K$2])*[$GlidingFlights.$L$3:.$L$3002])" office:value-type="float" office:value="0">
            <text:p>0</text:p>
          </table:table-cell>
          <table:table-cell table:style-name="ce73" table:number-matrix-columns-spanned="1" table:number-matrix-rows-spanned="1" table:formula="of:=SUM((LEFT([$GlidingFlights.$I$3:.$I$3002];2)=[.$A37])*([$GlidingFlights.$B$3:.$B$3002]&gt;=([.$K$2]-[.D$32]))*([$GlidingFlights.$B$3:.$B$3002]&lt;=[.$K$2])*[$GlidingFlights.$L$3:.$L$3002])" office:value-type="float" office:value="0">
            <text:p>0</text:p>
          </table:table-cell>
          <table:table-cell table:style-name="ce73" table:number-matrix-columns-spanned="1" table:number-matrix-rows-spanned="1" table:formula="of:=SUM((LEFT([$GlidingFlights.$I$3:.$I$3002];2)=[.$A37])*([$GlidingFlights.$B$3:.$B$3002]&gt;=([.$K$2]-[.E$32]))*([$GlidingFlights.$B$3:.$B$3002]&lt;=[.$K$2])*[$GlidingFlights.$L$3:.$L$3002])" office:value-type="float" office:value="0">
            <text:p>0</text:p>
          </table:table-cell>
          <table:table-cell table:style-name="ce73" table:number-matrix-columns-spanned="1" table:number-matrix-rows-spanned="1" table:formula="of:=SUM((LEFT([$GlidingFlights.$I$3:.$I$3002];2)=[.$A37])*([$GlidingFlights.$B$3:.$B$3002]&gt;=([.$K$2]-[.F$32]))*([$GlidingFlights.$B$3:.$B$3002]&lt;=[.$K$2])*[$GlidingFlights.$L$3:.$L$3002])" office:value-type="float" office:value="750">
            <text:p>750</text:p>
          </table:table-cell>
          <table:table-cell table:style-name="ce73" table:number-matrix-columns-spanned="1" table:number-matrix-rows-spanned="1" table:formula="of:=SUM((LEFT([$GlidingFlights.$I$3:.$I$3002];2)=[.$A37])*([$GlidingFlights.$B$3:.$B$3002]&gt;=([.$K$2]-[.G$32]))*([$GlidingFlights.$B$3:.$B$3002]&lt;=[.$K$2])*[$GlidingFlights.$L$3:.$L$3002])" office:value-type="float" office:value="750">
            <text:p>750</text:p>
          </table:table-cell>
          <table:table-cell table:style-name="ce73" table:number-matrix-columns-spanned="1" table:number-matrix-rows-spanned="1" table:formula="of:=SUM((LEFT([$GlidingFlights.$I$3:.$I$3002];2)=[.$A37])*([$GlidingFlights.$B$3:.$B$3002]&gt;=([.$K$2]-[.H$32]))*([$GlidingFlights.$B$3:.$B$3002]&lt;=[.$K$2])*[$GlidingFlights.$L$3:.$L$3002])" office:value-type="float" office:value="750">
            <text:p>750</text:p>
          </table:table-cell>
          <table:table-cell table:style-name="ce73" table:number-matrix-columns-spanned="1" table:number-matrix-rows-spanned="1" table:formula="of:=SUM((LEFT([$GlidingFlights.$I$3:.$I$3002];2)=[.$A37])*([$GlidingFlights.$B$3:.$B$3002]&gt;=([.$K$2]-[.I$32]))*([$GlidingFlights.$B$3:.$B$3002]&lt;=[.$K$2])*[$GlidingFlights.$L$3:.$L$3002])" office:value-type="float" office:value="750">
            <text:p>750</text:p>
          </table:table-cell>
          <table:table-cell table:number-columns-repeated="6"/>
          <table:table-cell table:style-name="ce78" table:number-columns-repeated="240"/>
          <table:table-cell table:number-columns-repeated="769"/>
        </table:table-row>
        <table:table-row table:style-name="ro2">
          <table:table-cell table:style-name="ce31" office:value-type="string" table:number-columns-spanned="1" table:number-rows-spanned="4">
            <text:p>P2</text:p>
          </table:table-cell>
          <table:table-cell table:style-name="ce66" office:value-type="string">
            <text:p>No. of Flights</text:p>
          </table:table-cell>
          <table:table-cell table:style-name="ce73" table:number-matrix-columns-spanned="1" table:number-matrix-rows-spanned="1" table:formula="of:=SUM((LEFT([$GlidingFlights.$I$3:.$I$3002];2)=[.$A41])*([$GlidingFlights.$B$3:.$B$3002]&gt;=([.$K$2]-[.C$32]))*([$GlidingFlights.$B$3:.$B$3002]&lt;=[.$K$2]))" office:value-type="float" office:value="0">
            <text:p>0</text:p>
          </table:table-cell>
          <table:table-cell table:style-name="ce73" table:number-matrix-columns-spanned="1" table:number-matrix-rows-spanned="1" table:formula="of:=SUM((LEFT([$GlidingFlights.$I$3:.$I$3002];2)=[.$A41])*([$GlidingFlights.$B$3:.$B$3002]&gt;=([.$K$2]-[.D$32]))*([$GlidingFlights.$B$3:.$B$3002]&lt;=[.$K$2]))" office:value-type="float" office:value="0">
            <text:p>0</text:p>
          </table:table-cell>
          <table:table-cell table:style-name="ce73" table:number-matrix-columns-spanned="1" table:number-matrix-rows-spanned="1" table:formula="of:=SUM((LEFT([$GlidingFlights.$I$3:.$I$3002];2)=[.$A41])*([$GlidingFlights.$B$3:.$B$3002]&gt;=([.$K$2]-[.E$32]))*([$GlidingFlights.$B$3:.$B$3002]&lt;=[.$K$2]))" office:value-type="float" office:value="0">
            <text:p>0</text:p>
          </table:table-cell>
          <table:table-cell table:style-name="ce73" table:number-matrix-columns-spanned="1" table:number-matrix-rows-spanned="1" table:formula="of:=SUM((LEFT([$GlidingFlights.$I$3:.$I$3002];2)=[.$A41])*([$GlidingFlights.$B$3:.$B$3002]&gt;=([.$K$2]-[.F$32]))*([$GlidingFlights.$B$3:.$B$3002]&lt;=[.$K$2]))" office:value-type="float" office:value="0">
            <text:p>0</text:p>
          </table:table-cell>
          <table:table-cell table:style-name="ce73" table:number-matrix-columns-spanned="1" table:number-matrix-rows-spanned="1" table:formula="of:=SUM((LEFT([$GlidingFlights.$I$3:.$I$3002];2)=[.$A41])*([$GlidingFlights.$B$3:.$B$3002]&gt;=([.$K$2]-[.G$32]))*([$GlidingFlights.$B$3:.$B$3002]&lt;=[.$K$2]))" office:value-type="float" office:value="0">
            <text:p>0</text:p>
          </table:table-cell>
          <table:table-cell table:style-name="ce73" table:number-matrix-columns-spanned="1" table:number-matrix-rows-spanned="1" table:formula="of:=SUM((LEFT([$GlidingFlights.$I$3:.$I$3002];2)=[.$A41])*([$GlidingFlights.$B$3:.$B$3002]&gt;=([.$K$2]-[.H$32]))*([$GlidingFlights.$B$3:.$B$3002]&lt;=[.$K$2]))" office:value-type="float" office:value="0">
            <text:p>0</text:p>
          </table:table-cell>
          <table:table-cell table:style-name="ce73" table:number-matrix-columns-spanned="1" table:number-matrix-rows-spanned="1" table:formula="of:=SUM((LEFT([$GlidingFlights.$I$3:.$I$3002];2)=[.$A41])*([$GlidingFlights.$B$3:.$B$3002]&gt;=([.$K$2]-[.I$32]))*([$GlidingFlights.$B$3:.$B$3002]&lt;=[.$K$2]))" office:value-type="float" office:value="0">
            <text:p>0</text:p>
          </table:table-cell>
          <table:table-cell table:number-columns-repeated="6"/>
          <table:table-cell table:style-name="ce78" table:number-columns-repeated="5"/>
          <table:table-cell table:style-name="ce78">
            <draw:frame table:end-cell-address="GlidingStats.W45" table:end-x="1.873cm" table:end-y="0.368cm" draw:z-index="2" draw:style-name="gr3" draw:text-style-name="P3" svg:width="4.503cm" svg:height="2.156cm" svg:x="1.894cm" svg:y="0.124cm">
              <draw:text-box>
                <text:p><text:span text:style-name="T4">Outer Ring: No. of Flights</text:span></text:p>
                <text:p><text:span text:style-name="T4"/></text:p>
                <text:p><text:span text:style-name="T4">Inner Ring: No. of Hours</text:span></text:p>
              </draw:text-box>
            </draw:frame>
          </table:table-cell>
          <table:table-cell table:style-name="ce78" table:number-columns-repeated="234"/>
          <table:table-cell table:number-columns-repeated="769"/>
        </table:table-row>
        <table:table-row table:style-name="ro2">
          <table:covered-table-cell table:style-name="ce57"/>
          <table:table-cell table:style-name="ce66" office:value-type="string">
            <text:p>Time (hrs)</text:p>
          </table:table-cell>
          <table:table-cell table:style-name="ce74" table:number-matrix-columns-spanned="1" table:number-matrix-rows-spanned="1" table:formula="of:=SUM((LEFT([$GlidingFlights.$I$3:.$I$3002];2)=[.$A41])*([$GlidingFlights.$B$3:.$B$3002]&gt;=([.$K$2]-[.C$32]))*([$GlidingFlights.$B$3:.$B$3002]&lt;=[.$K$2])*[$GlidingFlights.$J$3:.$J$3002])+FLOOR(SUM((LEFT([$GlidingFlights.$I$3:.$I$3002];2)=[.$A41])*([$GlidingFlights.$B$3:.$B$3002]&gt;=([.$K$2]-[.C$32]))*([$GlidingFlights.$B$3:.$B$3002]&lt;=[.$K$2])*[$GlidingFlights.$K$3:.$K$3002])/60;1)" office:value-type="float" office:value="0">
            <text:p>0</text:p>
          </table:table-cell>
          <table:table-cell table:style-name="ce74" table:number-matrix-columns-spanned="1" table:number-matrix-rows-spanned="1" table:formula="of:=SUM((LEFT([$GlidingFlights.$I$3:.$I$3002];2)=[.$A41])*([$GlidingFlights.$B$3:.$B$3002]&gt;=([.$K$2]-[.D$32]))*([$GlidingFlights.$B$3:.$B$3002]&lt;=[.$K$2])*[$GlidingFlights.$J$3:.$J$3002])+FLOOR(SUM((LEFT([$GlidingFlights.$I$3:.$I$3002];2)=[.$A41])*([$GlidingFlights.$B$3:.$B$3002]&gt;=([.$K$2]-[.D$32]))*([$GlidingFlights.$B$3:.$B$3002]&lt;=[.$K$2])*[$GlidingFlights.$K$3:.$K$3002])/60;1)" office:value-type="float" office:value="0">
            <text:p>0</text:p>
          </table:table-cell>
          <table:table-cell table:style-name="ce74" table:number-matrix-columns-spanned="1" table:number-matrix-rows-spanned="1" table:formula="of:=SUM((LEFT([$GlidingFlights.$I$3:.$I$3002];2)=[.$A41])*([$GlidingFlights.$B$3:.$B$3002]&gt;=([.$K$2]-[.E$32]))*([$GlidingFlights.$B$3:.$B$3002]&lt;=[.$K$2])*[$GlidingFlights.$J$3:.$J$3002])+FLOOR(SUM((LEFT([$GlidingFlights.$I$3:.$I$3002];2)=[.$A41])*([$GlidingFlights.$B$3:.$B$3002]&gt;=([.$K$2]-[.E$32]))*([$GlidingFlights.$B$3:.$B$3002]&lt;=[.$K$2])*[$GlidingFlights.$K$3:.$K$3002])/60;1)" office:value-type="float" office:value="0">
            <text:p>0</text:p>
          </table:table-cell>
          <table:table-cell table:style-name="ce74" table:number-matrix-columns-spanned="1" table:number-matrix-rows-spanned="1" table:formula="of:=SUM((LEFT([$GlidingFlights.$I$3:.$I$3002];2)=[.$A41])*([$GlidingFlights.$B$3:.$B$3002]&gt;=([.$K$2]-[.F$32]))*([$GlidingFlights.$B$3:.$B$3002]&lt;=[.$K$2])*[$GlidingFlights.$J$3:.$J$3002])+FLOOR(SUM((LEFT([$GlidingFlights.$I$3:.$I$3002];2)=[.$A41])*([$GlidingFlights.$B$3:.$B$3002]&gt;=([.$K$2]-[.F$32]))*([$GlidingFlights.$B$3:.$B$3002]&lt;=[.$K$2])*[$GlidingFlights.$K$3:.$K$3002])/60;1)" office:value-type="float" office:value="0">
            <text:p>0</text:p>
          </table:table-cell>
          <table:table-cell table:style-name="ce74" table:number-matrix-columns-spanned="1" table:number-matrix-rows-spanned="1" table:formula="of:=SUM((LEFT([$GlidingFlights.$I$3:.$I$3002];2)=[.$A41])*([$GlidingFlights.$B$3:.$B$3002]&gt;=([.$K$2]-[.G$32]))*([$GlidingFlights.$B$3:.$B$3002]&lt;=[.$K$2])*[$GlidingFlights.$J$3:.$J$3002])+FLOOR(SUM((LEFT([$GlidingFlights.$I$3:.$I$3002];2)=[.$A41])*([$GlidingFlights.$B$3:.$B$3002]&gt;=([.$K$2]-[.G$32]))*([$GlidingFlights.$B$3:.$B$3002]&lt;=[.$K$2])*[$GlidingFlights.$K$3:.$K$3002])/60;1)" office:value-type="float" office:value="0">
            <text:p>0</text:p>
          </table:table-cell>
          <table:table-cell table:style-name="ce74" table:number-matrix-columns-spanned="1" table:number-matrix-rows-spanned="1" table:formula="of:=SUM((LEFT([$GlidingFlights.$I$3:.$I$3002];2)=[.$A41])*([$GlidingFlights.$B$3:.$B$3002]&gt;=([.$K$2]-[.H$32]))*([$GlidingFlights.$B$3:.$B$3002]&lt;=[.$K$2])*[$GlidingFlights.$J$3:.$J$3002])+FLOOR(SUM((LEFT([$GlidingFlights.$I$3:.$I$3002];2)=[.$A41])*([$GlidingFlights.$B$3:.$B$3002]&gt;=([.$K$2]-[.H$32]))*([$GlidingFlights.$B$3:.$B$3002]&lt;=[.$K$2])*[$GlidingFlights.$K$3:.$K$3002])/60;1)" office:value-type="float" office:value="0">
            <text:p>0</text:p>
          </table:table-cell>
          <table:table-cell table:style-name="ce74" table:number-matrix-columns-spanned="1" table:number-matrix-rows-spanned="1" table:formula="of:=SUM((LEFT([$GlidingFlights.$I$3:.$I$3002];2)=[.$A41])*([$GlidingFlights.$B$3:.$B$3002]&gt;=([.$K$2]-[.I$32]))*([$GlidingFlights.$B$3:.$B$3002]&lt;=[.$K$2])*[$GlidingFlights.$J$3:.$J$3002])+FLOOR(SUM((LEFT([$GlidingFlights.$I$3:.$I$3002];2)=[.$A41])*([$GlidingFlights.$B$3:.$B$3002]&gt;=([.$K$2]-[.I$32]))*([$GlidingFlights.$B$3:.$B$3002]&lt;=[.$K$2])*[$GlidingFlights.$K$3:.$K$3002])/60;1)" office:value-type="float" office:value="0">
            <text:p>0</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Time (mins)</text:p>
          </table:table-cell>
          <table:table-cell table:style-name="ce73" table:number-matrix-columns-spanned="1" table:number-matrix-rows-spanned="1" table:formula="of:=MOD(SUM((LEFT([$GlidingFlights.$I$3:.$I$3002];2)=[.$A41])*([$GlidingFlights.$B$3:.$B$3002]&gt;=([.$K$2]-[.C$32]))*([$GlidingFlights.$B$3:.$B$3002]&lt;=[.$K$2])*[$GlidingFlights.$K$3:.$K$3002]);60)" office:value-type="float" office:value="0">
            <text:p>0</text:p>
          </table:table-cell>
          <table:table-cell table:style-name="ce73" table:number-matrix-columns-spanned="1" table:number-matrix-rows-spanned="1" table:formula="of:=MOD(SUM((LEFT([$GlidingFlights.$I$3:.$I$3002];2)=[.$A41])*([$GlidingFlights.$B$3:.$B$3002]&gt;=([.$K$2]-[.D$32]))*([$GlidingFlights.$B$3:.$B$3002]&lt;=[.$K$2])*[$GlidingFlights.$K$3:.$K$3002]);60)" office:value-type="float" office:value="0">
            <text:p>0</text:p>
          </table:table-cell>
          <table:table-cell table:style-name="ce73" table:number-matrix-columns-spanned="1" table:number-matrix-rows-spanned="1" table:formula="of:=MOD(SUM((LEFT([$GlidingFlights.$I$3:.$I$3002];2)=[.$A41])*([$GlidingFlights.$B$3:.$B$3002]&gt;=([.$K$2]-[.E$32]))*([$GlidingFlights.$B$3:.$B$3002]&lt;=[.$K$2])*[$GlidingFlights.$K$3:.$K$3002]);60)" office:value-type="float" office:value="0">
            <text:p>0</text:p>
          </table:table-cell>
          <table:table-cell table:style-name="ce73" table:number-matrix-columns-spanned="1" table:number-matrix-rows-spanned="1" table:formula="of:=MOD(SUM((LEFT([$GlidingFlights.$I$3:.$I$3002];2)=[.$A41])*([$GlidingFlights.$B$3:.$B$3002]&gt;=([.$K$2]-[.F$32]))*([$GlidingFlights.$B$3:.$B$3002]&lt;=[.$K$2])*[$GlidingFlights.$K$3:.$K$3002]);60)" office:value-type="float" office:value="0">
            <text:p>0</text:p>
          </table:table-cell>
          <table:table-cell table:style-name="ce73" table:number-matrix-columns-spanned="1" table:number-matrix-rows-spanned="1" table:formula="of:=MOD(SUM((LEFT([$GlidingFlights.$I$3:.$I$3002];2)=[.$A41])*([$GlidingFlights.$B$3:.$B$3002]&gt;=([.$K$2]-[.G$32]))*([$GlidingFlights.$B$3:.$B$3002]&lt;=[.$K$2])*[$GlidingFlights.$K$3:.$K$3002]);60)" office:value-type="float" office:value="0">
            <text:p>0</text:p>
          </table:table-cell>
          <table:table-cell table:style-name="ce73" table:number-matrix-columns-spanned="1" table:number-matrix-rows-spanned="1" table:formula="of:=MOD(SUM((LEFT([$GlidingFlights.$I$3:.$I$3002];2)=[.$A41])*([$GlidingFlights.$B$3:.$B$3002]&gt;=([.$K$2]-[.H$32]))*([$GlidingFlights.$B$3:.$B$3002]&lt;=[.$K$2])*[$GlidingFlights.$K$3:.$K$3002]);60)" office:value-type="float" office:value="0">
            <text:p>0</text:p>
          </table:table-cell>
          <table:table-cell table:style-name="ce73" table:number-matrix-columns-spanned="1" table:number-matrix-rows-spanned="1" table:formula="of:=MOD(SUM((LEFT([$GlidingFlights.$I$3:.$I$3002];2)=[.$A41])*([$GlidingFlights.$B$3:.$B$3002]&gt;=([.$K$2]-[.I$32]))*([$GlidingFlights.$B$3:.$B$3002]&lt;=[.$K$2])*[$GlidingFlights.$K$3:.$K$3002]);60)" office:value-type="float" office:value="0">
            <text:p>0</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Distance (kms)</text:p>
          </table:table-cell>
          <table:table-cell table:style-name="ce73" table:number-matrix-columns-spanned="1" table:number-matrix-rows-spanned="1" table:formula="of:=SUM((LEFT([$GlidingFlights.$I$3:.$I$3002];2)=[.$A41])*([$GlidingFlights.$B$3:.$B$3002]&gt;=([.$K$2]-[.C$32]))*([$GlidingFlights.$B$3:.$B$3002]&lt;=[.$K$2])*[$GlidingFlights.$L$3:.$L$3002])" office:value-type="float" office:value="0">
            <text:p>0</text:p>
          </table:table-cell>
          <table:table-cell table:style-name="ce73" table:number-matrix-columns-spanned="1" table:number-matrix-rows-spanned="1" table:formula="of:=SUM((LEFT([$GlidingFlights.$I$3:.$I$3002];2)=[.$A41])*([$GlidingFlights.$B$3:.$B$3002]&gt;=([.$K$2]-[.D$32]))*([$GlidingFlights.$B$3:.$B$3002]&lt;=[.$K$2])*[$GlidingFlights.$L$3:.$L$3002])" office:value-type="float" office:value="0">
            <text:p>0</text:p>
          </table:table-cell>
          <table:table-cell table:style-name="ce73" table:number-matrix-columns-spanned="1" table:number-matrix-rows-spanned="1" table:formula="of:=SUM((LEFT([$GlidingFlights.$I$3:.$I$3002];2)=[.$A41])*([$GlidingFlights.$B$3:.$B$3002]&gt;=([.$K$2]-[.E$32]))*([$GlidingFlights.$B$3:.$B$3002]&lt;=[.$K$2])*[$GlidingFlights.$L$3:.$L$3002])" office:value-type="float" office:value="0">
            <text:p>0</text:p>
          </table:table-cell>
          <table:table-cell table:style-name="ce73" table:number-matrix-columns-spanned="1" table:number-matrix-rows-spanned="1" table:formula="of:=SUM((LEFT([$GlidingFlights.$I$3:.$I$3002];2)=[.$A41])*([$GlidingFlights.$B$3:.$B$3002]&gt;=([.$K$2]-[.F$32]))*([$GlidingFlights.$B$3:.$B$3002]&lt;=[.$K$2])*[$GlidingFlights.$L$3:.$L$3002])" office:value-type="float" office:value="0">
            <text:p>0</text:p>
          </table:table-cell>
          <table:table-cell table:style-name="ce73" table:number-matrix-columns-spanned="1" table:number-matrix-rows-spanned="1" table:formula="of:=SUM((LEFT([$GlidingFlights.$I$3:.$I$3002];2)=[.$A41])*([$GlidingFlights.$B$3:.$B$3002]&gt;=([.$K$2]-[.G$32]))*([$GlidingFlights.$B$3:.$B$3002]&lt;=[.$K$2])*[$GlidingFlights.$L$3:.$L$3002])" office:value-type="float" office:value="0">
            <text:p>0</text:p>
          </table:table-cell>
          <table:table-cell table:style-name="ce73" table:number-matrix-columns-spanned="1" table:number-matrix-rows-spanned="1" table:formula="of:=SUM((LEFT([$GlidingFlights.$I$3:.$I$3002];2)=[.$A41])*([$GlidingFlights.$B$3:.$B$3002]&gt;=([.$K$2]-[.H$32]))*([$GlidingFlights.$B$3:.$B$3002]&lt;=[.$K$2])*[$GlidingFlights.$L$3:.$L$3002])" office:value-type="float" office:value="0">
            <text:p>0</text:p>
          </table:table-cell>
          <table:table-cell table:style-name="ce73" table:number-matrix-columns-spanned="1" table:number-matrix-rows-spanned="1" table:formula="of:=SUM((LEFT([$GlidingFlights.$I$3:.$I$3002];2)=[.$A41])*([$GlidingFlights.$B$3:.$B$3002]&gt;=([.$K$2]-[.I$32]))*([$GlidingFlights.$B$3:.$B$3002]&lt;=[.$K$2])*[$GlidingFlights.$L$3:.$L$3002])" office:value-type="float" office:value="0">
            <text:p>0</text:p>
          </table:table-cell>
          <table:table-cell table:number-columns-repeated="6"/>
          <table:table-cell table:style-name="ce78" table:number-columns-repeated="240"/>
          <table:table-cell table:number-columns-repeated="769"/>
        </table:table-row>
        <table:table-row table:style-name="ro2">
          <table:table-cell table:style-name="ce31" office:value-type="string" table:number-columns-spanned="1" table:number-rows-spanned="4">
            <text:p>PD</text:p>
          </table:table-cell>
          <table:table-cell table:style-name="ce66" office:value-type="string">
            <text:p>No. of Flights</text:p>
          </table:table-cell>
          <table:table-cell table:style-name="ce73" table:number-matrix-columns-spanned="1" table:number-matrix-rows-spanned="1" table:formula="of:=SUM((LEFT([$GlidingFlights.$I$3:.$I$3002];2)=[.$A45])*([$GlidingFlights.$B$3:.$B$3002]&gt;=([.$K$2]-[.C$32]))*([$GlidingFlights.$B$3:.$B$3002]&lt;=[.$K$2]))" office:value-type="float" office:value="0">
            <text:p>0</text:p>
          </table:table-cell>
          <table:table-cell table:style-name="ce73" table:number-matrix-columns-spanned="1" table:number-matrix-rows-spanned="1" table:formula="of:=SUM((LEFT([$GlidingFlights.$I$3:.$I$3002];2)=[.$A45])*([$GlidingFlights.$B$3:.$B$3002]&gt;=([.$K$2]-[.D$32]))*([$GlidingFlights.$B$3:.$B$3002]&lt;=[.$K$2]))" office:value-type="float" office:value="0">
            <text:p>0</text:p>
          </table:table-cell>
          <table:table-cell table:style-name="ce73" table:number-matrix-columns-spanned="1" table:number-matrix-rows-spanned="1" table:formula="of:=SUM((LEFT([$GlidingFlights.$I$3:.$I$3002];2)=[.$A45])*([$GlidingFlights.$B$3:.$B$3002]&gt;=([.$K$2]-[.E$32]))*([$GlidingFlights.$B$3:.$B$3002]&lt;=[.$K$2]))" office:value-type="float" office:value="0">
            <text:p>0</text:p>
          </table:table-cell>
          <table:table-cell table:style-name="ce73" table:number-matrix-columns-spanned="1" table:number-matrix-rows-spanned="1" table:formula="of:=SUM((LEFT([$GlidingFlights.$I$3:.$I$3002];2)=[.$A45])*([$GlidingFlights.$B$3:.$B$3002]&gt;=([.$K$2]-[.F$32]))*([$GlidingFlights.$B$3:.$B$3002]&lt;=[.$K$2]))" office:value-type="float" office:value="0">
            <text:p>0</text:p>
          </table:table-cell>
          <table:table-cell table:style-name="ce73" table:number-matrix-columns-spanned="1" table:number-matrix-rows-spanned="1" table:formula="of:=SUM((LEFT([$GlidingFlights.$I$3:.$I$3002];2)=[.$A45])*([$GlidingFlights.$B$3:.$B$3002]&gt;=([.$K$2]-[.G$32]))*([$GlidingFlights.$B$3:.$B$3002]&lt;=[.$K$2]))" office:value-type="float" office:value="0">
            <text:p>0</text:p>
          </table:table-cell>
          <table:table-cell table:style-name="ce73" table:number-matrix-columns-spanned="1" table:number-matrix-rows-spanned="1" table:formula="of:=SUM((LEFT([$GlidingFlights.$I$3:.$I$3002];2)=[.$A45])*([$GlidingFlights.$B$3:.$B$3002]&gt;=([.$K$2]-[.H$32]))*([$GlidingFlights.$B$3:.$B$3002]&lt;=[.$K$2]))" office:value-type="float" office:value="0">
            <text:p>0</text:p>
          </table:table-cell>
          <table:table-cell table:style-name="ce73" table:number-matrix-columns-spanned="1" table:number-matrix-rows-spanned="1" table:formula="of:=SUM((LEFT([$GlidingFlights.$I$3:.$I$3002];2)=[.$A45])*([$GlidingFlights.$B$3:.$B$3002]&gt;=([.$K$2]-[.I$32]))*([$GlidingFlights.$B$3:.$B$3002]&lt;=[.$K$2]))" office:value-type="float" office:value="0">
            <text:p>0</text:p>
          </table:table-cell>
          <table:table-cell table:number-columns-repeated="6"/>
          <table:table-cell table:style-name="ce78" table:number-columns-repeated="240"/>
          <table:table-cell table:number-columns-repeated="769"/>
        </table:table-row>
        <table:table-row table:style-name="ro2">
          <table:covered-table-cell table:style-name="ce57"/>
          <table:table-cell table:style-name="ce66" office:value-type="string">
            <text:p>Time (hrs)</text:p>
          </table:table-cell>
          <table:table-cell table:style-name="ce74" table:number-matrix-columns-spanned="1" table:number-matrix-rows-spanned="1" table:formula="of:=SUM((LEFT([$GlidingFlights.$I$3:.$I$3002];2)=[.$A45])*([$GlidingFlights.$B$3:.$B$3002]&gt;=([.$K$2]-[.C$32]))*([$GlidingFlights.$B$3:.$B$3002]&lt;=[.$K$2])*[$GlidingFlights.$J$3:.$J$3002])+FLOOR(SUM((LEFT([$GlidingFlights.$I$3:.$I$3002];2)=[.$A45])*([$GlidingFlights.$B$3:.$B$3002]&gt;=([.$K$2]-[.C$32]))*([$GlidingFlights.$B$3:.$B$3002]&lt;=[.$K$2])*[$GlidingFlights.$K$3:.$K$3002])/60;1)" office:value-type="float" office:value="0">
            <text:p>0</text:p>
          </table:table-cell>
          <table:table-cell table:style-name="ce74" table:number-matrix-columns-spanned="1" table:number-matrix-rows-spanned="1" table:formula="of:=SUM((LEFT([$GlidingFlights.$I$3:.$I$3002];2)=[.$A45])*([$GlidingFlights.$B$3:.$B$3002]&gt;=([.$K$2]-[.D$32]))*([$GlidingFlights.$B$3:.$B$3002]&lt;=[.$K$2])*[$GlidingFlights.$J$3:.$J$3002])+FLOOR(SUM((LEFT([$GlidingFlights.$I$3:.$I$3002];2)=[.$A45])*([$GlidingFlights.$B$3:.$B$3002]&gt;=([.$K$2]-[.D$32]))*([$GlidingFlights.$B$3:.$B$3002]&lt;=[.$K$2])*[$GlidingFlights.$K$3:.$K$3002])/60;1)" office:value-type="float" office:value="0">
            <text:p>0</text:p>
          </table:table-cell>
          <table:table-cell table:style-name="ce74" table:number-matrix-columns-spanned="1" table:number-matrix-rows-spanned="1" table:formula="of:=SUM((LEFT([$GlidingFlights.$I$3:.$I$3002];2)=[.$A45])*([$GlidingFlights.$B$3:.$B$3002]&gt;=([.$K$2]-[.E$32]))*([$GlidingFlights.$B$3:.$B$3002]&lt;=[.$K$2])*[$GlidingFlights.$J$3:.$J$3002])+FLOOR(SUM((LEFT([$GlidingFlights.$I$3:.$I$3002];2)=[.$A45])*([$GlidingFlights.$B$3:.$B$3002]&gt;=([.$K$2]-[.E$32]))*([$GlidingFlights.$B$3:.$B$3002]&lt;=[.$K$2])*[$GlidingFlights.$K$3:.$K$3002])/60;1)" office:value-type="float" office:value="0">
            <text:p>0</text:p>
          </table:table-cell>
          <table:table-cell table:style-name="ce74" table:number-matrix-columns-spanned="1" table:number-matrix-rows-spanned="1" table:formula="of:=SUM((LEFT([$GlidingFlights.$I$3:.$I$3002];2)=[.$A45])*([$GlidingFlights.$B$3:.$B$3002]&gt;=([.$K$2]-[.F$32]))*([$GlidingFlights.$B$3:.$B$3002]&lt;=[.$K$2])*[$GlidingFlights.$J$3:.$J$3002])+FLOOR(SUM((LEFT([$GlidingFlights.$I$3:.$I$3002];2)=[.$A45])*([$GlidingFlights.$B$3:.$B$3002]&gt;=([.$K$2]-[.F$32]))*([$GlidingFlights.$B$3:.$B$3002]&lt;=[.$K$2])*[$GlidingFlights.$K$3:.$K$3002])/60;1)" office:value-type="float" office:value="0">
            <text:p>0</text:p>
          </table:table-cell>
          <table:table-cell table:style-name="ce74" table:number-matrix-columns-spanned="1" table:number-matrix-rows-spanned="1" table:formula="of:=SUM((LEFT([$GlidingFlights.$I$3:.$I$3002];2)=[.$A45])*([$GlidingFlights.$B$3:.$B$3002]&gt;=([.$K$2]-[.G$32]))*([$GlidingFlights.$B$3:.$B$3002]&lt;=[.$K$2])*[$GlidingFlights.$J$3:.$J$3002])+FLOOR(SUM((LEFT([$GlidingFlights.$I$3:.$I$3002];2)=[.$A45])*([$GlidingFlights.$B$3:.$B$3002]&gt;=([.$K$2]-[.G$32]))*([$GlidingFlights.$B$3:.$B$3002]&lt;=[.$K$2])*[$GlidingFlights.$K$3:.$K$3002])/60;1)" office:value-type="float" office:value="0">
            <text:p>0</text:p>
          </table:table-cell>
          <table:table-cell table:style-name="ce74" table:number-matrix-columns-spanned="1" table:number-matrix-rows-spanned="1" table:formula="of:=SUM((LEFT([$GlidingFlights.$I$3:.$I$3002];2)=[.$A45])*([$GlidingFlights.$B$3:.$B$3002]&gt;=([.$K$2]-[.H$32]))*([$GlidingFlights.$B$3:.$B$3002]&lt;=[.$K$2])*[$GlidingFlights.$J$3:.$J$3002])+FLOOR(SUM((LEFT([$GlidingFlights.$I$3:.$I$3002];2)=[.$A45])*([$GlidingFlights.$B$3:.$B$3002]&gt;=([.$K$2]-[.H$32]))*([$GlidingFlights.$B$3:.$B$3002]&lt;=[.$K$2])*[$GlidingFlights.$K$3:.$K$3002])/60;1)" office:value-type="float" office:value="0">
            <text:p>0</text:p>
          </table:table-cell>
          <table:table-cell table:style-name="ce74" table:number-matrix-columns-spanned="1" table:number-matrix-rows-spanned="1" table:formula="of:=SUM((LEFT([$GlidingFlights.$I$3:.$I$3002];2)=[.$A45])*([$GlidingFlights.$B$3:.$B$3002]&gt;=([.$K$2]-[.I$32]))*([$GlidingFlights.$B$3:.$B$3002]&lt;=[.$K$2])*[$GlidingFlights.$J$3:.$J$3002])+FLOOR(SUM((LEFT([$GlidingFlights.$I$3:.$I$3002];2)=[.$A45])*([$GlidingFlights.$B$3:.$B$3002]&gt;=([.$K$2]-[.I$32]))*([$GlidingFlights.$B$3:.$B$3002]&lt;=[.$K$2])*[$GlidingFlights.$K$3:.$K$3002])/60;1)" office:value-type="float" office:value="0">
            <text:p>0</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Time (mins)</text:p>
          </table:table-cell>
          <table:table-cell table:style-name="ce73" table:number-matrix-columns-spanned="1" table:number-matrix-rows-spanned="1" table:formula="of:=MOD(SUM((LEFT([$GlidingFlights.$I$3:.$I$3002];2)=[.$A45])*([$GlidingFlights.$B$3:.$B$3002]&gt;=([.$K$2]-[.C$32]))*([$GlidingFlights.$B$3:.$B$3002]&lt;=[.$K$2])*[$GlidingFlights.$K$3:.$K$3002]);60)" office:value-type="float" office:value="0">
            <text:p>0</text:p>
          </table:table-cell>
          <table:table-cell table:style-name="ce73" table:number-matrix-columns-spanned="1" table:number-matrix-rows-spanned="1" table:formula="of:=MOD(SUM((LEFT([$GlidingFlights.$I$3:.$I$3002];2)=[.$A45])*([$GlidingFlights.$B$3:.$B$3002]&gt;=([.$K$2]-[.D$32]))*([$GlidingFlights.$B$3:.$B$3002]&lt;=[.$K$2])*[$GlidingFlights.$K$3:.$K$3002]);60)" office:value-type="float" office:value="0">
            <text:p>0</text:p>
          </table:table-cell>
          <table:table-cell table:style-name="ce73" table:number-matrix-columns-spanned="1" table:number-matrix-rows-spanned="1" table:formula="of:=MOD(SUM((LEFT([$GlidingFlights.$I$3:.$I$3002];2)=[.$A45])*([$GlidingFlights.$B$3:.$B$3002]&gt;=([.$K$2]-[.E$32]))*([$GlidingFlights.$B$3:.$B$3002]&lt;=[.$K$2])*[$GlidingFlights.$K$3:.$K$3002]);60)" office:value-type="float" office:value="0">
            <text:p>0</text:p>
          </table:table-cell>
          <table:table-cell table:style-name="ce73" table:number-matrix-columns-spanned="1" table:number-matrix-rows-spanned="1" table:formula="of:=MOD(SUM((LEFT([$GlidingFlights.$I$3:.$I$3002];2)=[.$A45])*([$GlidingFlights.$B$3:.$B$3002]&gt;=([.$K$2]-[.F$32]))*([$GlidingFlights.$B$3:.$B$3002]&lt;=[.$K$2])*[$GlidingFlights.$K$3:.$K$3002]);60)" office:value-type="float" office:value="0">
            <text:p>0</text:p>
          </table:table-cell>
          <table:table-cell table:style-name="ce73" table:number-matrix-columns-spanned="1" table:number-matrix-rows-spanned="1" table:formula="of:=MOD(SUM((LEFT([$GlidingFlights.$I$3:.$I$3002];2)=[.$A45])*([$GlidingFlights.$B$3:.$B$3002]&gt;=([.$K$2]-[.G$32]))*([$GlidingFlights.$B$3:.$B$3002]&lt;=[.$K$2])*[$GlidingFlights.$K$3:.$K$3002]);60)" office:value-type="float" office:value="0">
            <text:p>0</text:p>
          </table:table-cell>
          <table:table-cell table:style-name="ce73" table:number-matrix-columns-spanned="1" table:number-matrix-rows-spanned="1" table:formula="of:=MOD(SUM((LEFT([$GlidingFlights.$I$3:.$I$3002];2)=[.$A45])*([$GlidingFlights.$B$3:.$B$3002]&gt;=([.$K$2]-[.H$32]))*([$GlidingFlights.$B$3:.$B$3002]&lt;=[.$K$2])*[$GlidingFlights.$K$3:.$K$3002]);60)" office:value-type="float" office:value="0">
            <text:p>0</text:p>
          </table:table-cell>
          <table:table-cell table:style-name="ce73" table:number-matrix-columns-spanned="1" table:number-matrix-rows-spanned="1" table:formula="of:=MOD(SUM((LEFT([$GlidingFlights.$I$3:.$I$3002];2)=[.$A45])*([$GlidingFlights.$B$3:.$B$3002]&gt;=([.$K$2]-[.I$32]))*([$GlidingFlights.$B$3:.$B$3002]&lt;=[.$K$2])*[$GlidingFlights.$K$3:.$K$3002]);60)" office:value-type="float" office:value="0">
            <text:p>0</text:p>
          </table:table-cell>
          <table:table-cell table:number-columns-repeated="7"/>
          <table:table-cell table:style-name="ce78" table:number-columns-repeated="239"/>
          <table:table-cell table:number-columns-repeated="769"/>
        </table:table-row>
        <table:table-row table:style-name="ro2">
          <table:covered-table-cell table:style-name="ce58"/>
          <table:table-cell table:style-name="ce66" office:value-type="string">
            <text:p>Distance (kms)</text:p>
          </table:table-cell>
          <table:table-cell table:style-name="ce73" table:number-matrix-columns-spanned="1" table:number-matrix-rows-spanned="1" table:formula="of:=SUM((LEFT([$GlidingFlights.$I$3:.$I$3002];2)=[.$A45])*([$GlidingFlights.$B$3:.$B$3002]&gt;=([.$K$2]-[.C$32]))*([$GlidingFlights.$B$3:.$B$3002]&lt;=[.$K$2])*[$GlidingFlights.$L$3:.$L$3002])" office:value-type="float" office:value="0">
            <text:p>0</text:p>
          </table:table-cell>
          <table:table-cell table:style-name="ce73" table:number-matrix-columns-spanned="1" table:number-matrix-rows-spanned="1" table:formula="of:=SUM((LEFT([$GlidingFlights.$I$3:.$I$3002];2)=[.$A45])*([$GlidingFlights.$B$3:.$B$3002]&gt;=([.$K$2]-[.D$32]))*([$GlidingFlights.$B$3:.$B$3002]&lt;=[.$K$2])*[$GlidingFlights.$L$3:.$L$3002])" office:value-type="float" office:value="0">
            <text:p>0</text:p>
          </table:table-cell>
          <table:table-cell table:style-name="ce73" table:number-matrix-columns-spanned="1" table:number-matrix-rows-spanned="1" table:formula="of:=SUM((LEFT([$GlidingFlights.$I$3:.$I$3002];2)=[.$A45])*([$GlidingFlights.$B$3:.$B$3002]&gt;=([.$K$2]-[.E$32]))*([$GlidingFlights.$B$3:.$B$3002]&lt;=[.$K$2])*[$GlidingFlights.$L$3:.$L$3002])" office:value-type="float" office:value="0">
            <text:p>0</text:p>
          </table:table-cell>
          <table:table-cell table:style-name="ce73" table:number-matrix-columns-spanned="1" table:number-matrix-rows-spanned="1" table:formula="of:=SUM((LEFT([$GlidingFlights.$I$3:.$I$3002];2)=[.$A45])*([$GlidingFlights.$B$3:.$B$3002]&gt;=([.$K$2]-[.F$32]))*([$GlidingFlights.$B$3:.$B$3002]&lt;=[.$K$2])*[$GlidingFlights.$L$3:.$L$3002])" office:value-type="float" office:value="0">
            <text:p>0</text:p>
          </table:table-cell>
          <table:table-cell table:style-name="ce73" table:number-matrix-columns-spanned="1" table:number-matrix-rows-spanned="1" table:formula="of:=SUM((LEFT([$GlidingFlights.$I$3:.$I$3002];2)=[.$A45])*([$GlidingFlights.$B$3:.$B$3002]&gt;=([.$K$2]-[.G$32]))*([$GlidingFlights.$B$3:.$B$3002]&lt;=[.$K$2])*[$GlidingFlights.$L$3:.$L$3002])" office:value-type="float" office:value="0">
            <text:p>0</text:p>
          </table:table-cell>
          <table:table-cell table:style-name="ce73" table:number-matrix-columns-spanned="1" table:number-matrix-rows-spanned="1" table:formula="of:=SUM((LEFT([$GlidingFlights.$I$3:.$I$3002];2)=[.$A45])*([$GlidingFlights.$B$3:.$B$3002]&gt;=([.$K$2]-[.H$32]))*([$GlidingFlights.$B$3:.$B$3002]&lt;=[.$K$2])*[$GlidingFlights.$L$3:.$L$3002])" office:value-type="float" office:value="0">
            <text:p>0</text:p>
          </table:table-cell>
          <table:table-cell table:style-name="ce73" table:number-matrix-columns-spanned="1" table:number-matrix-rows-spanned="1" table:formula="of:=SUM((LEFT([$GlidingFlights.$I$3:.$I$3002];2)=[.$A45])*([$GlidingFlights.$B$3:.$B$3002]&gt;=([.$K$2]-[.I$32]))*([$GlidingFlights.$B$3:.$B$3002]&lt;=[.$K$2])*[$GlidingFlights.$L$3:.$L$3002])" office:value-type="float" office:value="0">
            <text:p>0</text:p>
          </table:table-cell>
          <table:table-cell table:number-columns-repeated="6"/>
          <table:table-cell table:style-name="ce78" table:number-columns-repeated="240"/>
          <table:table-cell table:number-columns-repeated="769"/>
        </table:table-row>
        <table:table-row table:style-name="ro2">
          <table:table-cell table:style-name="ce31" office:value-type="string" table:number-columns-spanned="1" table:number-rows-spanned="4">
            <text:p>PI</text:p>
          </table:table-cell>
          <table:table-cell table:style-name="ce66" office:value-type="string">
            <text:p>No. of Flights</text:p>
          </table:table-cell>
          <table:table-cell table:style-name="ce73" table:number-matrix-columns-spanned="1" table:number-matrix-rows-spanned="1" table:formula="of:=SUM((LEFT([$GlidingFlights.$I$3:.$I$3002];2)=[.$A49])*([$GlidingFlights.$B$3:.$B$3002]&gt;=([.$K$2]-[.C$32]))*([$GlidingFlights.$B$3:.$B$3002]&lt;=[.$K$2]))" office:value-type="float" office:value="0">
            <text:p>0</text:p>
          </table:table-cell>
          <table:table-cell table:style-name="ce73" table:number-matrix-columns-spanned="1" table:number-matrix-rows-spanned="1" table:formula="of:=SUM((LEFT([$GlidingFlights.$I$3:.$I$3002];2)=[.$A49])*([$GlidingFlights.$B$3:.$B$3002]&gt;=([.$K$2]-[.D$32]))*([$GlidingFlights.$B$3:.$B$3002]&lt;=[.$K$2]))" office:value-type="float" office:value="0">
            <text:p>0</text:p>
          </table:table-cell>
          <table:table-cell table:style-name="ce73" table:number-matrix-columns-spanned="1" table:number-matrix-rows-spanned="1" table:formula="of:=SUM((LEFT([$GlidingFlights.$I$3:.$I$3002];2)=[.$A49])*([$GlidingFlights.$B$3:.$B$3002]&gt;=([.$K$2]-[.E$32]))*([$GlidingFlights.$B$3:.$B$3002]&lt;=[.$K$2]))" office:value-type="float" office:value="0">
            <text:p>0</text:p>
          </table:table-cell>
          <table:table-cell table:style-name="ce73" table:number-matrix-columns-spanned="1" table:number-matrix-rows-spanned="1" table:formula="of:=SUM((LEFT([$GlidingFlights.$I$3:.$I$3002];2)=[.$A49])*([$GlidingFlights.$B$3:.$B$3002]&gt;=([.$K$2]-[.F$32]))*([$GlidingFlights.$B$3:.$B$3002]&lt;=[.$K$2]))" office:value-type="float" office:value="0">
            <text:p>0</text:p>
          </table:table-cell>
          <table:table-cell table:style-name="ce73" table:number-matrix-columns-spanned="1" table:number-matrix-rows-spanned="1" table:formula="of:=SUM((LEFT([$GlidingFlights.$I$3:.$I$3002];2)=[.$A49])*([$GlidingFlights.$B$3:.$B$3002]&gt;=([.$K$2]-[.G$32]))*([$GlidingFlights.$B$3:.$B$3002]&lt;=[.$K$2]))" office:value-type="float" office:value="0">
            <text:p>0</text:p>
          </table:table-cell>
          <table:table-cell table:style-name="ce73" table:number-matrix-columns-spanned="1" table:number-matrix-rows-spanned="1" table:formula="of:=SUM((LEFT([$GlidingFlights.$I$3:.$I$3002];2)=[.$A49])*([$GlidingFlights.$B$3:.$B$3002]&gt;=([.$K$2]-[.H$32]))*([$GlidingFlights.$B$3:.$B$3002]&lt;=[.$K$2]))" office:value-type="float" office:value="0">
            <text:p>0</text:p>
          </table:table-cell>
          <table:table-cell table:style-name="ce73" table:number-matrix-columns-spanned="1" table:number-matrix-rows-spanned="1" table:formula="of:=SUM((LEFT([$GlidingFlights.$I$3:.$I$3002];2)=[.$A49])*([$GlidingFlights.$B$3:.$B$3002]&gt;=([.$K$2]-[.I$32]))*([$GlidingFlights.$B$3:.$B$3002]&lt;=[.$K$2]))" office:value-type="float" office:value="0">
            <text:p>0</text:p>
          </table:table-cell>
          <table:table-cell table:number-columns-repeated="6"/>
          <table:table-cell table:style-name="ce78" table:number-columns-repeated="240"/>
          <table:table-cell table:number-columns-repeated="769"/>
        </table:table-row>
        <table:table-row table:style-name="ro2">
          <table:covered-table-cell table:style-name="ce57"/>
          <table:table-cell table:style-name="ce66" office:value-type="string">
            <text:p>Time (hrs)</text:p>
          </table:table-cell>
          <table:table-cell table:style-name="ce74" table:number-matrix-columns-spanned="1" table:number-matrix-rows-spanned="1" table:formula="of:=SUM((LEFT([$GlidingFlights.$I$3:.$I$3002];2)=[.$A49])*([$GlidingFlights.$B$3:.$B$3002]&gt;=([.$K$2]-[.C$32]))*([$GlidingFlights.$B$3:.$B$3002]&lt;=[.$K$2])*[$GlidingFlights.$J$3:.$J$3002])+FLOOR(SUM((LEFT([$GlidingFlights.$I$3:.$I$3002];2)=[.$A49])*([$GlidingFlights.$B$3:.$B$3002]&gt;=([.$K$2]-[.C$32]))*([$GlidingFlights.$B$3:.$B$3002]&lt;=[.$K$2])*[$GlidingFlights.$K$3:.$K$3002])/60;1)" office:value-type="float" office:value="0">
            <text:p>0</text:p>
          </table:table-cell>
          <table:table-cell table:style-name="ce74" table:number-matrix-columns-spanned="1" table:number-matrix-rows-spanned="1" table:formula="of:=SUM((LEFT([$GlidingFlights.$I$3:.$I$3002];2)=[.$A49])*([$GlidingFlights.$B$3:.$B$3002]&gt;=([.$K$2]-[.D$32]))*([$GlidingFlights.$B$3:.$B$3002]&lt;=[.$K$2])*[$GlidingFlights.$J$3:.$J$3002])+FLOOR(SUM((LEFT([$GlidingFlights.$I$3:.$I$3002];2)=[.$A49])*([$GlidingFlights.$B$3:.$B$3002]&gt;=([.$K$2]-[.D$32]))*([$GlidingFlights.$B$3:.$B$3002]&lt;=[.$K$2])*[$GlidingFlights.$K$3:.$K$3002])/60;1)" office:value-type="float" office:value="0">
            <text:p>0</text:p>
          </table:table-cell>
          <table:table-cell table:style-name="ce74" table:number-matrix-columns-spanned="1" table:number-matrix-rows-spanned="1" table:formula="of:=SUM((LEFT([$GlidingFlights.$I$3:.$I$3002];2)=[.$A49])*([$GlidingFlights.$B$3:.$B$3002]&gt;=([.$K$2]-[.E$32]))*([$GlidingFlights.$B$3:.$B$3002]&lt;=[.$K$2])*[$GlidingFlights.$J$3:.$J$3002])+FLOOR(SUM((LEFT([$GlidingFlights.$I$3:.$I$3002];2)=[.$A49])*([$GlidingFlights.$B$3:.$B$3002]&gt;=([.$K$2]-[.E$32]))*([$GlidingFlights.$B$3:.$B$3002]&lt;=[.$K$2])*[$GlidingFlights.$K$3:.$K$3002])/60;1)" office:value-type="float" office:value="0">
            <text:p>0</text:p>
          </table:table-cell>
          <table:table-cell table:style-name="ce74" table:number-matrix-columns-spanned="1" table:number-matrix-rows-spanned="1" table:formula="of:=SUM((LEFT([$GlidingFlights.$I$3:.$I$3002];2)=[.$A49])*([$GlidingFlights.$B$3:.$B$3002]&gt;=([.$K$2]-[.F$32]))*([$GlidingFlights.$B$3:.$B$3002]&lt;=[.$K$2])*[$GlidingFlights.$J$3:.$J$3002])+FLOOR(SUM((LEFT([$GlidingFlights.$I$3:.$I$3002];2)=[.$A49])*([$GlidingFlights.$B$3:.$B$3002]&gt;=([.$K$2]-[.F$32]))*([$GlidingFlights.$B$3:.$B$3002]&lt;=[.$K$2])*[$GlidingFlights.$K$3:.$K$3002])/60;1)" office:value-type="float" office:value="0">
            <text:p>0</text:p>
          </table:table-cell>
          <table:table-cell table:style-name="ce74" table:number-matrix-columns-spanned="1" table:number-matrix-rows-spanned="1" table:formula="of:=SUM((LEFT([$GlidingFlights.$I$3:.$I$3002];2)=[.$A49])*([$GlidingFlights.$B$3:.$B$3002]&gt;=([.$K$2]-[.G$32]))*([$GlidingFlights.$B$3:.$B$3002]&lt;=[.$K$2])*[$GlidingFlights.$J$3:.$J$3002])+FLOOR(SUM((LEFT([$GlidingFlights.$I$3:.$I$3002];2)=[.$A49])*([$GlidingFlights.$B$3:.$B$3002]&gt;=([.$K$2]-[.G$32]))*([$GlidingFlights.$B$3:.$B$3002]&lt;=[.$K$2])*[$GlidingFlights.$K$3:.$K$3002])/60;1)" office:value-type="float" office:value="0">
            <text:p>0</text:p>
          </table:table-cell>
          <table:table-cell table:style-name="ce74" table:number-matrix-columns-spanned="1" table:number-matrix-rows-spanned="1" table:formula="of:=SUM((LEFT([$GlidingFlights.$I$3:.$I$3002];2)=[.$A49])*([$GlidingFlights.$B$3:.$B$3002]&gt;=([.$K$2]-[.H$32]))*([$GlidingFlights.$B$3:.$B$3002]&lt;=[.$K$2])*[$GlidingFlights.$J$3:.$J$3002])+FLOOR(SUM((LEFT([$GlidingFlights.$I$3:.$I$3002];2)=[.$A49])*([$GlidingFlights.$B$3:.$B$3002]&gt;=([.$K$2]-[.H$32]))*([$GlidingFlights.$B$3:.$B$3002]&lt;=[.$K$2])*[$GlidingFlights.$K$3:.$K$3002])/60;1)" office:value-type="float" office:value="0">
            <text:p>0</text:p>
          </table:table-cell>
          <table:table-cell table:style-name="ce74" table:number-matrix-columns-spanned="1" table:number-matrix-rows-spanned="1" table:formula="of:=SUM((LEFT([$GlidingFlights.$I$3:.$I$3002];2)=[.$A49])*([$GlidingFlights.$B$3:.$B$3002]&gt;=([.$K$2]-[.I$32]))*([$GlidingFlights.$B$3:.$B$3002]&lt;=[.$K$2])*[$GlidingFlights.$J$3:.$J$3002])+FLOOR(SUM((LEFT([$GlidingFlights.$I$3:.$I$3002];2)=[.$A49])*([$GlidingFlights.$B$3:.$B$3002]&gt;=([.$K$2]-[.I$32]))*([$GlidingFlights.$B$3:.$B$3002]&lt;=[.$K$2])*[$GlidingFlights.$K$3:.$K$3002])/60;1)" office:value-type="float" office:value="0">
            <text:p>0</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Time (mins)</text:p>
          </table:table-cell>
          <table:table-cell table:style-name="ce73" table:number-matrix-columns-spanned="1" table:number-matrix-rows-spanned="1" table:formula="of:=MOD(SUM((LEFT([$GlidingFlights.$I$3:.$I$3002];2)=[.$A49])*([$GlidingFlights.$B$3:.$B$3002]&gt;=([.$K$2]-[.C$32]))*([$GlidingFlights.$B$3:.$B$3002]&lt;=[.$K$2])*[$GlidingFlights.$K$3:.$K$3002]);60)" office:value-type="float" office:value="0">
            <text:p>0</text:p>
          </table:table-cell>
          <table:table-cell table:style-name="ce73" table:number-matrix-columns-spanned="1" table:number-matrix-rows-spanned="1" table:formula="of:=MOD(SUM((LEFT([$GlidingFlights.$I$3:.$I$3002];2)=[.$A49])*([$GlidingFlights.$B$3:.$B$3002]&gt;=([.$K$2]-[.D$32]))*([$GlidingFlights.$B$3:.$B$3002]&lt;=[.$K$2])*[$GlidingFlights.$K$3:.$K$3002]);60)" office:value-type="float" office:value="0">
            <text:p>0</text:p>
          </table:table-cell>
          <table:table-cell table:style-name="ce73" table:number-matrix-columns-spanned="1" table:number-matrix-rows-spanned="1" table:formula="of:=MOD(SUM((LEFT([$GlidingFlights.$I$3:.$I$3002];2)=[.$A49])*([$GlidingFlights.$B$3:.$B$3002]&gt;=([.$K$2]-[.E$32]))*([$GlidingFlights.$B$3:.$B$3002]&lt;=[.$K$2])*[$GlidingFlights.$K$3:.$K$3002]);60)" office:value-type="float" office:value="0">
            <text:p>0</text:p>
          </table:table-cell>
          <table:table-cell table:style-name="ce73" table:number-matrix-columns-spanned="1" table:number-matrix-rows-spanned="1" table:formula="of:=MOD(SUM((LEFT([$GlidingFlights.$I$3:.$I$3002];2)=[.$A49])*([$GlidingFlights.$B$3:.$B$3002]&gt;=([.$K$2]-[.F$32]))*([$GlidingFlights.$B$3:.$B$3002]&lt;=[.$K$2])*[$GlidingFlights.$K$3:.$K$3002]);60)" office:value-type="float" office:value="0">
            <text:p>0</text:p>
          </table:table-cell>
          <table:table-cell table:style-name="ce73" table:number-matrix-columns-spanned="1" table:number-matrix-rows-spanned="1" table:formula="of:=MOD(SUM((LEFT([$GlidingFlights.$I$3:.$I$3002];2)=[.$A49])*([$GlidingFlights.$B$3:.$B$3002]&gt;=([.$K$2]-[.G$32]))*([$GlidingFlights.$B$3:.$B$3002]&lt;=[.$K$2])*[$GlidingFlights.$K$3:.$K$3002]);60)" office:value-type="float" office:value="0">
            <text:p>0</text:p>
          </table:table-cell>
          <table:table-cell table:style-name="ce73" table:number-matrix-columns-spanned="1" table:number-matrix-rows-spanned="1" table:formula="of:=MOD(SUM((LEFT([$GlidingFlights.$I$3:.$I$3002];2)=[.$A49])*([$GlidingFlights.$B$3:.$B$3002]&gt;=([.$K$2]-[.H$32]))*([$GlidingFlights.$B$3:.$B$3002]&lt;=[.$K$2])*[$GlidingFlights.$K$3:.$K$3002]);60)" office:value-type="float" office:value="0">
            <text:p>0</text:p>
          </table:table-cell>
          <table:table-cell table:style-name="ce73" table:number-matrix-columns-spanned="1" table:number-matrix-rows-spanned="1" table:formula="of:=MOD(SUM((LEFT([$GlidingFlights.$I$3:.$I$3002];2)=[.$A49])*([$GlidingFlights.$B$3:.$B$3002]&gt;=([.$K$2]-[.I$32]))*([$GlidingFlights.$B$3:.$B$3002]&lt;=[.$K$2])*[$GlidingFlights.$K$3:.$K$3002]);60)" office:value-type="float" office:value="0">
            <text:p>0</text:p>
          </table:table-cell>
          <table:table-cell table:number-columns-repeated="6"/>
          <table:table-cell table:style-name="ce78"/>
          <table:table-cell table:style-name="ce91" office:value-type="string" table:number-columns-spanned="7" table:number-rows-spanned="1">
            <text:p>Total Flying</text:p>
          </table:table-cell>
          <table:covered-table-cell table:number-columns-repeated="6" table:style-name="ce93"/>
          <table:table-cell table:style-name="ce78" table:number-columns-repeated="232"/>
          <table:table-cell table:number-columns-repeated="769"/>
        </table:table-row>
        <table:table-row table:style-name="ro2">
          <table:covered-table-cell table:style-name="ce58"/>
          <table:table-cell table:style-name="ce66" office:value-type="string">
            <text:p>Distance (kms)</text:p>
          </table:table-cell>
          <table:table-cell table:style-name="ce73" table:number-matrix-columns-spanned="1" table:number-matrix-rows-spanned="1" table:formula="of:=SUM((LEFT([$GlidingFlights.$I$3:.$I$3002];2)=[.$A49])*([$GlidingFlights.$B$3:.$B$3002]&gt;=([.$K$2]-[.C$32]))*([$GlidingFlights.$B$3:.$B$3002]&lt;=[.$K$2])*[$GlidingFlights.$L$3:.$L$3002])" office:value-type="float" office:value="0">
            <text:p>0</text:p>
          </table:table-cell>
          <table:table-cell table:style-name="ce73" table:number-matrix-columns-spanned="1" table:number-matrix-rows-spanned="1" table:formula="of:=SUM((LEFT([$GlidingFlights.$I$3:.$I$3002];2)=[.$A49])*([$GlidingFlights.$B$3:.$B$3002]&gt;=([.$K$2]-[.D$32]))*([$GlidingFlights.$B$3:.$B$3002]&lt;=[.$K$2])*[$GlidingFlights.$L$3:.$L$3002])" office:value-type="float" office:value="0">
            <text:p>0</text:p>
          </table:table-cell>
          <table:table-cell table:style-name="ce73" table:number-matrix-columns-spanned="1" table:number-matrix-rows-spanned="1" table:formula="of:=SUM((LEFT([$GlidingFlights.$I$3:.$I$3002];2)=[.$A49])*([$GlidingFlights.$B$3:.$B$3002]&gt;=([.$K$2]-[.E$32]))*([$GlidingFlights.$B$3:.$B$3002]&lt;=[.$K$2])*[$GlidingFlights.$L$3:.$L$3002])" office:value-type="float" office:value="0">
            <text:p>0</text:p>
          </table:table-cell>
          <table:table-cell table:style-name="ce73" table:number-matrix-columns-spanned="1" table:number-matrix-rows-spanned="1" table:formula="of:=SUM((LEFT([$GlidingFlights.$I$3:.$I$3002];2)=[.$A49])*([$GlidingFlights.$B$3:.$B$3002]&gt;=([.$K$2]-[.F$32]))*([$GlidingFlights.$B$3:.$B$3002]&lt;=[.$K$2])*[$GlidingFlights.$L$3:.$L$3002])" office:value-type="float" office:value="0">
            <text:p>0</text:p>
          </table:table-cell>
          <table:table-cell table:style-name="ce73" table:number-matrix-columns-spanned="1" table:number-matrix-rows-spanned="1" table:formula="of:=SUM((LEFT([$GlidingFlights.$I$3:.$I$3002];2)=[.$A49])*([$GlidingFlights.$B$3:.$B$3002]&gt;=([.$K$2]-[.G$32]))*([$GlidingFlights.$B$3:.$B$3002]&lt;=[.$K$2])*[$GlidingFlights.$L$3:.$L$3002])" office:value-type="float" office:value="0">
            <text:p>0</text:p>
          </table:table-cell>
          <table:table-cell table:style-name="ce73" table:number-matrix-columns-spanned="1" table:number-matrix-rows-spanned="1" table:formula="of:=SUM((LEFT([$GlidingFlights.$I$3:.$I$3002];2)=[.$A49])*([$GlidingFlights.$B$3:.$B$3002]&gt;=([.$K$2]-[.H$32]))*([$GlidingFlights.$B$3:.$B$3002]&lt;=[.$K$2])*[$GlidingFlights.$L$3:.$L$3002])" office:value-type="float" office:value="0">
            <text:p>0</text:p>
          </table:table-cell>
          <table:table-cell table:style-name="ce73" table:number-matrix-columns-spanned="1" table:number-matrix-rows-spanned="1" table:formula="of:=SUM((LEFT([$GlidingFlights.$I$3:.$I$3002];2)=[.$A49])*([$GlidingFlights.$B$3:.$B$3002]&gt;=([.$K$2]-[.I$32]))*([$GlidingFlights.$B$3:.$B$3002]&lt;=[.$K$2])*[$GlidingFlights.$L$3:.$L$3002])" office:value-type="float" office:value="0">
            <text:p>0</text:p>
          </table:table-cell>
          <table:table-cell table:number-columns-repeated="6"/>
          <table:table-cell table:style-name="ce78"/>
          <table:table-cell table:style-name="ce92"/>
          <table:table-cell table:style-name="ce94" office:value-type="string">
            <text:p>Total</text:p>
          </table:table-cell>
          <table:table-cell table:style-name="ce94" office:value-type="string">
            <text:p>P1</text:p>
          </table:table-cell>
          <table:table-cell table:style-name="ce94" office:value-type="string">
            <text:p>P2</text:p>
          </table:table-cell>
          <table:table-cell table:style-name="ce94" office:value-type="string">
            <text:p>PD</text:p>
          </table:table-cell>
          <table:table-cell table:style-name="ce94" office:value-type="string">
            <text:p>PI</text:p>
          </table:table-cell>
          <table:table-cell table:style-name="ce94" table:formula="of:=[.$K$3]" office:value-type="string" office:string-value="G-XXXX">
            <text:p>G-XXXX</text:p>
          </table:table-cell>
          <table:table-cell table:style-name="ce78" table:number-columns-repeated="232"/>
          <table:table-cell table:number-columns-repeated="769"/>
        </table:table-row>
        <table:table-row table:style-name="ro2">
          <table:table-cell table:style-name="ce52" office:value-type="string">
            <text:p>Reg:</text:p>
          </table:table-cell>
          <table:table-cell table:style-name="ce66" office:value-type="string">
            <text:p>No. of Flights</text:p>
          </table:table-cell>
          <table:table-cell table:style-name="ce73" table:number-matrix-columns-spanned="1" table:number-matrix-rows-spanned="1" table:formula="of:=SUM(([$GlidingFlights.$D$3:.$D$3002]=[.$A54])*([$GlidingFlights.$B$3:.$B$3002]&gt;=([.$K$2]-[.C$32]))*([$GlidingFlights.$B$3:.$B$3002]&lt;=[.$K$2]))" office:value-type="float" office:value="0">
            <text:p>0</text:p>
          </table:table-cell>
          <table:table-cell table:style-name="ce73" table:number-matrix-columns-spanned="1" table:number-matrix-rows-spanned="1" table:formula="of:=SUM(([$GlidingFlights.$D$3:.$D$3002]=[.$A54])*([$GlidingFlights.$B$3:.$B$3002]&gt;=([.$K$2]-[.D$32]))*([$GlidingFlights.$B$3:.$B$3002]&lt;=[.$K$2]))" office:value-type="float" office:value="0">
            <text:p>0</text:p>
          </table:table-cell>
          <table:table-cell table:style-name="ce73" table:number-matrix-columns-spanned="1" table:number-matrix-rows-spanned="1" table:formula="of:=SUM(([$GlidingFlights.$D$3:.$D$3002]=[.$A54])*([$GlidingFlights.$B$3:.$B$3002]&gt;=([.$K$2]-[.E$32]))*([$GlidingFlights.$B$3:.$B$3002]&lt;=[.$K$2]))" office:value-type="float" office:value="0">
            <text:p>0</text:p>
          </table:table-cell>
          <table:table-cell table:style-name="ce73" table:number-matrix-columns-spanned="1" table:number-matrix-rows-spanned="1" table:formula="of:=SUM(([$GlidingFlights.$D$3:.$D$3002]=[.$A54])*([$GlidingFlights.$B$3:.$B$3002]&gt;=([.$K$2]-[.F$32]))*([$GlidingFlights.$B$3:.$B$3002]&lt;=[.$K$2]))" office:value-type="float" office:value="0">
            <text:p>0</text:p>
          </table:table-cell>
          <table:table-cell table:style-name="ce73" table:number-matrix-columns-spanned="1" table:number-matrix-rows-spanned="1" table:formula="of:=SUM(([$GlidingFlights.$D$3:.$D$3002]=[.$A54])*([$GlidingFlights.$B$3:.$B$3002]&gt;=([.$K$2]-[.G$32]))*([$GlidingFlights.$B$3:.$B$3002]&lt;=[.$K$2]))" office:value-type="float" office:value="0">
            <text:p>0</text:p>
          </table:table-cell>
          <table:table-cell table:style-name="ce73" table:number-matrix-columns-spanned="1" table:number-matrix-rows-spanned="1" table:formula="of:=SUM(([$GlidingFlights.$D$3:.$D$3002]=[.$A54])*([$GlidingFlights.$B$3:.$B$3002]&gt;=([.$K$2]-[.H$32]))*([$GlidingFlights.$B$3:.$B$3002]&lt;=[.$K$2]))" office:value-type="float" office:value="0">
            <text:p>0</text:p>
          </table:table-cell>
          <table:table-cell table:style-name="ce73" table:number-matrix-columns-spanned="1" table:number-matrix-rows-spanned="1" table:formula="of:=SUM(([$GlidingFlights.$D$3:.$D$3002]=[.$A54])*([$GlidingFlights.$B$3:.$B$3002]&gt;=([.$K$2]-[.I$32]))*([$GlidingFlights.$B$3:.$B$3002]&lt;=[.$K$2]))" office:value-type="float" office:value="0">
            <text:p>0</text:p>
          </table:table-cell>
          <table:table-cell table:number-columns-repeated="6"/>
          <table:table-cell table:style-name="ce78"/>
          <table:table-cell table:style-name="ce66" office:value-type="string">
            <text:p>No. of Flights</text:p>
          </table:table-cell>
          <table:table-cell table:style-name="ce95" table:formula="of:=COUNTA([$GlidingFlights.$B$3:.$B$3002])" office:value-type="float" office:value="1">
            <text:p>1</text:p>
          </table:table-cell>
          <table:table-cell table:style-name="ce73" table:number-matrix-columns-spanned="1" table:number-matrix-rows-spanned="1" table:formula="of:=SUM(LEFT([$GlidingFlights.$I$3:.$I$3002];2)=[.S$52])" office:value-type="float" office:value="1">
            <text:p>1</text:p>
          </table:table-cell>
          <table:table-cell table:style-name="ce73" table:number-matrix-columns-spanned="1" table:number-matrix-rows-spanned="1" table:formula="of:=SUM(LEFT([$GlidingFlights.$I$3:.$I$3002];2)=[.T$52])" office:value-type="float" office:value="0">
            <text:p>0</text:p>
          </table:table-cell>
          <table:table-cell table:style-name="ce73" table:number-matrix-columns-spanned="1" table:number-matrix-rows-spanned="1" table:formula="of:=SUM(LEFT([$GlidingFlights.$I$3:.$I$3002];2)=[.U$52])" office:value-type="float" office:value="0">
            <text:p>0</text:p>
          </table:table-cell>
          <table:table-cell table:style-name="ce73" table:number-matrix-columns-spanned="1" table:number-matrix-rows-spanned="1" table:formula="of:=SUM(LEFT([$GlidingFlights.$I$3:.$I$3002];2)=[.V$52])" office:value-type="float" office:value="0">
            <text:p>0</text:p>
          </table:table-cell>
          <table:table-cell table:style-name="ce73" table:number-matrix-columns-spanned="1" table:number-matrix-rows-spanned="1" table:formula="of:=SUM([$GlidingFlights.$D$3:.$D$3002]=[.W$52])" office:value-type="float" office:value="0">
            <text:p>0</text:p>
          </table:table-cell>
          <table:table-cell table:style-name="ce78" table:number-columns-repeated="232"/>
          <table:table-cell table:number-columns-repeated="769"/>
        </table:table-row>
        <table:table-row table:style-name="ro2">
          <table:table-cell table:style-name="ce53" table:formula="of:=[.$K$3]" office:value-type="string" office:string-value="G-XXXX" table:number-columns-spanned="1" table:number-rows-spanned="3">
            <text:p>G-XXXX</text:p>
          </table:table-cell>
          <table:table-cell table:style-name="ce66" office:value-type="string">
            <text:p>Time (hrs)</text:p>
          </table:table-cell>
          <table:table-cell table:style-name="ce74" table:number-matrix-columns-spanned="1" table:number-matrix-rows-spanned="1" table:formula="of:=SUM(([$GlidingFlights.$D$3:.$D$3002]=[.$A54])*([$GlidingFlights.$B$3:.$B$3002]&gt;=([.$K$2]-[.C$32]))*([$GlidingFlights.$B$3:.$B$3002]&lt;=[.$K$2])*[$GlidingFlights.$J$3:.$J$3002])+FLOOR(SUM(([$GlidingFlights.$D$3:.$D$3002]=[.$A54])*([$GlidingFlights.$B$3:.$B$3002]&gt;=([.$K$2]-[.C$32]))*([$GlidingFlights.$B$3:.$B$3002]&lt;=[.$K$2])*[$GlidingFlights.$K$3:.$K$3002])/60;1)" office:value-type="float" office:value="0">
            <text:p>0</text:p>
          </table:table-cell>
          <table:table-cell table:style-name="ce74" table:number-matrix-columns-spanned="1" table:number-matrix-rows-spanned="1" table:formula="of:=SUM(([$GlidingFlights.$D$3:.$D$3002]=[.$A54])*([$GlidingFlights.$B$3:.$B$3002]&gt;=([.$K$2]-[.D$32]))*([$GlidingFlights.$B$3:.$B$3002]&lt;=[.$K$2])*[$GlidingFlights.$J$3:.$J$3002])+FLOOR(SUM(([$GlidingFlights.$D$3:.$D$3002]=[.$A54])*([$GlidingFlights.$B$3:.$B$3002]&gt;=([.$K$2]-[.D$32]))*([$GlidingFlights.$B$3:.$B$3002]&lt;=[.$K$2])*[$GlidingFlights.$K$3:.$K$3002])/60;1)" office:value-type="float" office:value="0">
            <text:p>0</text:p>
          </table:table-cell>
          <table:table-cell table:style-name="ce74" table:number-matrix-columns-spanned="1" table:number-matrix-rows-spanned="1" table:formula="of:=SUM(([$GlidingFlights.$D$3:.$D$3002]=[.$A54])*([$GlidingFlights.$B$3:.$B$3002]&gt;=([.$K$2]-[.E$32]))*([$GlidingFlights.$B$3:.$B$3002]&lt;=[.$K$2])*[$GlidingFlights.$J$3:.$J$3002])+FLOOR(SUM(([$GlidingFlights.$D$3:.$D$3002]=[.$A54])*([$GlidingFlights.$B$3:.$B$3002]&gt;=([.$K$2]-[.E$32]))*([$GlidingFlights.$B$3:.$B$3002]&lt;=[.$K$2])*[$GlidingFlights.$K$3:.$K$3002])/60;1)" office:value-type="float" office:value="0">
            <text:p>0</text:p>
          </table:table-cell>
          <table:table-cell table:style-name="ce74" table:number-matrix-columns-spanned="1" table:number-matrix-rows-spanned="1" table:formula="of:=SUM(([$GlidingFlights.$D$3:.$D$3002]=[.$A54])*([$GlidingFlights.$B$3:.$B$3002]&gt;=([.$K$2]-[.F$32]))*([$GlidingFlights.$B$3:.$B$3002]&lt;=[.$K$2])*[$GlidingFlights.$J$3:.$J$3002])+FLOOR(SUM(([$GlidingFlights.$D$3:.$D$3002]=[.$A54])*([$GlidingFlights.$B$3:.$B$3002]&gt;=([.$K$2]-[.F$32]))*([$GlidingFlights.$B$3:.$B$3002]&lt;=[.$K$2])*[$GlidingFlights.$K$3:.$K$3002])/60;1)" office:value-type="float" office:value="0">
            <text:p>0</text:p>
          </table:table-cell>
          <table:table-cell table:style-name="ce74" table:number-matrix-columns-spanned="1" table:number-matrix-rows-spanned="1" table:formula="of:=SUM(([$GlidingFlights.$D$3:.$D$3002]=[.$A54])*([$GlidingFlights.$B$3:.$B$3002]&gt;=([.$K$2]-[.G$32]))*([$GlidingFlights.$B$3:.$B$3002]&lt;=[.$K$2])*[$GlidingFlights.$J$3:.$J$3002])+FLOOR(SUM(([$GlidingFlights.$D$3:.$D$3002]=[.$A54])*([$GlidingFlights.$B$3:.$B$3002]&gt;=([.$K$2]-[.G$32]))*([$GlidingFlights.$B$3:.$B$3002]&lt;=[.$K$2])*[$GlidingFlights.$K$3:.$K$3002])/60;1)" office:value-type="float" office:value="0">
            <text:p>0</text:p>
          </table:table-cell>
          <table:table-cell table:style-name="ce74" table:number-matrix-columns-spanned="1" table:number-matrix-rows-spanned="1" table:formula="of:=SUM(([$GlidingFlights.$D$3:.$D$3002]=[.$A54])*([$GlidingFlights.$B$3:.$B$3002]&gt;=([.$K$2]-[.H$32]))*([$GlidingFlights.$B$3:.$B$3002]&lt;=[.$K$2])*[$GlidingFlights.$J$3:.$J$3002])+FLOOR(SUM(([$GlidingFlights.$D$3:.$D$3002]=[.$A54])*([$GlidingFlights.$B$3:.$B$3002]&gt;=([.$K$2]-[.H$32]))*([$GlidingFlights.$B$3:.$B$3002]&lt;=[.$K$2])*[$GlidingFlights.$K$3:.$K$3002])/60;1)" office:value-type="float" office:value="0">
            <text:p>0</text:p>
          </table:table-cell>
          <table:table-cell table:style-name="ce74" table:number-matrix-columns-spanned="1" table:number-matrix-rows-spanned="1" table:formula="of:=SUM(([$GlidingFlights.$D$3:.$D$3002]=[.$A54])*([$GlidingFlights.$B$3:.$B$3002]&gt;=([.$K$2]-[.I$32]))*([$GlidingFlights.$B$3:.$B$3002]&lt;=[.$K$2])*[$GlidingFlights.$J$3:.$J$3002])+FLOOR(SUM(([$GlidingFlights.$D$3:.$D$3002]=[.$A54])*([$GlidingFlights.$B$3:.$B$3002]&gt;=([.$K$2]-[.I$32]))*([$GlidingFlights.$B$3:.$B$3002]&lt;=[.$K$2])*[$GlidingFlights.$K$3:.$K$3002])/60;1)" office:value-type="float" office:value="0">
            <text:p>0</text:p>
          </table:table-cell>
          <table:table-cell table:number-columns-repeated="6"/>
          <table:table-cell table:style-name="ce78"/>
          <table:table-cell table:style-name="ce66" office:value-type="string">
            <text:p>Time (hrs)</text:p>
          </table:table-cell>
          <table:table-cell table:style-name="ce79" table:formula="of:=SUM([$GlidingFlights.$J$3:.$J$3002])+FLOOR(SUM([$GlidingFlights.$K$3:.$K$3002])/60;1)" office:value-type="float" office:value="5">
            <text:p>5</text:p>
          </table:table-cell>
          <table:table-cell table:style-name="ce74" table:number-matrix-columns-spanned="1" table:number-matrix-rows-spanned="1" table:formula="of:=SUM((LEFT([$GlidingFlights.$I$3:.$I$3002];2)=[.S$52])*[$GlidingFlights.$J$3:.$J$3002])+FLOOR(SUM((LEFT([$GlidingFlights.$I$3:.$I$3002];2)=[.S$52])*[$GlidingFlights.$K$3:.$K$3002])/60;1)" office:value-type="float" office:value="5">
            <text:p>5</text:p>
          </table:table-cell>
          <table:table-cell table:style-name="ce74" table:number-matrix-columns-spanned="1" table:number-matrix-rows-spanned="1" table:formula="of:=SUM((LEFT([$GlidingFlights.$I$3:.$I$3002];2)=[.T$52])*[$GlidingFlights.$J$3:.$J$3002])+FLOOR(SUM((LEFT([$GlidingFlights.$I$3:.$I$3002];2)=[.T$52])*[$GlidingFlights.$K$3:.$K$3002])/60;1)" office:value-type="float" office:value="0">
            <text:p>0</text:p>
          </table:table-cell>
          <table:table-cell table:style-name="ce74" table:number-matrix-columns-spanned="1" table:number-matrix-rows-spanned="1" table:formula="of:=SUM((LEFT([$GlidingFlights.$I$3:.$I$3002];2)=[.U$52])*[$GlidingFlights.$J$3:.$J$3002])+FLOOR(SUM((LEFT([$GlidingFlights.$I$3:.$I$3002];2)=[.U$52])*[$GlidingFlights.$K$3:.$K$3002])/60;1)" office:value-type="float" office:value="0">
            <text:p>0</text:p>
          </table:table-cell>
          <table:table-cell table:style-name="ce74" table:number-matrix-columns-spanned="1" table:number-matrix-rows-spanned="1" table:formula="of:=SUM((LEFT([$GlidingFlights.$I$3:.$I$3002];2)=[.V$52])*[$GlidingFlights.$J$3:.$J$3002])+FLOOR(SUM((LEFT([$GlidingFlights.$I$3:.$I$3002];2)=[.V$52])*[$GlidingFlights.$K$3:.$K$3002])/60;1)" office:value-type="float" office:value="0">
            <text:p>0</text:p>
          </table:table-cell>
          <table:table-cell table:style-name="ce74" table:number-matrix-columns-spanned="1" table:number-matrix-rows-spanned="1" table:formula="of:=SUM(([$GlidingFlights.$D$3:.$D$3002]=[.W$52])*[$GlidingFlights.$J$3:.$J$3002])+FLOOR(SUM(([$GlidingFlights.$D$3:.$D$3002]=[.W$52])*[$GlidingFlights.$K$3:.$K$3002])/60;1)" office:value-type="float" office:value="0">
            <text:p>0</text:p>
          </table:table-cell>
          <table:table-cell table:style-name="ce78" table:number-columns-repeated="232"/>
          <table:table-cell table:number-columns-repeated="769"/>
        </table:table-row>
        <table:table-row table:style-name="ro2">
          <table:covered-table-cell table:style-name="ce54"/>
          <table:table-cell table:style-name="ce66" office:value-type="string">
            <text:p>Time (mins)</text:p>
          </table:table-cell>
          <table:table-cell table:style-name="ce73" table:number-matrix-columns-spanned="1" table:number-matrix-rows-spanned="1" table:formula="of:=MOD(SUM(([$GlidingFlights.$D$3:.$D$3002]=[.$A54])*([$GlidingFlights.$B$3:.$B$3002]&gt;=([.$K$2]-[.C$32]))*([$GlidingFlights.$B$3:.$B$3002]&lt;=[.$K$2])*[$GlidingFlights.$K$3:.$K$3002]);60)" office:value-type="float" office:value="0">
            <text:p>0</text:p>
          </table:table-cell>
          <table:table-cell table:style-name="ce73" table:number-matrix-columns-spanned="1" table:number-matrix-rows-spanned="1" table:formula="of:=MOD(SUM(([$GlidingFlights.$D$3:.$D$3002]=[.$A54])*([$GlidingFlights.$B$3:.$B$3002]&gt;=([.$K$2]-[.D$32]))*([$GlidingFlights.$B$3:.$B$3002]&lt;=[.$K$2])*[$GlidingFlights.$K$3:.$K$3002]);60)" office:value-type="float" office:value="0">
            <text:p>0</text:p>
          </table:table-cell>
          <table:table-cell table:style-name="ce73" table:number-matrix-columns-spanned="1" table:number-matrix-rows-spanned="1" table:formula="of:=MOD(SUM(([$GlidingFlights.$D$3:.$D$3002]=[.$A54])*([$GlidingFlights.$B$3:.$B$3002]&gt;=([.$K$2]-[.E$32]))*([$GlidingFlights.$B$3:.$B$3002]&lt;=[.$K$2])*[$GlidingFlights.$K$3:.$K$3002]);60)" office:value-type="float" office:value="0">
            <text:p>0</text:p>
          </table:table-cell>
          <table:table-cell table:style-name="ce73" table:number-matrix-columns-spanned="1" table:number-matrix-rows-spanned="1" table:formula="of:=MOD(SUM(([$GlidingFlights.$D$3:.$D$3002]=[.$A54])*([$GlidingFlights.$B$3:.$B$3002]&gt;=([.$K$2]-[.F$32]))*([$GlidingFlights.$B$3:.$B$3002]&lt;=[.$K$2])*[$GlidingFlights.$K$3:.$K$3002]);60)" office:value-type="float" office:value="0">
            <text:p>0</text:p>
          </table:table-cell>
          <table:table-cell table:style-name="ce73" table:number-matrix-columns-spanned="1" table:number-matrix-rows-spanned="1" table:formula="of:=MOD(SUM(([$GlidingFlights.$D$3:.$D$3002]=[.$A54])*([$GlidingFlights.$B$3:.$B$3002]&gt;=([.$K$2]-[.G$32]))*([$GlidingFlights.$B$3:.$B$3002]&lt;=[.$K$2])*[$GlidingFlights.$K$3:.$K$3002]);60)" office:value-type="float" office:value="0">
            <text:p>0</text:p>
          </table:table-cell>
          <table:table-cell table:style-name="ce73" table:number-matrix-columns-spanned="1" table:number-matrix-rows-spanned="1" table:formula="of:=MOD(SUM(([$GlidingFlights.$D$3:.$D$3002]=[.$A54])*([$GlidingFlights.$B$3:.$B$3002]&gt;=([.$K$2]-[.H$32]))*([$GlidingFlights.$B$3:.$B$3002]&lt;=[.$K$2])*[$GlidingFlights.$K$3:.$K$3002]);60)" office:value-type="float" office:value="0">
            <text:p>0</text:p>
          </table:table-cell>
          <table:table-cell table:style-name="ce73" table:number-matrix-columns-spanned="1" table:number-matrix-rows-spanned="1" table:formula="of:=MOD(SUM(([$GlidingFlights.$D$3:.$D$3002]=[.$A54])*([$GlidingFlights.$B$3:.$B$3002]&gt;=([.$K$2]-[.I$32]))*([$GlidingFlights.$B$3:.$B$3002]&lt;=[.$K$2])*[$GlidingFlights.$K$3:.$K$3002]);60)" office:value-type="float" office:value="0">
            <text:p>0</text:p>
          </table:table-cell>
          <table:table-cell table:number-columns-repeated="6"/>
          <table:table-cell table:style-name="ce78"/>
          <table:table-cell table:style-name="ce66" office:value-type="string">
            <text:p>Time (mins)</text:p>
          </table:table-cell>
          <table:table-cell table:style-name="ce79" table:formula="of:=MOD(SUM([$GlidingFlights.$K$3:.$K$3002]);60)" office:value-type="float" office:value="30">
            <text:p>30</text:p>
          </table:table-cell>
          <table:table-cell table:style-name="ce73" table:number-matrix-columns-spanned="1" table:number-matrix-rows-spanned="1" table:formula="of:=MOD(SUM((LEFT([$GlidingFlights.$I$3:.$I$3002];2)=[.S$52])*[$GlidingFlights.$K$3:.$K$3002]);60)" office:value-type="float" office:value="30">
            <text:p>30</text:p>
          </table:table-cell>
          <table:table-cell table:style-name="ce73" table:number-matrix-columns-spanned="1" table:number-matrix-rows-spanned="1" table:formula="of:=MOD(SUM((LEFT([$GlidingFlights.$I$3:.$I$3002];2)=[.T$52])*[$GlidingFlights.$K$3:.$K$3002]);60)" office:value-type="float" office:value="0">
            <text:p>0</text:p>
          </table:table-cell>
          <table:table-cell table:style-name="ce73" table:number-matrix-columns-spanned="1" table:number-matrix-rows-spanned="1" table:formula="of:=MOD(SUM((LEFT([$GlidingFlights.$I$3:.$I$3002];2)=[.U$52])*[$GlidingFlights.$K$3:.$K$3002]);60)" office:value-type="float" office:value="0">
            <text:p>0</text:p>
          </table:table-cell>
          <table:table-cell table:style-name="ce73" table:number-matrix-columns-spanned="1" table:number-matrix-rows-spanned="1" table:formula="of:=MOD(SUM((LEFT([$GlidingFlights.$I$3:.$I$3002];2)=[.V$52])*[$GlidingFlights.$K$3:.$K$3002]);60)" office:value-type="float" office:value="0">
            <text:p>0</text:p>
          </table:table-cell>
          <table:table-cell table:style-name="ce73" table:number-matrix-columns-spanned="1" table:number-matrix-rows-spanned="1" table:formula="of:=MOD(SUM(([$GlidingFlights.$D$3:.$D$3002]=[.W$52])*[$GlidingFlights.$K$3:.$K$3002]);60)" office:value-type="float" office:value="0">
            <text:p>0</text:p>
          </table:table-cell>
          <table:table-cell table:style-name="ce78" table:number-columns-repeated="232"/>
          <table:table-cell table:number-columns-repeated="769"/>
        </table:table-row>
        <table:table-row table:style-name="ro2">
          <table:covered-table-cell table:style-name="ce54"/>
          <table:table-cell table:style-name="ce66" office:value-type="string">
            <text:p>Distance (kms)</text:p>
          </table:table-cell>
          <table:table-cell table:style-name="ce73" table:number-matrix-columns-spanned="1" table:number-matrix-rows-spanned="1" table:formula="of:=SUM(([$GlidingFlights.$D$3:.$D$3002]=[.$A54])*([$GlidingFlights.$B$3:.$B$3002]&gt;=([.$K$2]-[.C$32]))*([$GlidingFlights.$B$3:.$B$3002]&lt;=[.$K$2])*[$GlidingFlights.$L$3:.$L$3002])" office:value-type="float" office:value="0">
            <text:p>0</text:p>
          </table:table-cell>
          <table:table-cell table:style-name="ce73" table:number-matrix-columns-spanned="1" table:number-matrix-rows-spanned="1" table:formula="of:=SUM(([$GlidingFlights.$D$3:.$D$3002]=[.$A54])*([$GlidingFlights.$B$3:.$B$3002]&gt;=([.$K$2]-[.D$32]))*([$GlidingFlights.$B$3:.$B$3002]&lt;=[.$K$2])*[$GlidingFlights.$L$3:.$L$3002])" office:value-type="float" office:value="0">
            <text:p>0</text:p>
          </table:table-cell>
          <table:table-cell table:style-name="ce73" table:number-matrix-columns-spanned="1" table:number-matrix-rows-spanned="1" table:formula="of:=SUM(([$GlidingFlights.$D$3:.$D$3002]=[.$A54])*([$GlidingFlights.$B$3:.$B$3002]&gt;=([.$K$2]-[.E$32]))*([$GlidingFlights.$B$3:.$B$3002]&lt;=[.$K$2])*[$GlidingFlights.$L$3:.$L$3002])" office:value-type="float" office:value="0">
            <text:p>0</text:p>
          </table:table-cell>
          <table:table-cell table:style-name="ce73" table:number-matrix-columns-spanned="1" table:number-matrix-rows-spanned="1" table:formula="of:=SUM(([$GlidingFlights.$D$3:.$D$3002]=[.$A54])*([$GlidingFlights.$B$3:.$B$3002]&gt;=([.$K$2]-[.F$32]))*([$GlidingFlights.$B$3:.$B$3002]&lt;=[.$K$2])*[$GlidingFlights.$L$3:.$L$3002])" office:value-type="float" office:value="0">
            <text:p>0</text:p>
          </table:table-cell>
          <table:table-cell table:style-name="ce73" table:number-matrix-columns-spanned="1" table:number-matrix-rows-spanned="1" table:formula="of:=SUM(([$GlidingFlights.$D$3:.$D$3002]=[.$A54])*([$GlidingFlights.$B$3:.$B$3002]&gt;=([.$K$2]-[.G$32]))*([$GlidingFlights.$B$3:.$B$3002]&lt;=[.$K$2])*[$GlidingFlights.$L$3:.$L$3002])" office:value-type="float" office:value="0">
            <text:p>0</text:p>
          </table:table-cell>
          <table:table-cell table:style-name="ce73" table:number-matrix-columns-spanned="1" table:number-matrix-rows-spanned="1" table:formula="of:=SUM(([$GlidingFlights.$D$3:.$D$3002]=[.$A54])*([$GlidingFlights.$B$3:.$B$3002]&gt;=([.$K$2]-[.H$32]))*([$GlidingFlights.$B$3:.$B$3002]&lt;=[.$K$2])*[$GlidingFlights.$L$3:.$L$3002])" office:value-type="float" office:value="0">
            <text:p>0</text:p>
          </table:table-cell>
          <table:table-cell table:style-name="ce73" table:number-matrix-columns-spanned="1" table:number-matrix-rows-spanned="1" table:formula="of:=SUM(([$GlidingFlights.$D$3:.$D$3002]=[.$A54])*([$GlidingFlights.$B$3:.$B$3002]&gt;=([.$K$2]-[.I$32]))*([$GlidingFlights.$B$3:.$B$3002]&lt;=[.$K$2])*[$GlidingFlights.$L$3:.$L$3002])" office:value-type="float" office:value="0">
            <text:p>0</text:p>
          </table:table-cell>
          <table:table-cell table:number-columns-repeated="6"/>
          <table:table-cell table:style-name="ce78"/>
          <table:table-cell table:style-name="ce66" office:value-type="string">
            <text:p>Distance (kms)</text:p>
          </table:table-cell>
          <table:table-cell table:style-name="ce95" table:formula="of:=SUM([$GlidingFlights.$L$3:.$L$3002])" office:value-type="float" office:value="750">
            <text:p>750</text:p>
          </table:table-cell>
          <table:table-cell table:style-name="ce73" table:number-matrix-columns-spanned="1" table:number-matrix-rows-spanned="1" table:formula="of:=SUM((LEFT([$GlidingFlights.$I$3:.$I$3002];2)=[.S$52])*[$GlidingFlights.$L$3:.$L$3002])" office:value-type="float" office:value="750">
            <text:p>750</text:p>
          </table:table-cell>
          <table:table-cell table:style-name="ce73" table:number-matrix-columns-spanned="1" table:number-matrix-rows-spanned="1" table:formula="of:=SUM((LEFT([$GlidingFlights.$I$3:.$I$3002];2)=[.T$52])*[$GlidingFlights.$L$3:.$L$3002])" office:value-type="float" office:value="0">
            <text:p>0</text:p>
          </table:table-cell>
          <table:table-cell table:style-name="ce73" table:number-matrix-columns-spanned="1" table:number-matrix-rows-spanned="1" table:formula="of:=SUM((LEFT([$GlidingFlights.$I$3:.$I$3002];2)=[.U$52])*[$GlidingFlights.$L$3:.$L$3002])" office:value-type="float" office:value="0">
            <text:p>0</text:p>
          </table:table-cell>
          <table:table-cell table:style-name="ce73" table:number-matrix-columns-spanned="1" table:number-matrix-rows-spanned="1" table:formula="of:=SUM((LEFT([$GlidingFlights.$I$3:.$I$3002];2)=[.V$52])*[$GlidingFlights.$L$3:.$L$3002])" office:value-type="float" office:value="0">
            <text:p>0</text:p>
          </table:table-cell>
          <table:table-cell table:style-name="ce73" table:number-matrix-columns-spanned="1" table:number-matrix-rows-spanned="1" table:formula="of:=SUM(([$GlidingFlights.$D$3:.$D$3002]=[.W$52])*[$GlidingFlights.$L$3:.$L$3002])" office:value-type="float" office:value="0">
            <text:p>0</text:p>
          </table:table-cell>
          <table:table-cell table:style-name="ce78" table:number-columns-repeated="232"/>
          <table:table-cell table:number-columns-repeated="769"/>
        </table:table-row>
        <table:table-row table:style-name="ro2">
          <table:table-cell table:number-columns-repeated="10"/>
          <table:table-cell table:style-name="ce78" table:number-columns-repeated="4"/>
          <table:table-cell table:style-name="ce90"/>
          <table:table-cell table:style-name="ce78" table:number-columns-repeated="240"/>
          <table:table-cell table:number-columns-repeated="769"/>
        </table:table-row>
        <table:table-row table:style-name="ro2">
          <table:table-cell table:style-name="ce61" office:value-type="string" table:number-columns-spanned="23" table:number-rows-spanned="1">
            <text:p>Press the 'F9' key to update values, or turn on automatic updating in Tools-&gt;Cell Contents-&gt;Auto Calculate. The latter option is only recommended for fast computers.</text:p>
          </table:table-cell>
          <table:covered-table-cell table:number-columns-repeated="9"/>
          <table:covered-table-cell table:number-columns-repeated="4" table:style-name="ce78"/>
          <table:covered-table-cell table:style-name="ce90"/>
          <table:covered-table-cell table:number-columns-repeated="8" table:style-name="ce78"/>
          <table:table-cell table:style-name="ce78" table:number-columns-repeated="232"/>
          <table:table-cell table:number-columns-repeated="769"/>
        </table:table-row>
        <table:table-row table:style-name="ro2" table:number-rows-repeated="10">
          <table:table-cell table:number-columns-repeated="10"/>
          <table:table-cell table:style-name="ce78" table:number-columns-repeated="4"/>
          <table:table-cell table:style-name="ce90"/>
          <table:table-cell table:style-name="ce78" table:number-columns-repeated="240"/>
          <table:table-cell table:number-columns-repeated="769"/>
        </table:table-row>
        <table:table-row table:style-name="ro2" table:number-rows-repeated="31938">
          <table:table-cell table:style-name="ce62" table:number-columns-repeated="2"/>
          <table:table-cell table:style-name="ce78" table:number-columns-repeated="12"/>
          <table:table-cell table:style-name="ce90"/>
          <table:table-cell table:style-name="ce78" table:number-columns-repeated="240"/>
          <table:table-cell table:number-columns-repeated="769"/>
        </table:table-row>
        <table:table-row table:style-name="ro2" table:number-rows-repeated="33529">
          <table:table-cell table:number-columns-repeated="1024"/>
        </table:table-row>
        <table:table-row table:style-name="ro2">
          <table:table-cell table:number-columns-repeated="1024"/>
        </table:table-row>
      </table:table>
      <table:table table:name="PoweredStats" table:style-name="ta1" table:protected="true" table:print-ranges="PoweredStats.A1:PoweredStats.W56">
        <table:table-column table:style-name="co11" table:default-cell-style-name="ce55"/>
        <table:table-column table:style-name="co12" table:default-cell-style-name="ce55"/>
        <table:table-column table:style-name="co11" table:number-columns-repeated="13" table:default-cell-style-name="ce55"/>
        <table:table-column table:style-name="co13" table:default-cell-style-name="ce55"/>
        <table:table-column table:style-name="co14" table:default-cell-style-name="ce55"/>
        <table:table-column table:style-name="co2" table:number-columns-repeated="12" table:default-cell-style-name="ce55"/>
        <table:table-column table:style-name="co8" table:number-columns-repeated="227" table:default-cell-style-name="ce55"/>
        <table:table-column table:style-name="co8" table:number-columns-repeated="768" table:default-cell-style-name="ce96"/>
        <table:table-row table:style-name="ro3">
          <table:table-cell table:style-name="ce45" office:value-type="string" table:number-columns-spanned="15" table:number-rows-spanned="1">
            <text:p>Powered Flying Statistics</text:p>
          </table:table-cell>
          <table:covered-table-cell table:style-name="ce63"/>
          <table:covered-table-cell table:style-name="ce70"/>
          <table:covered-table-cell table:number-columns-repeated="12" table:style-name="ce79"/>
          <table:table-cell table:style-name="ce78"/>
          <table:table-cell table:style-name="ce45" office:value-type="string" table:number-columns-spanned="7" table:number-rows-spanned="1">
            <text:p>Powered Flying Graphics</text:p>
          </table:table-cell>
          <table:covered-table-cell table:number-columns-repeated="6"/>
          <table:table-cell table:number-columns-repeated="5"/>
          <table:table-cell table:style-name="ce78" table:number-columns-repeated="227"/>
          <table:table-cell table:number-columns-repeated="769"/>
        </table:table-row>
        <table:table-row table:style-name="ro2">
          <table:table-cell table:style-name="ce46" office:value-type="string" table:number-columns-spanned="10" table:number-rows-spanned="1">
            <text:p>Input reference date all calculations. The default value is =TODAY() : <text:s text:c="2"/></text:p>
          </table:table-cell>
          <table:covered-table-cell table:style-name="ce64"/>
          <table:covered-table-cell table:style-name="ce71"/>
          <table:covered-table-cell table:number-columns-repeated="7" table:style-name="ce64"/>
          <table:table-cell table:style-name="ce81" table:formula="of:=TODAY()" office:value-type="date" office:date-value="2009-06-01" table:number-columns-spanned="5" table:number-rows-spanned="1">
            <text:p>01 Jun 2009</text:p>
          </table:table-cell>
          <table:covered-table-cell table:number-columns-repeated="4" table:style-name="ce79"/>
          <table:table-cell table:style-name="ce78"/>
          <table:table-cell>
            <draw:frame table:end-cell-address="PoweredStats.W18" table:end-x="2.01cm" table:end-y="0.296cm" draw:z-index="1" draw:style-name="gr1" svg:width="16cm" svg:height="7.75cm" svg:x="0.077cm" svg:y="0.193cm">
              <draw:object draw:notify-on-update-of-ranges="PoweredStats.C7:PoweredStats.N7 PoweredStats.B8:PoweredStats.B8 PoweredStats.C8:PoweredStats.N8 PoweredStats.B10:PoweredStats.B10 PoweredStats.C10:PoweredStats.N10" xlink:href="./Object 5" xlink:type="simple" xlink:show="embed" xlink:actuate="onLoad"/>
              <draw:image xlink:href="./ObjectReplacements/Object 5" xlink:type="simple" xlink:show="embed" xlink:actuate="onLoad"/>
            </draw:frame>
          </table:table-cell>
          <table:table-cell table:number-columns-repeated="11"/>
          <table:table-cell table:style-name="ce78" table:number-columns-repeated="227"/>
          <table:table-cell table:number-columns-repeated="769"/>
        </table:table-row>
        <table:table-row table:style-name="ro2">
          <table:table-cell table:style-name="ce46" office:value-type="string" table:number-columns-spanned="10" table:number-rows-spanned="1">
            <text:p>Input aircraft registration:</text:p>
          </table:table-cell>
          <table:covered-table-cell table:style-name="ce64"/>
          <table:covered-table-cell table:style-name="ce71"/>
          <table:covered-table-cell table:number-columns-repeated="7" table:style-name="ce64"/>
          <table:table-cell table:style-name="ce82" office:value-type="string" table:number-columns-spanned="5" table:number-rows-spanned="1">
            <text:p>G-XXXX</text:p>
          </table:table-cell>
          <table:covered-table-cell table:number-columns-repeated="4" table:style-name="ce79"/>
          <table:table-cell table:style-name="ce78"/>
          <table:table-cell table:number-columns-repeated="12"/>
          <table:table-cell table:style-name="ce78" table:number-columns-repeated="227"/>
          <table:table-cell table:number-columns-repeated="769"/>
        </table:table-row>
        <table:table-row table:style-name="ro2" table:number-rows-repeated="2">
          <table:table-cell table:style-name="ce47"/>
          <table:table-cell table:number-columns-repeated="14"/>
          <table:table-cell table:style-name="ce78"/>
          <table:table-cell table:number-columns-repeated="12"/>
          <table:table-cell table:style-name="ce78" table:number-columns-repeated="227"/>
          <table:table-cell table:number-columns-repeated="769"/>
        </table:table-row>
        <table:table-row table:style-name="ro2">
          <table:table-cell table:style-name="ce48" office:value-type="string" table:number-columns-spanned="15" table:number-rows-spanned="1">
            <text:p>Yearly Flying in Previous 12 Years</text:p>
          </table:table-cell>
          <table:covered-table-cell table:number-columns-repeated="14" table:style-name="ce57"/>
          <table:table-cell table:style-name="ce78"/>
          <table:table-cell table:number-columns-repeated="12"/>
          <table:table-cell table:style-name="ce78" table:number-columns-repeated="227"/>
          <table:table-cell table:number-columns-repeated="769"/>
        </table:table-row>
        <table:table-row table:style-name="ro2">
          <table:table-cell table:style-name="ce49" office:value-type="string" table:number-columns-spanned="2" table:number-rows-spanned="1">
            <text:p>Year:</text:p>
          </table:table-cell>
          <table:covered-table-cell table:style-name="ce65"/>
          <table:table-cell table:style-name="ce72" table:formula="of:=DATE(YEAR([.$K$2])-11;1;1)" office:value-type="date" office:date-value="1998-01-01">
            <text:p>1998</text:p>
          </table:table-cell>
          <table:table-cell table:style-name="ce72" table:formula="of:=DATE(YEAR([.$K$2])-10;1;1)" office:value-type="date" office:date-value="1999-01-01">
            <text:p>1999</text:p>
          </table:table-cell>
          <table:table-cell table:style-name="ce72" table:formula="of:=DATE(YEAR([.$K$2])-9;1;1)" office:value-type="date" office:date-value="2000-01-01">
            <text:p>2000</text:p>
          </table:table-cell>
          <table:table-cell table:style-name="ce72" table:formula="of:=DATE(YEAR([.$K$2])-8;1;1)" office:value-type="date" office:date-value="2001-01-01">
            <text:p>2001</text:p>
          </table:table-cell>
          <table:table-cell table:style-name="ce72" table:formula="of:=DATE(YEAR([.$K$2])-7;1;1)" office:value-type="date" office:date-value="2002-01-01">
            <text:p>2002</text:p>
          </table:table-cell>
          <table:table-cell table:style-name="ce72" table:formula="of:=DATE(YEAR([.$K$2])-6;1;1)" office:value-type="date" office:date-value="2003-01-01">
            <text:p>2003</text:p>
          </table:table-cell>
          <table:table-cell table:style-name="ce72" table:formula="of:=DATE(YEAR([.$K$2])-5;1;1)" office:value-type="date" office:date-value="2004-01-01">
            <text:p>2004</text:p>
          </table:table-cell>
          <table:table-cell table:style-name="ce72" table:formula="of:=DATE(YEAR([.$K$2])-4;1;1)" office:value-type="date" office:date-value="2005-01-01">
            <text:p>2005</text:p>
          </table:table-cell>
          <table:table-cell table:style-name="ce72" table:formula="of:=DATE(YEAR([.$K$2])-3;1;1)" office:value-type="date" office:date-value="2006-01-01">
            <text:p>2006</text:p>
          </table:table-cell>
          <table:table-cell table:style-name="ce72" table:formula="of:=DATE(YEAR([.$K$2])-2;1;1)" office:value-type="date" office:date-value="2007-01-01">
            <text:p>2007</text:p>
          </table:table-cell>
          <table:table-cell table:style-name="ce72" table:formula="of:=DATE(YEAR([.$K$2])-1;1;1)" office:value-type="date" office:date-value="2008-01-01">
            <text:p>2008</text:p>
          </table:table-cell>
          <table:table-cell table:style-name="ce72" table:formula="of:=DATE(YEAR([.$K$2]);1;1)" office:value-type="date" office:date-value="2009-01-01">
            <text:p>2009</text:p>
          </table:table-cell>
          <table:table-cell table:style-name="ce83" office:value-type="string">
            <text:p>All Yrs</text:p>
          </table:table-cell>
          <table:table-cell table:style-name="ce78"/>
          <table:table-cell table:number-columns-repeated="12"/>
          <table:table-cell table:style-name="ce78" table:number-columns-repeated="227"/>
          <table:table-cell table:number-columns-repeated="769"/>
        </table:table-row>
        <table:table-row table:style-name="ro2">
          <table:table-cell table:style-name="ce50" office:value-type="string" table:number-columns-spanned="1" table:number-rows-spanned="4">
            <text:p>Total</text:p>
          </table:table-cell>
          <table:table-cell table:style-name="ce66" office:value-type="string">
            <text:p>No. of Flights</text:p>
          </table:table-cell>
          <table:table-cell table:style-name="ce73" table:number-matrix-columns-spanned="1" table:number-matrix-rows-spanned="1" table:formula="of:=SUM(([$PoweredFlights.$B$3:.$B$1002]&gt;=[.C$7])*([$PoweredFlights.$B$3:.$B$1002]&lt;[.D$7]))" office:value-type="float" office:value="0">
            <text:p>0</text:p>
          </table:table-cell>
          <table:table-cell table:style-name="ce73" table:number-matrix-columns-spanned="1" table:number-matrix-rows-spanned="1" table:formula="of:=SUM(([$PoweredFlights.$B$3:.$B$1002]&gt;=[.D$7])*([$PoweredFlights.$B$3:.$B$1002]&lt;[.E$7]))" office:value-type="float" office:value="0">
            <text:p>0</text:p>
          </table:table-cell>
          <table:table-cell table:style-name="ce73" table:number-matrix-columns-spanned="1" table:number-matrix-rows-spanned="1" table:formula="of:=SUM(([$PoweredFlights.$B$3:.$B$1002]&gt;=[.E$7])*([$PoweredFlights.$B$3:.$B$1002]&lt;[.F$7]))" office:value-type="float" office:value="0">
            <text:p>0</text:p>
          </table:table-cell>
          <table:table-cell table:style-name="ce73" table:number-matrix-columns-spanned="1" table:number-matrix-rows-spanned="1" table:formula="of:=SUM(([$PoweredFlights.$B$3:.$B$1002]&gt;=[.F$7])*([$PoweredFlights.$B$3:.$B$1002]&lt;[.G$7]))" office:value-type="float" office:value="0">
            <text:p>0</text:p>
          </table:table-cell>
          <table:table-cell table:style-name="ce73" table:number-matrix-columns-spanned="1" table:number-matrix-rows-spanned="1" table:formula="of:=SUM(([$PoweredFlights.$B$3:.$B$1002]&gt;=[.G$7])*([$PoweredFlights.$B$3:.$B$1002]&lt;[.H$7]))" office:value-type="float" office:value="0">
            <text:p>0</text:p>
          </table:table-cell>
          <table:table-cell table:style-name="ce73" table:number-matrix-columns-spanned="1" table:number-matrix-rows-spanned="1" table:formula="of:=SUM(([$PoweredFlights.$B$3:.$B$1002]&gt;=[.H$7])*([$PoweredFlights.$B$3:.$B$1002]&lt;[.I$7]))" office:value-type="float" office:value="0">
            <text:p>0</text:p>
          </table:table-cell>
          <table:table-cell table:style-name="ce73" table:number-matrix-columns-spanned="1" table:number-matrix-rows-spanned="1" table:formula="of:=SUM(([$PoweredFlights.$B$3:.$B$1002]&gt;=[.I$7])*([$PoweredFlights.$B$3:.$B$1002]&lt;[.J$7]))" office:value-type="float" office:value="0">
            <text:p>0</text:p>
          </table:table-cell>
          <table:table-cell table:style-name="ce73" table:number-matrix-columns-spanned="1" table:number-matrix-rows-spanned="1" table:formula="of:=SUM(([$PoweredFlights.$B$3:.$B$1002]&gt;=[.J$7])*([$PoweredFlights.$B$3:.$B$1002]&lt;[.K$7]))" office:value-type="float" office:value="0">
            <text:p>0</text:p>
          </table:table-cell>
          <table:table-cell table:style-name="ce73" table:number-matrix-columns-spanned="1" table:number-matrix-rows-spanned="1" table:formula="of:=SUM(([$PoweredFlights.$B$3:.$B$1002]&gt;=[.K$7])*([$PoweredFlights.$B$3:.$B$1002]&lt;[.L$7]))" office:value-type="float" office:value="0">
            <text:p>0</text:p>
          </table:table-cell>
          <table:table-cell table:style-name="ce73" table:number-matrix-columns-spanned="1" table:number-matrix-rows-spanned="1" table:formula="of:=SUM(([$PoweredFlights.$B$3:.$B$1002]&gt;=[.L$7])*([$PoweredFlights.$B$3:.$B$1002]&lt;[.M$7]))" office:value-type="float" office:value="0">
            <text:p>0</text:p>
          </table:table-cell>
          <table:table-cell table:style-name="ce73" table:number-matrix-columns-spanned="1" table:number-matrix-rows-spanned="1" table:formula="of:=SUM(([$PoweredFlights.$B$3:.$B$1002]&gt;=[.M$7])*([$PoweredFlights.$B$3:.$B$1002]&lt;[.N$7]))" office:value-type="float" office:value="0">
            <text:p>0</text:p>
          </table:table-cell>
          <table:table-cell table:style-name="ce73" table:number-matrix-columns-spanned="1" table:number-matrix-rows-spanned="1" table:formula="of:=SUM(([$PoweredFlights.$B$3:.$B$1002]&gt;=[.N$7])*([$PoweredFlights.$B$3:.$B$1002]&lt;DATE(YEAR([.$K$2])+1;1;1)))" office:value-type="float" office:value="1">
            <text:p>1</text:p>
          </table:table-cell>
          <table:table-cell table:style-name="ce84" table:number-matrix-columns-spanned="1" table:number-matrix-rows-spanned="1" table:formula="of:=SUM(([$PoweredFlights.$B$3:.$B$1002]&gt;=DATEVALUE(&quot;01/01/1900&quot;))*([$PoweredFlights.$B$3:.$B$1002]&lt;=[.$K$2]))" office:value-type="float" office:value="1">
            <text:p>1</text:p>
          </table:table-cell>
          <table:table-cell table:style-name="ce78"/>
          <table:table-cell table:number-columns-repeated="12"/>
          <table:table-cell table:style-name="ce78" table:number-columns-repeated="227"/>
          <table:table-cell table:number-columns-repeated="769"/>
        </table:table-row>
        <table:table-row table:style-name="ro2">
          <table:covered-table-cell table:style-name="ce51"/>
          <table:table-cell table:style-name="ce66" office:value-type="string">
            <text:p>No. of Landings</text:p>
          </table:table-cell>
          <table:table-cell table:style-name="ce74" table:number-matrix-columns-spanned="1" table:number-matrix-rows-spanned="1" table:formula="of:=SUM(([$PoweredFlights.$B$3:.$B$1002]&gt;=[.C$7])*([$PoweredFlights.$B$3:.$B$1002]&lt;[.D$7])*[$PoweredFlights.$O$3:.$O$1002])+SUM(([$PoweredFlights.$B$3:.$B$1002]&gt;=[.C$7])*([$PoweredFlights.$B$3:.$B$1002]&lt;[.D$7])*[$PoweredFlights.$P$3:.$P$1002])" office:value-type="float" office:value="0">
            <text:p>0</text:p>
          </table:table-cell>
          <table:table-cell table:style-name="ce74" table:number-matrix-columns-spanned="1" table:number-matrix-rows-spanned="1" table:formula="of:=SUM(([$PoweredFlights.$B$3:.$B$1002]&gt;=[.D$7])*([$PoweredFlights.$B$3:.$B$1002]&lt;[.E$7])*[$PoweredFlights.$O$3:.$O$1002])+SUM(([$PoweredFlights.$B$3:.$B$1002]&gt;=[.D$7])*([$PoweredFlights.$B$3:.$B$1002]&lt;[.E$7])*[$PoweredFlights.$P$3:.$P$1002])" office:value-type="float" office:value="0">
            <text:p>0</text:p>
          </table:table-cell>
          <table:table-cell table:style-name="ce74" table:number-matrix-columns-spanned="1" table:number-matrix-rows-spanned="1" table:formula="of:=SUM(([$PoweredFlights.$B$3:.$B$1002]&gt;=[.E$7])*([$PoweredFlights.$B$3:.$B$1002]&lt;[.F$7])*[$PoweredFlights.$O$3:.$O$1002])+SUM(([$PoweredFlights.$B$3:.$B$1002]&gt;=[.E$7])*([$PoweredFlights.$B$3:.$B$1002]&lt;[.F$7])*[$PoweredFlights.$P$3:.$P$1002])" office:value-type="float" office:value="0">
            <text:p>0</text:p>
          </table:table-cell>
          <table:table-cell table:style-name="ce74" table:number-matrix-columns-spanned="1" table:number-matrix-rows-spanned="1" table:formula="of:=SUM(([$PoweredFlights.$B$3:.$B$1002]&gt;=[.F$7])*([$PoweredFlights.$B$3:.$B$1002]&lt;[.G$7])*[$PoweredFlights.$O$3:.$O$1002])+SUM(([$PoweredFlights.$B$3:.$B$1002]&gt;=[.F$7])*([$PoweredFlights.$B$3:.$B$1002]&lt;[.G$7])*[$PoweredFlights.$P$3:.$P$1002])" office:value-type="float" office:value="0">
            <text:p>0</text:p>
          </table:table-cell>
          <table:table-cell table:style-name="ce74" table:number-matrix-columns-spanned="1" table:number-matrix-rows-spanned="1" table:formula="of:=SUM(([$PoweredFlights.$B$3:.$B$1002]&gt;=[.G$7])*([$PoweredFlights.$B$3:.$B$1002]&lt;[.H$7])*[$PoweredFlights.$O$3:.$O$1002])+SUM(([$PoweredFlights.$B$3:.$B$1002]&gt;=[.G$7])*([$PoweredFlights.$B$3:.$B$1002]&lt;[.H$7])*[$PoweredFlights.$P$3:.$P$1002])" office:value-type="float" office:value="0">
            <text:p>0</text:p>
          </table:table-cell>
          <table:table-cell table:style-name="ce74" table:number-matrix-columns-spanned="1" table:number-matrix-rows-spanned="1" table:formula="of:=SUM(([$PoweredFlights.$B$3:.$B$1002]&gt;=[.H$7])*([$PoweredFlights.$B$3:.$B$1002]&lt;[.I$7])*[$PoweredFlights.$O$3:.$O$1002])+SUM(([$PoweredFlights.$B$3:.$B$1002]&gt;=[.H$7])*([$PoweredFlights.$B$3:.$B$1002]&lt;[.I$7])*[$PoweredFlights.$P$3:.$P$1002])" office:value-type="float" office:value="0">
            <text:p>0</text:p>
          </table:table-cell>
          <table:table-cell table:style-name="ce74" table:number-matrix-columns-spanned="1" table:number-matrix-rows-spanned="1" table:formula="of:=SUM(([$PoweredFlights.$B$3:.$B$1002]&gt;=[.I$7])*([$PoweredFlights.$B$3:.$B$1002]&lt;[.J$7])*[$PoweredFlights.$O$3:.$O$1002])+SUM(([$PoweredFlights.$B$3:.$B$1002]&gt;=[.I$7])*([$PoweredFlights.$B$3:.$B$1002]&lt;[.J$7])*[$PoweredFlights.$P$3:.$P$1002])" office:value-type="float" office:value="0">
            <text:p>0</text:p>
          </table:table-cell>
          <table:table-cell table:style-name="ce74" table:number-matrix-columns-spanned="1" table:number-matrix-rows-spanned="1" table:formula="of:=SUM(([$PoweredFlights.$B$3:.$B$1002]&gt;=[.J$7])*([$PoweredFlights.$B$3:.$B$1002]&lt;[.K$7])*[$PoweredFlights.$O$3:.$O$1002])+SUM(([$PoweredFlights.$B$3:.$B$1002]&gt;=[.J$7])*([$PoweredFlights.$B$3:.$B$1002]&lt;[.K$7])*[$PoweredFlights.$P$3:.$P$1002])" office:value-type="float" office:value="0">
            <text:p>0</text:p>
          </table:table-cell>
          <table:table-cell table:style-name="ce74" table:number-matrix-columns-spanned="1" table:number-matrix-rows-spanned="1" table:formula="of:=SUM(([$PoweredFlights.$B$3:.$B$1002]&gt;=[.K$7])*([$PoweredFlights.$B$3:.$B$1002]&lt;[.L$7])*[$PoweredFlights.$O$3:.$O$1002])+SUM(([$PoweredFlights.$B$3:.$B$1002]&gt;=[.K$7])*([$PoweredFlights.$B$3:.$B$1002]&lt;[.L$7])*[$PoweredFlights.$P$3:.$P$1002])" office:value-type="float" office:value="0">
            <text:p>0</text:p>
          </table:table-cell>
          <table:table-cell table:style-name="ce74" table:number-matrix-columns-spanned="1" table:number-matrix-rows-spanned="1" table:formula="of:=SUM(([$PoweredFlights.$B$3:.$B$1002]&gt;=[.L$7])*([$PoweredFlights.$B$3:.$B$1002]&lt;[.M$7])*[$PoweredFlights.$O$3:.$O$1002])+SUM(([$PoweredFlights.$B$3:.$B$1002]&gt;=[.L$7])*([$PoweredFlights.$B$3:.$B$1002]&lt;[.M$7])*[$PoweredFlights.$P$3:.$P$1002])" office:value-type="float" office:value="0">
            <text:p>0</text:p>
          </table:table-cell>
          <table:table-cell table:style-name="ce74" table:number-matrix-columns-spanned="1" table:number-matrix-rows-spanned="1" table:formula="of:=SUM(([$PoweredFlights.$B$3:.$B$1002]&gt;=[.M$7])*([$PoweredFlights.$B$3:.$B$1002]&lt;[.N$7])*[$PoweredFlights.$O$3:.$O$1002])+SUM(([$PoweredFlights.$B$3:.$B$1002]&gt;=[.M$7])*([$PoweredFlights.$B$3:.$B$1002]&lt;[.N$7])*[$PoweredFlights.$P$3:.$P$1002])" office:value-type="float" office:value="0">
            <text:p>0</text:p>
          </table:table-cell>
          <table:table-cell table:style-name="ce74" table:number-matrix-columns-spanned="1" table:number-matrix-rows-spanned="1" table:formula="of:=SUM(([$PoweredFlights.$B$3:.$B$1002]&gt;=[.N$7])*([$PoweredFlights.$B$3:.$B$1002]&lt;DATE(YEAR([.$K$2])+1;1;1))*[$PoweredFlights.$O$3:.$O$1002])+SUM(([$PoweredFlights.$B$3:.$B$1002]&gt;=[.N$7])*([$PoweredFlights.$B$3:.$B$1002]&lt;DATE(YEAR([.$K$2])+1;1;1))*[$PoweredFlights.$P$3:.$P$1002])" office:value-type="float" office:value="4">
            <text:p>4</text:p>
          </table:table-cell>
          <table:table-cell table:style-name="ce85" table:number-matrix-columns-spanned="1" table:number-matrix-rows-spanned="1" table:formula="of:=SUM(([$PoweredFlights.$B$3:.$B$1002]&gt;=DATEVALUE(&quot;01/01/1900&quot;))*([$PoweredFlights.$B$3:.$B$1002]&lt;=[.$K$2])*[$PoweredFlights.$O$3:.$O$1002])+SUM(([$PoweredFlights.$B$3:.$B$1002]&gt;=DATEVALUE(&quot;01/01/1900&quot;))*([$PoweredFlights.$B$3:.$B$1002]&lt;=[.$K$2])*[$PoweredFlights.$P$3:.$P$1002])" office:value-type="float" office:value="4">
            <text:p>4</text:p>
          </table:table-cell>
          <table:table-cell table:style-name="ce78"/>
          <table:table-cell table:number-columns-repeated="12"/>
          <table:table-cell table:style-name="ce78" table:number-columns-repeated="227"/>
          <table:table-cell table:number-columns-repeated="769"/>
        </table:table-row>
        <table:table-row table:style-name="ro2">
          <table:covered-table-cell table:style-name="ce51"/>
          <table:table-cell table:style-name="ce66" office:value-type="string">
            <text:p>Time (hrs)</text:p>
          </table:table-cell>
          <table:table-cell table:style-name="ce74" table:number-matrix-columns-spanned="1" table:number-matrix-rows-spanned="1" table:formula="of:=SUM(([$PoweredFlights.$B$3:.$B$1002]&gt;=[.C$7])*([$PoweredFlights.$B$3:.$B$1002]&lt;[.D$7])*[$PoweredFlights.$L$3:.$L$1002])+SUM(([$PoweredFlights.$B$3:.$B$1002]&gt;=[.C$7])*([$PoweredFlights.$B$3:.$B$1002]&lt;[.D$7])*[$PoweredFlights.$M$3:.$M$1002])" office:value-type="float" office:value="0">
            <text:p>0</text:p>
          </table:table-cell>
          <table:table-cell table:style-name="ce74" table:number-matrix-columns-spanned="1" table:number-matrix-rows-spanned="1" table:formula="of:=SUM(([$PoweredFlights.$B$3:.$B$1002]&gt;=[.D$7])*([$PoweredFlights.$B$3:.$B$1002]&lt;[.E$7])*[$PoweredFlights.$L$3:.$L$1002])+SUM(([$PoweredFlights.$B$3:.$B$1002]&gt;=[.D$7])*([$PoweredFlights.$B$3:.$B$1002]&lt;[.E$7])*[$PoweredFlights.$M$3:.$M$1002])" office:value-type="float" office:value="0">
            <text:p>0</text:p>
          </table:table-cell>
          <table:table-cell table:style-name="ce74" table:number-matrix-columns-spanned="1" table:number-matrix-rows-spanned="1" table:formula="of:=SUM(([$PoweredFlights.$B$3:.$B$1002]&gt;=[.E$7])*([$PoweredFlights.$B$3:.$B$1002]&lt;[.F$7])*[$PoweredFlights.$L$3:.$L$1002])+SUM(([$PoweredFlights.$B$3:.$B$1002]&gt;=[.E$7])*([$PoweredFlights.$B$3:.$B$1002]&lt;[.F$7])*[$PoweredFlights.$M$3:.$M$1002])" office:value-type="float" office:value="0">
            <text:p>0</text:p>
          </table:table-cell>
          <table:table-cell table:style-name="ce74" table:number-matrix-columns-spanned="1" table:number-matrix-rows-spanned="1" table:formula="of:=SUM(([$PoweredFlights.$B$3:.$B$1002]&gt;=[.F$7])*([$PoweredFlights.$B$3:.$B$1002]&lt;[.G$7])*[$PoweredFlights.$L$3:.$L$1002])+SUM(([$PoweredFlights.$B$3:.$B$1002]&gt;=[.F$7])*([$PoweredFlights.$B$3:.$B$1002]&lt;[.G$7])*[$PoweredFlights.$M$3:.$M$1002])" office:value-type="float" office:value="0">
            <text:p>0</text:p>
          </table:table-cell>
          <table:table-cell table:style-name="ce74" table:number-matrix-columns-spanned="1" table:number-matrix-rows-spanned="1" table:formula="of:=SUM(([$PoweredFlights.$B$3:.$B$1002]&gt;=[.G$7])*([$PoweredFlights.$B$3:.$B$1002]&lt;[.H$7])*[$PoweredFlights.$L$3:.$L$1002])+SUM(([$PoweredFlights.$B$3:.$B$1002]&gt;=[.G$7])*([$PoweredFlights.$B$3:.$B$1002]&lt;[.H$7])*[$PoweredFlights.$M$3:.$M$1002])" office:value-type="float" office:value="0">
            <text:p>0</text:p>
          </table:table-cell>
          <table:table-cell table:style-name="ce74" table:number-matrix-columns-spanned="1" table:number-matrix-rows-spanned="1" table:formula="of:=SUM(([$PoweredFlights.$B$3:.$B$1002]&gt;=[.H$7])*([$PoweredFlights.$B$3:.$B$1002]&lt;[.I$7])*[$PoweredFlights.$L$3:.$L$1002])+SUM(([$PoweredFlights.$B$3:.$B$1002]&gt;=[.H$7])*([$PoweredFlights.$B$3:.$B$1002]&lt;[.I$7])*[$PoweredFlights.$M$3:.$M$1002])" office:value-type="float" office:value="0">
            <text:p>0</text:p>
          </table:table-cell>
          <table:table-cell table:style-name="ce74" table:number-matrix-columns-spanned="1" table:number-matrix-rows-spanned="1" table:formula="of:=SUM(([$PoweredFlights.$B$3:.$B$1002]&gt;=[.I$7])*([$PoweredFlights.$B$3:.$B$1002]&lt;[.J$7])*[$PoweredFlights.$L$3:.$L$1002])+SUM(([$PoweredFlights.$B$3:.$B$1002]&gt;=[.I$7])*([$PoweredFlights.$B$3:.$B$1002]&lt;[.J$7])*[$PoweredFlights.$M$3:.$M$1002])" office:value-type="float" office:value="0">
            <text:p>0</text:p>
          </table:table-cell>
          <table:table-cell table:style-name="ce74" table:number-matrix-columns-spanned="1" table:number-matrix-rows-spanned="1" table:formula="of:=SUM(([$PoweredFlights.$B$3:.$B$1002]&gt;=[.J$7])*([$PoweredFlights.$B$3:.$B$1002]&lt;[.K$7])*[$PoweredFlights.$L$3:.$L$1002])+SUM(([$PoweredFlights.$B$3:.$B$1002]&gt;=[.J$7])*([$PoweredFlights.$B$3:.$B$1002]&lt;[.K$7])*[$PoweredFlights.$M$3:.$M$1002])" office:value-type="float" office:value="0">
            <text:p>0</text:p>
          </table:table-cell>
          <table:table-cell table:style-name="ce74" table:number-matrix-columns-spanned="1" table:number-matrix-rows-spanned="1" table:formula="of:=SUM(([$PoweredFlights.$B$3:.$B$1002]&gt;=[.K$7])*([$PoweredFlights.$B$3:.$B$1002]&lt;[.L$7])*[$PoweredFlights.$L$3:.$L$1002])+SUM(([$PoweredFlights.$B$3:.$B$1002]&gt;=[.K$7])*([$PoweredFlights.$B$3:.$B$1002]&lt;[.L$7])*[$PoweredFlights.$M$3:.$M$1002])" office:value-type="float" office:value="0">
            <text:p>0</text:p>
          </table:table-cell>
          <table:table-cell table:style-name="ce74" table:number-matrix-columns-spanned="1" table:number-matrix-rows-spanned="1" table:formula="of:=SUM(([$PoweredFlights.$B$3:.$B$1002]&gt;=[.L$7])*([$PoweredFlights.$B$3:.$B$1002]&lt;[.M$7])*[$PoweredFlights.$L$3:.$L$1002])+SUM(([$PoweredFlights.$B$3:.$B$1002]&gt;=[.L$7])*([$PoweredFlights.$B$3:.$B$1002]&lt;[.M$7])*[$PoweredFlights.$M$3:.$M$1002])" office:value-type="float" office:value="0">
            <text:p>0</text:p>
          </table:table-cell>
          <table:table-cell table:style-name="ce74" table:number-matrix-columns-spanned="1" table:number-matrix-rows-spanned="1" table:formula="of:=SUM(([$PoweredFlights.$B$3:.$B$1002]&gt;=[.M$7])*([$PoweredFlights.$B$3:.$B$1002]&lt;[.N$7])*[$PoweredFlights.$L$3:.$L$1002])+SUM(([$PoweredFlights.$B$3:.$B$1002]&gt;=[.M$7])*([$PoweredFlights.$B$3:.$B$1002]&lt;[.N$7])*[$PoweredFlights.$M$3:.$M$1002])" office:value-type="float" office:value="0">
            <text:p>0</text:p>
          </table:table-cell>
          <table:table-cell table:style-name="ce74" table:number-matrix-columns-spanned="1" table:number-matrix-rows-spanned="1" table:formula="of:=SUM(([$PoweredFlights.$B$3:.$B$1002]&gt;=[.N$7])*([$PoweredFlights.$B$3:.$B$1002]&lt;DATE(YEAR([.$K$2])+1;1;1))*[$PoweredFlights.$L$3:.$L$1002])+SUM(([$PoweredFlights.$B$3:.$B$1002]&gt;=[.N$7])*([$PoweredFlights.$B$3:.$B$1002]&lt;DATE(YEAR([.$K$2])+1;1;1))*[$PoweredFlights.$M$3:.$M$1002])" office:value-type="float" office:value="4">
            <text:p>4</text:p>
          </table:table-cell>
          <table:table-cell table:style-name="ce85" table:number-matrix-columns-spanned="1" table:number-matrix-rows-spanned="1" table:formula="of:=SUM(([$PoweredFlights.$B$3:.$B$1002]&gt;=DATEVALUE(&quot;01/01/1900&quot;))*([$PoweredFlights.$B$3:.$B$1002]&lt;=[.$K$2])*[$PoweredFlights.$L$3:.$L$1002])+SUM(([$PoweredFlights.$B$3:.$B$1002]&gt;=DATEVALUE(&quot;01/01/1900&quot;))*([$PoweredFlights.$B$3:.$B$1002]&lt;=[.$K$2])*[$PoweredFlights.$M$3:.$M$1002])" office:value-type="float" office:value="4">
            <text:p>4</text:p>
          </table:table-cell>
          <table:table-cell table:style-name="ce78"/>
          <table:table-cell table:number-columns-repeated="12"/>
          <table:table-cell table:style-name="ce78" table:number-columns-repeated="227"/>
          <table:table-cell table:number-columns-repeated="769"/>
        </table:table-row>
        <table:table-row table:style-name="ro2">
          <table:covered-table-cell table:style-name="ce51"/>
          <table:table-cell table:style-name="ce66" office:value-type="string">
            <text:p>Instr Time (hrs)</text:p>
          </table:table-cell>
          <table:table-cell table:style-name="ce73" table:number-matrix-columns-spanned="1" table:number-matrix-rows-spanned="1" table:formula="of:=SUM(([$PoweredFlights.$B$3:.$B$1002]&gt;=[.C$7])*([$PoweredFlights.$B$3:.$B$1002]&lt;[.D$7])*[$PoweredFlights.$N$3:.$N$1002])" office:value-type="float" office:value="0">
            <text:p>0</text:p>
          </table:table-cell>
          <table:table-cell table:style-name="ce73" table:number-matrix-columns-spanned="1" table:number-matrix-rows-spanned="1" table:formula="of:=SUM(([$PoweredFlights.$B$3:.$B$1002]&gt;=[.D$7])*([$PoweredFlights.$B$3:.$B$1002]&lt;[.E$7])*[$PoweredFlights.$N$3:.$N$1002])" office:value-type="float" office:value="0">
            <text:p>0</text:p>
          </table:table-cell>
          <table:table-cell table:style-name="ce73" table:number-matrix-columns-spanned="1" table:number-matrix-rows-spanned="1" table:formula="of:=SUM(([$PoweredFlights.$B$3:.$B$1002]&gt;=[.E$7])*([$PoweredFlights.$B$3:.$B$1002]&lt;[.F$7])*[$PoweredFlights.$N$3:.$N$1002])" office:value-type="float" office:value="0">
            <text:p>0</text:p>
          </table:table-cell>
          <table:table-cell table:style-name="ce73" table:number-matrix-columns-spanned="1" table:number-matrix-rows-spanned="1" table:formula="of:=SUM(([$PoweredFlights.$B$3:.$B$1002]&gt;=[.F$7])*([$PoweredFlights.$B$3:.$B$1002]&lt;[.G$7])*[$PoweredFlights.$N$3:.$N$1002])" office:value-type="float" office:value="0">
            <text:p>0</text:p>
          </table:table-cell>
          <table:table-cell table:style-name="ce73" table:number-matrix-columns-spanned="1" table:number-matrix-rows-spanned="1" table:formula="of:=SUM(([$PoweredFlights.$B$3:.$B$1002]&gt;=[.G$7])*([$PoweredFlights.$B$3:.$B$1002]&lt;[.H$7])*[$PoweredFlights.$N$3:.$N$1002])" office:value-type="float" office:value="0">
            <text:p>0</text:p>
          </table:table-cell>
          <table:table-cell table:style-name="ce73" table:number-matrix-columns-spanned="1" table:number-matrix-rows-spanned="1" table:formula="of:=SUM(([$PoweredFlights.$B$3:.$B$1002]&gt;=[.H$7])*([$PoweredFlights.$B$3:.$B$1002]&lt;[.I$7])*[$PoweredFlights.$N$3:.$N$1002])" office:value-type="float" office:value="0">
            <text:p>0</text:p>
          </table:table-cell>
          <table:table-cell table:style-name="ce73" table:number-matrix-columns-spanned="1" table:number-matrix-rows-spanned="1" table:formula="of:=SUM(([$PoweredFlights.$B$3:.$B$1002]&gt;=[.I$7])*([$PoweredFlights.$B$3:.$B$1002]&lt;[.J$7])*[$PoweredFlights.$N$3:.$N$1002])" office:value-type="float" office:value="0">
            <text:p>0</text:p>
          </table:table-cell>
          <table:table-cell table:style-name="ce73" table:number-matrix-columns-spanned="1" table:number-matrix-rows-spanned="1" table:formula="of:=SUM(([$PoweredFlights.$B$3:.$B$1002]&gt;=[.J$7])*([$PoweredFlights.$B$3:.$B$1002]&lt;[.K$7])*[$PoweredFlights.$N$3:.$N$1002])" office:value-type="float" office:value="0">
            <text:p>0</text:p>
          </table:table-cell>
          <table:table-cell table:style-name="ce73" table:number-matrix-columns-spanned="1" table:number-matrix-rows-spanned="1" table:formula="of:=SUM(([$PoweredFlights.$B$3:.$B$1002]&gt;=[.K$7])*([$PoweredFlights.$B$3:.$B$1002]&lt;[.L$7])*[$PoweredFlights.$N$3:.$N$1002])" office:value-type="float" office:value="0">
            <text:p>0</text:p>
          </table:table-cell>
          <table:table-cell table:style-name="ce73" table:number-matrix-columns-spanned="1" table:number-matrix-rows-spanned="1" table:formula="of:=SUM(([$PoweredFlights.$B$3:.$B$1002]&gt;=[.L$7])*([$PoweredFlights.$B$3:.$B$1002]&lt;[.M$7])*[$PoweredFlights.$N$3:.$N$1002])" office:value-type="float" office:value="0">
            <text:p>0</text:p>
          </table:table-cell>
          <table:table-cell table:style-name="ce73" table:number-matrix-columns-spanned="1" table:number-matrix-rows-spanned="1" table:formula="of:=SUM(([$PoweredFlights.$B$3:.$B$1002]&gt;=[.M$7])*([$PoweredFlights.$B$3:.$B$1002]&lt;[.N$7])*[$PoweredFlights.$N$3:.$N$1002])" office:value-type="float" office:value="0">
            <text:p>0</text:p>
          </table:table-cell>
          <table:table-cell table:style-name="ce73" table:number-matrix-columns-spanned="1" table:number-matrix-rows-spanned="1" table:formula="of:=SUM(([$PoweredFlights.$B$3:.$B$1002]&gt;=[.N$7])*([$PoweredFlights.$B$3:.$B$1002]&lt;DATE(YEAR([.$K$2])+1;1;1))*[$PoweredFlights.$N$3:.$N$1002])" office:value-type="float" office:value="1.25">
            <text:p>1.25</text:p>
          </table:table-cell>
          <table:table-cell table:style-name="ce84" table:number-matrix-columns-spanned="1" table:number-matrix-rows-spanned="1" table:formula="of:=SUM(([$PoweredFlights.$B$3:.$B$1002]&gt;=DATEVALUE(&quot;01/01/1900&quot;))*([$PoweredFlights.$B$3:.$B$1002]&lt;=[.$K$2])*[$PoweredFlights.$N$3:.$N$1002])" office:value-type="float" office:value="1.25">
            <text:p>1.25</text:p>
          </table:table-cell>
          <table:table-cell table:style-name="ce78"/>
          <table:table-cell table:number-columns-repeated="12"/>
          <table:table-cell table:style-name="ce78" table:number-columns-repeated="227"/>
          <table:table-cell table:number-columns-repeated="769"/>
        </table:table-row>
        <table:table-row table:style-name="ro2">
          <table:table-cell table:style-name="ce52" office:value-type="string">
            <text:p>Reg:</text:p>
          </table:table-cell>
          <table:table-cell table:style-name="ce66" office:value-type="string">
            <text:p>No. of Flights</text:p>
          </table:table-cell>
          <table:table-cell table:style-name="ce73" table:number-matrix-columns-spanned="1" table:number-matrix-rows-spanned="1" table:formula="of:=SUM(([$PoweredFlights.$D$3:.$D$1002]=[.$A13])*([$PoweredFlights.$B$3:.$B$1002]&gt;=[.C$7])*([$PoweredFlights.$B$3:.$B$1002]&lt;[.D$7]))" office:value-type="float" office:value="0">
            <text:p>0</text:p>
          </table:table-cell>
          <table:table-cell table:style-name="ce73" table:number-matrix-columns-spanned="1" table:number-matrix-rows-spanned="1" table:formula="of:=SUM(([$PoweredFlights.$D$3:.$D$1002]=[.$A13])*([$PoweredFlights.$B$3:.$B$1002]&gt;=[.D$7])*([$PoweredFlights.$B$3:.$B$1002]&lt;[.E$7]))" office:value-type="float" office:value="0">
            <text:p>0</text:p>
          </table:table-cell>
          <table:table-cell table:style-name="ce73" table:number-matrix-columns-spanned="1" table:number-matrix-rows-spanned="1" table:formula="of:=SUM(([$PoweredFlights.$D$3:.$D$1002]=[.$A13])*([$PoweredFlights.$B$3:.$B$1002]&gt;=[.E$7])*([$PoweredFlights.$B$3:.$B$1002]&lt;[.F$7]))" office:value-type="float" office:value="0">
            <text:p>0</text:p>
          </table:table-cell>
          <table:table-cell table:style-name="ce73" table:number-matrix-columns-spanned="1" table:number-matrix-rows-spanned="1" table:formula="of:=SUM(([$PoweredFlights.$D$3:.$D$1002]=[.$A13])*([$PoweredFlights.$B$3:.$B$1002]&gt;=[.F$7])*([$PoweredFlights.$B$3:.$B$1002]&lt;[.G$7]))" office:value-type="float" office:value="0">
            <text:p>0</text:p>
          </table:table-cell>
          <table:table-cell table:style-name="ce73" table:number-matrix-columns-spanned="1" table:number-matrix-rows-spanned="1" table:formula="of:=SUM(([$PoweredFlights.$D$3:.$D$1002]=[.$A13])*([$PoweredFlights.$B$3:.$B$1002]&gt;=[.G$7])*([$PoweredFlights.$B$3:.$B$1002]&lt;[.H$7]))" office:value-type="float" office:value="0">
            <text:p>0</text:p>
          </table:table-cell>
          <table:table-cell table:style-name="ce73" table:number-matrix-columns-spanned="1" table:number-matrix-rows-spanned="1" table:formula="of:=SUM(([$PoweredFlights.$D$3:.$D$1002]=[.$A13])*([$PoweredFlights.$B$3:.$B$1002]&gt;=[.H$7])*([$PoweredFlights.$B$3:.$B$1002]&lt;[.I$7]))" office:value-type="float" office:value="0">
            <text:p>0</text:p>
          </table:table-cell>
          <table:table-cell table:style-name="ce73" table:number-matrix-columns-spanned="1" table:number-matrix-rows-spanned="1" table:formula="of:=SUM(([$PoweredFlights.$D$3:.$D$1002]=[.$A13])*([$PoweredFlights.$B$3:.$B$1002]&gt;=[.I$7])*([$PoweredFlights.$B$3:.$B$1002]&lt;[.J$7]))" office:value-type="float" office:value="0">
            <text:p>0</text:p>
          </table:table-cell>
          <table:table-cell table:style-name="ce73" table:number-matrix-columns-spanned="1" table:number-matrix-rows-spanned="1" table:formula="of:=SUM(([$PoweredFlights.$D$3:.$D$1002]=[.$A13])*([$PoweredFlights.$B$3:.$B$1002]&gt;=[.J$7])*([$PoweredFlights.$B$3:.$B$1002]&lt;[.K$7]))" office:value-type="float" office:value="0">
            <text:p>0</text:p>
          </table:table-cell>
          <table:table-cell table:style-name="ce73" table:number-matrix-columns-spanned="1" table:number-matrix-rows-spanned="1" table:formula="of:=SUM(([$PoweredFlights.$D$3:.$D$1002]=[.$A13])*([$PoweredFlights.$B$3:.$B$1002]&gt;=[.K$7])*([$PoweredFlights.$B$3:.$B$1002]&lt;[.L$7]))" office:value-type="float" office:value="0">
            <text:p>0</text:p>
          </table:table-cell>
          <table:table-cell table:style-name="ce73" table:number-matrix-columns-spanned="1" table:number-matrix-rows-spanned="1" table:formula="of:=SUM(([$PoweredFlights.$D$3:.$D$1002]=[.$A13])*([$PoweredFlights.$B$3:.$B$1002]&gt;=[.L$7])*([$PoweredFlights.$B$3:.$B$1002]&lt;[.M$7]))" office:value-type="float" office:value="0">
            <text:p>0</text:p>
          </table:table-cell>
          <table:table-cell table:style-name="ce73" table:number-matrix-columns-spanned="1" table:number-matrix-rows-spanned="1" table:formula="of:=SUM(([$PoweredFlights.$D$3:.$D$1002]=[.$A13])*([$PoweredFlights.$B$3:.$B$1002]&gt;=[.M$7])*([$PoweredFlights.$B$3:.$B$1002]&lt;[.N$7]))" office:value-type="float" office:value="0">
            <text:p>0</text:p>
          </table:table-cell>
          <table:table-cell table:style-name="ce73" table:number-matrix-columns-spanned="1" table:number-matrix-rows-spanned="1" table:formula="of:=SUM(([$PoweredFlights.$D$3:.$D$1002]=[.$A13])*([$PoweredFlights.$B$3:.$B$1002]&gt;=[.N$7])*([$PoweredFlights.$B$3:.$B$1002]&lt;DATE(YEAR([.$K$2])+1;1;1)))" office:value-type="float" office:value="1">
            <text:p>1</text:p>
          </table:table-cell>
          <table:table-cell table:style-name="ce97" table:number-matrix-columns-spanned="1" table:number-matrix-rows-spanned="1" table:formula="of:=SUM(([$PoweredFlights.$D$3:.$D$1002]=[.$A13])*([$PoweredFlights.$B$3:.$B$1002]&gt;=DATEVALUE(&quot;01/01/1900&quot;))*([$PoweredFlights.$B$3:.$B$1002]&lt;=[.$K$2]))" office:value-type="float" office:value="1">
            <text:p>1</text:p>
          </table:table-cell>
          <table:table-cell table:style-name="ce78"/>
          <table:table-cell table:number-columns-repeated="12"/>
          <table:table-cell table:style-name="ce78" table:number-columns-repeated="227"/>
          <table:table-cell table:number-columns-repeated="769"/>
        </table:table-row>
        <table:table-row table:style-name="ro2">
          <table:table-cell table:style-name="ce53" table:formula="of:=[.$K$3]" office:value-type="string" office:string-value="G-XXXX" table:number-columns-spanned="1" table:number-rows-spanned="3">
            <text:p>G-XXXX</text:p>
          </table:table-cell>
          <table:table-cell table:style-name="ce66" office:value-type="string">
            <text:p>No. of Landings</text:p>
          </table:table-cell>
          <table:table-cell table:style-name="ce74" table:number-matrix-columns-spanned="1" table:number-matrix-rows-spanned="1" table:formula="of:=SUM(([$PoweredFlights.$D$3:.$D$1002]=[.$A13])*([$PoweredFlights.$B$3:.$B$1002]&gt;=[.C$7])*([$PoweredFlights.$B$3:.$B$1002]&lt;[.D$7])*[$PoweredFlights.$O$3:.$O$1002])+SUM(([$PoweredFlights.$D$3:.$D$1002]=[.$A13])*([$PoweredFlights.$B$3:.$B$1002]&gt;=[.C$7])*([$PoweredFlights.$B$3:.$B$1002]&lt;[.D$7])*[$PoweredFlights.$P$3:.$P$1002])" office:value-type="float" office:value="0">
            <text:p>0</text:p>
          </table:table-cell>
          <table:table-cell table:style-name="ce74" table:number-matrix-columns-spanned="1" table:number-matrix-rows-spanned="1" table:formula="of:=SUM(([$PoweredFlights.$D$3:.$D$1002]=[.$A13])*([$PoweredFlights.$B$3:.$B$1002]&gt;=[.D$7])*([$PoweredFlights.$B$3:.$B$1002]&lt;[.E$7])*[$PoweredFlights.$O$3:.$O$1002])+SUM(([$PoweredFlights.$D$3:.$D$1002]=[.$A13])*([$PoweredFlights.$B$3:.$B$1002]&gt;=[.D$7])*([$PoweredFlights.$B$3:.$B$1002]&lt;[.E$7])*[$PoweredFlights.$P$3:.$P$1002])" office:value-type="float" office:value="0">
            <text:p>0</text:p>
          </table:table-cell>
          <table:table-cell table:style-name="ce74" table:number-matrix-columns-spanned="1" table:number-matrix-rows-spanned="1" table:formula="of:=SUM(([$PoweredFlights.$D$3:.$D$1002]=[.$A13])*([$PoweredFlights.$B$3:.$B$1002]&gt;=[.E$7])*([$PoweredFlights.$B$3:.$B$1002]&lt;[.F$7])*[$PoweredFlights.$O$3:.$O$1002])+SUM(([$PoweredFlights.$D$3:.$D$1002]=[.$A13])*([$PoweredFlights.$B$3:.$B$1002]&gt;=[.E$7])*([$PoweredFlights.$B$3:.$B$1002]&lt;[.F$7])*[$PoweredFlights.$P$3:.$P$1002])" office:value-type="float" office:value="0">
            <text:p>0</text:p>
          </table:table-cell>
          <table:table-cell table:style-name="ce74" table:number-matrix-columns-spanned="1" table:number-matrix-rows-spanned="1" table:formula="of:=SUM(([$PoweredFlights.$D$3:.$D$1002]=[.$A13])*([$PoweredFlights.$B$3:.$B$1002]&gt;=[.F$7])*([$PoweredFlights.$B$3:.$B$1002]&lt;[.G$7])*[$PoweredFlights.$O$3:.$O$1002])+SUM(([$PoweredFlights.$D$3:.$D$1002]=[.$A13])*([$PoweredFlights.$B$3:.$B$1002]&gt;=[.F$7])*([$PoweredFlights.$B$3:.$B$1002]&lt;[.G$7])*[$PoweredFlights.$P$3:.$P$1002])" office:value-type="float" office:value="0">
            <text:p>0</text:p>
          </table:table-cell>
          <table:table-cell table:style-name="ce74" table:number-matrix-columns-spanned="1" table:number-matrix-rows-spanned="1" table:formula="of:=SUM(([$PoweredFlights.$D$3:.$D$1002]=[.$A13])*([$PoweredFlights.$B$3:.$B$1002]&gt;=[.G$7])*([$PoweredFlights.$B$3:.$B$1002]&lt;[.H$7])*[$PoweredFlights.$O$3:.$O$1002])+SUM(([$PoweredFlights.$D$3:.$D$1002]=[.$A13])*([$PoweredFlights.$B$3:.$B$1002]&gt;=[.G$7])*([$PoweredFlights.$B$3:.$B$1002]&lt;[.H$7])*[$PoweredFlights.$P$3:.$P$1002])" office:value-type="float" office:value="0">
            <text:p>0</text:p>
          </table:table-cell>
          <table:table-cell table:style-name="ce74" table:number-matrix-columns-spanned="1" table:number-matrix-rows-spanned="1" table:formula="of:=SUM(([$PoweredFlights.$D$3:.$D$1002]=[.$A13])*([$PoweredFlights.$B$3:.$B$1002]&gt;=[.H$7])*([$PoweredFlights.$B$3:.$B$1002]&lt;[.I$7])*[$PoweredFlights.$O$3:.$O$1002])+SUM(([$PoweredFlights.$D$3:.$D$1002]=[.$A13])*([$PoweredFlights.$B$3:.$B$1002]&gt;=[.H$7])*([$PoweredFlights.$B$3:.$B$1002]&lt;[.I$7])*[$PoweredFlights.$P$3:.$P$1002])" office:value-type="float" office:value="0">
            <text:p>0</text:p>
          </table:table-cell>
          <table:table-cell table:style-name="ce74" table:number-matrix-columns-spanned="1" table:number-matrix-rows-spanned="1" table:formula="of:=SUM(([$PoweredFlights.$D$3:.$D$1002]=[.$A13])*([$PoweredFlights.$B$3:.$B$1002]&gt;=[.I$7])*([$PoweredFlights.$B$3:.$B$1002]&lt;[.J$7])*[$PoweredFlights.$O$3:.$O$1002])+SUM(([$PoweredFlights.$D$3:.$D$1002]=[.$A13])*([$PoweredFlights.$B$3:.$B$1002]&gt;=[.I$7])*([$PoweredFlights.$B$3:.$B$1002]&lt;[.J$7])*[$PoweredFlights.$P$3:.$P$1002])" office:value-type="float" office:value="0">
            <text:p>0</text:p>
          </table:table-cell>
          <table:table-cell table:style-name="ce74" table:number-matrix-columns-spanned="1" table:number-matrix-rows-spanned="1" table:formula="of:=SUM(([$PoweredFlights.$D$3:.$D$1002]=[.$A13])*([$PoweredFlights.$B$3:.$B$1002]&gt;=[.J$7])*([$PoweredFlights.$B$3:.$B$1002]&lt;[.K$7])*[$PoweredFlights.$O$3:.$O$1002])+SUM(([$PoweredFlights.$D$3:.$D$1002]=[.$A13])*([$PoweredFlights.$B$3:.$B$1002]&gt;=[.J$7])*([$PoweredFlights.$B$3:.$B$1002]&lt;[.K$7])*[$PoweredFlights.$P$3:.$P$1002])" office:value-type="float" office:value="0">
            <text:p>0</text:p>
          </table:table-cell>
          <table:table-cell table:style-name="ce74" table:number-matrix-columns-spanned="1" table:number-matrix-rows-spanned="1" table:formula="of:=SUM(([$PoweredFlights.$D$3:.$D$1002]=[.$A13])*([$PoweredFlights.$B$3:.$B$1002]&gt;=[.K$7])*([$PoweredFlights.$B$3:.$B$1002]&lt;[.L$7])*[$PoweredFlights.$O$3:.$O$1002])+SUM(([$PoweredFlights.$D$3:.$D$1002]=[.$A13])*([$PoweredFlights.$B$3:.$B$1002]&gt;=[.K$7])*([$PoweredFlights.$B$3:.$B$1002]&lt;[.L$7])*[$PoweredFlights.$P$3:.$P$1002])" office:value-type="float" office:value="0">
            <text:p>0</text:p>
          </table:table-cell>
          <table:table-cell table:style-name="ce74" table:number-matrix-columns-spanned="1" table:number-matrix-rows-spanned="1" table:formula="of:=SUM(([$PoweredFlights.$D$3:.$D$1002]=[.$A13])*([$PoweredFlights.$B$3:.$B$1002]&gt;=[.L$7])*([$PoweredFlights.$B$3:.$B$1002]&lt;[.M$7])*[$PoweredFlights.$O$3:.$O$1002])+SUM(([$PoweredFlights.$D$3:.$D$1002]=[.$A13])*([$PoweredFlights.$B$3:.$B$1002]&gt;=[.L$7])*([$PoweredFlights.$B$3:.$B$1002]&lt;[.M$7])*[$PoweredFlights.$P$3:.$P$1002])" office:value-type="float" office:value="0">
            <text:p>0</text:p>
          </table:table-cell>
          <table:table-cell table:style-name="ce74" table:number-matrix-columns-spanned="1" table:number-matrix-rows-spanned="1" table:formula="of:=SUM(([$PoweredFlights.$D$3:.$D$1002]=[.$A13])*([$PoweredFlights.$B$3:.$B$1002]&gt;=[.M$7])*([$PoweredFlights.$B$3:.$B$1002]&lt;[.N$7])*[$PoweredFlights.$O$3:.$O$1002])+SUM(([$PoweredFlights.$D$3:.$D$1002]=[.$A13])*([$PoweredFlights.$B$3:.$B$1002]&gt;=[.M$7])*([$PoweredFlights.$B$3:.$B$1002]&lt;[.N$7])*[$PoweredFlights.$P$3:.$P$1002])" office:value-type="float" office:value="0">
            <text:p>0</text:p>
          </table:table-cell>
          <table:table-cell table:style-name="ce74" table:number-matrix-columns-spanned="1" table:number-matrix-rows-spanned="1" table:formula="of:=SUM(([$PoweredFlights.$D$3:.$D$1002]=[.$A13])*([$PoweredFlights.$B$3:.$B$1002]&gt;=[.N$7])*([$PoweredFlights.$B$3:.$B$1002]&lt;DATE(YEAR([.$K$2])+1;1;1))*[$PoweredFlights.$O$3:.$O$1002])+SUM(([$PoweredFlights.$D$3:.$D$1002]=[.$A13])*([$PoweredFlights.$B$3:.$B$1002]&gt;=[.N$7])*([$PoweredFlights.$B$3:.$B$1002]&lt;DATE(YEAR([.$K$2])+1;1;1))*[$PoweredFlights.$P$3:.$P$1002])" office:value-type="float" office:value="4">
            <text:p>4</text:p>
          </table:table-cell>
          <table:table-cell table:style-name="ce98" table:number-matrix-columns-spanned="1" table:number-matrix-rows-spanned="1" table:formula="of:=SUM(([$PoweredFlights.$D$3:.$D$1002]=[.$A13])*([$PoweredFlights.$B$3:.$B$1002]&gt;=DATEVALUE(&quot;01/01/1900&quot;))*([$PoweredFlights.$B$3:.$B$1002]&lt;=[.$K$2])*[$PoweredFlights.$O$3:.$O$1002])+SUM(([$PoweredFlights.$D$3:.$D$1002]=[.$A13])*([$PoweredFlights.$B$3:.$B$1002]&gt;=DATEVALUE(&quot;01/01/1900&quot;))*([$PoweredFlights.$B$3:.$B$1002]&lt;=[.$K$2])*[$PoweredFlights.$P$3:.$P$1002])" office:value-type="float" office:value="4">
            <text:p>4</text:p>
          </table:table-cell>
          <table:table-cell table:style-name="ce78"/>
          <table:table-cell table:number-columns-repeated="12"/>
          <table:table-cell table:style-name="ce78" table:number-columns-repeated="227"/>
          <table:table-cell table:number-columns-repeated="769"/>
        </table:table-row>
        <table:table-row table:style-name="ro2">
          <table:covered-table-cell table:style-name="ce54"/>
          <table:table-cell table:style-name="ce66" office:value-type="string">
            <text:p>Time (hrs)</text:p>
          </table:table-cell>
          <table:table-cell table:style-name="ce74" table:number-matrix-columns-spanned="1" table:number-matrix-rows-spanned="1" table:formula="of:=SUM(([$PoweredFlights.$D$3:.$D$1002]=[.$A13])*([$PoweredFlights.$B$3:.$B$1002]&gt;=[.C$7])*([$PoweredFlights.$B$3:.$B$1002]&lt;[.D$7])*[$PoweredFlights.$L$3:.$L$1002])+SUM(([$PoweredFlights.$D$3:.$D$1002]=[.$A13])*([$PoweredFlights.$B$3:.$B$1002]&gt;=[.C$7])*([$PoweredFlights.$B$3:.$B$1002]&lt;[.D$7])*[$PoweredFlights.$M$3:.$M$1002])" office:value-type="float" office:value="0">
            <text:p>0</text:p>
          </table:table-cell>
          <table:table-cell table:style-name="ce74" table:number-matrix-columns-spanned="1" table:number-matrix-rows-spanned="1" table:formula="of:=SUM(([$PoweredFlights.$D$3:.$D$1002]=[.$A13])*([$PoweredFlights.$B$3:.$B$1002]&gt;=[.D$7])*([$PoweredFlights.$B$3:.$B$1002]&lt;[.E$7])*[$PoweredFlights.$L$3:.$L$1002])+SUM(([$PoweredFlights.$D$3:.$D$1002]=[.$A13])*([$PoweredFlights.$B$3:.$B$1002]&gt;=[.D$7])*([$PoweredFlights.$B$3:.$B$1002]&lt;[.E$7])*[$PoweredFlights.$M$3:.$M$1002])" office:value-type="float" office:value="0">
            <text:p>0</text:p>
          </table:table-cell>
          <table:table-cell table:style-name="ce74" table:number-matrix-columns-spanned="1" table:number-matrix-rows-spanned="1" table:formula="of:=SUM(([$PoweredFlights.$D$3:.$D$1002]=[.$A13])*([$PoweredFlights.$B$3:.$B$1002]&gt;=[.E$7])*([$PoweredFlights.$B$3:.$B$1002]&lt;[.F$7])*[$PoweredFlights.$L$3:.$L$1002])+SUM(([$PoweredFlights.$D$3:.$D$1002]=[.$A13])*([$PoweredFlights.$B$3:.$B$1002]&gt;=[.E$7])*([$PoweredFlights.$B$3:.$B$1002]&lt;[.F$7])*[$PoweredFlights.$M$3:.$M$1002])" office:value-type="float" office:value="0">
            <text:p>0</text:p>
          </table:table-cell>
          <table:table-cell table:style-name="ce74" table:number-matrix-columns-spanned="1" table:number-matrix-rows-spanned="1" table:formula="of:=SUM(([$PoweredFlights.$D$3:.$D$1002]=[.$A13])*([$PoweredFlights.$B$3:.$B$1002]&gt;=[.F$7])*([$PoweredFlights.$B$3:.$B$1002]&lt;[.G$7])*[$PoweredFlights.$L$3:.$L$1002])+SUM(([$PoweredFlights.$D$3:.$D$1002]=[.$A13])*([$PoweredFlights.$B$3:.$B$1002]&gt;=[.F$7])*([$PoweredFlights.$B$3:.$B$1002]&lt;[.G$7])*[$PoweredFlights.$M$3:.$M$1002])" office:value-type="float" office:value="0">
            <text:p>0</text:p>
          </table:table-cell>
          <table:table-cell table:style-name="ce74" table:number-matrix-columns-spanned="1" table:number-matrix-rows-spanned="1" table:formula="of:=SUM(([$PoweredFlights.$D$3:.$D$1002]=[.$A13])*([$PoweredFlights.$B$3:.$B$1002]&gt;=[.G$7])*([$PoweredFlights.$B$3:.$B$1002]&lt;[.H$7])*[$PoweredFlights.$L$3:.$L$1002])+SUM(([$PoweredFlights.$D$3:.$D$1002]=[.$A13])*([$PoweredFlights.$B$3:.$B$1002]&gt;=[.G$7])*([$PoweredFlights.$B$3:.$B$1002]&lt;[.H$7])*[$PoweredFlights.$M$3:.$M$1002])" office:value-type="float" office:value="0">
            <text:p>0</text:p>
          </table:table-cell>
          <table:table-cell table:style-name="ce74" table:number-matrix-columns-spanned="1" table:number-matrix-rows-spanned="1" table:formula="of:=SUM(([$PoweredFlights.$D$3:.$D$1002]=[.$A13])*([$PoweredFlights.$B$3:.$B$1002]&gt;=[.H$7])*([$PoweredFlights.$B$3:.$B$1002]&lt;[.I$7])*[$PoweredFlights.$L$3:.$L$1002])+SUM(([$PoweredFlights.$D$3:.$D$1002]=[.$A13])*([$PoweredFlights.$B$3:.$B$1002]&gt;=[.H$7])*([$PoweredFlights.$B$3:.$B$1002]&lt;[.I$7])*[$PoweredFlights.$M$3:.$M$1002])" office:value-type="float" office:value="0">
            <text:p>0</text:p>
          </table:table-cell>
          <table:table-cell table:style-name="ce74" table:number-matrix-columns-spanned="1" table:number-matrix-rows-spanned="1" table:formula="of:=SUM(([$PoweredFlights.$D$3:.$D$1002]=[.$A13])*([$PoweredFlights.$B$3:.$B$1002]&gt;=[.I$7])*([$PoweredFlights.$B$3:.$B$1002]&lt;[.J$7])*[$PoweredFlights.$L$3:.$L$1002])+SUM(([$PoweredFlights.$D$3:.$D$1002]=[.$A13])*([$PoweredFlights.$B$3:.$B$1002]&gt;=[.I$7])*([$PoweredFlights.$B$3:.$B$1002]&lt;[.J$7])*[$PoweredFlights.$M$3:.$M$1002])" office:value-type="float" office:value="0">
            <text:p>0</text:p>
          </table:table-cell>
          <table:table-cell table:style-name="ce74" table:number-matrix-columns-spanned="1" table:number-matrix-rows-spanned="1" table:formula="of:=SUM(([$PoweredFlights.$D$3:.$D$1002]=[.$A13])*([$PoweredFlights.$B$3:.$B$1002]&gt;=[.J$7])*([$PoweredFlights.$B$3:.$B$1002]&lt;[.K$7])*[$PoweredFlights.$L$3:.$L$1002])+SUM(([$PoweredFlights.$D$3:.$D$1002]=[.$A13])*([$PoweredFlights.$B$3:.$B$1002]&gt;=[.J$7])*([$PoweredFlights.$B$3:.$B$1002]&lt;[.K$7])*[$PoweredFlights.$M$3:.$M$1002])" office:value-type="float" office:value="0">
            <text:p>0</text:p>
          </table:table-cell>
          <table:table-cell table:style-name="ce74" table:number-matrix-columns-spanned="1" table:number-matrix-rows-spanned="1" table:formula="of:=SUM(([$PoweredFlights.$D$3:.$D$1002]=[.$A13])*([$PoweredFlights.$B$3:.$B$1002]&gt;=[.K$7])*([$PoweredFlights.$B$3:.$B$1002]&lt;[.L$7])*[$PoweredFlights.$L$3:.$L$1002])+SUM(([$PoweredFlights.$D$3:.$D$1002]=[.$A13])*([$PoweredFlights.$B$3:.$B$1002]&gt;=[.K$7])*([$PoweredFlights.$B$3:.$B$1002]&lt;[.L$7])*[$PoweredFlights.$M$3:.$M$1002])" office:value-type="float" office:value="0">
            <text:p>0</text:p>
          </table:table-cell>
          <table:table-cell table:style-name="ce74" table:number-matrix-columns-spanned="1" table:number-matrix-rows-spanned="1" table:formula="of:=SUM(([$PoweredFlights.$D$3:.$D$1002]=[.$A13])*([$PoweredFlights.$B$3:.$B$1002]&gt;=[.L$7])*([$PoweredFlights.$B$3:.$B$1002]&lt;[.M$7])*[$PoweredFlights.$L$3:.$L$1002])+SUM(([$PoweredFlights.$D$3:.$D$1002]=[.$A13])*([$PoweredFlights.$B$3:.$B$1002]&gt;=[.L$7])*([$PoweredFlights.$B$3:.$B$1002]&lt;[.M$7])*[$PoweredFlights.$M$3:.$M$1002])" office:value-type="float" office:value="0">
            <text:p>0</text:p>
          </table:table-cell>
          <table:table-cell table:style-name="ce74" table:number-matrix-columns-spanned="1" table:number-matrix-rows-spanned="1" table:formula="of:=SUM(([$PoweredFlights.$D$3:.$D$1002]=[.$A13])*([$PoweredFlights.$B$3:.$B$1002]&gt;=[.M$7])*([$PoweredFlights.$B$3:.$B$1002]&lt;[.N$7])*[$PoweredFlights.$L$3:.$L$1002])+SUM(([$PoweredFlights.$D$3:.$D$1002]=[.$A13])*([$PoweredFlights.$B$3:.$B$1002]&gt;=[.M$7])*([$PoweredFlights.$B$3:.$B$1002]&lt;[.N$7])*[$PoweredFlights.$M$3:.$M$1002])" office:value-type="float" office:value="0">
            <text:p>0</text:p>
          </table:table-cell>
          <table:table-cell table:style-name="ce74" table:number-matrix-columns-spanned="1" table:number-matrix-rows-spanned="1" table:formula="of:=SUM(([$PoweredFlights.$D$3:.$D$1002]=[.$A13])*([$PoweredFlights.$B$3:.$B$1002]&gt;=[.N$7])*([$PoweredFlights.$B$3:.$B$1002]&lt;DATE(YEAR([.$K$2])+1;1;1))*[$PoweredFlights.$L$3:.$L$1002])+SUM(([$PoweredFlights.$D$3:.$D$1002]=[.$A13])*([$PoweredFlights.$B$3:.$B$1002]&gt;=[.N$7])*([$PoweredFlights.$B$3:.$B$1002]&lt;DATE(YEAR([.$K$2])+1;1;1))*[$PoweredFlights.$M$3:.$M$1002])" office:value-type="float" office:value="4">
            <text:p>4</text:p>
          </table:table-cell>
          <table:table-cell table:style-name="ce98" table:number-matrix-columns-spanned="1" table:number-matrix-rows-spanned="1" table:formula="of:=SUM(([$PoweredFlights.$D$3:.$D$1002]=[.$A13])*([$PoweredFlights.$B$3:.$B$1002]&gt;=DATEVALUE(&quot;01/01/1900&quot;))*([$PoweredFlights.$B$3:.$B$1002]&lt;=[.$K$2])*[$PoweredFlights.$L$3:.$L$1002])+SUM(([$PoweredFlights.$D$3:.$D$1002]=[.$A13])*([$PoweredFlights.$B$3:.$B$1002]&gt;=DATEVALUE(&quot;01/01/1900&quot;))*([$PoweredFlights.$B$3:.$B$1002]&lt;=[.$K$2])*[$PoweredFlights.$M$3:.$M$1002])" office:value-type="float" office:value="4">
            <text:p>4</text:p>
          </table:table-cell>
          <table:table-cell table:style-name="ce78"/>
          <table:table-cell table:number-columns-repeated="12"/>
          <table:table-cell table:style-name="ce78" table:number-columns-repeated="227"/>
          <table:table-cell table:number-columns-repeated="769"/>
        </table:table-row>
        <table:table-row table:style-name="ro2">
          <table:covered-table-cell table:style-name="ce54"/>
          <table:table-cell table:style-name="ce66" office:value-type="string">
            <text:p>Instr Time (hrs)</text:p>
          </table:table-cell>
          <table:table-cell table:style-name="ce73" table:number-matrix-columns-spanned="1" table:number-matrix-rows-spanned="1" table:formula="of:=SUM(([$PoweredFlights.$D$3:.$D$1002]=[.$A13])*([$PoweredFlights.$B$3:.$B$1002]&gt;=[.C$7])*([$PoweredFlights.$B$3:.$B$1002]&lt;[.D$7])*[$PoweredFlights.$N$3:.$N$1002])" office:value-type="float" office:value="0">
            <text:p>0</text:p>
          </table:table-cell>
          <table:table-cell table:style-name="ce73" table:number-matrix-columns-spanned="1" table:number-matrix-rows-spanned="1" table:formula="of:=SUM(([$PoweredFlights.$D$3:.$D$1002]=[.$A13])*([$PoweredFlights.$B$3:.$B$1002]&gt;=[.D$7])*([$PoweredFlights.$B$3:.$B$1002]&lt;[.E$7])*[$PoweredFlights.$N$3:.$N$1002])" office:value-type="float" office:value="0">
            <text:p>0</text:p>
          </table:table-cell>
          <table:table-cell table:style-name="ce73" table:number-matrix-columns-spanned="1" table:number-matrix-rows-spanned="1" table:formula="of:=SUM(([$PoweredFlights.$D$3:.$D$1002]=[.$A13])*([$PoweredFlights.$B$3:.$B$1002]&gt;=[.E$7])*([$PoweredFlights.$B$3:.$B$1002]&lt;[.F$7])*[$PoweredFlights.$N$3:.$N$1002])" office:value-type="float" office:value="0">
            <text:p>0</text:p>
          </table:table-cell>
          <table:table-cell table:style-name="ce73" table:number-matrix-columns-spanned="1" table:number-matrix-rows-spanned="1" table:formula="of:=SUM(([$PoweredFlights.$D$3:.$D$1002]=[.$A13])*([$PoweredFlights.$B$3:.$B$1002]&gt;=[.F$7])*([$PoweredFlights.$B$3:.$B$1002]&lt;[.G$7])*[$PoweredFlights.$N$3:.$N$1002])" office:value-type="float" office:value="0">
            <text:p>0</text:p>
          </table:table-cell>
          <table:table-cell table:style-name="ce73" table:number-matrix-columns-spanned="1" table:number-matrix-rows-spanned="1" table:formula="of:=SUM(([$PoweredFlights.$D$3:.$D$1002]=[.$A13])*([$PoweredFlights.$B$3:.$B$1002]&gt;=[.G$7])*([$PoweredFlights.$B$3:.$B$1002]&lt;[.H$7])*[$PoweredFlights.$N$3:.$N$1002])" office:value-type="float" office:value="0">
            <text:p>0</text:p>
          </table:table-cell>
          <table:table-cell table:style-name="ce73" table:number-matrix-columns-spanned="1" table:number-matrix-rows-spanned="1" table:formula="of:=SUM(([$PoweredFlights.$D$3:.$D$1002]=[.$A13])*([$PoweredFlights.$B$3:.$B$1002]&gt;=[.H$7])*([$PoweredFlights.$B$3:.$B$1002]&lt;[.I$7])*[$PoweredFlights.$N$3:.$N$1002])" office:value-type="float" office:value="0">
            <text:p>0</text:p>
          </table:table-cell>
          <table:table-cell table:style-name="ce73" table:number-matrix-columns-spanned="1" table:number-matrix-rows-spanned="1" table:formula="of:=SUM(([$PoweredFlights.$D$3:.$D$1002]=[.$A13])*([$PoweredFlights.$B$3:.$B$1002]&gt;=[.I$7])*([$PoweredFlights.$B$3:.$B$1002]&lt;[.J$7])*[$PoweredFlights.$N$3:.$N$1002])" office:value-type="float" office:value="0">
            <text:p>0</text:p>
          </table:table-cell>
          <table:table-cell table:style-name="ce73" table:number-matrix-columns-spanned="1" table:number-matrix-rows-spanned="1" table:formula="of:=SUM(([$PoweredFlights.$D$3:.$D$1002]=[.$A13])*([$PoweredFlights.$B$3:.$B$1002]&gt;=[.J$7])*([$PoweredFlights.$B$3:.$B$1002]&lt;[.K$7])*[$PoweredFlights.$N$3:.$N$1002])" office:value-type="float" office:value="0">
            <text:p>0</text:p>
          </table:table-cell>
          <table:table-cell table:style-name="ce73" table:number-matrix-columns-spanned="1" table:number-matrix-rows-spanned="1" table:formula="of:=SUM(([$PoweredFlights.$D$3:.$D$1002]=[.$A13])*([$PoweredFlights.$B$3:.$B$1002]&gt;=[.K$7])*([$PoweredFlights.$B$3:.$B$1002]&lt;[.L$7])*[$PoweredFlights.$N$3:.$N$1002])" office:value-type="float" office:value="0">
            <text:p>0</text:p>
          </table:table-cell>
          <table:table-cell table:style-name="ce73" table:number-matrix-columns-spanned="1" table:number-matrix-rows-spanned="1" table:formula="of:=SUM(([$PoweredFlights.$D$3:.$D$1002]=[.$A13])*([$PoweredFlights.$B$3:.$B$1002]&gt;=[.L$7])*([$PoweredFlights.$B$3:.$B$1002]&lt;[.M$7])*[$PoweredFlights.$N$3:.$N$1002])" office:value-type="float" office:value="0">
            <text:p>0</text:p>
          </table:table-cell>
          <table:table-cell table:style-name="ce73" table:number-matrix-columns-spanned="1" table:number-matrix-rows-spanned="1" table:formula="of:=SUM(([$PoweredFlights.$D$3:.$D$1002]=[.$A13])*([$PoweredFlights.$B$3:.$B$1002]&gt;=[.M$7])*([$PoweredFlights.$B$3:.$B$1002]&lt;[.N$7])*[$PoweredFlights.$N$3:.$N$1002])" office:value-type="float" office:value="0">
            <text:p>0</text:p>
          </table:table-cell>
          <table:table-cell table:style-name="ce73" table:number-matrix-columns-spanned="1" table:number-matrix-rows-spanned="1" table:formula="of:=SUM(([$PoweredFlights.$D$3:.$D$1002]=[.$A13])*([$PoweredFlights.$B$3:.$B$1002]&gt;=[.N$7])*([$PoweredFlights.$B$3:.$B$1002]&lt;DATE(YEAR([.$K$2])+1;1;1))*[$PoweredFlights.$N$3:.$N$1002])" office:value-type="float" office:value="1.25">
            <text:p>1.25</text:p>
          </table:table-cell>
          <table:table-cell table:style-name="ce97" table:number-matrix-columns-spanned="1" table:number-matrix-rows-spanned="1" table:formula="of:=SUM(([$PoweredFlights.$D$3:.$D$1002]=[.$A13])*([$PoweredFlights.$B$3:.$B$1002]&gt;=DATEVALUE(&quot;01/01/1900&quot;))*([$PoweredFlights.$B$3:.$B$1002]&lt;=[.$K$2])*[$PoweredFlights.$N$3:.$N$1002])" office:value-type="float" office:value="1.25">
            <text:p>1.25</text:p>
          </table:table-cell>
          <table:table-cell table:style-name="ce78" table:number-columns-repeated="240"/>
          <table:table-cell table:number-columns-repeated="769"/>
        </table:table-row>
        <table:table-row table:style-name="ro2" table:number-rows-repeated="2">
          <table:table-cell table:number-columns-repeated="15"/>
          <table:table-cell table:style-name="ce78" table:number-columns-repeated="240"/>
          <table:table-cell table:number-columns-repeated="769"/>
        </table:table-row>
        <table:table-row table:style-name="ro2">
          <table:table-cell table:style-name="ce48" office:value-type="string" table:number-columns-spanned="15" table:number-rows-spanned="1">
            <text:p>Monthly Flying in Current Year</text:p>
          </table:table-cell>
          <table:covered-table-cell table:number-columns-repeated="14" table:style-name="ce57"/>
          <table:table-cell table:style-name="ce78" table:number-columns-repeated="240"/>
          <table:table-cell table:number-columns-repeated="769"/>
        </table:table-row>
        <table:table-row table:style-name="ro2">
          <table:table-cell table:style-name="ce56" office:value-type="string" table:number-columns-spanned="2" table:number-rows-spanned="1">
            <text:p>Month:</text:p>
          </table:table-cell>
          <table:covered-table-cell table:style-name="ce67"/>
          <table:table-cell table:style-name="ce75" table:formula="of:=DATE(YEAR([.$K$2]);1;1)" office:value-type="date" office:date-value="2009-01-01">
            <text:p>Jan</text:p>
          </table:table-cell>
          <table:table-cell table:style-name="ce75" table:formula="of:=DATE(YEAR([.$K$2]);2;1)" office:value-type="date" office:date-value="2009-02-01">
            <text:p>Feb</text:p>
          </table:table-cell>
          <table:table-cell table:style-name="ce75" table:formula="of:=DATE(YEAR([.$K$2]);3;1)" office:value-type="date" office:date-value="2009-03-01">
            <text:p>Mar</text:p>
          </table:table-cell>
          <table:table-cell table:style-name="ce75" table:formula="of:=DATE(YEAR([.$K$2]);4;1)" office:value-type="date" office:date-value="2009-04-01">
            <text:p>Apr</text:p>
          </table:table-cell>
          <table:table-cell table:style-name="ce75" table:formula="of:=DATE(YEAR([.$K$2]);5;1)" office:value-type="date" office:date-value="2009-05-01">
            <text:p>May</text:p>
          </table:table-cell>
          <table:table-cell table:style-name="ce75" table:formula="of:=DATE(YEAR([.$K$2]);6;1)" office:value-type="date" office:date-value="2009-06-01">
            <text:p>Jun</text:p>
          </table:table-cell>
          <table:table-cell table:style-name="ce75" table:formula="of:=DATE(YEAR([.$K$2]);7;1)" office:value-type="date" office:date-value="2009-07-01">
            <text:p>Jul</text:p>
          </table:table-cell>
          <table:table-cell table:style-name="ce75" table:formula="of:=DATE(YEAR([.$K$2]);8;1)" office:value-type="date" office:date-value="2009-08-01">
            <text:p>Aug</text:p>
          </table:table-cell>
          <table:table-cell table:style-name="ce75" table:formula="of:=DATE(YEAR([.$K$2]);9;1)" office:value-type="date" office:date-value="2009-09-01">
            <text:p>Sep</text:p>
          </table:table-cell>
          <table:table-cell table:style-name="ce75" table:formula="of:=DATE(YEAR([.$K$2]);10;1)" office:value-type="date" office:date-value="2009-10-01">
            <text:p>Oct</text:p>
          </table:table-cell>
          <table:table-cell table:style-name="ce75" table:formula="of:=DATE(YEAR([.$K$2]);11;1)" office:value-type="date" office:date-value="2009-11-01">
            <text:p>Nov</text:p>
          </table:table-cell>
          <table:table-cell table:style-name="ce75" table:formula="of:=DATE(YEAR([.$K$2]);12;1)" office:value-type="date" office:date-value="2009-12-01">
            <text:p>Dec</text:p>
          </table:table-cell>
          <table:table-cell table:style-name="ce86" office:value-type="string">
            <text:p>This Yr</text:p>
          </table:table-cell>
          <table:table-cell table:style-name="ce78"/>
          <table:table-cell table:style-name="ce78">
            <draw:frame table:end-cell-address="PoweredStats.W35" table:end-x="2.01cm" table:end-y="0.17cm" draw:z-index="2" draw:style-name="gr1" svg:width="16cm" svg:height="7.75cm" svg:x="0.077cm" svg:y="0.068cm">
              <draw:object draw:notify-on-update-of-ranges="PoweredStats.C19:PoweredStats.N19 PoweredStats.B20:PoweredStats.B20 PoweredStats.C20:PoweredStats.N20 PoweredStats.B22:PoweredStats.B22 PoweredStats.C22:PoweredStats.N22" xlink:href="./Object 6" xlink:type="simple" xlink:show="embed" xlink:actuate="onLoad"/>
              <draw:image xlink:href="./ObjectReplacements/Object 6" xlink:type="simple" xlink:show="embed" xlink:actuate="onLoad"/>
            </draw:frame>
          </table:table-cell>
          <table:table-cell table:style-name="ce78" table:number-columns-repeated="238"/>
          <table:table-cell table:number-columns-repeated="769"/>
        </table:table-row>
        <table:table-row table:style-name="ro2">
          <table:table-cell table:style-name="ce31" office:value-type="string" table:number-columns-spanned="1" table:number-rows-spanned="4">
            <text:p>Total</text:p>
          </table:table-cell>
          <table:table-cell table:style-name="ce66" office:value-type="string">
            <text:p>No. of Flights</text:p>
          </table:table-cell>
          <table:table-cell table:style-name="ce73" table:number-matrix-columns-spanned="1" table:number-matrix-rows-spanned="1" table:formula="of:=SUM(([$PoweredFlights.$B$3:.$B$1002]&gt;=[.C$19])*([$PoweredFlights.$B$3:.$B$1002]&lt;[.D$19]))" office:value-type="float" office:value="1">
            <text:p>1</text:p>
          </table:table-cell>
          <table:table-cell table:style-name="ce73" table:number-matrix-columns-spanned="1" table:number-matrix-rows-spanned="1" table:formula="of:=SUM(([$PoweredFlights.$B$3:.$B$1002]&gt;=[.D$19])*([$PoweredFlights.$B$3:.$B$1002]&lt;[.E$19]))" office:value-type="float" office:value="0">
            <text:p>0</text:p>
          </table:table-cell>
          <table:table-cell table:style-name="ce73" table:number-matrix-columns-spanned="1" table:number-matrix-rows-spanned="1" table:formula="of:=SUM(([$PoweredFlights.$B$3:.$B$1002]&gt;=[.E$19])*([$PoweredFlights.$B$3:.$B$1002]&lt;[.F$19]))" office:value-type="float" office:value="0">
            <text:p>0</text:p>
          </table:table-cell>
          <table:table-cell table:style-name="ce73" table:number-matrix-columns-spanned="1" table:number-matrix-rows-spanned="1" table:formula="of:=SUM(([$PoweredFlights.$B$3:.$B$1002]&gt;=[.F$19])*([$PoweredFlights.$B$3:.$B$1002]&lt;[.G$19]))" office:value-type="float" office:value="0">
            <text:p>0</text:p>
          </table:table-cell>
          <table:table-cell table:style-name="ce73" table:number-matrix-columns-spanned="1" table:number-matrix-rows-spanned="1" table:formula="of:=SUM(([$PoweredFlights.$B$3:.$B$1002]&gt;=[.G$19])*([$PoweredFlights.$B$3:.$B$1002]&lt;[.H$19]))" office:value-type="float" office:value="0">
            <text:p>0</text:p>
          </table:table-cell>
          <table:table-cell table:style-name="ce73" table:number-matrix-columns-spanned="1" table:number-matrix-rows-spanned="1" table:formula="of:=SUM(([$PoweredFlights.$B$3:.$B$1002]&gt;=[.H$19])*([$PoweredFlights.$B$3:.$B$1002]&lt;[.I$19]))" office:value-type="float" office:value="0">
            <text:p>0</text:p>
          </table:table-cell>
          <table:table-cell table:style-name="ce73" table:number-matrix-columns-spanned="1" table:number-matrix-rows-spanned="1" table:formula="of:=SUM(([$PoweredFlights.$B$3:.$B$1002]&gt;=[.I$19])*([$PoweredFlights.$B$3:.$B$1002]&lt;[.J$19]))" office:value-type="float" office:value="0">
            <text:p>0</text:p>
          </table:table-cell>
          <table:table-cell table:style-name="ce73" table:number-matrix-columns-spanned="1" table:number-matrix-rows-spanned="1" table:formula="of:=SUM(([$PoweredFlights.$B$3:.$B$1002]&gt;=[.J$19])*([$PoweredFlights.$B$3:.$B$1002]&lt;[.K$19]))" office:value-type="float" office:value="0">
            <text:p>0</text:p>
          </table:table-cell>
          <table:table-cell table:style-name="ce73" table:number-matrix-columns-spanned="1" table:number-matrix-rows-spanned="1" table:formula="of:=SUM(([$PoweredFlights.$B$3:.$B$1002]&gt;=[.K$19])*([$PoweredFlights.$B$3:.$B$1002]&lt;[.L$19]))" office:value-type="float" office:value="0">
            <text:p>0</text:p>
          </table:table-cell>
          <table:table-cell table:style-name="ce73" table:number-matrix-columns-spanned="1" table:number-matrix-rows-spanned="1" table:formula="of:=SUM(([$PoweredFlights.$B$3:.$B$1002]&gt;=[.L$19])*([$PoweredFlights.$B$3:.$B$1002]&lt;[.M$19]))" office:value-type="float" office:value="0">
            <text:p>0</text:p>
          </table:table-cell>
          <table:table-cell table:style-name="ce73" table:number-matrix-columns-spanned="1" table:number-matrix-rows-spanned="1" table:formula="of:=SUM(([$PoweredFlights.$B$3:.$B$1002]&gt;=[.M$19])*([$PoweredFlights.$B$3:.$B$1002]&lt;[.N$19]))" office:value-type="float" office:value="0">
            <text:p>0</text:p>
          </table:table-cell>
          <table:table-cell table:style-name="ce73" table:number-matrix-columns-spanned="1" table:number-matrix-rows-spanned="1" table:formula="of:=SUM(([$PoweredFlights.$B$3:.$B$1002]&gt;=[.N$19])*([$PoweredFlights.$B$3:.$B$1002]&lt;DATE(YEAR([.$K$2])+1;1;1)))" office:value-type="float" office:value="0">
            <text:p>0</text:p>
          </table:table-cell>
          <table:table-cell table:style-name="ce87" table:number-matrix-columns-spanned="1" table:number-matrix-rows-spanned="1" table:formula="of:=SUM(([$PoweredFlights.$B$3:.$B$1002]&gt;=DATE(YEAR([.$K$2]);1;1))*([$PoweredFlights.$B$3:.$B$1002]&lt;DATE(YEAR([.$K$2])+1;1;1)))" office:value-type="float" office:value="1">
            <text:p>1</text:p>
          </table:table-cell>
          <table:table-cell table:style-name="ce78" table:number-columns-repeated="240"/>
          <table:table-cell table:number-columns-repeated="769"/>
        </table:table-row>
        <table:table-row table:style-name="ro2">
          <table:covered-table-cell table:style-name="ce57"/>
          <table:table-cell table:style-name="ce66" office:value-type="string">
            <text:p>No. of Landings</text:p>
          </table:table-cell>
          <table:table-cell table:style-name="ce74" table:number-matrix-columns-spanned="1" table:number-matrix-rows-spanned="1" table:formula="of:=SUM(([$PoweredFlights.$B$3:.$B$1002]&gt;=[.C$19])*([$PoweredFlights.$B$3:.$B$1002]&lt;[.D$19])*[$PoweredFlights.$O$3:.$O$1002])+SUM(([$PoweredFlights.$B$3:.$B$1002]&gt;=[.C$19])*([$PoweredFlights.$B$3:.$B$1002]&lt;[.D$19])*[$PoweredFlights.$P$3:.$P$1002])" office:value-type="float" office:value="4">
            <text:p>4</text:p>
          </table:table-cell>
          <table:table-cell table:style-name="ce74" table:number-matrix-columns-spanned="1" table:number-matrix-rows-spanned="1" table:formula="of:=SUM(([$PoweredFlights.$B$3:.$B$1002]&gt;=[.D$19])*([$PoweredFlights.$B$3:.$B$1002]&lt;[.E$19])*[$PoweredFlights.$O$3:.$O$1002])+SUM(([$PoweredFlights.$B$3:.$B$1002]&gt;=[.D$19])*([$PoweredFlights.$B$3:.$B$1002]&lt;[.E$19])*[$PoweredFlights.$P$3:.$P$1002])" office:value-type="float" office:value="0">
            <text:p>0</text:p>
          </table:table-cell>
          <table:table-cell table:style-name="ce74" table:number-matrix-columns-spanned="1" table:number-matrix-rows-spanned="1" table:formula="of:=SUM(([$PoweredFlights.$B$3:.$B$1002]&gt;=[.E$19])*([$PoweredFlights.$B$3:.$B$1002]&lt;[.F$19])*[$PoweredFlights.$O$3:.$O$1002])+SUM(([$PoweredFlights.$B$3:.$B$1002]&gt;=[.E$19])*([$PoweredFlights.$B$3:.$B$1002]&lt;[.F$19])*[$PoweredFlights.$P$3:.$P$1002])" office:value-type="float" office:value="0">
            <text:p>0</text:p>
          </table:table-cell>
          <table:table-cell table:style-name="ce74" table:number-matrix-columns-spanned="1" table:number-matrix-rows-spanned="1" table:formula="of:=SUM(([$PoweredFlights.$B$3:.$B$1002]&gt;=[.F$19])*([$PoweredFlights.$B$3:.$B$1002]&lt;[.G$19])*[$PoweredFlights.$O$3:.$O$1002])+SUM(([$PoweredFlights.$B$3:.$B$1002]&gt;=[.F$19])*([$PoweredFlights.$B$3:.$B$1002]&lt;[.G$19])*[$PoweredFlights.$P$3:.$P$1002])" office:value-type="float" office:value="0">
            <text:p>0</text:p>
          </table:table-cell>
          <table:table-cell table:style-name="ce74" table:number-matrix-columns-spanned="1" table:number-matrix-rows-spanned="1" table:formula="of:=SUM(([$PoweredFlights.$B$3:.$B$1002]&gt;=[.G$19])*([$PoweredFlights.$B$3:.$B$1002]&lt;[.H$19])*[$PoweredFlights.$O$3:.$O$1002])+SUM(([$PoweredFlights.$B$3:.$B$1002]&gt;=[.G$19])*([$PoweredFlights.$B$3:.$B$1002]&lt;[.H$19])*[$PoweredFlights.$P$3:.$P$1002])" office:value-type="float" office:value="0">
            <text:p>0</text:p>
          </table:table-cell>
          <table:table-cell table:style-name="ce74" table:number-matrix-columns-spanned="1" table:number-matrix-rows-spanned="1" table:formula="of:=SUM(([$PoweredFlights.$B$3:.$B$1002]&gt;=[.H$19])*([$PoweredFlights.$B$3:.$B$1002]&lt;[.I$19])*[$PoweredFlights.$O$3:.$O$1002])+SUM(([$PoweredFlights.$B$3:.$B$1002]&gt;=[.H$19])*([$PoweredFlights.$B$3:.$B$1002]&lt;[.I$19])*[$PoweredFlights.$P$3:.$P$1002])" office:value-type="float" office:value="0">
            <text:p>0</text:p>
          </table:table-cell>
          <table:table-cell table:style-name="ce74" table:number-matrix-columns-spanned="1" table:number-matrix-rows-spanned="1" table:formula="of:=SUM(([$PoweredFlights.$B$3:.$B$1002]&gt;=[.I$19])*([$PoweredFlights.$B$3:.$B$1002]&lt;[.J$19])*[$PoweredFlights.$O$3:.$O$1002])+SUM(([$PoweredFlights.$B$3:.$B$1002]&gt;=[.I$19])*([$PoweredFlights.$B$3:.$B$1002]&lt;[.J$19])*[$PoweredFlights.$P$3:.$P$1002])" office:value-type="float" office:value="0">
            <text:p>0</text:p>
          </table:table-cell>
          <table:table-cell table:style-name="ce74" table:number-matrix-columns-spanned="1" table:number-matrix-rows-spanned="1" table:formula="of:=SUM(([$PoweredFlights.$B$3:.$B$1002]&gt;=[.J$19])*([$PoweredFlights.$B$3:.$B$1002]&lt;[.K$19])*[$PoweredFlights.$O$3:.$O$1002])+SUM(([$PoweredFlights.$B$3:.$B$1002]&gt;=[.J$19])*([$PoweredFlights.$B$3:.$B$1002]&lt;[.K$19])*[$PoweredFlights.$P$3:.$P$1002])" office:value-type="float" office:value="0">
            <text:p>0</text:p>
          </table:table-cell>
          <table:table-cell table:style-name="ce74" table:number-matrix-columns-spanned="1" table:number-matrix-rows-spanned="1" table:formula="of:=SUM(([$PoweredFlights.$B$3:.$B$1002]&gt;=[.K$19])*([$PoweredFlights.$B$3:.$B$1002]&lt;[.L$19])*[$PoweredFlights.$O$3:.$O$1002])+SUM(([$PoweredFlights.$B$3:.$B$1002]&gt;=[.K$19])*([$PoweredFlights.$B$3:.$B$1002]&lt;[.L$19])*[$PoweredFlights.$P$3:.$P$1002])" office:value-type="float" office:value="0">
            <text:p>0</text:p>
          </table:table-cell>
          <table:table-cell table:style-name="ce74" table:number-matrix-columns-spanned="1" table:number-matrix-rows-spanned="1" table:formula="of:=SUM(([$PoweredFlights.$B$3:.$B$1002]&gt;=[.L$19])*([$PoweredFlights.$B$3:.$B$1002]&lt;[.M$19])*[$PoweredFlights.$O$3:.$O$1002])+SUM(([$PoweredFlights.$B$3:.$B$1002]&gt;=[.L$19])*([$PoweredFlights.$B$3:.$B$1002]&lt;[.M$19])*[$PoweredFlights.$P$3:.$P$1002])" office:value-type="float" office:value="0">
            <text:p>0</text:p>
          </table:table-cell>
          <table:table-cell table:style-name="ce74" table:number-matrix-columns-spanned="1" table:number-matrix-rows-spanned="1" table:formula="of:=SUM(([$PoweredFlights.$B$3:.$B$1002]&gt;=[.M$19])*([$PoweredFlights.$B$3:.$B$1002]&lt;[.N$19])*[$PoweredFlights.$O$3:.$O$1002])+SUM(([$PoweredFlights.$B$3:.$B$1002]&gt;=[.M$19])*([$PoweredFlights.$B$3:.$B$1002]&lt;[.N$19])*[$PoweredFlights.$P$3:.$P$1002])" office:value-type="float" office:value="0">
            <text:p>0</text:p>
          </table:table-cell>
          <table:table-cell table:style-name="ce74" table:number-matrix-columns-spanned="1" table:number-matrix-rows-spanned="1" table:formula="of:=SUM(([$PoweredFlights.$B$3:.$B$1002]&gt;=[.N$19])*([$PoweredFlights.$B$3:.$B$1002]&lt;DATE(YEAR([.$K$2])+1;1;1))*[$PoweredFlights.$O$3:.$O$1002])+SUM(([$PoweredFlights.$B$3:.$B$1002]&gt;=[.N$19])*([$PoweredFlights.$B$3:.$B$1002]&lt;DATE(YEAR([.$K$2])+1;1;1))*[$PoweredFlights.$P$3:.$P$1002])" office:value-type="float" office:value="0">
            <text:p>0</text:p>
          </table:table-cell>
          <table:table-cell table:style-name="ce88" table:number-matrix-columns-spanned="1" table:number-matrix-rows-spanned="1" table:formula="of:=SUM(([$PoweredFlights.$B$3:.$B$1002]&gt;=DATE(YEAR([.$K$2]);1;1))*([$PoweredFlights.$B$3:.$B$1002]&lt;DATE(YEAR([.$K$2])+1;1;1))*[$PoweredFlights.$O$3:.$O$1002])+SUM(([$PoweredFlights.$B$3:.$B$1002]&gt;=DATE(YEAR([.$K$2]);1;1))*([$PoweredFlights.$B$3:.$B$1002]&lt;DATE(YEAR([.$K$2])+1;1;1))*[$PoweredFlights.$P$3:.$P$1002])" office:value-type="float" office:value="4">
            <text:p>4</text:p>
          </table:table-cell>
          <table:table-cell table:style-name="ce78" table:number-columns-repeated="240"/>
          <table:table-cell table:number-columns-repeated="769"/>
        </table:table-row>
        <table:table-row table:style-name="ro2">
          <table:covered-table-cell table:style-name="ce58"/>
          <table:table-cell table:style-name="ce66" office:value-type="string">
            <text:p>Time (hrs)</text:p>
          </table:table-cell>
          <table:table-cell table:style-name="ce74" table:number-matrix-columns-spanned="1" table:number-matrix-rows-spanned="1" table:formula="of:=SUM(([$PoweredFlights.$B$3:.$B$1002]&gt;=[.C$19])*([$PoweredFlights.$B$3:.$B$1002]&lt;[.D$19])*[$PoweredFlights.$L$3:.$L$1002])+SUM(([$PoweredFlights.$B$3:.$B$1002]&gt;=[.C$19])*([$PoweredFlights.$B$3:.$B$1002]&lt;[.D$19])*[$PoweredFlights.$M$3:.$M$1002])" office:value-type="float" office:value="4">
            <text:p>4</text:p>
          </table:table-cell>
          <table:table-cell table:style-name="ce74" table:number-matrix-columns-spanned="1" table:number-matrix-rows-spanned="1" table:formula="of:=SUM(([$PoweredFlights.$B$3:.$B$1002]&gt;=[.D$19])*([$PoweredFlights.$B$3:.$B$1002]&lt;[.E$19])*[$PoweredFlights.$L$3:.$L$1002])+SUM(([$PoweredFlights.$B$3:.$B$1002]&gt;=[.D$19])*([$PoweredFlights.$B$3:.$B$1002]&lt;[.E$19])*[$PoweredFlights.$M$3:.$M$1002])" office:value-type="float" office:value="0">
            <text:p>0</text:p>
          </table:table-cell>
          <table:table-cell table:style-name="ce74" table:number-matrix-columns-spanned="1" table:number-matrix-rows-spanned="1" table:formula="of:=SUM(([$PoweredFlights.$B$3:.$B$1002]&gt;=[.E$19])*([$PoweredFlights.$B$3:.$B$1002]&lt;[.F$19])*[$PoweredFlights.$L$3:.$L$1002])+SUM(([$PoweredFlights.$B$3:.$B$1002]&gt;=[.E$19])*([$PoweredFlights.$B$3:.$B$1002]&lt;[.F$19])*[$PoweredFlights.$M$3:.$M$1002])" office:value-type="float" office:value="0">
            <text:p>0</text:p>
          </table:table-cell>
          <table:table-cell table:style-name="ce74" table:number-matrix-columns-spanned="1" table:number-matrix-rows-spanned="1" table:formula="of:=SUM(([$PoweredFlights.$B$3:.$B$1002]&gt;=[.F$19])*([$PoweredFlights.$B$3:.$B$1002]&lt;[.G$19])*[$PoweredFlights.$L$3:.$L$1002])+SUM(([$PoweredFlights.$B$3:.$B$1002]&gt;=[.F$19])*([$PoweredFlights.$B$3:.$B$1002]&lt;[.G$19])*[$PoweredFlights.$M$3:.$M$1002])" office:value-type="float" office:value="0">
            <text:p>0</text:p>
          </table:table-cell>
          <table:table-cell table:style-name="ce74" table:number-matrix-columns-spanned="1" table:number-matrix-rows-spanned="1" table:formula="of:=SUM(([$PoweredFlights.$B$3:.$B$1002]&gt;=[.G$19])*([$PoweredFlights.$B$3:.$B$1002]&lt;[.H$19])*[$PoweredFlights.$L$3:.$L$1002])+SUM(([$PoweredFlights.$B$3:.$B$1002]&gt;=[.G$19])*([$PoweredFlights.$B$3:.$B$1002]&lt;[.H$19])*[$PoweredFlights.$M$3:.$M$1002])" office:value-type="float" office:value="0">
            <text:p>0</text:p>
          </table:table-cell>
          <table:table-cell table:style-name="ce74" table:number-matrix-columns-spanned="1" table:number-matrix-rows-spanned="1" table:formula="of:=SUM(([$PoweredFlights.$B$3:.$B$1002]&gt;=[.H$19])*([$PoweredFlights.$B$3:.$B$1002]&lt;[.I$19])*[$PoweredFlights.$L$3:.$L$1002])+SUM(([$PoweredFlights.$B$3:.$B$1002]&gt;=[.H$19])*([$PoweredFlights.$B$3:.$B$1002]&lt;[.I$19])*[$PoweredFlights.$M$3:.$M$1002])" office:value-type="float" office:value="0">
            <text:p>0</text:p>
          </table:table-cell>
          <table:table-cell table:style-name="ce74" table:number-matrix-columns-spanned="1" table:number-matrix-rows-spanned="1" table:formula="of:=SUM(([$PoweredFlights.$B$3:.$B$1002]&gt;=[.I$19])*([$PoweredFlights.$B$3:.$B$1002]&lt;[.J$19])*[$PoweredFlights.$L$3:.$L$1002])+SUM(([$PoweredFlights.$B$3:.$B$1002]&gt;=[.I$19])*([$PoweredFlights.$B$3:.$B$1002]&lt;[.J$19])*[$PoweredFlights.$M$3:.$M$1002])" office:value-type="float" office:value="0">
            <text:p>0</text:p>
          </table:table-cell>
          <table:table-cell table:style-name="ce74" table:number-matrix-columns-spanned="1" table:number-matrix-rows-spanned="1" table:formula="of:=SUM(([$PoweredFlights.$B$3:.$B$1002]&gt;=[.J$19])*([$PoweredFlights.$B$3:.$B$1002]&lt;[.K$19])*[$PoweredFlights.$L$3:.$L$1002])+SUM(([$PoweredFlights.$B$3:.$B$1002]&gt;=[.J$19])*([$PoweredFlights.$B$3:.$B$1002]&lt;[.K$19])*[$PoweredFlights.$M$3:.$M$1002])" office:value-type="float" office:value="0">
            <text:p>0</text:p>
          </table:table-cell>
          <table:table-cell table:style-name="ce74" table:number-matrix-columns-spanned="1" table:number-matrix-rows-spanned="1" table:formula="of:=SUM(([$PoweredFlights.$B$3:.$B$1002]&gt;=[.K$19])*([$PoweredFlights.$B$3:.$B$1002]&lt;[.L$19])*[$PoweredFlights.$L$3:.$L$1002])+SUM(([$PoweredFlights.$B$3:.$B$1002]&gt;=[.K$19])*([$PoweredFlights.$B$3:.$B$1002]&lt;[.L$19])*[$PoweredFlights.$M$3:.$M$1002])" office:value-type="float" office:value="0">
            <text:p>0</text:p>
          </table:table-cell>
          <table:table-cell table:style-name="ce74" table:number-matrix-columns-spanned="1" table:number-matrix-rows-spanned="1" table:formula="of:=SUM(([$PoweredFlights.$B$3:.$B$1002]&gt;=[.L$19])*([$PoweredFlights.$B$3:.$B$1002]&lt;[.M$19])*[$PoweredFlights.$L$3:.$L$1002])+SUM(([$PoweredFlights.$B$3:.$B$1002]&gt;=[.L$19])*([$PoweredFlights.$B$3:.$B$1002]&lt;[.M$19])*[$PoweredFlights.$M$3:.$M$1002])" office:value-type="float" office:value="0">
            <text:p>0</text:p>
          </table:table-cell>
          <table:table-cell table:style-name="ce74" table:number-matrix-columns-spanned="1" table:number-matrix-rows-spanned="1" table:formula="of:=SUM(([$PoweredFlights.$B$3:.$B$1002]&gt;=[.M$19])*([$PoweredFlights.$B$3:.$B$1002]&lt;[.N$19])*[$PoweredFlights.$L$3:.$L$1002])+SUM(([$PoweredFlights.$B$3:.$B$1002]&gt;=[.M$19])*([$PoweredFlights.$B$3:.$B$1002]&lt;[.N$19])*[$PoweredFlights.$M$3:.$M$1002])" office:value-type="float" office:value="0">
            <text:p>0</text:p>
          </table:table-cell>
          <table:table-cell table:style-name="ce74" table:number-matrix-columns-spanned="1" table:number-matrix-rows-spanned="1" table:formula="of:=SUM(([$PoweredFlights.$B$3:.$B$1002]&gt;=[.N$19])*([$PoweredFlights.$B$3:.$B$1002]&lt;DATE(YEAR([.$K$2])+1;1;1))*[$PoweredFlights.$L$3:.$L$1002])+SUM(([$PoweredFlights.$B$3:.$B$1002]&gt;=[.N$19])*([$PoweredFlights.$B$3:.$B$1002]&lt;DATE(YEAR([.$K$2])+1;1;1))*[$PoweredFlights.$M$3:.$M$1002])" office:value-type="float" office:value="0">
            <text:p>0</text:p>
          </table:table-cell>
          <table:table-cell table:style-name="ce88" table:number-matrix-columns-spanned="1" table:number-matrix-rows-spanned="1" table:formula="of:=SUM(([$PoweredFlights.$B$3:.$B$1002]&gt;=DATE(YEAR([.$K$2]);1;1))*([$PoweredFlights.$B$3:.$B$1002]&lt;DATE(YEAR([.$K$2])+1;1;1))*[$PoweredFlights.$L$3:.$L$1002])+SUM(([$PoweredFlights.$B$3:.$B$1002]&gt;=DATE(YEAR([.$K$2]);1;1))*([$PoweredFlights.$B$3:.$B$1002]&lt;DATE(YEAR([.$K$2])+1;1;1))*[$PoweredFlights.$M$3:.$M$1002])" office:value-type="float" office:value="4">
            <text:p>4</text:p>
          </table:table-cell>
          <table:table-cell table:style-name="ce78" table:number-columns-repeated="240"/>
          <table:table-cell table:number-columns-repeated="769"/>
        </table:table-row>
        <table:table-row table:style-name="ro2">
          <table:covered-table-cell table:style-name="ce58"/>
          <table:table-cell table:style-name="ce66" office:value-type="string">
            <text:p>Instr Time (hrs)</text:p>
          </table:table-cell>
          <table:table-cell table:style-name="ce73" table:number-matrix-columns-spanned="1" table:number-matrix-rows-spanned="1" table:formula="of:=SUM(([$PoweredFlights.$B$3:.$B$1002]&gt;=[.C$19])*([$PoweredFlights.$B$3:.$B$1002]&lt;[.D$19])*[$PoweredFlights.$N$3:.$N$1002])" office:value-type="float" office:value="1.25">
            <text:p>1.25</text:p>
          </table:table-cell>
          <table:table-cell table:style-name="ce73" table:number-matrix-columns-spanned="1" table:number-matrix-rows-spanned="1" table:formula="of:=SUM(([$PoweredFlights.$B$3:.$B$1002]&gt;=[.D$19])*([$PoweredFlights.$B$3:.$B$1002]&lt;[.E$19])*[$PoweredFlights.$N$3:.$N$1002])" office:value-type="float" office:value="0">
            <text:p>0</text:p>
          </table:table-cell>
          <table:table-cell table:style-name="ce73" table:number-matrix-columns-spanned="1" table:number-matrix-rows-spanned="1" table:formula="of:=SUM(([$PoweredFlights.$B$3:.$B$1002]&gt;=[.E$19])*([$PoweredFlights.$B$3:.$B$1002]&lt;[.F$19])*[$PoweredFlights.$N$3:.$N$1002])" office:value-type="float" office:value="0">
            <text:p>0</text:p>
          </table:table-cell>
          <table:table-cell table:style-name="ce73" table:number-matrix-columns-spanned="1" table:number-matrix-rows-spanned="1" table:formula="of:=SUM(([$PoweredFlights.$B$3:.$B$1002]&gt;=[.F$19])*([$PoweredFlights.$B$3:.$B$1002]&lt;[.G$19])*[$PoweredFlights.$N$3:.$N$1002])" office:value-type="float" office:value="0">
            <text:p>0</text:p>
          </table:table-cell>
          <table:table-cell table:style-name="ce73" table:number-matrix-columns-spanned="1" table:number-matrix-rows-spanned="1" table:formula="of:=SUM(([$PoweredFlights.$B$3:.$B$1002]&gt;=[.G$19])*([$PoweredFlights.$B$3:.$B$1002]&lt;[.H$19])*[$PoweredFlights.$N$3:.$N$1002])" office:value-type="float" office:value="0">
            <text:p>0</text:p>
          </table:table-cell>
          <table:table-cell table:style-name="ce73" table:number-matrix-columns-spanned="1" table:number-matrix-rows-spanned="1" table:formula="of:=SUM(([$PoweredFlights.$B$3:.$B$1002]&gt;=[.H$19])*([$PoweredFlights.$B$3:.$B$1002]&lt;[.I$19])*[$PoweredFlights.$N$3:.$N$1002])" office:value-type="float" office:value="0">
            <text:p>0</text:p>
          </table:table-cell>
          <table:table-cell table:style-name="ce73" table:number-matrix-columns-spanned="1" table:number-matrix-rows-spanned="1" table:formula="of:=SUM(([$PoweredFlights.$B$3:.$B$1002]&gt;=[.I$19])*([$PoweredFlights.$B$3:.$B$1002]&lt;[.J$19])*[$PoweredFlights.$N$3:.$N$1002])" office:value-type="float" office:value="0">
            <text:p>0</text:p>
          </table:table-cell>
          <table:table-cell table:style-name="ce73" table:number-matrix-columns-spanned="1" table:number-matrix-rows-spanned="1" table:formula="of:=SUM(([$PoweredFlights.$B$3:.$B$1002]&gt;=[.J$19])*([$PoweredFlights.$B$3:.$B$1002]&lt;[.K$19])*[$PoweredFlights.$N$3:.$N$1002])" office:value-type="float" office:value="0">
            <text:p>0</text:p>
          </table:table-cell>
          <table:table-cell table:style-name="ce73" table:number-matrix-columns-spanned="1" table:number-matrix-rows-spanned="1" table:formula="of:=SUM(([$PoweredFlights.$B$3:.$B$1002]&gt;=[.K$19])*([$PoweredFlights.$B$3:.$B$1002]&lt;[.L$19])*[$PoweredFlights.$N$3:.$N$1002])" office:value-type="float" office:value="0">
            <text:p>0</text:p>
          </table:table-cell>
          <table:table-cell table:style-name="ce73" table:number-matrix-columns-spanned="1" table:number-matrix-rows-spanned="1" table:formula="of:=SUM(([$PoweredFlights.$B$3:.$B$1002]&gt;=[.L$19])*([$PoweredFlights.$B$3:.$B$1002]&lt;[.M$19])*[$PoweredFlights.$N$3:.$N$1002])" office:value-type="float" office:value="0">
            <text:p>0</text:p>
          </table:table-cell>
          <table:table-cell table:style-name="ce73" table:number-matrix-columns-spanned="1" table:number-matrix-rows-spanned="1" table:formula="of:=SUM(([$PoweredFlights.$B$3:.$B$1002]&gt;=[.M$19])*([$PoweredFlights.$B$3:.$B$1002]&lt;[.N$19])*[$PoweredFlights.$N$3:.$N$1002])" office:value-type="float" office:value="0">
            <text:p>0</text:p>
          </table:table-cell>
          <table:table-cell table:style-name="ce73" table:number-matrix-columns-spanned="1" table:number-matrix-rows-spanned="1" table:formula="of:=SUM(([$PoweredFlights.$B$3:.$B$1002]&gt;=[.N$19])*([$PoweredFlights.$B$3:.$B$1002]&lt;DATE(YEAR([.$K$2])+1;1;1))*[$PoweredFlights.$N$3:.$N$1002])" office:value-type="float" office:value="0">
            <text:p>0</text:p>
          </table:table-cell>
          <table:table-cell table:style-name="ce89" table:number-matrix-columns-spanned="1" table:number-matrix-rows-spanned="1" table:formula="of:=SUM(([$PoweredFlights.$B$3:.$B$1002]&gt;=DATE(YEAR([.$K$2]);1;1))*([$PoweredFlights.$B$3:.$B$1002]&lt;DATE(YEAR([.$K$2])+1;1;1))*[$PoweredFlights.$N$3:.$N$1002])" office:value-type="float" office:value="1.25">
            <text:p>1.25</text:p>
          </table:table-cell>
          <table:table-cell table:style-name="ce78" table:number-columns-repeated="240"/>
          <table:table-cell table:number-columns-repeated="769"/>
        </table:table-row>
        <table:table-row table:style-name="ro2">
          <table:table-cell table:style-name="ce52" office:value-type="string">
            <text:p>Reg:</text:p>
          </table:table-cell>
          <table:table-cell table:style-name="ce66" office:value-type="string">
            <text:p>No. of Flights</text:p>
          </table:table-cell>
          <table:table-cell table:style-name="ce73" table:number-matrix-columns-spanned="1" table:number-matrix-rows-spanned="1" table:formula="of:=SUM(([$PoweredFlights.$D$3:.$D$1002]=[.$A25])*([$PoweredFlights.$B$3:.$B$1002]&gt;=[.C$19])*([$PoweredFlights.$B$3:.$B$1002]&lt;[.D$19]))" office:value-type="float" office:value="1">
            <text:p>1</text:p>
          </table:table-cell>
          <table:table-cell table:style-name="ce73" table:number-matrix-columns-spanned="1" table:number-matrix-rows-spanned="1" table:formula="of:=SUM(([$PoweredFlights.$D$3:.$D$1002]=[.$A25])*([$PoweredFlights.$B$3:.$B$1002]&gt;=[.D$19])*([$PoweredFlights.$B$3:.$B$1002]&lt;[.E$19]))" office:value-type="float" office:value="0">
            <text:p>0</text:p>
          </table:table-cell>
          <table:table-cell table:style-name="ce73" table:number-matrix-columns-spanned="1" table:number-matrix-rows-spanned="1" table:formula="of:=SUM(([$PoweredFlights.$D$3:.$D$1002]=[.$A25])*([$PoweredFlights.$B$3:.$B$1002]&gt;=[.E$19])*([$PoweredFlights.$B$3:.$B$1002]&lt;[.F$19]))" office:value-type="float" office:value="0">
            <text:p>0</text:p>
          </table:table-cell>
          <table:table-cell table:style-name="ce73" table:number-matrix-columns-spanned="1" table:number-matrix-rows-spanned="1" table:formula="of:=SUM(([$PoweredFlights.$D$3:.$D$1002]=[.$A25])*([$PoweredFlights.$B$3:.$B$1002]&gt;=[.F$19])*([$PoweredFlights.$B$3:.$B$1002]&lt;[.G$19]))" office:value-type="float" office:value="0">
            <text:p>0</text:p>
          </table:table-cell>
          <table:table-cell table:style-name="ce73" table:number-matrix-columns-spanned="1" table:number-matrix-rows-spanned="1" table:formula="of:=SUM(([$PoweredFlights.$D$3:.$D$1002]=[.$A25])*([$PoweredFlights.$B$3:.$B$1002]&gt;=[.G$19])*([$PoweredFlights.$B$3:.$B$1002]&lt;[.H$19]))" office:value-type="float" office:value="0">
            <text:p>0</text:p>
          </table:table-cell>
          <table:table-cell table:style-name="ce73" table:number-matrix-columns-spanned="1" table:number-matrix-rows-spanned="1" table:formula="of:=SUM(([$PoweredFlights.$D$3:.$D$1002]=[.$A25])*([$PoweredFlights.$B$3:.$B$1002]&gt;=[.H$19])*([$PoweredFlights.$B$3:.$B$1002]&lt;[.I$19]))" office:value-type="float" office:value="0">
            <text:p>0</text:p>
          </table:table-cell>
          <table:table-cell table:style-name="ce73" table:number-matrix-columns-spanned="1" table:number-matrix-rows-spanned="1" table:formula="of:=SUM(([$PoweredFlights.$D$3:.$D$1002]=[.$A25])*([$PoweredFlights.$B$3:.$B$1002]&gt;=[.I$19])*([$PoweredFlights.$B$3:.$B$1002]&lt;[.J$19]))" office:value-type="float" office:value="0">
            <text:p>0</text:p>
          </table:table-cell>
          <table:table-cell table:style-name="ce73" table:number-matrix-columns-spanned="1" table:number-matrix-rows-spanned="1" table:formula="of:=SUM(([$PoweredFlights.$D$3:.$D$1002]=[.$A25])*([$PoweredFlights.$B$3:.$B$1002]&gt;=[.J$19])*([$PoweredFlights.$B$3:.$B$1002]&lt;[.K$19]))" office:value-type="float" office:value="0">
            <text:p>0</text:p>
          </table:table-cell>
          <table:table-cell table:style-name="ce73" table:number-matrix-columns-spanned="1" table:number-matrix-rows-spanned="1" table:formula="of:=SUM(([$PoweredFlights.$D$3:.$D$1002]=[.$A25])*([$PoweredFlights.$B$3:.$B$1002]&gt;=[.K$19])*([$PoweredFlights.$B$3:.$B$1002]&lt;[.L$19]))" office:value-type="float" office:value="0">
            <text:p>0</text:p>
          </table:table-cell>
          <table:table-cell table:style-name="ce73" table:number-matrix-columns-spanned="1" table:number-matrix-rows-spanned="1" table:formula="of:=SUM(([$PoweredFlights.$D$3:.$D$1002]=[.$A25])*([$PoweredFlights.$B$3:.$B$1002]&gt;=[.L$19])*([$PoweredFlights.$B$3:.$B$1002]&lt;[.M$19]))" office:value-type="float" office:value="0">
            <text:p>0</text:p>
          </table:table-cell>
          <table:table-cell table:style-name="ce73" table:number-matrix-columns-spanned="1" table:number-matrix-rows-spanned="1" table:formula="of:=SUM(([$PoweredFlights.$D$3:.$D$1002]=[.$A25])*([$PoweredFlights.$B$3:.$B$1002]&gt;=[.M$19])*([$PoweredFlights.$B$3:.$B$1002]&lt;[.N$19]))" office:value-type="float" office:value="0">
            <text:p>0</text:p>
          </table:table-cell>
          <table:table-cell table:style-name="ce73" table:number-matrix-columns-spanned="1" table:number-matrix-rows-spanned="1" table:formula="of:=SUM(([$PoweredFlights.$D$3:.$D$1002]=[.$A25])*([$PoweredFlights.$B$3:.$B$1002]&gt;=[.N$19])*([$PoweredFlights.$B$3:.$B$1002]&lt;DATE(YEAR([.$K$2])+1;1;1)))" office:value-type="float" office:value="0">
            <text:p>0</text:p>
          </table:table-cell>
          <table:table-cell table:style-name="ce87" table:number-matrix-columns-spanned="1" table:number-matrix-rows-spanned="1" table:formula="of:=SUM(([$PoweredFlights.$D$3:.$D$1002]=[.$A25])*([$PoweredFlights.$B$3:.$B$1002]&gt;=DATE(YEAR([.$K$2]);1;1))*([$PoweredFlights.$B$3:.$B$1002]&lt;DATE(YEAR([.$K$2])+1;1;1)))" office:value-type="float" office:value="1">
            <text:p>1</text:p>
          </table:table-cell>
          <table:table-cell table:style-name="ce78" table:number-columns-repeated="240"/>
          <table:table-cell table:number-columns-repeated="769"/>
        </table:table-row>
        <table:table-row table:style-name="ro2">
          <table:table-cell table:style-name="ce53" table:formula="of:=[.$K$3]" office:value-type="string" office:string-value="G-XXXX" table:number-columns-spanned="1" table:number-rows-spanned="3">
            <text:p>G-XXXX</text:p>
          </table:table-cell>
          <table:table-cell table:style-name="ce66" office:value-type="string">
            <text:p>No. of Landings</text:p>
          </table:table-cell>
          <table:table-cell table:style-name="ce74" table:number-matrix-columns-spanned="1" table:number-matrix-rows-spanned="1" table:formula="of:=SUM(([$PoweredFlights.$D$3:.$D$1002]=[.$A25])*([$PoweredFlights.$B$3:.$B$1002]&gt;=[.C$19])*([$PoweredFlights.$B$3:.$B$1002]&lt;[.D$19])*[$PoweredFlights.$O$3:.$O$1002])+SUM(([$PoweredFlights.$D$3:.$D$1002]=[.$A25])*([$PoweredFlights.$B$3:.$B$1002]&gt;=[.C$19])*([$PoweredFlights.$B$3:.$B$1002]&lt;[.D$19])*[$PoweredFlights.$P$3:.$P$1002])" office:value-type="float" office:value="4">
            <text:p>4</text:p>
          </table:table-cell>
          <table:table-cell table:style-name="ce74" table:number-matrix-columns-spanned="1" table:number-matrix-rows-spanned="1" table:formula="of:=SUM(([$PoweredFlights.$D$3:.$D$1002]=[.$A25])*([$PoweredFlights.$B$3:.$B$1002]&gt;=[.D$19])*([$PoweredFlights.$B$3:.$B$1002]&lt;[.E$19])*[$PoweredFlights.$O$3:.$O$1002])+SUM(([$PoweredFlights.$D$3:.$D$1002]=[.$A25])*([$PoweredFlights.$B$3:.$B$1002]&gt;=[.D$19])*([$PoweredFlights.$B$3:.$B$1002]&lt;[.E$19])*[$PoweredFlights.$P$3:.$P$1002])" office:value-type="float" office:value="0">
            <text:p>0</text:p>
          </table:table-cell>
          <table:table-cell table:style-name="ce74" table:number-matrix-columns-spanned="1" table:number-matrix-rows-spanned="1" table:formula="of:=SUM(([$PoweredFlights.$D$3:.$D$1002]=[.$A25])*([$PoweredFlights.$B$3:.$B$1002]&gt;=[.E$19])*([$PoweredFlights.$B$3:.$B$1002]&lt;[.F$19])*[$PoweredFlights.$O$3:.$O$1002])+SUM(([$PoweredFlights.$D$3:.$D$1002]=[.$A25])*([$PoweredFlights.$B$3:.$B$1002]&gt;=[.E$19])*([$PoweredFlights.$B$3:.$B$1002]&lt;[.F$19])*[$PoweredFlights.$P$3:.$P$1002])" office:value-type="float" office:value="0">
            <text:p>0</text:p>
          </table:table-cell>
          <table:table-cell table:style-name="ce74" table:number-matrix-columns-spanned="1" table:number-matrix-rows-spanned="1" table:formula="of:=SUM(([$PoweredFlights.$D$3:.$D$1002]=[.$A25])*([$PoweredFlights.$B$3:.$B$1002]&gt;=[.F$19])*([$PoweredFlights.$B$3:.$B$1002]&lt;[.G$19])*[$PoweredFlights.$O$3:.$O$1002])+SUM(([$PoweredFlights.$D$3:.$D$1002]=[.$A25])*([$PoweredFlights.$B$3:.$B$1002]&gt;=[.F$19])*([$PoweredFlights.$B$3:.$B$1002]&lt;[.G$19])*[$PoweredFlights.$P$3:.$P$1002])" office:value-type="float" office:value="0">
            <text:p>0</text:p>
          </table:table-cell>
          <table:table-cell table:style-name="ce74" table:number-matrix-columns-spanned="1" table:number-matrix-rows-spanned="1" table:formula="of:=SUM(([$PoweredFlights.$D$3:.$D$1002]=[.$A25])*([$PoweredFlights.$B$3:.$B$1002]&gt;=[.G$19])*([$PoweredFlights.$B$3:.$B$1002]&lt;[.H$19])*[$PoweredFlights.$O$3:.$O$1002])+SUM(([$PoweredFlights.$D$3:.$D$1002]=[.$A25])*([$PoweredFlights.$B$3:.$B$1002]&gt;=[.G$19])*([$PoweredFlights.$B$3:.$B$1002]&lt;[.H$19])*[$PoweredFlights.$P$3:.$P$1002])" office:value-type="float" office:value="0">
            <text:p>0</text:p>
          </table:table-cell>
          <table:table-cell table:style-name="ce74" table:number-matrix-columns-spanned="1" table:number-matrix-rows-spanned="1" table:formula="of:=SUM(([$PoweredFlights.$D$3:.$D$1002]=[.$A25])*([$PoweredFlights.$B$3:.$B$1002]&gt;=[.H$19])*([$PoweredFlights.$B$3:.$B$1002]&lt;[.I$19])*[$PoweredFlights.$O$3:.$O$1002])+SUM(([$PoweredFlights.$D$3:.$D$1002]=[.$A25])*([$PoweredFlights.$B$3:.$B$1002]&gt;=[.H$19])*([$PoweredFlights.$B$3:.$B$1002]&lt;[.I$19])*[$PoweredFlights.$P$3:.$P$1002])" office:value-type="float" office:value="0">
            <text:p>0</text:p>
          </table:table-cell>
          <table:table-cell table:style-name="ce74" table:number-matrix-columns-spanned="1" table:number-matrix-rows-spanned="1" table:formula="of:=SUM(([$PoweredFlights.$D$3:.$D$1002]=[.$A25])*([$PoweredFlights.$B$3:.$B$1002]&gt;=[.I$19])*([$PoweredFlights.$B$3:.$B$1002]&lt;[.J$19])*[$PoweredFlights.$O$3:.$O$1002])+SUM(([$PoweredFlights.$D$3:.$D$1002]=[.$A25])*([$PoweredFlights.$B$3:.$B$1002]&gt;=[.I$19])*([$PoweredFlights.$B$3:.$B$1002]&lt;[.J$19])*[$PoweredFlights.$P$3:.$P$1002])" office:value-type="float" office:value="0">
            <text:p>0</text:p>
          </table:table-cell>
          <table:table-cell table:style-name="ce74" table:number-matrix-columns-spanned="1" table:number-matrix-rows-spanned="1" table:formula="of:=SUM(([$PoweredFlights.$D$3:.$D$1002]=[.$A25])*([$PoweredFlights.$B$3:.$B$1002]&gt;=[.J$19])*([$PoweredFlights.$B$3:.$B$1002]&lt;[.K$19])*[$PoweredFlights.$O$3:.$O$1002])+SUM(([$PoweredFlights.$D$3:.$D$1002]=[.$A25])*([$PoweredFlights.$B$3:.$B$1002]&gt;=[.J$19])*([$PoweredFlights.$B$3:.$B$1002]&lt;[.K$19])*[$PoweredFlights.$P$3:.$P$1002])" office:value-type="float" office:value="0">
            <text:p>0</text:p>
          </table:table-cell>
          <table:table-cell table:style-name="ce74" table:number-matrix-columns-spanned="1" table:number-matrix-rows-spanned="1" table:formula="of:=SUM(([$PoweredFlights.$D$3:.$D$1002]=[.$A25])*([$PoweredFlights.$B$3:.$B$1002]&gt;=[.K$19])*([$PoweredFlights.$B$3:.$B$1002]&lt;[.L$19])*[$PoweredFlights.$O$3:.$O$1002])+SUM(([$PoweredFlights.$D$3:.$D$1002]=[.$A25])*([$PoweredFlights.$B$3:.$B$1002]&gt;=[.K$19])*([$PoweredFlights.$B$3:.$B$1002]&lt;[.L$19])*[$PoweredFlights.$P$3:.$P$1002])" office:value-type="float" office:value="0">
            <text:p>0</text:p>
          </table:table-cell>
          <table:table-cell table:style-name="ce74" table:number-matrix-columns-spanned="1" table:number-matrix-rows-spanned="1" table:formula="of:=SUM(([$PoweredFlights.$D$3:.$D$1002]=[.$A25])*([$PoweredFlights.$B$3:.$B$1002]&gt;=[.L$19])*([$PoweredFlights.$B$3:.$B$1002]&lt;[.M$19])*[$PoweredFlights.$O$3:.$O$1002])+SUM(([$PoweredFlights.$D$3:.$D$1002]=[.$A25])*([$PoweredFlights.$B$3:.$B$1002]&gt;=[.L$19])*([$PoweredFlights.$B$3:.$B$1002]&lt;[.M$19])*[$PoweredFlights.$P$3:.$P$1002])" office:value-type="float" office:value="0">
            <text:p>0</text:p>
          </table:table-cell>
          <table:table-cell table:style-name="ce74" table:number-matrix-columns-spanned="1" table:number-matrix-rows-spanned="1" table:formula="of:=SUM(([$PoweredFlights.$D$3:.$D$1002]=[.$A25])*([$PoweredFlights.$B$3:.$B$1002]&gt;=[.M$19])*([$PoweredFlights.$B$3:.$B$1002]&lt;[.N$19])*[$PoweredFlights.$O$3:.$O$1002])+SUM(([$PoweredFlights.$D$3:.$D$1002]=[.$A25])*([$PoweredFlights.$B$3:.$B$1002]&gt;=[.M$19])*([$PoweredFlights.$B$3:.$B$1002]&lt;[.N$19])*[$PoweredFlights.$P$3:.$P$1002])" office:value-type="float" office:value="0">
            <text:p>0</text:p>
          </table:table-cell>
          <table:table-cell table:style-name="ce74" table:number-matrix-columns-spanned="1" table:number-matrix-rows-spanned="1" table:formula="of:=SUM(([$PoweredFlights.$D$3:.$D$1002]=[.$A25])*([$PoweredFlights.$B$3:.$B$1002]&gt;=[.N$19])*([$PoweredFlights.$B$3:.$B$1002]&lt;DATE(YEAR([.$K$2])+1;1;1))*[$PoweredFlights.$O$3:.$O$1002])+SUM(([$PoweredFlights.$D$3:.$D$1002]=[.$A25])*([$PoweredFlights.$B$3:.$B$1002]&gt;=[.N$19])*([$PoweredFlights.$B$3:.$B$1002]&lt;DATE(YEAR([.$K$2])+1;1;1))*[$PoweredFlights.$P$3:.$P$1002])" office:value-type="float" office:value="0">
            <text:p>0</text:p>
          </table:table-cell>
          <table:table-cell table:style-name="ce88" table:number-matrix-columns-spanned="1" table:number-matrix-rows-spanned="1" table:formula="of:=SUM(([$PoweredFlights.$D$3:.$D$1002]=[.$A25])*([$PoweredFlights.$B$3:.$B$1002]&gt;=DATE(YEAR([.$K$2]);1;1))*([$PoweredFlights.$B$3:.$B$1002]&lt;DATE(YEAR([.$K$2])+1;1;1))*[$PoweredFlights.$O$3:.$O$1002])+SUM(([$PoweredFlights.$D$3:.$D$1002]=[.$A25])*([$PoweredFlights.$B$3:.$B$1002]&gt;=DATE(YEAR([.$K$2]);1;1))*([$PoweredFlights.$B$3:.$B$1002]&lt;DATE(YEAR([.$K$2])+1;1;1))*[$PoweredFlights.$P$3:.$P$1002])" office:value-type="float" office:value="4">
            <text:p>4</text:p>
          </table:table-cell>
          <table:table-cell table:style-name="ce78" table:number-columns-repeated="240"/>
          <table:table-cell table:number-columns-repeated="769"/>
        </table:table-row>
        <table:table-row table:style-name="ro2">
          <table:covered-table-cell table:style-name="ce54"/>
          <table:table-cell table:style-name="ce66" office:value-type="string">
            <text:p>Time (hrs)</text:p>
          </table:table-cell>
          <table:table-cell table:style-name="ce74" table:number-matrix-columns-spanned="1" table:number-matrix-rows-spanned="1" table:formula="of:=SUM(([$PoweredFlights.$D$3:.$D$1002]=[.$A25])*([$PoweredFlights.$B$3:.$B$1002]&gt;=[.C$19])*([$PoweredFlights.$B$3:.$B$1002]&lt;[.D$19])*[$PoweredFlights.$L$3:.$L$1002])+SUM(([$PoweredFlights.$D$3:.$D$1002]=[.$A25])*([$PoweredFlights.$B$3:.$B$1002]&gt;=[.C$19])*([$PoweredFlights.$B$3:.$B$1002]&lt;[.D$19])*[$PoweredFlights.$M$3:.$M$1002])" office:value-type="float" office:value="4">
            <text:p>4</text:p>
          </table:table-cell>
          <table:table-cell table:style-name="ce74" table:number-matrix-columns-spanned="1" table:number-matrix-rows-spanned="1" table:formula="of:=SUM(([$PoweredFlights.$D$3:.$D$1002]=[.$A25])*([$PoweredFlights.$B$3:.$B$1002]&gt;=[.D$19])*([$PoweredFlights.$B$3:.$B$1002]&lt;[.E$19])*[$PoweredFlights.$L$3:.$L$1002])+SUM(([$PoweredFlights.$D$3:.$D$1002]=[.$A25])*([$PoweredFlights.$B$3:.$B$1002]&gt;=[.D$19])*([$PoweredFlights.$B$3:.$B$1002]&lt;[.E$19])*[$PoweredFlights.$M$3:.$M$1002])" office:value-type="float" office:value="0">
            <text:p>0</text:p>
          </table:table-cell>
          <table:table-cell table:style-name="ce74" table:number-matrix-columns-spanned="1" table:number-matrix-rows-spanned="1" table:formula="of:=SUM(([$PoweredFlights.$D$3:.$D$1002]=[.$A25])*([$PoweredFlights.$B$3:.$B$1002]&gt;=[.E$19])*([$PoweredFlights.$B$3:.$B$1002]&lt;[.F$19])*[$PoweredFlights.$L$3:.$L$1002])+SUM(([$PoweredFlights.$D$3:.$D$1002]=[.$A25])*([$PoweredFlights.$B$3:.$B$1002]&gt;=[.E$19])*([$PoweredFlights.$B$3:.$B$1002]&lt;[.F$19])*[$PoweredFlights.$M$3:.$M$1002])" office:value-type="float" office:value="0">
            <text:p>0</text:p>
          </table:table-cell>
          <table:table-cell table:style-name="ce74" table:number-matrix-columns-spanned="1" table:number-matrix-rows-spanned="1" table:formula="of:=SUM(([$PoweredFlights.$D$3:.$D$1002]=[.$A25])*([$PoweredFlights.$B$3:.$B$1002]&gt;=[.F$19])*([$PoweredFlights.$B$3:.$B$1002]&lt;[.G$19])*[$PoweredFlights.$L$3:.$L$1002])+SUM(([$PoweredFlights.$D$3:.$D$1002]=[.$A25])*([$PoweredFlights.$B$3:.$B$1002]&gt;=[.F$19])*([$PoweredFlights.$B$3:.$B$1002]&lt;[.G$19])*[$PoweredFlights.$M$3:.$M$1002])" office:value-type="float" office:value="0">
            <text:p>0</text:p>
          </table:table-cell>
          <table:table-cell table:style-name="ce74" table:number-matrix-columns-spanned="1" table:number-matrix-rows-spanned="1" table:formula="of:=SUM(([$PoweredFlights.$D$3:.$D$1002]=[.$A25])*([$PoweredFlights.$B$3:.$B$1002]&gt;=[.G$19])*([$PoweredFlights.$B$3:.$B$1002]&lt;[.H$19])*[$PoweredFlights.$L$3:.$L$1002])+SUM(([$PoweredFlights.$D$3:.$D$1002]=[.$A25])*([$PoweredFlights.$B$3:.$B$1002]&gt;=[.G$19])*([$PoweredFlights.$B$3:.$B$1002]&lt;[.H$19])*[$PoweredFlights.$M$3:.$M$1002])" office:value-type="float" office:value="0">
            <text:p>0</text:p>
          </table:table-cell>
          <table:table-cell table:style-name="ce74" table:number-matrix-columns-spanned="1" table:number-matrix-rows-spanned="1" table:formula="of:=SUM(([$PoweredFlights.$D$3:.$D$1002]=[.$A25])*([$PoweredFlights.$B$3:.$B$1002]&gt;=[.H$19])*([$PoweredFlights.$B$3:.$B$1002]&lt;[.I$19])*[$PoweredFlights.$L$3:.$L$1002])+SUM(([$PoweredFlights.$D$3:.$D$1002]=[.$A25])*([$PoweredFlights.$B$3:.$B$1002]&gt;=[.H$19])*([$PoweredFlights.$B$3:.$B$1002]&lt;[.I$19])*[$PoweredFlights.$M$3:.$M$1002])" office:value-type="float" office:value="0">
            <text:p>0</text:p>
          </table:table-cell>
          <table:table-cell table:style-name="ce74" table:number-matrix-columns-spanned="1" table:number-matrix-rows-spanned="1" table:formula="of:=SUM(([$PoweredFlights.$D$3:.$D$1002]=[.$A25])*([$PoweredFlights.$B$3:.$B$1002]&gt;=[.I$19])*([$PoweredFlights.$B$3:.$B$1002]&lt;[.J$19])*[$PoweredFlights.$L$3:.$L$1002])+SUM(([$PoweredFlights.$D$3:.$D$1002]=[.$A25])*([$PoweredFlights.$B$3:.$B$1002]&gt;=[.I$19])*([$PoweredFlights.$B$3:.$B$1002]&lt;[.J$19])*[$PoweredFlights.$M$3:.$M$1002])" office:value-type="float" office:value="0">
            <text:p>0</text:p>
          </table:table-cell>
          <table:table-cell table:style-name="ce74" table:number-matrix-columns-spanned="1" table:number-matrix-rows-spanned="1" table:formula="of:=SUM(([$PoweredFlights.$D$3:.$D$1002]=[.$A25])*([$PoweredFlights.$B$3:.$B$1002]&gt;=[.J$19])*([$PoweredFlights.$B$3:.$B$1002]&lt;[.K$19])*[$PoweredFlights.$L$3:.$L$1002])+SUM(([$PoweredFlights.$D$3:.$D$1002]=[.$A25])*([$PoweredFlights.$B$3:.$B$1002]&gt;=[.J$19])*([$PoweredFlights.$B$3:.$B$1002]&lt;[.K$19])*[$PoweredFlights.$M$3:.$M$1002])" office:value-type="float" office:value="0">
            <text:p>0</text:p>
          </table:table-cell>
          <table:table-cell table:style-name="ce74" table:number-matrix-columns-spanned="1" table:number-matrix-rows-spanned="1" table:formula="of:=SUM(([$PoweredFlights.$D$3:.$D$1002]=[.$A25])*([$PoweredFlights.$B$3:.$B$1002]&gt;=[.K$19])*([$PoweredFlights.$B$3:.$B$1002]&lt;[.L$19])*[$PoweredFlights.$L$3:.$L$1002])+SUM(([$PoweredFlights.$D$3:.$D$1002]=[.$A25])*([$PoweredFlights.$B$3:.$B$1002]&gt;=[.K$19])*([$PoweredFlights.$B$3:.$B$1002]&lt;[.L$19])*[$PoweredFlights.$M$3:.$M$1002])" office:value-type="float" office:value="0">
            <text:p>0</text:p>
          </table:table-cell>
          <table:table-cell table:style-name="ce74" table:number-matrix-columns-spanned="1" table:number-matrix-rows-spanned="1" table:formula="of:=SUM(([$PoweredFlights.$D$3:.$D$1002]=[.$A25])*([$PoweredFlights.$B$3:.$B$1002]&gt;=[.L$19])*([$PoweredFlights.$B$3:.$B$1002]&lt;[.M$19])*[$PoweredFlights.$L$3:.$L$1002])+SUM(([$PoweredFlights.$D$3:.$D$1002]=[.$A25])*([$PoweredFlights.$B$3:.$B$1002]&gt;=[.L$19])*([$PoweredFlights.$B$3:.$B$1002]&lt;[.M$19])*[$PoweredFlights.$M$3:.$M$1002])" office:value-type="float" office:value="0">
            <text:p>0</text:p>
          </table:table-cell>
          <table:table-cell table:style-name="ce74" table:number-matrix-columns-spanned="1" table:number-matrix-rows-spanned="1" table:formula="of:=SUM(([$PoweredFlights.$D$3:.$D$1002]=[.$A25])*([$PoweredFlights.$B$3:.$B$1002]&gt;=[.M$19])*([$PoweredFlights.$B$3:.$B$1002]&lt;[.N$19])*[$PoweredFlights.$L$3:.$L$1002])+SUM(([$PoweredFlights.$D$3:.$D$1002]=[.$A25])*([$PoweredFlights.$B$3:.$B$1002]&gt;=[.M$19])*([$PoweredFlights.$B$3:.$B$1002]&lt;[.N$19])*[$PoweredFlights.$M$3:.$M$1002])" office:value-type="float" office:value="0">
            <text:p>0</text:p>
          </table:table-cell>
          <table:table-cell table:style-name="ce74" table:number-matrix-columns-spanned="1" table:number-matrix-rows-spanned="1" table:formula="of:=SUM(([$PoweredFlights.$D$3:.$D$1002]=[.$A25])*([$PoweredFlights.$B$3:.$B$1002]&gt;=[.N$19])*([$PoweredFlights.$B$3:.$B$1002]&lt;DATE(YEAR([.$K$2])+1;1;1))*[$PoweredFlights.$L$3:.$L$1002])+SUM(([$PoweredFlights.$D$3:.$D$1002]=[.$A25])*([$PoweredFlights.$B$3:.$B$1002]&gt;=[.N$19])*([$PoweredFlights.$B$3:.$B$1002]&lt;DATE(YEAR([.$K$2])+1;1;1))*[$PoweredFlights.$M$3:.$M$1002])" office:value-type="float" office:value="0">
            <text:p>0</text:p>
          </table:table-cell>
          <table:table-cell table:style-name="ce88" table:number-matrix-columns-spanned="1" table:number-matrix-rows-spanned="1" table:formula="of:=SUM(([$PoweredFlights.$D$3:.$D$1002]=[.$A25])*([$PoweredFlights.$B$3:.$B$1002]&gt;=DATE(YEAR([.$K$2]);1;1))*([$PoweredFlights.$B$3:.$B$1002]&lt;DATE(YEAR([.$K$2])+1;1;1))*[$PoweredFlights.$L$3:.$L$1002])+SUM(([$PoweredFlights.$D$3:.$D$1002]=[.$A25])*([$PoweredFlights.$B$3:.$B$1002]&gt;=DATE(YEAR([.$K$2]);1;1))*([$PoweredFlights.$B$3:.$B$1002]&lt;DATE(YEAR([.$K$2])+1;1;1))*[$PoweredFlights.$M$3:.$M$1002])" office:value-type="float" office:value="4">
            <text:p>4</text:p>
          </table:table-cell>
          <table:table-cell table:style-name="ce78" table:number-columns-repeated="240"/>
          <table:table-cell table:number-columns-repeated="769"/>
        </table:table-row>
        <table:table-row table:style-name="ro2">
          <table:covered-table-cell table:style-name="ce54"/>
          <table:table-cell table:style-name="ce66" office:value-type="string">
            <text:p>Instr Time (hrs)</text:p>
          </table:table-cell>
          <table:table-cell table:style-name="ce73" table:number-matrix-columns-spanned="1" table:number-matrix-rows-spanned="1" table:formula="of:=SUM(([$PoweredFlights.$D$3:.$D$1002]=[.$A25])*([$PoweredFlights.$B$3:.$B$1002]&gt;=[.C$19])*([$PoweredFlights.$B$3:.$B$1002]&lt;[.D$19])*[$PoweredFlights.$N$3:.$N$1002])" office:value-type="float" office:value="1.25">
            <text:p>1.25</text:p>
          </table:table-cell>
          <table:table-cell table:style-name="ce73" table:number-matrix-columns-spanned="1" table:number-matrix-rows-spanned="1" table:formula="of:=SUM(([$PoweredFlights.$D$3:.$D$1002]=[.$A25])*([$PoweredFlights.$B$3:.$B$1002]&gt;=[.D$19])*([$PoweredFlights.$B$3:.$B$1002]&lt;[.E$19])*[$PoweredFlights.$N$3:.$N$1002])" office:value-type="float" office:value="0">
            <text:p>0</text:p>
          </table:table-cell>
          <table:table-cell table:style-name="ce73" table:number-matrix-columns-spanned="1" table:number-matrix-rows-spanned="1" table:formula="of:=SUM(([$PoweredFlights.$D$3:.$D$1002]=[.$A25])*([$PoweredFlights.$B$3:.$B$1002]&gt;=[.E$19])*([$PoweredFlights.$B$3:.$B$1002]&lt;[.F$19])*[$PoweredFlights.$N$3:.$N$1002])" office:value-type="float" office:value="0">
            <text:p>0</text:p>
          </table:table-cell>
          <table:table-cell table:style-name="ce73" table:number-matrix-columns-spanned="1" table:number-matrix-rows-spanned="1" table:formula="of:=SUM(([$PoweredFlights.$D$3:.$D$1002]=[.$A25])*([$PoweredFlights.$B$3:.$B$1002]&gt;=[.F$19])*([$PoweredFlights.$B$3:.$B$1002]&lt;[.G$19])*[$PoweredFlights.$N$3:.$N$1002])" office:value-type="float" office:value="0">
            <text:p>0</text:p>
          </table:table-cell>
          <table:table-cell table:style-name="ce73" table:number-matrix-columns-spanned="1" table:number-matrix-rows-spanned="1" table:formula="of:=SUM(([$PoweredFlights.$D$3:.$D$1002]=[.$A25])*([$PoweredFlights.$B$3:.$B$1002]&gt;=[.G$19])*([$PoweredFlights.$B$3:.$B$1002]&lt;[.H$19])*[$PoweredFlights.$N$3:.$N$1002])" office:value-type="float" office:value="0">
            <text:p>0</text:p>
          </table:table-cell>
          <table:table-cell table:style-name="ce73" table:number-matrix-columns-spanned="1" table:number-matrix-rows-spanned="1" table:formula="of:=SUM(([$PoweredFlights.$D$3:.$D$1002]=[.$A25])*([$PoweredFlights.$B$3:.$B$1002]&gt;=[.H$19])*([$PoweredFlights.$B$3:.$B$1002]&lt;[.I$19])*[$PoweredFlights.$N$3:.$N$1002])" office:value-type="float" office:value="0">
            <text:p>0</text:p>
          </table:table-cell>
          <table:table-cell table:style-name="ce73" table:number-matrix-columns-spanned="1" table:number-matrix-rows-spanned="1" table:formula="of:=SUM(([$PoweredFlights.$D$3:.$D$1002]=[.$A25])*([$PoweredFlights.$B$3:.$B$1002]&gt;=[.I$19])*([$PoweredFlights.$B$3:.$B$1002]&lt;[.J$19])*[$PoweredFlights.$N$3:.$N$1002])" office:value-type="float" office:value="0">
            <text:p>0</text:p>
          </table:table-cell>
          <table:table-cell table:style-name="ce73" table:number-matrix-columns-spanned="1" table:number-matrix-rows-spanned="1" table:formula="of:=SUM(([$PoweredFlights.$D$3:.$D$1002]=[.$A25])*([$PoweredFlights.$B$3:.$B$1002]&gt;=[.J$19])*([$PoweredFlights.$B$3:.$B$1002]&lt;[.K$19])*[$PoweredFlights.$N$3:.$N$1002])" office:value-type="float" office:value="0">
            <text:p>0</text:p>
          </table:table-cell>
          <table:table-cell table:style-name="ce73" table:number-matrix-columns-spanned="1" table:number-matrix-rows-spanned="1" table:formula="of:=SUM(([$PoweredFlights.$D$3:.$D$1002]=[.$A25])*([$PoweredFlights.$B$3:.$B$1002]&gt;=[.K$19])*([$PoweredFlights.$B$3:.$B$1002]&lt;[.L$19])*[$PoweredFlights.$N$3:.$N$1002])" office:value-type="float" office:value="0">
            <text:p>0</text:p>
          </table:table-cell>
          <table:table-cell table:style-name="ce73" table:number-matrix-columns-spanned="1" table:number-matrix-rows-spanned="1" table:formula="of:=SUM(([$PoweredFlights.$D$3:.$D$1002]=[.$A25])*([$PoweredFlights.$B$3:.$B$1002]&gt;=[.L$19])*([$PoweredFlights.$B$3:.$B$1002]&lt;[.M$19])*[$PoweredFlights.$N$3:.$N$1002])" office:value-type="float" office:value="0">
            <text:p>0</text:p>
          </table:table-cell>
          <table:table-cell table:style-name="ce73" table:number-matrix-columns-spanned="1" table:number-matrix-rows-spanned="1" table:formula="of:=SUM(([$PoweredFlights.$D$3:.$D$1002]=[.$A25])*([$PoweredFlights.$B$3:.$B$1002]&gt;=[.M$19])*([$PoweredFlights.$B$3:.$B$1002]&lt;[.N$19])*[$PoweredFlights.$N$3:.$N$1002])" office:value-type="float" office:value="0">
            <text:p>0</text:p>
          </table:table-cell>
          <table:table-cell table:style-name="ce73" table:number-matrix-columns-spanned="1" table:number-matrix-rows-spanned="1" table:formula="of:=SUM(([$PoweredFlights.$D$3:.$D$1002]=[.$A25])*([$PoweredFlights.$B$3:.$B$1002]&gt;=[.N$19])*([$PoweredFlights.$B$3:.$B$1002]&lt;DATE(YEAR([.$K$2])+1;1;1))*[$PoweredFlights.$N$3:.$N$1002])" office:value-type="float" office:value="0">
            <text:p>0</text:p>
          </table:table-cell>
          <table:table-cell table:style-name="ce89" table:number-matrix-columns-spanned="1" table:number-matrix-rows-spanned="1" table:formula="of:=SUM(([$PoweredFlights.$D$3:.$D$1002]=[.$A25])*([$PoweredFlights.$B$3:.$B$1002]&gt;=DATE(YEAR([.$K$2]);1;1))*([$PoweredFlights.$B$3:.$B$1002]&lt;DATE(YEAR([.$K$2])+1;1;1))*[$PoweredFlights.$N$3:.$N$1002])" office:value-type="float" office:value="1.25">
            <text:p>1.25</text:p>
          </table:table-cell>
          <table:table-cell table:style-name="ce78" table:number-columns-repeated="240"/>
          <table:table-cell table:number-columns-repeated="769"/>
        </table:table-row>
        <table:table-row table:style-name="ro2">
          <table:table-cell table:number-columns-repeated="15"/>
          <table:table-cell table:style-name="ce78" table:number-columns-repeated="240"/>
          <table:table-cell table:number-columns-repeated="769"/>
        </table:table-row>
        <table:table-row table:style-name="ro2">
          <table:table-cell table:number-columns-repeated="9"/>
          <table:table-cell>
            <draw:frame table:end-cell-address="PoweredStats.O56" table:end-x="1.148cm" table:end-y="0.452cm" draw:z-index="0" draw:style-name="gr4" draw:text-style-name="P2" svg:width="7.5cm" svg:height="12.9cm" svg:x="0.221cm" svg:y="0.458cm">
              <draw:text-box>
                <text:p text:style-name="P1"><text:span text:style-name="T1">Help - Powered Flying Statistics</text:span></text:p>
                <text:p text:style-name="P1"><text:span text:style-name="T2">On this sheet, you can change three values in the yellow cells:</text:span></text:p>
                <text:p text:style-name="P1"><text:span text:style-name="T2"><text:s text:c="2"/></text:span><text:span text:style-name="T2">- the reference date</text:span></text:p>
                <text:p text:style-name="P1"><text:span text:style-name="T2"><text:s text:c="2"/></text:span><text:span text:style-name="T2">- an aircraft registration</text:span></text:p>
                <text:p text:style-name="P1"><text:span text:style-name="T2"><text:s text:c="2"/></text:span><text:span text:style-name="T2">- a number of months in the currency table.</text:span></text:p>
                <text:p text:style-name="P1"><text:span text:style-name="T2"/></text:p>
                <text:p text:style-name="P1"><text:span text:style-name="T2">All time-dependent statistics are calculated relative to the reference date. The default is =TODAY(), which sets it to today's date. Occasionally, you might want to specify a different value, e.g. to show the monthly flying statistics for a year in the past, or to check whether you still meet currency requirements on some future date.</text:span></text:p>
                <text:p text:style-name="P1"><text:span text:style-name="T2"/></text:p>
                <text:p text:style-name="P1"><text:span text:style-name="T2">The registration field is useful for calculating your monthly usage of a specific aircraft, e.g. when updating the logbook before a CofA/ARC.</text:span></text:p>
                <text:p text:style-name="P1"><text:span text:style-name="T2"/></text:p>
                <text:p text:style-name="P1"><text:span text:style-name="T2">The last value, the number of months, is pretty self-explanatory. Set it to whatever value you need in order to check compliance with the currency requirements of your licence.</text:span></text:p>
                <text:p text:style-name="P1"><text:span text:style-name="T2"/></text:p>
                <text:p text:style-name="P1"><text:span text:style-name="T5">Note:</text:span><text:span text:style-name="T3"> If the currency calculations produce errors, you must install and/or activate the </text:span><text:span text:style-name="T6">Analysis AddIn</text:span><text:span text:style-name="T3">. This is because of the EDATE() function.</text:span></text:p>
              </draw:text-box>
            </draw:frame>
          </table:table-cell>
          <table:table-cell table:number-columns-repeated="5"/>
          <table:table-cell table:style-name="ce78" table:number-columns-repeated="240"/>
          <table:table-cell table:number-columns-repeated="769"/>
        </table:table-row>
        <table:table-row table:style-name="ro2">
          <table:table-cell table:style-name="ce48" office:value-type="string" table:number-columns-spanned="9" table:number-rows-spanned="1">
            <text:p>Currency - Flights in Last X Months</text:p>
          </table:table-cell>
          <table:covered-table-cell table:number-columns-repeated="8" table:style-name="ce57"/>
          <table:table-cell table:number-columns-repeated="6"/>
          <table:table-cell table:style-name="ce78" table:number-columns-repeated="240"/>
          <table:table-cell table:number-columns-repeated="769"/>
        </table:table-row>
        <table:table-row table:style-name="ro2">
          <table:table-cell table:style-name="ce59" office:value-type="string" table:number-columns-spanned="2" table:number-rows-spanned="1">
            <text:p>No. of Months:</text:p>
          </table:table-cell>
          <table:covered-table-cell table:style-name="ce68"/>
          <table:table-cell table:style-name="ce76" office:value-type="float" office:value="1">
            <text:p>1</text:p>
          </table:table-cell>
          <table:table-cell table:style-name="ce76" office:value-type="float" office:value="2">
            <text:p>2</text:p>
          </table:table-cell>
          <table:table-cell table:style-name="ce76" office:value-type="float" office:value="3">
            <text:p>3</text:p>
          </table:table-cell>
          <table:table-cell table:style-name="ce76" office:value-type="float" office:value="6">
            <text:p>6</text:p>
          </table:table-cell>
          <table:table-cell table:style-name="ce76" office:value-type="float" office:value="12">
            <text:p>12</text:p>
          </table:table-cell>
          <table:table-cell table:style-name="ce76" office:value-type="float" office:value="24">
            <text:p>24</text:p>
          </table:table-cell>
          <table:table-cell table:style-name="ce80" office:value-type="float" office:value="60">
            <text:p>60</text:p>
          </table:table-cell>
          <table:table-cell table:number-columns-repeated="6"/>
          <table:table-cell table:style-name="ce78" table:number-columns-repeated="240"/>
          <table:table-cell table:number-columns-repeated="769"/>
        </table:table-row>
        <table:table-row table:style-name="ro2">
          <table:table-cell table:style-name="ce60" office:value-type="string" table:number-columns-spanned="2" table:number-rows-spanned="1">
            <text:p>No. of Days in Months:</text:p>
          </table:table-cell>
          <table:covered-table-cell table:style-name="ce69"/>
          <table:table-cell table:style-name="ce77" table:formula="of:=DAYS([.$K$2];EDATE([.$K$2];-[.C$31]))" office:value-type="float" office:value="31">
            <text:p>31</text:p>
          </table:table-cell>
          <table:table-cell table:style-name="ce77" table:formula="of:=DAYS([.$K$2];EDATE([.$K$2];-[.D$31]))" office:value-type="float" office:value="61">
            <text:p>61</text:p>
          </table:table-cell>
          <table:table-cell table:style-name="ce77" table:formula="of:=DAYS([.$K$2];EDATE([.$K$2];-[.E$31]))" office:value-type="float" office:value="92">
            <text:p>92</text:p>
          </table:table-cell>
          <table:table-cell table:style-name="ce77" table:formula="of:=DAYS([.$K$2];EDATE([.$K$2];-[.F$31]))" office:value-type="float" office:value="182">
            <text:p>182</text:p>
          </table:table-cell>
          <table:table-cell table:style-name="ce77" table:formula="of:=DAYS([.$K$2];EDATE([.$K$2];-[.G$31]))" office:value-type="float" office:value="365">
            <text:p>365</text:p>
          </table:table-cell>
          <table:table-cell table:style-name="ce77" table:formula="of:=DAYS([.$K$2];EDATE([.$K$2];-[.H$31]))" office:value-type="float" office:value="731">
            <text:p>731</text:p>
          </table:table-cell>
          <table:table-cell table:style-name="ce77" table:formula="of:=DAYS([.$K$2];EDATE([.$K$2];-[.I$31]))" office:value-type="float" office:value="1826">
            <text:p>1826</text:p>
          </table:table-cell>
          <table:table-cell table:number-columns-repeated="6"/>
          <table:table-cell table:style-name="ce78" table:number-columns-repeated="240"/>
          <table:table-cell table:number-columns-repeated="769"/>
        </table:table-row>
        <table:table-row table:style-name="ro2">
          <table:table-cell table:style-name="ce31" office:value-type="string" table:number-columns-spanned="1" table:number-rows-spanned="4">
            <text:p>Total</text:p>
          </table:table-cell>
          <table:table-cell table:style-name="ce66" office:value-type="string">
            <text:p>No. of Flights</text:p>
          </table:table-cell>
          <table:table-cell table:style-name="ce73" table:number-matrix-columns-spanned="1" table:number-matrix-rows-spanned="1" table:formula="of:=SUM(([$PoweredFlights.$B$3:.$B$1002]&gt;=([.$K$2]-[.C$32]))*([$PoweredFlights.$B$3:.$B$1002]&lt;=[.$K$2]))" office:value-type="float" office:value="0">
            <text:p>0</text:p>
          </table:table-cell>
          <table:table-cell table:style-name="ce73" table:number-matrix-columns-spanned="1" table:number-matrix-rows-spanned="1" table:formula="of:=SUM(([$PoweredFlights.$B$3:.$B$1002]&gt;=([.$K$2]-[.D$32]))*([$PoweredFlights.$B$3:.$B$1002]&lt;=[.$K$2]))" office:value-type="float" office:value="0">
            <text:p>0</text:p>
          </table:table-cell>
          <table:table-cell table:style-name="ce73" table:number-matrix-columns-spanned="1" table:number-matrix-rows-spanned="1" table:formula="of:=SUM(([$PoweredFlights.$B$3:.$B$1002]&gt;=([.$K$2]-[.E$32]))*([$PoweredFlights.$B$3:.$B$1002]&lt;=[.$K$2]))" office:value-type="float" office:value="0">
            <text:p>0</text:p>
          </table:table-cell>
          <table:table-cell table:style-name="ce73" table:number-matrix-columns-spanned="1" table:number-matrix-rows-spanned="1" table:formula="of:=SUM(([$PoweredFlights.$B$3:.$B$1002]&gt;=([.$K$2]-[.F$32]))*([$PoweredFlights.$B$3:.$B$1002]&lt;=[.$K$2]))" office:value-type="float" office:value="1">
            <text:p>1</text:p>
          </table:table-cell>
          <table:table-cell table:style-name="ce73" table:number-matrix-columns-spanned="1" table:number-matrix-rows-spanned="1" table:formula="of:=SUM(([$PoweredFlights.$B$3:.$B$1002]&gt;=([.$K$2]-[.G$32]))*([$PoweredFlights.$B$3:.$B$1002]&lt;=[.$K$2]))" office:value-type="float" office:value="1">
            <text:p>1</text:p>
          </table:table-cell>
          <table:table-cell table:style-name="ce73" table:number-matrix-columns-spanned="1" table:number-matrix-rows-spanned="1" table:formula="of:=SUM(([$PoweredFlights.$B$3:.$B$1002]&gt;=([.$K$2]-[.H$32]))*([$PoweredFlights.$B$3:.$B$1002]&lt;=[.$K$2]))" office:value-type="float" office:value="1">
            <text:p>1</text:p>
          </table:table-cell>
          <table:table-cell table:style-name="ce73" table:number-matrix-columns-spanned="1" table:number-matrix-rows-spanned="1" table:formula="of:=SUM(([$PoweredFlights.$B$3:.$B$1002]&gt;=([.$K$2]-[.I$32]))*([$PoweredFlights.$B$3:.$B$1002]&lt;=[.$K$2]))" office:value-type="float" office:value="1">
            <text:p>1</text:p>
          </table:table-cell>
          <table:table-cell table:number-columns-repeated="6"/>
          <table:table-cell table:style-name="ce78" table:number-columns-repeated="240"/>
          <table:table-cell table:number-columns-repeated="769"/>
        </table:table-row>
        <table:table-row table:style-name="ro2">
          <table:covered-table-cell table:style-name="ce57"/>
          <table:table-cell table:style-name="ce66" office:value-type="string">
            <text:p>No. of Landings</text:p>
          </table:table-cell>
          <table:table-cell table:style-name="ce74" table:number-matrix-columns-spanned="1" table:number-matrix-rows-spanned="1" table:formula="of:=SUM(([$PoweredFlights.$B$3:.$B$1002]&gt;=([.$K$2]-[.C$32]))*([$PoweredFlights.$B$3:.$B$1002]&lt;=[.$K$2])*[$PoweredFlights.$O$3:.$O$1002])+SUM(([$PoweredFlights.$B$3:.$B$1002]&gt;=([.$K$2]-[.C$32]))*([$PoweredFlights.$B$3:.$B$1002]&lt;=[.$K$2])*[$PoweredFlights.$P$3:.$P$1002])" office:value-type="float" office:value="0">
            <text:p>0</text:p>
          </table:table-cell>
          <table:table-cell table:style-name="ce74" table:number-matrix-columns-spanned="1" table:number-matrix-rows-spanned="1" table:formula="of:=SUM(([$PoweredFlights.$B$3:.$B$1002]&gt;=([.$K$2]-[.D$32]))*([$PoweredFlights.$B$3:.$B$1002]&lt;=[.$K$2])*[$PoweredFlights.$O$3:.$O$1002])+SUM(([$PoweredFlights.$B$3:.$B$1002]&gt;=([.$K$2]-[.D$32]))*([$PoweredFlights.$B$3:.$B$1002]&lt;=[.$K$2])*[$PoweredFlights.$P$3:.$P$1002])" office:value-type="float" office:value="0">
            <text:p>0</text:p>
          </table:table-cell>
          <table:table-cell table:style-name="ce74" table:number-matrix-columns-spanned="1" table:number-matrix-rows-spanned="1" table:formula="of:=SUM(([$PoweredFlights.$B$3:.$B$1002]&gt;=([.$K$2]-[.E$32]))*([$PoweredFlights.$B$3:.$B$1002]&lt;=[.$K$2])*[$PoweredFlights.$O$3:.$O$1002])+SUM(([$PoweredFlights.$B$3:.$B$1002]&gt;=([.$K$2]-[.E$32]))*([$PoweredFlights.$B$3:.$B$1002]&lt;=[.$K$2])*[$PoweredFlights.$P$3:.$P$1002])" office:value-type="float" office:value="0">
            <text:p>0</text:p>
          </table:table-cell>
          <table:table-cell table:style-name="ce74" table:number-matrix-columns-spanned="1" table:number-matrix-rows-spanned="1" table:formula="of:=SUM(([$PoweredFlights.$B$3:.$B$1002]&gt;=([.$K$2]-[.F$32]))*([$PoweredFlights.$B$3:.$B$1002]&lt;=[.$K$2])*[$PoweredFlights.$O$3:.$O$1002])+SUM(([$PoweredFlights.$B$3:.$B$1002]&gt;=([.$K$2]-[.F$32]))*([$PoweredFlights.$B$3:.$B$1002]&lt;=[.$K$2])*[$PoweredFlights.$P$3:.$P$1002])" office:value-type="float" office:value="4">
            <text:p>4</text:p>
          </table:table-cell>
          <table:table-cell table:style-name="ce74" table:number-matrix-columns-spanned="1" table:number-matrix-rows-spanned="1" table:formula="of:=SUM(([$PoweredFlights.$B$3:.$B$1002]&gt;=([.$K$2]-[.G$32]))*([$PoweredFlights.$B$3:.$B$1002]&lt;=[.$K$2])*[$PoweredFlights.$O$3:.$O$1002])+SUM(([$PoweredFlights.$B$3:.$B$1002]&gt;=([.$K$2]-[.G$32]))*([$PoweredFlights.$B$3:.$B$1002]&lt;=[.$K$2])*[$PoweredFlights.$P$3:.$P$1002])" office:value-type="float" office:value="4">
            <text:p>4</text:p>
          </table:table-cell>
          <table:table-cell table:style-name="ce74" table:number-matrix-columns-spanned="1" table:number-matrix-rows-spanned="1" table:formula="of:=SUM(([$PoweredFlights.$B$3:.$B$1002]&gt;=([.$K$2]-[.H$32]))*([$PoweredFlights.$B$3:.$B$1002]&lt;=[.$K$2])*[$PoweredFlights.$O$3:.$O$1002])+SUM(([$PoweredFlights.$B$3:.$B$1002]&gt;=([.$K$2]-[.H$32]))*([$PoweredFlights.$B$3:.$B$1002]&lt;=[.$K$2])*[$PoweredFlights.$P$3:.$P$1002])" office:value-type="float" office:value="4">
            <text:p>4</text:p>
          </table:table-cell>
          <table:table-cell table:style-name="ce74" table:number-matrix-columns-spanned="1" table:number-matrix-rows-spanned="1" table:formula="of:=SUM(([$PoweredFlights.$B$3:.$B$1002]&gt;=([.$K$2]-[.I$32]))*([$PoweredFlights.$B$3:.$B$1002]&lt;=[.$K$2])*[$PoweredFlights.$O$3:.$O$1002])+SUM(([$PoweredFlights.$B$3:.$B$1002]&gt;=([.$K$2]-[.I$32]))*([$PoweredFlights.$B$3:.$B$1002]&lt;=[.$K$2])*[$PoweredFlights.$P$3:.$P$1002])" office:value-type="float" office:value="4">
            <text:p>4</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Time (hrs)</text:p>
          </table:table-cell>
          <table:table-cell table:style-name="ce74" table:number-matrix-columns-spanned="1" table:number-matrix-rows-spanned="1" table:formula="of:=SUM(([$PoweredFlights.$B$3:.$B$1002]&gt;=([.$K$2]-[.C$32]))*([$PoweredFlights.$B$3:.$B$1002]&lt;=[.$K$2])*[$PoweredFlights.$L$3:.$L$1002])+SUM(([$PoweredFlights.$B$3:.$B$1002]&gt;=([.$K$2]-[.C$32]))*([$PoweredFlights.$B$3:.$B$1002]&lt;=[.$K$2])*[$PoweredFlights.$M$3:.$M$1002])" office:value-type="float" office:value="0">
            <text:p>0</text:p>
          </table:table-cell>
          <table:table-cell table:style-name="ce74" table:number-matrix-columns-spanned="1" table:number-matrix-rows-spanned="1" table:formula="of:=SUM(([$PoweredFlights.$B$3:.$B$1002]&gt;=([.$K$2]-[.D$32]))*([$PoweredFlights.$B$3:.$B$1002]&lt;=[.$K$2])*[$PoweredFlights.$L$3:.$L$1002])+SUM(([$PoweredFlights.$B$3:.$B$1002]&gt;=([.$K$2]-[.D$32]))*([$PoweredFlights.$B$3:.$B$1002]&lt;=[.$K$2])*[$PoweredFlights.$M$3:.$M$1002])" office:value-type="float" office:value="0">
            <text:p>0</text:p>
          </table:table-cell>
          <table:table-cell table:style-name="ce74" table:number-matrix-columns-spanned="1" table:number-matrix-rows-spanned="1" table:formula="of:=SUM(([$PoweredFlights.$B$3:.$B$1002]&gt;=([.$K$2]-[.E$32]))*([$PoweredFlights.$B$3:.$B$1002]&lt;=[.$K$2])*[$PoweredFlights.$L$3:.$L$1002])+SUM(([$PoweredFlights.$B$3:.$B$1002]&gt;=([.$K$2]-[.E$32]))*([$PoweredFlights.$B$3:.$B$1002]&lt;=[.$K$2])*[$PoweredFlights.$M$3:.$M$1002])" office:value-type="float" office:value="0">
            <text:p>0</text:p>
          </table:table-cell>
          <table:table-cell table:style-name="ce74" table:number-matrix-columns-spanned="1" table:number-matrix-rows-spanned="1" table:formula="of:=SUM(([$PoweredFlights.$B$3:.$B$1002]&gt;=([.$K$2]-[.F$32]))*([$PoweredFlights.$B$3:.$B$1002]&lt;=[.$K$2])*[$PoweredFlights.$L$3:.$L$1002])+SUM(([$PoweredFlights.$B$3:.$B$1002]&gt;=([.$K$2]-[.F$32]))*([$PoweredFlights.$B$3:.$B$1002]&lt;=[.$K$2])*[$PoweredFlights.$M$3:.$M$1002])" office:value-type="float" office:value="4">
            <text:p>4</text:p>
          </table:table-cell>
          <table:table-cell table:style-name="ce74" table:number-matrix-columns-spanned="1" table:number-matrix-rows-spanned="1" table:formula="of:=SUM(([$PoweredFlights.$B$3:.$B$1002]&gt;=([.$K$2]-[.G$32]))*([$PoweredFlights.$B$3:.$B$1002]&lt;=[.$K$2])*[$PoweredFlights.$L$3:.$L$1002])+SUM(([$PoweredFlights.$B$3:.$B$1002]&gt;=([.$K$2]-[.G$32]))*([$PoweredFlights.$B$3:.$B$1002]&lt;=[.$K$2])*[$PoweredFlights.$M$3:.$M$1002])" office:value-type="float" office:value="4">
            <text:p>4</text:p>
          </table:table-cell>
          <table:table-cell table:style-name="ce74" table:number-matrix-columns-spanned="1" table:number-matrix-rows-spanned="1" table:formula="of:=SUM(([$PoweredFlights.$B$3:.$B$1002]&gt;=([.$K$2]-[.H$32]))*([$PoweredFlights.$B$3:.$B$1002]&lt;=[.$K$2])*[$PoweredFlights.$L$3:.$L$1002])+SUM(([$PoweredFlights.$B$3:.$B$1002]&gt;=([.$K$2]-[.H$32]))*([$PoweredFlights.$B$3:.$B$1002]&lt;=[.$K$2])*[$PoweredFlights.$M$3:.$M$1002])" office:value-type="float" office:value="4">
            <text:p>4</text:p>
          </table:table-cell>
          <table:table-cell table:style-name="ce74" table:number-matrix-columns-spanned="1" table:number-matrix-rows-spanned="1" table:formula="of:=SUM(([$PoweredFlights.$B$3:.$B$1002]&gt;=([.$K$2]-[.I$32]))*([$PoweredFlights.$B$3:.$B$1002]&lt;=[.$K$2])*[$PoweredFlights.$L$3:.$L$1002])+SUM(([$PoweredFlights.$B$3:.$B$1002]&gt;=([.$K$2]-[.I$32]))*([$PoweredFlights.$B$3:.$B$1002]&lt;=[.$K$2])*[$PoweredFlights.$M$3:.$M$1002])" office:value-type="float" office:value="4">
            <text:p>4</text:p>
          </table:table-cell>
          <table:table-cell table:number-columns-repeated="6"/>
          <table:table-cell table:style-name="ce78"/>
          <table:table-cell table:style-name="ce78">
            <draw:frame table:end-cell-address="PoweredStats.W50" table:end-x="2.01cm" table:end-y="0.25cm" draw:z-index="3" draw:style-name="gr1" svg:width="16cm" svg:height="7cm" svg:x="0.077cm" svg:y="0.42cm">
              <draw:object draw:notify-on-update-of-ranges="PoweredStats.S52:PoweredStats.V52 PoweredStats.S53:PoweredStats.V53 PoweredStats.S55:PoweredStats.V55" xlink:href="./Object 7" xlink:type="simple" xlink:show="embed" xlink:actuate="onLoad"/>
              <draw:image xlink:href="./ObjectReplacements/Object 7" xlink:type="simple" xlink:show="embed" xlink:actuate="onLoad"/>
            </draw:frame>
          </table:table-cell>
          <table:table-cell table:style-name="ce78" table:number-columns-repeated="238"/>
          <table:table-cell table:number-columns-repeated="769"/>
        </table:table-row>
        <table:table-row table:style-name="ro2">
          <table:covered-table-cell table:style-name="ce58"/>
          <table:table-cell table:style-name="ce66" office:value-type="string">
            <text:p>Instr Time (hrs)</text:p>
          </table:table-cell>
          <table:table-cell table:style-name="ce73" table:number-matrix-columns-spanned="1" table:number-matrix-rows-spanned="1" table:formula="of:=SUM(([$PoweredFlights.$B$3:.$B$1002]&gt;=([.$K$2]-[.C$32]))*([$PoweredFlights.$B$3:.$B$1002]&lt;=[.$K$2])*[$PoweredFlights.$N$3:.$N$1002])" office:value-type="float" office:value="0">
            <text:p>0</text:p>
          </table:table-cell>
          <table:table-cell table:style-name="ce73" table:number-matrix-columns-spanned="1" table:number-matrix-rows-spanned="1" table:formula="of:=SUM(([$PoweredFlights.$B$3:.$B$1002]&gt;=([.$K$2]-[.D$32]))*([$PoweredFlights.$B$3:.$B$1002]&lt;=[.$K$2])*[$PoweredFlights.$N$3:.$N$1002])" office:value-type="float" office:value="0">
            <text:p>0</text:p>
          </table:table-cell>
          <table:table-cell table:style-name="ce73" table:number-matrix-columns-spanned="1" table:number-matrix-rows-spanned="1" table:formula="of:=SUM(([$PoweredFlights.$B$3:.$B$1002]&gt;=([.$K$2]-[.E$32]))*([$PoweredFlights.$B$3:.$B$1002]&lt;=[.$K$2])*[$PoweredFlights.$N$3:.$N$1002])" office:value-type="float" office:value="0">
            <text:p>0</text:p>
          </table:table-cell>
          <table:table-cell table:style-name="ce73" table:number-matrix-columns-spanned="1" table:number-matrix-rows-spanned="1" table:formula="of:=SUM(([$PoweredFlights.$B$3:.$B$1002]&gt;=([.$K$2]-[.F$32]))*([$PoweredFlights.$B$3:.$B$1002]&lt;=[.$K$2])*[$PoweredFlights.$N$3:.$N$1002])" office:value-type="float" office:value="1.25">
            <text:p>1.25</text:p>
          </table:table-cell>
          <table:table-cell table:style-name="ce73" table:number-matrix-columns-spanned="1" table:number-matrix-rows-spanned="1" table:formula="of:=SUM(([$PoweredFlights.$B$3:.$B$1002]&gt;=([.$K$2]-[.G$32]))*([$PoweredFlights.$B$3:.$B$1002]&lt;=[.$K$2])*[$PoweredFlights.$N$3:.$N$1002])" office:value-type="float" office:value="1.25">
            <text:p>1.25</text:p>
          </table:table-cell>
          <table:table-cell table:style-name="ce73" table:number-matrix-columns-spanned="1" table:number-matrix-rows-spanned="1" table:formula="of:=SUM(([$PoweredFlights.$B$3:.$B$1002]&gt;=([.$K$2]-[.H$32]))*([$PoweredFlights.$B$3:.$B$1002]&lt;=[.$K$2])*[$PoweredFlights.$N$3:.$N$1002])" office:value-type="float" office:value="1.25">
            <text:p>1.25</text:p>
          </table:table-cell>
          <table:table-cell table:style-name="ce73" table:number-matrix-columns-spanned="1" table:number-matrix-rows-spanned="1" table:formula="of:=SUM(([$PoweredFlights.$B$3:.$B$1002]&gt;=([.$K$2]-[.I$32]))*([$PoweredFlights.$B$3:.$B$1002]&lt;=[.$K$2])*[$PoweredFlights.$N$3:.$N$1002])" office:value-type="float" office:value="1.25">
            <text:p>1.25</text:p>
          </table:table-cell>
          <table:table-cell table:number-columns-repeated="6"/>
          <table:table-cell table:style-name="ce78" table:number-columns-repeated="240"/>
          <table:table-cell table:number-columns-repeated="769"/>
        </table:table-row>
        <table:table-row table:style-name="ro2">
          <table:table-cell table:style-name="ce31" office:value-type="string" table:number-columns-spanned="1" table:number-rows-spanned="4">
            <text:p>P1</text:p>
          </table:table-cell>
          <table:table-cell table:style-name="ce66" office:value-type="string">
            <text:p>No. of Flights</text:p>
          </table:table-cell>
          <table:table-cell table:style-name="ce73" table:number-matrix-columns-spanned="1" table:number-matrix-rows-spanned="1" table:formula="of:=SUM((LEFT([$PoweredFlights.$J$3:.$J$1002];2)=[.$A37])*([$PoweredFlights.$B$3:.$B$1002]&gt;=([.$K$2]-[.C$32]))*([$PoweredFlights.$B$3:.$B$1002]&lt;=[.$K$2]))" office:value-type="float" office:value="0">
            <text:p>0</text:p>
          </table:table-cell>
          <table:table-cell table:style-name="ce73" table:number-matrix-columns-spanned="1" table:number-matrix-rows-spanned="1" table:formula="of:=SUM((LEFT([$PoweredFlights.$J$3:.$J$1002];2)=[.$A37])*([$PoweredFlights.$B$3:.$B$1002]&gt;=([.$K$2]-[.D$32]))*([$PoweredFlights.$B$3:.$B$1002]&lt;=[.$K$2]))" office:value-type="float" office:value="0">
            <text:p>0</text:p>
          </table:table-cell>
          <table:table-cell table:style-name="ce73" table:number-matrix-columns-spanned="1" table:number-matrix-rows-spanned="1" table:formula="of:=SUM((LEFT([$PoweredFlights.$J$3:.$J$1002];2)=[.$A37])*([$PoweredFlights.$B$3:.$B$1002]&gt;=([.$K$2]-[.E$32]))*([$PoweredFlights.$B$3:.$B$1002]&lt;=[.$K$2]))" office:value-type="float" office:value="0">
            <text:p>0</text:p>
          </table:table-cell>
          <table:table-cell table:style-name="ce73" table:number-matrix-columns-spanned="1" table:number-matrix-rows-spanned="1" table:formula="of:=SUM((LEFT([$PoweredFlights.$J$3:.$J$1002];2)=[.$A37])*([$PoweredFlights.$B$3:.$B$1002]&gt;=([.$K$2]-[.F$32]))*([$PoweredFlights.$B$3:.$B$1002]&lt;=[.$K$2]))" office:value-type="float" office:value="0">
            <text:p>0</text:p>
          </table:table-cell>
          <table:table-cell table:style-name="ce73" table:number-matrix-columns-spanned="1" table:number-matrix-rows-spanned="1" table:formula="of:=SUM((LEFT([$PoweredFlights.$J$3:.$J$1002];2)=[.$A37])*([$PoweredFlights.$B$3:.$B$1002]&gt;=([.$K$2]-[.G$32]))*([$PoweredFlights.$B$3:.$B$1002]&lt;=[.$K$2]))" office:value-type="float" office:value="0">
            <text:p>0</text:p>
          </table:table-cell>
          <table:table-cell table:style-name="ce73" table:number-matrix-columns-spanned="1" table:number-matrix-rows-spanned="1" table:formula="of:=SUM((LEFT([$PoweredFlights.$J$3:.$J$1002];2)=[.$A37])*([$PoweredFlights.$B$3:.$B$1002]&gt;=([.$K$2]-[.H$32]))*([$PoweredFlights.$B$3:.$B$1002]&lt;=[.$K$2]))" office:value-type="float" office:value="0">
            <text:p>0</text:p>
          </table:table-cell>
          <table:table-cell table:style-name="ce73" table:number-matrix-columns-spanned="1" table:number-matrix-rows-spanned="1" table:formula="of:=SUM((LEFT([$PoweredFlights.$J$3:.$J$1002];2)=[.$A37])*([$PoweredFlights.$B$3:.$B$1002]&gt;=([.$K$2]-[.I$32]))*([$PoweredFlights.$B$3:.$B$1002]&lt;=[.$K$2]))" office:value-type="float" office:value="0">
            <text:p>0</text:p>
          </table:table-cell>
          <table:table-cell table:number-columns-repeated="6"/>
          <table:table-cell table:style-name="ce78" table:number-columns-repeated="240"/>
          <table:table-cell table:number-columns-repeated="769"/>
        </table:table-row>
        <table:table-row table:style-name="ro2">
          <table:covered-table-cell table:style-name="ce57"/>
          <table:table-cell table:style-name="ce66" office:value-type="string">
            <text:p>No. of Landings</text:p>
          </table:table-cell>
          <table:table-cell table:style-name="ce74" table:number-matrix-columns-spanned="1" table:number-matrix-rows-spanned="1" table:formula="of:=SUM((LEFT([$PoweredFlights.$J$3:.$J$1002];2)=[.$A37])*([$PoweredFlights.$B$3:.$B$1002]&gt;=([.$K$2]-[.C$32]))*([$PoweredFlights.$B$3:.$B$1002]&lt;=[.$K$2])*[$PoweredFlights.$O$3:.$O$1002])+SUM((LEFT([$PoweredFlights.$J$3:.$J$1002];2)=[.$A37])*([$PoweredFlights.$B$3:.$B$1002]&gt;=([.$K$2]-[.C$32]))*([$PoweredFlights.$B$3:.$B$1002]&lt;=[.$K$2])*[$PoweredFlights.$P$3:.$P$1002])" office:value-type="float" office:value="0">
            <text:p>0</text:p>
          </table:table-cell>
          <table:table-cell table:style-name="ce74" table:number-matrix-columns-spanned="1" table:number-matrix-rows-spanned="1" table:formula="of:=SUM((LEFT([$PoweredFlights.$J$3:.$J$1002];2)=[.$A37])*([$PoweredFlights.$B$3:.$B$1002]&gt;=([.$K$2]-[.D$32]))*([$PoweredFlights.$B$3:.$B$1002]&lt;=[.$K$2])*[$PoweredFlights.$O$3:.$O$1002])+SUM((LEFT([$PoweredFlights.$J$3:.$J$1002];2)=[.$A37])*([$PoweredFlights.$B$3:.$B$1002]&gt;=([.$K$2]-[.D$32]))*([$PoweredFlights.$B$3:.$B$1002]&lt;=[.$K$2])*[$PoweredFlights.$P$3:.$P$1002])" office:value-type="float" office:value="0">
            <text:p>0</text:p>
          </table:table-cell>
          <table:table-cell table:style-name="ce74" table:number-matrix-columns-spanned="1" table:number-matrix-rows-spanned="1" table:formula="of:=SUM((LEFT([$PoweredFlights.$J$3:.$J$1002];2)=[.$A37])*([$PoweredFlights.$B$3:.$B$1002]&gt;=([.$K$2]-[.E$32]))*([$PoweredFlights.$B$3:.$B$1002]&lt;=[.$K$2])*[$PoweredFlights.$O$3:.$O$1002])+SUM((LEFT([$PoweredFlights.$J$3:.$J$1002];2)=[.$A37])*([$PoweredFlights.$B$3:.$B$1002]&gt;=([.$K$2]-[.E$32]))*([$PoweredFlights.$B$3:.$B$1002]&lt;=[.$K$2])*[$PoweredFlights.$P$3:.$P$1002])" office:value-type="float" office:value="0">
            <text:p>0</text:p>
          </table:table-cell>
          <table:table-cell table:style-name="ce74" table:number-matrix-columns-spanned="1" table:number-matrix-rows-spanned="1" table:formula="of:=SUM((LEFT([$PoweredFlights.$J$3:.$J$1002];2)=[.$A37])*([$PoweredFlights.$B$3:.$B$1002]&gt;=([.$K$2]-[.F$32]))*([$PoweredFlights.$B$3:.$B$1002]&lt;=[.$K$2])*[$PoweredFlights.$O$3:.$O$1002])+SUM((LEFT([$PoweredFlights.$J$3:.$J$1002];2)=[.$A37])*([$PoweredFlights.$B$3:.$B$1002]&gt;=([.$K$2]-[.F$32]))*([$PoweredFlights.$B$3:.$B$1002]&lt;=[.$K$2])*[$PoweredFlights.$P$3:.$P$1002])" office:value-type="float" office:value="0">
            <text:p>0</text:p>
          </table:table-cell>
          <table:table-cell table:style-name="ce74" table:number-matrix-columns-spanned="1" table:number-matrix-rows-spanned="1" table:formula="of:=SUM((LEFT([$PoweredFlights.$J$3:.$J$1002];2)=[.$A37])*([$PoweredFlights.$B$3:.$B$1002]&gt;=([.$K$2]-[.G$32]))*([$PoweredFlights.$B$3:.$B$1002]&lt;=[.$K$2])*[$PoweredFlights.$O$3:.$O$1002])+SUM((LEFT([$PoweredFlights.$J$3:.$J$1002];2)=[.$A37])*([$PoweredFlights.$B$3:.$B$1002]&gt;=([.$K$2]-[.G$32]))*([$PoweredFlights.$B$3:.$B$1002]&lt;=[.$K$2])*[$PoweredFlights.$P$3:.$P$1002])" office:value-type="float" office:value="0">
            <text:p>0</text:p>
          </table:table-cell>
          <table:table-cell table:style-name="ce74" table:number-matrix-columns-spanned="1" table:number-matrix-rows-spanned="1" table:formula="of:=SUM((LEFT([$PoweredFlights.$J$3:.$J$1002];2)=[.$A37])*([$PoweredFlights.$B$3:.$B$1002]&gt;=([.$K$2]-[.H$32]))*([$PoweredFlights.$B$3:.$B$1002]&lt;=[.$K$2])*[$PoweredFlights.$O$3:.$O$1002])+SUM((LEFT([$PoweredFlights.$J$3:.$J$1002];2)=[.$A37])*([$PoweredFlights.$B$3:.$B$1002]&gt;=([.$K$2]-[.H$32]))*([$PoweredFlights.$B$3:.$B$1002]&lt;=[.$K$2])*[$PoweredFlights.$P$3:.$P$1002])" office:value-type="float" office:value="0">
            <text:p>0</text:p>
          </table:table-cell>
          <table:table-cell table:style-name="ce74" table:number-matrix-columns-spanned="1" table:number-matrix-rows-spanned="1" table:formula="of:=SUM((LEFT([$PoweredFlights.$J$3:.$J$1002];2)=[.$A37])*([$PoweredFlights.$B$3:.$B$1002]&gt;=([.$K$2]-[.I$32]))*([$PoweredFlights.$B$3:.$B$1002]&lt;=[.$K$2])*[$PoweredFlights.$O$3:.$O$1002])+SUM((LEFT([$PoweredFlights.$J$3:.$J$1002];2)=[.$A37])*([$PoweredFlights.$B$3:.$B$1002]&gt;=([.$K$2]-[.I$32]))*([$PoweredFlights.$B$3:.$B$1002]&lt;=[.$K$2])*[$PoweredFlights.$P$3:.$P$1002])" office:value-type="float" office:value="0">
            <text:p>0</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Time (hrs)</text:p>
          </table:table-cell>
          <table:table-cell table:style-name="ce74" table:number-matrix-columns-spanned="1" table:number-matrix-rows-spanned="1" table:formula="of:=SUM((LEFT([$PoweredFlights.$J$3:.$J$1002];2)=[.$A37])*([$PoweredFlights.$B$3:.$B$1002]&gt;=([.$K$2]-[.C$32]))*([$PoweredFlights.$B$3:.$B$1002]&lt;=[.$K$2])*[$PoweredFlights.$L$3:.$L$1002])+SUM((LEFT([$PoweredFlights.$J$3:.$J$1002];2)=[.$A37])*([$PoweredFlights.$B$3:.$B$1002]&gt;=([.$K$2]-[.C$32]))*([$PoweredFlights.$B$3:.$B$1002]&lt;=[.$K$2])*[$PoweredFlights.$M$3:.$M$1002])" office:value-type="float" office:value="0">
            <text:p>0</text:p>
          </table:table-cell>
          <table:table-cell table:style-name="ce74" table:number-matrix-columns-spanned="1" table:number-matrix-rows-spanned="1" table:formula="of:=SUM((LEFT([$PoweredFlights.$J$3:.$J$1002];2)=[.$A37])*([$PoweredFlights.$B$3:.$B$1002]&gt;=([.$K$2]-[.D$32]))*([$PoweredFlights.$B$3:.$B$1002]&lt;=[.$K$2])*[$PoweredFlights.$L$3:.$L$1002])+SUM((LEFT([$PoweredFlights.$J$3:.$J$1002];2)=[.$A37])*([$PoweredFlights.$B$3:.$B$1002]&gt;=([.$K$2]-[.D$32]))*([$PoweredFlights.$B$3:.$B$1002]&lt;=[.$K$2])*[$PoweredFlights.$M$3:.$M$1002])" office:value-type="float" office:value="0">
            <text:p>0</text:p>
          </table:table-cell>
          <table:table-cell table:style-name="ce74" table:number-matrix-columns-spanned="1" table:number-matrix-rows-spanned="1" table:formula="of:=SUM((LEFT([$PoweredFlights.$J$3:.$J$1002];2)=[.$A37])*([$PoweredFlights.$B$3:.$B$1002]&gt;=([.$K$2]-[.E$32]))*([$PoweredFlights.$B$3:.$B$1002]&lt;=[.$K$2])*[$PoweredFlights.$L$3:.$L$1002])+SUM((LEFT([$PoweredFlights.$J$3:.$J$1002];2)=[.$A37])*([$PoweredFlights.$B$3:.$B$1002]&gt;=([.$K$2]-[.E$32]))*([$PoweredFlights.$B$3:.$B$1002]&lt;=[.$K$2])*[$PoweredFlights.$M$3:.$M$1002])" office:value-type="float" office:value="0">
            <text:p>0</text:p>
          </table:table-cell>
          <table:table-cell table:style-name="ce74" table:number-matrix-columns-spanned="1" table:number-matrix-rows-spanned="1" table:formula="of:=SUM((LEFT([$PoweredFlights.$J$3:.$J$1002];2)=[.$A37])*([$PoweredFlights.$B$3:.$B$1002]&gt;=([.$K$2]-[.F$32]))*([$PoweredFlights.$B$3:.$B$1002]&lt;=[.$K$2])*[$PoweredFlights.$L$3:.$L$1002])+SUM((LEFT([$PoweredFlights.$J$3:.$J$1002];2)=[.$A37])*([$PoweredFlights.$B$3:.$B$1002]&gt;=([.$K$2]-[.F$32]))*([$PoweredFlights.$B$3:.$B$1002]&lt;=[.$K$2])*[$PoweredFlights.$M$3:.$M$1002])" office:value-type="float" office:value="0">
            <text:p>0</text:p>
          </table:table-cell>
          <table:table-cell table:style-name="ce74" table:number-matrix-columns-spanned="1" table:number-matrix-rows-spanned="1" table:formula="of:=SUM((LEFT([$PoweredFlights.$J$3:.$J$1002];2)=[.$A37])*([$PoweredFlights.$B$3:.$B$1002]&gt;=([.$K$2]-[.G$32]))*([$PoweredFlights.$B$3:.$B$1002]&lt;=[.$K$2])*[$PoweredFlights.$L$3:.$L$1002])+SUM((LEFT([$PoweredFlights.$J$3:.$J$1002];2)=[.$A37])*([$PoweredFlights.$B$3:.$B$1002]&gt;=([.$K$2]-[.G$32]))*([$PoweredFlights.$B$3:.$B$1002]&lt;=[.$K$2])*[$PoweredFlights.$M$3:.$M$1002])" office:value-type="float" office:value="0">
            <text:p>0</text:p>
          </table:table-cell>
          <table:table-cell table:style-name="ce74" table:number-matrix-columns-spanned="1" table:number-matrix-rows-spanned="1" table:formula="of:=SUM((LEFT([$PoweredFlights.$J$3:.$J$1002];2)=[.$A37])*([$PoweredFlights.$B$3:.$B$1002]&gt;=([.$K$2]-[.H$32]))*([$PoweredFlights.$B$3:.$B$1002]&lt;=[.$K$2])*[$PoweredFlights.$L$3:.$L$1002])+SUM((LEFT([$PoweredFlights.$J$3:.$J$1002];2)=[.$A37])*([$PoweredFlights.$B$3:.$B$1002]&gt;=([.$K$2]-[.H$32]))*([$PoweredFlights.$B$3:.$B$1002]&lt;=[.$K$2])*[$PoweredFlights.$M$3:.$M$1002])" office:value-type="float" office:value="0">
            <text:p>0</text:p>
          </table:table-cell>
          <table:table-cell table:style-name="ce74" table:number-matrix-columns-spanned="1" table:number-matrix-rows-spanned="1" table:formula="of:=SUM((LEFT([$PoweredFlights.$J$3:.$J$1002];2)=[.$A37])*([$PoweredFlights.$B$3:.$B$1002]&gt;=([.$K$2]-[.I$32]))*([$PoweredFlights.$B$3:.$B$1002]&lt;=[.$K$2])*[$PoweredFlights.$L$3:.$L$1002])+SUM((LEFT([$PoweredFlights.$J$3:.$J$1002];2)=[.$A37])*([$PoweredFlights.$B$3:.$B$1002]&gt;=([.$K$2]-[.I$32]))*([$PoweredFlights.$B$3:.$B$1002]&lt;=[.$K$2])*[$PoweredFlights.$M$3:.$M$1002])" office:value-type="float" office:value="0">
            <text:p>0</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Instr Time (hrs)</text:p>
          </table:table-cell>
          <table:table-cell table:style-name="ce73" table:number-matrix-columns-spanned="1" table:number-matrix-rows-spanned="1" table:formula="of:=SUM((LEFT([$PoweredFlights.$J$3:.$J$1002];2)=[.$A37])*([$PoweredFlights.$B$3:.$B$1002]&gt;=([.$K$2]-[.C$32]))*([$PoweredFlights.$B$3:.$B$1002]&lt;=[.$K$2])*[$PoweredFlights.$N$3:.$N$1002])" office:value-type="float" office:value="0">
            <text:p>0</text:p>
          </table:table-cell>
          <table:table-cell table:style-name="ce73" table:number-matrix-columns-spanned="1" table:number-matrix-rows-spanned="1" table:formula="of:=SUM((LEFT([$PoweredFlights.$J$3:.$J$1002];2)=[.$A37])*([$PoweredFlights.$B$3:.$B$1002]&gt;=([.$K$2]-[.D$32]))*([$PoweredFlights.$B$3:.$B$1002]&lt;=[.$K$2])*[$PoweredFlights.$N$3:.$N$1002])" office:value-type="float" office:value="0">
            <text:p>0</text:p>
          </table:table-cell>
          <table:table-cell table:style-name="ce73" table:number-matrix-columns-spanned="1" table:number-matrix-rows-spanned="1" table:formula="of:=SUM((LEFT([$PoweredFlights.$J$3:.$J$1002];2)=[.$A37])*([$PoweredFlights.$B$3:.$B$1002]&gt;=([.$K$2]-[.E$32]))*([$PoweredFlights.$B$3:.$B$1002]&lt;=[.$K$2])*[$PoweredFlights.$N$3:.$N$1002])" office:value-type="float" office:value="0">
            <text:p>0</text:p>
          </table:table-cell>
          <table:table-cell table:style-name="ce73" table:number-matrix-columns-spanned="1" table:number-matrix-rows-spanned="1" table:formula="of:=SUM((LEFT([$PoweredFlights.$J$3:.$J$1002];2)=[.$A37])*([$PoweredFlights.$B$3:.$B$1002]&gt;=([.$K$2]-[.F$32]))*([$PoweredFlights.$B$3:.$B$1002]&lt;=[.$K$2])*[$PoweredFlights.$N$3:.$N$1002])" office:value-type="float" office:value="0">
            <text:p>0</text:p>
          </table:table-cell>
          <table:table-cell table:style-name="ce73" table:number-matrix-columns-spanned="1" table:number-matrix-rows-spanned="1" table:formula="of:=SUM((LEFT([$PoweredFlights.$J$3:.$J$1002];2)=[.$A37])*([$PoweredFlights.$B$3:.$B$1002]&gt;=([.$K$2]-[.G$32]))*([$PoweredFlights.$B$3:.$B$1002]&lt;=[.$K$2])*[$PoweredFlights.$N$3:.$N$1002])" office:value-type="float" office:value="0">
            <text:p>0</text:p>
          </table:table-cell>
          <table:table-cell table:style-name="ce73" table:number-matrix-columns-spanned="1" table:number-matrix-rows-spanned="1" table:formula="of:=SUM((LEFT([$PoweredFlights.$J$3:.$J$1002];2)=[.$A37])*([$PoweredFlights.$B$3:.$B$1002]&gt;=([.$K$2]-[.H$32]))*([$PoweredFlights.$B$3:.$B$1002]&lt;=[.$K$2])*[$PoweredFlights.$N$3:.$N$1002])" office:value-type="float" office:value="0">
            <text:p>0</text:p>
          </table:table-cell>
          <table:table-cell table:style-name="ce73" table:number-matrix-columns-spanned="1" table:number-matrix-rows-spanned="1" table:formula="of:=SUM((LEFT([$PoweredFlights.$J$3:.$J$1002];2)=[.$A37])*([$PoweredFlights.$B$3:.$B$1002]&gt;=([.$K$2]-[.I$32]))*([$PoweredFlights.$B$3:.$B$1002]&lt;=[.$K$2])*[$PoweredFlights.$N$3:.$N$1002])" office:value-type="float" office:value="0">
            <text:p>0</text:p>
          </table:table-cell>
          <table:table-cell table:number-columns-repeated="6"/>
          <table:table-cell table:style-name="ce78" table:number-columns-repeated="240"/>
          <table:table-cell table:number-columns-repeated="769"/>
        </table:table-row>
        <table:table-row table:style-name="ro2">
          <table:table-cell table:style-name="ce31" office:value-type="string" table:number-columns-spanned="1" table:number-rows-spanned="4">
            <text:p>P2</text:p>
          </table:table-cell>
          <table:table-cell table:style-name="ce66" office:value-type="string">
            <text:p>No. of Flights</text:p>
          </table:table-cell>
          <table:table-cell table:style-name="ce73" table:number-matrix-columns-spanned="1" table:number-matrix-rows-spanned="1" table:formula="of:=SUM((LEFT([$PoweredFlights.$J$3:.$J$1002];2)=[.$A41])*([$PoweredFlights.$B$3:.$B$1002]&gt;=([.$K$2]-[.C$32]))*([$PoweredFlights.$B$3:.$B$1002]&lt;=[.$K$2]))" office:value-type="float" office:value="0">
            <text:p>0</text:p>
          </table:table-cell>
          <table:table-cell table:style-name="ce73" table:number-matrix-columns-spanned="1" table:number-matrix-rows-spanned="1" table:formula="of:=SUM((LEFT([$PoweredFlights.$J$3:.$J$1002];2)=[.$A41])*([$PoweredFlights.$B$3:.$B$1002]&gt;=([.$K$2]-[.D$32]))*([$PoweredFlights.$B$3:.$B$1002]&lt;=[.$K$2]))" office:value-type="float" office:value="0">
            <text:p>0</text:p>
          </table:table-cell>
          <table:table-cell table:style-name="ce73" table:number-matrix-columns-spanned="1" table:number-matrix-rows-spanned="1" table:formula="of:=SUM((LEFT([$PoweredFlights.$J$3:.$J$1002];2)=[.$A41])*([$PoweredFlights.$B$3:.$B$1002]&gt;=([.$K$2]-[.E$32]))*([$PoweredFlights.$B$3:.$B$1002]&lt;=[.$K$2]))" office:value-type="float" office:value="0">
            <text:p>0</text:p>
          </table:table-cell>
          <table:table-cell table:style-name="ce73" table:number-matrix-columns-spanned="1" table:number-matrix-rows-spanned="1" table:formula="of:=SUM((LEFT([$PoweredFlights.$J$3:.$J$1002];2)=[.$A41])*([$PoweredFlights.$B$3:.$B$1002]&gt;=([.$K$2]-[.F$32]))*([$PoweredFlights.$B$3:.$B$1002]&lt;=[.$K$2]))" office:value-type="float" office:value="1">
            <text:p>1</text:p>
          </table:table-cell>
          <table:table-cell table:style-name="ce73" table:number-matrix-columns-spanned="1" table:number-matrix-rows-spanned="1" table:formula="of:=SUM((LEFT([$PoweredFlights.$J$3:.$J$1002];2)=[.$A41])*([$PoweredFlights.$B$3:.$B$1002]&gt;=([.$K$2]-[.G$32]))*([$PoweredFlights.$B$3:.$B$1002]&lt;=[.$K$2]))" office:value-type="float" office:value="1">
            <text:p>1</text:p>
          </table:table-cell>
          <table:table-cell table:style-name="ce73" table:number-matrix-columns-spanned="1" table:number-matrix-rows-spanned="1" table:formula="of:=SUM((LEFT([$PoweredFlights.$J$3:.$J$1002];2)=[.$A41])*([$PoweredFlights.$B$3:.$B$1002]&gt;=([.$K$2]-[.H$32]))*([$PoweredFlights.$B$3:.$B$1002]&lt;=[.$K$2]))" office:value-type="float" office:value="1">
            <text:p>1</text:p>
          </table:table-cell>
          <table:table-cell table:style-name="ce73" table:number-matrix-columns-spanned="1" table:number-matrix-rows-spanned="1" table:formula="of:=SUM((LEFT([$PoweredFlights.$J$3:.$J$1002];2)=[.$A41])*([$PoweredFlights.$B$3:.$B$1002]&gt;=([.$K$2]-[.I$32]))*([$PoweredFlights.$B$3:.$B$1002]&lt;=[.$K$2]))" office:value-type="float" office:value="1">
            <text:p>1</text:p>
          </table:table-cell>
          <table:table-cell table:number-columns-repeated="6"/>
          <table:table-cell table:style-name="ce78" table:number-columns-repeated="5"/>
          <table:table-cell table:style-name="ce78">
            <draw:frame table:end-cell-address="PoweredStats.W45" table:end-x="1.87cm" table:end-y="0.372cm" draw:z-index="4" draw:style-name="gr5" draw:text-style-name="P3" svg:width="4.5cm" svg:height="2.16cm" svg:x="1.894cm" svg:y="0.124cm">
              <draw:text-box>
                <text:p><text:span text:style-name="T4">Outer Ring: No. of Flights</text:span></text:p>
                <text:p><text:span text:style-name="T4"/></text:p>
                <text:p><text:span text:style-name="T4">Inner Ring: No. of Hours</text:span></text:p>
              </draw:text-box>
            </draw:frame>
          </table:table-cell>
          <table:table-cell table:style-name="ce78" table:number-columns-repeated="234"/>
          <table:table-cell table:number-columns-repeated="769"/>
        </table:table-row>
        <table:table-row table:style-name="ro2">
          <table:covered-table-cell table:style-name="ce57"/>
          <table:table-cell table:style-name="ce66" office:value-type="string">
            <text:p>No. of Landings</text:p>
          </table:table-cell>
          <table:table-cell table:style-name="ce74" table:number-matrix-columns-spanned="1" table:number-matrix-rows-spanned="1" table:formula="of:=SUM((LEFT([$PoweredFlights.$J$3:.$J$1002];2)=[.$A41])*([$PoweredFlights.$B$3:.$B$1002]&gt;=([.$K$2]-[.C$32]))*([$PoweredFlights.$B$3:.$B$1002]&lt;=[.$K$2])*[$PoweredFlights.$O$3:.$O$1002])+SUM((LEFT([$PoweredFlights.$J$3:.$J$1002];2)=[.$A41])*([$PoweredFlights.$B$3:.$B$1002]&gt;=([.$K$2]-[.C$32]))*([$PoweredFlights.$B$3:.$B$1002]&lt;=[.$K$2])*[$PoweredFlights.$P$3:.$P$1002])" office:value-type="float" office:value="0">
            <text:p>0</text:p>
          </table:table-cell>
          <table:table-cell table:style-name="ce74" table:number-matrix-columns-spanned="1" table:number-matrix-rows-spanned="1" table:formula="of:=SUM((LEFT([$PoweredFlights.$J$3:.$J$1002];2)=[.$A41])*([$PoweredFlights.$B$3:.$B$1002]&gt;=([.$K$2]-[.D$32]))*([$PoweredFlights.$B$3:.$B$1002]&lt;=[.$K$2])*[$PoweredFlights.$O$3:.$O$1002])+SUM((LEFT([$PoweredFlights.$J$3:.$J$1002];2)=[.$A41])*([$PoweredFlights.$B$3:.$B$1002]&gt;=([.$K$2]-[.D$32]))*([$PoweredFlights.$B$3:.$B$1002]&lt;=[.$K$2])*[$PoweredFlights.$P$3:.$P$1002])" office:value-type="float" office:value="0">
            <text:p>0</text:p>
          </table:table-cell>
          <table:table-cell table:style-name="ce74" table:number-matrix-columns-spanned="1" table:number-matrix-rows-spanned="1" table:formula="of:=SUM((LEFT([$PoweredFlights.$J$3:.$J$1002];2)=[.$A41])*([$PoweredFlights.$B$3:.$B$1002]&gt;=([.$K$2]-[.E$32]))*([$PoweredFlights.$B$3:.$B$1002]&lt;=[.$K$2])*[$PoweredFlights.$O$3:.$O$1002])+SUM((LEFT([$PoweredFlights.$J$3:.$J$1002];2)=[.$A41])*([$PoweredFlights.$B$3:.$B$1002]&gt;=([.$K$2]-[.E$32]))*([$PoweredFlights.$B$3:.$B$1002]&lt;=[.$K$2])*[$PoweredFlights.$P$3:.$P$1002])" office:value-type="float" office:value="0">
            <text:p>0</text:p>
          </table:table-cell>
          <table:table-cell table:style-name="ce74" table:number-matrix-columns-spanned="1" table:number-matrix-rows-spanned="1" table:formula="of:=SUM((LEFT([$PoweredFlights.$J$3:.$J$1002];2)=[.$A41])*([$PoweredFlights.$B$3:.$B$1002]&gt;=([.$K$2]-[.F$32]))*([$PoweredFlights.$B$3:.$B$1002]&lt;=[.$K$2])*[$PoweredFlights.$O$3:.$O$1002])+SUM((LEFT([$PoweredFlights.$J$3:.$J$1002];2)=[.$A41])*([$PoweredFlights.$B$3:.$B$1002]&gt;=([.$K$2]-[.F$32]))*([$PoweredFlights.$B$3:.$B$1002]&lt;=[.$K$2])*[$PoweredFlights.$P$3:.$P$1002])" office:value-type="float" office:value="4">
            <text:p>4</text:p>
          </table:table-cell>
          <table:table-cell table:style-name="ce74" table:number-matrix-columns-spanned="1" table:number-matrix-rows-spanned="1" table:formula="of:=SUM((LEFT([$PoweredFlights.$J$3:.$J$1002];2)=[.$A41])*([$PoweredFlights.$B$3:.$B$1002]&gt;=([.$K$2]-[.G$32]))*([$PoweredFlights.$B$3:.$B$1002]&lt;=[.$K$2])*[$PoweredFlights.$O$3:.$O$1002])+SUM((LEFT([$PoweredFlights.$J$3:.$J$1002];2)=[.$A41])*([$PoweredFlights.$B$3:.$B$1002]&gt;=([.$K$2]-[.G$32]))*([$PoweredFlights.$B$3:.$B$1002]&lt;=[.$K$2])*[$PoweredFlights.$P$3:.$P$1002])" office:value-type="float" office:value="4">
            <text:p>4</text:p>
          </table:table-cell>
          <table:table-cell table:style-name="ce74" table:number-matrix-columns-spanned="1" table:number-matrix-rows-spanned="1" table:formula="of:=SUM((LEFT([$PoweredFlights.$J$3:.$J$1002];2)=[.$A41])*([$PoweredFlights.$B$3:.$B$1002]&gt;=([.$K$2]-[.H$32]))*([$PoweredFlights.$B$3:.$B$1002]&lt;=[.$K$2])*[$PoweredFlights.$O$3:.$O$1002])+SUM((LEFT([$PoweredFlights.$J$3:.$J$1002];2)=[.$A41])*([$PoweredFlights.$B$3:.$B$1002]&gt;=([.$K$2]-[.H$32]))*([$PoweredFlights.$B$3:.$B$1002]&lt;=[.$K$2])*[$PoweredFlights.$P$3:.$P$1002])" office:value-type="float" office:value="4">
            <text:p>4</text:p>
          </table:table-cell>
          <table:table-cell table:style-name="ce74" table:number-matrix-columns-spanned="1" table:number-matrix-rows-spanned="1" table:formula="of:=SUM((LEFT([$PoweredFlights.$J$3:.$J$1002];2)=[.$A41])*([$PoweredFlights.$B$3:.$B$1002]&gt;=([.$K$2]-[.I$32]))*([$PoweredFlights.$B$3:.$B$1002]&lt;=[.$K$2])*[$PoweredFlights.$O$3:.$O$1002])+SUM((LEFT([$PoweredFlights.$J$3:.$J$1002];2)=[.$A41])*([$PoweredFlights.$B$3:.$B$1002]&gt;=([.$K$2]-[.I$32]))*([$PoweredFlights.$B$3:.$B$1002]&lt;=[.$K$2])*[$PoweredFlights.$P$3:.$P$1002])" office:value-type="float" office:value="4">
            <text:p>4</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Time (hrs)</text:p>
          </table:table-cell>
          <table:table-cell table:style-name="ce74" table:number-matrix-columns-spanned="1" table:number-matrix-rows-spanned="1" table:formula="of:=SUM((LEFT([$PoweredFlights.$J$3:.$J$1002];2)=[.$A41])*([$PoweredFlights.$B$3:.$B$1002]&gt;=([.$K$2]-[.C$32]))*([$PoweredFlights.$B$3:.$B$1002]&lt;=[.$K$2])*[$PoweredFlights.$L$3:.$L$1002])+SUM((LEFT([$PoweredFlights.$J$3:.$J$1002];2)=[.$A41])*([$PoweredFlights.$B$3:.$B$1002]&gt;=([.$K$2]-[.C$32]))*([$PoweredFlights.$B$3:.$B$1002]&lt;=[.$K$2])*[$PoweredFlights.$M$3:.$M$1002])" office:value-type="float" office:value="0">
            <text:p>0</text:p>
          </table:table-cell>
          <table:table-cell table:style-name="ce74" table:number-matrix-columns-spanned="1" table:number-matrix-rows-spanned="1" table:formula="of:=SUM((LEFT([$PoweredFlights.$J$3:.$J$1002];2)=[.$A41])*([$PoweredFlights.$B$3:.$B$1002]&gt;=([.$K$2]-[.D$32]))*([$PoweredFlights.$B$3:.$B$1002]&lt;=[.$K$2])*[$PoweredFlights.$L$3:.$L$1002])+SUM((LEFT([$PoweredFlights.$J$3:.$J$1002];2)=[.$A41])*([$PoweredFlights.$B$3:.$B$1002]&gt;=([.$K$2]-[.D$32]))*([$PoweredFlights.$B$3:.$B$1002]&lt;=[.$K$2])*[$PoweredFlights.$M$3:.$M$1002])" office:value-type="float" office:value="0">
            <text:p>0</text:p>
          </table:table-cell>
          <table:table-cell table:style-name="ce74" table:number-matrix-columns-spanned="1" table:number-matrix-rows-spanned="1" table:formula="of:=SUM((LEFT([$PoweredFlights.$J$3:.$J$1002];2)=[.$A41])*([$PoweredFlights.$B$3:.$B$1002]&gt;=([.$K$2]-[.E$32]))*([$PoweredFlights.$B$3:.$B$1002]&lt;=[.$K$2])*[$PoweredFlights.$L$3:.$L$1002])+SUM((LEFT([$PoweredFlights.$J$3:.$J$1002];2)=[.$A41])*([$PoweredFlights.$B$3:.$B$1002]&gt;=([.$K$2]-[.E$32]))*([$PoweredFlights.$B$3:.$B$1002]&lt;=[.$K$2])*[$PoweredFlights.$M$3:.$M$1002])" office:value-type="float" office:value="0">
            <text:p>0</text:p>
          </table:table-cell>
          <table:table-cell table:style-name="ce74" table:number-matrix-columns-spanned="1" table:number-matrix-rows-spanned="1" table:formula="of:=SUM((LEFT([$PoweredFlights.$J$3:.$J$1002];2)=[.$A41])*([$PoweredFlights.$B$3:.$B$1002]&gt;=([.$K$2]-[.F$32]))*([$PoweredFlights.$B$3:.$B$1002]&lt;=[.$K$2])*[$PoweredFlights.$L$3:.$L$1002])+SUM((LEFT([$PoweredFlights.$J$3:.$J$1002];2)=[.$A41])*([$PoweredFlights.$B$3:.$B$1002]&gt;=([.$K$2]-[.F$32]))*([$PoweredFlights.$B$3:.$B$1002]&lt;=[.$K$2])*[$PoweredFlights.$M$3:.$M$1002])" office:value-type="float" office:value="4">
            <text:p>4</text:p>
          </table:table-cell>
          <table:table-cell table:style-name="ce74" table:number-matrix-columns-spanned="1" table:number-matrix-rows-spanned="1" table:formula="of:=SUM((LEFT([$PoweredFlights.$J$3:.$J$1002];2)=[.$A41])*([$PoweredFlights.$B$3:.$B$1002]&gt;=([.$K$2]-[.G$32]))*([$PoweredFlights.$B$3:.$B$1002]&lt;=[.$K$2])*[$PoweredFlights.$L$3:.$L$1002])+SUM((LEFT([$PoweredFlights.$J$3:.$J$1002];2)=[.$A41])*([$PoweredFlights.$B$3:.$B$1002]&gt;=([.$K$2]-[.G$32]))*([$PoweredFlights.$B$3:.$B$1002]&lt;=[.$K$2])*[$PoweredFlights.$M$3:.$M$1002])" office:value-type="float" office:value="4">
            <text:p>4</text:p>
          </table:table-cell>
          <table:table-cell table:style-name="ce74" table:number-matrix-columns-spanned="1" table:number-matrix-rows-spanned="1" table:formula="of:=SUM((LEFT([$PoweredFlights.$J$3:.$J$1002];2)=[.$A41])*([$PoweredFlights.$B$3:.$B$1002]&gt;=([.$K$2]-[.H$32]))*([$PoweredFlights.$B$3:.$B$1002]&lt;=[.$K$2])*[$PoweredFlights.$L$3:.$L$1002])+SUM((LEFT([$PoweredFlights.$J$3:.$J$1002];2)=[.$A41])*([$PoweredFlights.$B$3:.$B$1002]&gt;=([.$K$2]-[.H$32]))*([$PoweredFlights.$B$3:.$B$1002]&lt;=[.$K$2])*[$PoweredFlights.$M$3:.$M$1002])" office:value-type="float" office:value="4">
            <text:p>4</text:p>
          </table:table-cell>
          <table:table-cell table:style-name="ce74" table:number-matrix-columns-spanned="1" table:number-matrix-rows-spanned="1" table:formula="of:=SUM((LEFT([$PoweredFlights.$J$3:.$J$1002];2)=[.$A41])*([$PoweredFlights.$B$3:.$B$1002]&gt;=([.$K$2]-[.I$32]))*([$PoweredFlights.$B$3:.$B$1002]&lt;=[.$K$2])*[$PoweredFlights.$L$3:.$L$1002])+SUM((LEFT([$PoweredFlights.$J$3:.$J$1002];2)=[.$A41])*([$PoweredFlights.$B$3:.$B$1002]&gt;=([.$K$2]-[.I$32]))*([$PoweredFlights.$B$3:.$B$1002]&lt;=[.$K$2])*[$PoweredFlights.$M$3:.$M$1002])" office:value-type="float" office:value="4">
            <text:p>4</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Instr Time (hrs)</text:p>
          </table:table-cell>
          <table:table-cell table:style-name="ce73" table:number-matrix-columns-spanned="1" table:number-matrix-rows-spanned="1" table:formula="of:=SUM((LEFT([$PoweredFlights.$J$3:.$J$1002];2)=[.$A41])*([$PoweredFlights.$B$3:.$B$1002]&gt;=([.$K$2]-[.C$32]))*([$PoweredFlights.$B$3:.$B$1002]&lt;=[.$K$2])*[$PoweredFlights.$N$3:.$N$1002])" office:value-type="float" office:value="0">
            <text:p>0</text:p>
          </table:table-cell>
          <table:table-cell table:style-name="ce73" table:number-matrix-columns-spanned="1" table:number-matrix-rows-spanned="1" table:formula="of:=SUM((LEFT([$PoweredFlights.$J$3:.$J$1002];2)=[.$A41])*([$PoweredFlights.$B$3:.$B$1002]&gt;=([.$K$2]-[.D$32]))*([$PoweredFlights.$B$3:.$B$1002]&lt;=[.$K$2])*[$PoweredFlights.$N$3:.$N$1002])" office:value-type="float" office:value="0">
            <text:p>0</text:p>
          </table:table-cell>
          <table:table-cell table:style-name="ce73" table:number-matrix-columns-spanned="1" table:number-matrix-rows-spanned="1" table:formula="of:=SUM((LEFT([$PoweredFlights.$J$3:.$J$1002];2)=[.$A41])*([$PoweredFlights.$B$3:.$B$1002]&gt;=([.$K$2]-[.E$32]))*([$PoweredFlights.$B$3:.$B$1002]&lt;=[.$K$2])*[$PoweredFlights.$N$3:.$N$1002])" office:value-type="float" office:value="0">
            <text:p>0</text:p>
          </table:table-cell>
          <table:table-cell table:style-name="ce73" table:number-matrix-columns-spanned="1" table:number-matrix-rows-spanned="1" table:formula="of:=SUM((LEFT([$PoweredFlights.$J$3:.$J$1002];2)=[.$A41])*([$PoweredFlights.$B$3:.$B$1002]&gt;=([.$K$2]-[.F$32]))*([$PoweredFlights.$B$3:.$B$1002]&lt;=[.$K$2])*[$PoweredFlights.$N$3:.$N$1002])" office:value-type="float" office:value="1.25">
            <text:p>1.25</text:p>
          </table:table-cell>
          <table:table-cell table:style-name="ce73" table:number-matrix-columns-spanned="1" table:number-matrix-rows-spanned="1" table:formula="of:=SUM((LEFT([$PoweredFlights.$J$3:.$J$1002];2)=[.$A41])*([$PoweredFlights.$B$3:.$B$1002]&gt;=([.$K$2]-[.G$32]))*([$PoweredFlights.$B$3:.$B$1002]&lt;=[.$K$2])*[$PoweredFlights.$N$3:.$N$1002])" office:value-type="float" office:value="1.25">
            <text:p>1.25</text:p>
          </table:table-cell>
          <table:table-cell table:style-name="ce73" table:number-matrix-columns-spanned="1" table:number-matrix-rows-spanned="1" table:formula="of:=SUM((LEFT([$PoweredFlights.$J$3:.$J$1002];2)=[.$A41])*([$PoweredFlights.$B$3:.$B$1002]&gt;=([.$K$2]-[.H$32]))*([$PoweredFlights.$B$3:.$B$1002]&lt;=[.$K$2])*[$PoweredFlights.$N$3:.$N$1002])" office:value-type="float" office:value="1.25">
            <text:p>1.25</text:p>
          </table:table-cell>
          <table:table-cell table:style-name="ce73" table:number-matrix-columns-spanned="1" table:number-matrix-rows-spanned="1" table:formula="of:=SUM((LEFT([$PoweredFlights.$J$3:.$J$1002];2)=[.$A41])*([$PoweredFlights.$B$3:.$B$1002]&gt;=([.$K$2]-[.I$32]))*([$PoweredFlights.$B$3:.$B$1002]&lt;=[.$K$2])*[$PoweredFlights.$N$3:.$N$1002])" office:value-type="float" office:value="1.25">
            <text:p>1.25</text:p>
          </table:table-cell>
          <table:table-cell table:number-columns-repeated="6"/>
          <table:table-cell table:style-name="ce78" table:number-columns-repeated="240"/>
          <table:table-cell table:number-columns-repeated="769"/>
        </table:table-row>
        <table:table-row table:style-name="ro2">
          <table:table-cell table:style-name="ce31" office:value-type="string" table:number-columns-spanned="1" table:number-rows-spanned="4">
            <text:p>PD</text:p>
          </table:table-cell>
          <table:table-cell table:style-name="ce66" office:value-type="string">
            <text:p>No. of Flights</text:p>
          </table:table-cell>
          <table:table-cell table:style-name="ce73" table:number-matrix-columns-spanned="1" table:number-matrix-rows-spanned="1" table:formula="of:=SUM((LEFT([$PoweredFlights.$J$3:.$J$1002];2)=[.$A45])*([$PoweredFlights.$B$3:.$B$1002]&gt;=([.$K$2]-[.C$32]))*([$PoweredFlights.$B$3:.$B$1002]&lt;=[.$K$2]))" office:value-type="float" office:value="0">
            <text:p>0</text:p>
          </table:table-cell>
          <table:table-cell table:style-name="ce73" table:number-matrix-columns-spanned="1" table:number-matrix-rows-spanned="1" table:formula="of:=SUM((LEFT([$PoweredFlights.$J$3:.$J$1002];2)=[.$A45])*([$PoweredFlights.$B$3:.$B$1002]&gt;=([.$K$2]-[.D$32]))*([$PoweredFlights.$B$3:.$B$1002]&lt;=[.$K$2]))" office:value-type="float" office:value="0">
            <text:p>0</text:p>
          </table:table-cell>
          <table:table-cell table:style-name="ce73" table:number-matrix-columns-spanned="1" table:number-matrix-rows-spanned="1" table:formula="of:=SUM((LEFT([$PoweredFlights.$J$3:.$J$1002];2)=[.$A45])*([$PoweredFlights.$B$3:.$B$1002]&gt;=([.$K$2]-[.E$32]))*([$PoweredFlights.$B$3:.$B$1002]&lt;=[.$K$2]))" office:value-type="float" office:value="0">
            <text:p>0</text:p>
          </table:table-cell>
          <table:table-cell table:style-name="ce73" table:number-matrix-columns-spanned="1" table:number-matrix-rows-spanned="1" table:formula="of:=SUM((LEFT([$PoweredFlights.$J$3:.$J$1002];2)=[.$A45])*([$PoweredFlights.$B$3:.$B$1002]&gt;=([.$K$2]-[.F$32]))*([$PoweredFlights.$B$3:.$B$1002]&lt;=[.$K$2]))" office:value-type="float" office:value="0">
            <text:p>0</text:p>
          </table:table-cell>
          <table:table-cell table:style-name="ce73" table:number-matrix-columns-spanned="1" table:number-matrix-rows-spanned="1" table:formula="of:=SUM((LEFT([$PoweredFlights.$J$3:.$J$1002];2)=[.$A45])*([$PoweredFlights.$B$3:.$B$1002]&gt;=([.$K$2]-[.G$32]))*([$PoweredFlights.$B$3:.$B$1002]&lt;=[.$K$2]))" office:value-type="float" office:value="0">
            <text:p>0</text:p>
          </table:table-cell>
          <table:table-cell table:style-name="ce73" table:number-matrix-columns-spanned="1" table:number-matrix-rows-spanned="1" table:formula="of:=SUM((LEFT([$PoweredFlights.$J$3:.$J$1002];2)=[.$A45])*([$PoweredFlights.$B$3:.$B$1002]&gt;=([.$K$2]-[.H$32]))*([$PoweredFlights.$B$3:.$B$1002]&lt;=[.$K$2]))" office:value-type="float" office:value="0">
            <text:p>0</text:p>
          </table:table-cell>
          <table:table-cell table:style-name="ce73" table:number-matrix-columns-spanned="1" table:number-matrix-rows-spanned="1" table:formula="of:=SUM((LEFT([$PoweredFlights.$J$3:.$J$1002];2)=[.$A45])*([$PoweredFlights.$B$3:.$B$1002]&gt;=([.$K$2]-[.I$32]))*([$PoweredFlights.$B$3:.$B$1002]&lt;=[.$K$2]))" office:value-type="float" office:value="0">
            <text:p>0</text:p>
          </table:table-cell>
          <table:table-cell table:number-columns-repeated="6"/>
          <table:table-cell table:style-name="ce78" table:number-columns-repeated="240"/>
          <table:table-cell table:number-columns-repeated="769"/>
        </table:table-row>
        <table:table-row table:style-name="ro2">
          <table:covered-table-cell table:style-name="ce57"/>
          <table:table-cell table:style-name="ce66" office:value-type="string">
            <text:p>No. of Landings</text:p>
          </table:table-cell>
          <table:table-cell table:style-name="ce74" table:number-matrix-columns-spanned="1" table:number-matrix-rows-spanned="1" table:formula="of:=SUM((LEFT([$PoweredFlights.$J$3:.$J$1002];2)=[.$A45])*([$PoweredFlights.$B$3:.$B$1002]&gt;=([.$K$2]-[.C$32]))*([$PoweredFlights.$B$3:.$B$1002]&lt;=[.$K$2])*[$PoweredFlights.$O$3:.$O$1002])+SUM((LEFT([$PoweredFlights.$J$3:.$J$1002];2)=[.$A45])*([$PoweredFlights.$B$3:.$B$1002]&gt;=([.$K$2]-[.C$32]))*([$PoweredFlights.$B$3:.$B$1002]&lt;=[.$K$2])*[$PoweredFlights.$P$3:.$P$1002])" office:value-type="float" office:value="0">
            <text:p>0</text:p>
          </table:table-cell>
          <table:table-cell table:style-name="ce74" table:number-matrix-columns-spanned="1" table:number-matrix-rows-spanned="1" table:formula="of:=SUM((LEFT([$PoweredFlights.$J$3:.$J$1002];2)=[.$A45])*([$PoweredFlights.$B$3:.$B$1002]&gt;=([.$K$2]-[.D$32]))*([$PoweredFlights.$B$3:.$B$1002]&lt;=[.$K$2])*[$PoweredFlights.$O$3:.$O$1002])+SUM((LEFT([$PoweredFlights.$J$3:.$J$1002];2)=[.$A45])*([$PoweredFlights.$B$3:.$B$1002]&gt;=([.$K$2]-[.D$32]))*([$PoweredFlights.$B$3:.$B$1002]&lt;=[.$K$2])*[$PoweredFlights.$P$3:.$P$1002])" office:value-type="float" office:value="0">
            <text:p>0</text:p>
          </table:table-cell>
          <table:table-cell table:style-name="ce74" table:number-matrix-columns-spanned="1" table:number-matrix-rows-spanned="1" table:formula="of:=SUM((LEFT([$PoweredFlights.$J$3:.$J$1002];2)=[.$A45])*([$PoweredFlights.$B$3:.$B$1002]&gt;=([.$K$2]-[.E$32]))*([$PoweredFlights.$B$3:.$B$1002]&lt;=[.$K$2])*[$PoweredFlights.$O$3:.$O$1002])+SUM((LEFT([$PoweredFlights.$J$3:.$J$1002];2)=[.$A45])*([$PoweredFlights.$B$3:.$B$1002]&gt;=([.$K$2]-[.E$32]))*([$PoweredFlights.$B$3:.$B$1002]&lt;=[.$K$2])*[$PoweredFlights.$P$3:.$P$1002])" office:value-type="float" office:value="0">
            <text:p>0</text:p>
          </table:table-cell>
          <table:table-cell table:style-name="ce74" table:number-matrix-columns-spanned="1" table:number-matrix-rows-spanned="1" table:formula="of:=SUM((LEFT([$PoweredFlights.$J$3:.$J$1002];2)=[.$A45])*([$PoweredFlights.$B$3:.$B$1002]&gt;=([.$K$2]-[.F$32]))*([$PoweredFlights.$B$3:.$B$1002]&lt;=[.$K$2])*[$PoweredFlights.$O$3:.$O$1002])+SUM((LEFT([$PoweredFlights.$J$3:.$J$1002];2)=[.$A45])*([$PoweredFlights.$B$3:.$B$1002]&gt;=([.$K$2]-[.F$32]))*([$PoweredFlights.$B$3:.$B$1002]&lt;=[.$K$2])*[$PoweredFlights.$P$3:.$P$1002])" office:value-type="float" office:value="0">
            <text:p>0</text:p>
          </table:table-cell>
          <table:table-cell table:style-name="ce74" table:number-matrix-columns-spanned="1" table:number-matrix-rows-spanned="1" table:formula="of:=SUM((LEFT([$PoweredFlights.$J$3:.$J$1002];2)=[.$A45])*([$PoweredFlights.$B$3:.$B$1002]&gt;=([.$K$2]-[.G$32]))*([$PoweredFlights.$B$3:.$B$1002]&lt;=[.$K$2])*[$PoweredFlights.$O$3:.$O$1002])+SUM((LEFT([$PoweredFlights.$J$3:.$J$1002];2)=[.$A45])*([$PoweredFlights.$B$3:.$B$1002]&gt;=([.$K$2]-[.G$32]))*([$PoweredFlights.$B$3:.$B$1002]&lt;=[.$K$2])*[$PoweredFlights.$P$3:.$P$1002])" office:value-type="float" office:value="0">
            <text:p>0</text:p>
          </table:table-cell>
          <table:table-cell table:style-name="ce74" table:number-matrix-columns-spanned="1" table:number-matrix-rows-spanned="1" table:formula="of:=SUM((LEFT([$PoweredFlights.$J$3:.$J$1002];2)=[.$A45])*([$PoweredFlights.$B$3:.$B$1002]&gt;=([.$K$2]-[.H$32]))*([$PoweredFlights.$B$3:.$B$1002]&lt;=[.$K$2])*[$PoweredFlights.$O$3:.$O$1002])+SUM((LEFT([$PoweredFlights.$J$3:.$J$1002];2)=[.$A45])*([$PoweredFlights.$B$3:.$B$1002]&gt;=([.$K$2]-[.H$32]))*([$PoweredFlights.$B$3:.$B$1002]&lt;=[.$K$2])*[$PoweredFlights.$P$3:.$P$1002])" office:value-type="float" office:value="0">
            <text:p>0</text:p>
          </table:table-cell>
          <table:table-cell table:style-name="ce74" table:number-matrix-columns-spanned="1" table:number-matrix-rows-spanned="1" table:formula="of:=SUM((LEFT([$PoweredFlights.$J$3:.$J$1002];2)=[.$A45])*([$PoweredFlights.$B$3:.$B$1002]&gt;=([.$K$2]-[.I$32]))*([$PoweredFlights.$B$3:.$B$1002]&lt;=[.$K$2])*[$PoweredFlights.$O$3:.$O$1002])+SUM((LEFT([$PoweredFlights.$J$3:.$J$1002];2)=[.$A45])*([$PoweredFlights.$B$3:.$B$1002]&gt;=([.$K$2]-[.I$32]))*([$PoweredFlights.$B$3:.$B$1002]&lt;=[.$K$2])*[$PoweredFlights.$P$3:.$P$1002])" office:value-type="float" office:value="0">
            <text:p>0</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Time (hrs)</text:p>
          </table:table-cell>
          <table:table-cell table:style-name="ce74" table:number-matrix-columns-spanned="1" table:number-matrix-rows-spanned="1" table:formula="of:=SUM((LEFT([$PoweredFlights.$J$3:.$J$1002];2)=[.$A45])*([$PoweredFlights.$B$3:.$B$1002]&gt;=([.$K$2]-[.C$32]))*([$PoweredFlights.$B$3:.$B$1002]&lt;=[.$K$2])*[$PoweredFlights.$L$3:.$L$1002])+SUM((LEFT([$PoweredFlights.$J$3:.$J$1002];2)=[.$A45])*([$PoweredFlights.$B$3:.$B$1002]&gt;=([.$K$2]-[.C$32]))*([$PoweredFlights.$B$3:.$B$1002]&lt;=[.$K$2])*[$PoweredFlights.$M$3:.$M$1002])" office:value-type="float" office:value="0">
            <text:p>0</text:p>
          </table:table-cell>
          <table:table-cell table:style-name="ce74" table:number-matrix-columns-spanned="1" table:number-matrix-rows-spanned="1" table:formula="of:=SUM((LEFT([$PoweredFlights.$J$3:.$J$1002];2)=[.$A45])*([$PoweredFlights.$B$3:.$B$1002]&gt;=([.$K$2]-[.D$32]))*([$PoweredFlights.$B$3:.$B$1002]&lt;=[.$K$2])*[$PoweredFlights.$L$3:.$L$1002])+SUM((LEFT([$PoweredFlights.$J$3:.$J$1002];2)=[.$A45])*([$PoweredFlights.$B$3:.$B$1002]&gt;=([.$K$2]-[.D$32]))*([$PoweredFlights.$B$3:.$B$1002]&lt;=[.$K$2])*[$PoweredFlights.$M$3:.$M$1002])" office:value-type="float" office:value="0">
            <text:p>0</text:p>
          </table:table-cell>
          <table:table-cell table:style-name="ce74" table:number-matrix-columns-spanned="1" table:number-matrix-rows-spanned="1" table:formula="of:=SUM((LEFT([$PoweredFlights.$J$3:.$J$1002];2)=[.$A45])*([$PoweredFlights.$B$3:.$B$1002]&gt;=([.$K$2]-[.E$32]))*([$PoweredFlights.$B$3:.$B$1002]&lt;=[.$K$2])*[$PoweredFlights.$L$3:.$L$1002])+SUM((LEFT([$PoweredFlights.$J$3:.$J$1002];2)=[.$A45])*([$PoweredFlights.$B$3:.$B$1002]&gt;=([.$K$2]-[.E$32]))*([$PoweredFlights.$B$3:.$B$1002]&lt;=[.$K$2])*[$PoweredFlights.$M$3:.$M$1002])" office:value-type="float" office:value="0">
            <text:p>0</text:p>
          </table:table-cell>
          <table:table-cell table:style-name="ce74" table:number-matrix-columns-spanned="1" table:number-matrix-rows-spanned="1" table:formula="of:=SUM((LEFT([$PoweredFlights.$J$3:.$J$1002];2)=[.$A45])*([$PoweredFlights.$B$3:.$B$1002]&gt;=([.$K$2]-[.F$32]))*([$PoweredFlights.$B$3:.$B$1002]&lt;=[.$K$2])*[$PoweredFlights.$L$3:.$L$1002])+SUM((LEFT([$PoweredFlights.$J$3:.$J$1002];2)=[.$A45])*([$PoweredFlights.$B$3:.$B$1002]&gt;=([.$K$2]-[.F$32]))*([$PoweredFlights.$B$3:.$B$1002]&lt;=[.$K$2])*[$PoweredFlights.$M$3:.$M$1002])" office:value-type="float" office:value="0">
            <text:p>0</text:p>
          </table:table-cell>
          <table:table-cell table:style-name="ce74" table:number-matrix-columns-spanned="1" table:number-matrix-rows-spanned="1" table:formula="of:=SUM((LEFT([$PoweredFlights.$J$3:.$J$1002];2)=[.$A45])*([$PoweredFlights.$B$3:.$B$1002]&gt;=([.$K$2]-[.G$32]))*([$PoweredFlights.$B$3:.$B$1002]&lt;=[.$K$2])*[$PoweredFlights.$L$3:.$L$1002])+SUM((LEFT([$PoweredFlights.$J$3:.$J$1002];2)=[.$A45])*([$PoweredFlights.$B$3:.$B$1002]&gt;=([.$K$2]-[.G$32]))*([$PoweredFlights.$B$3:.$B$1002]&lt;=[.$K$2])*[$PoweredFlights.$M$3:.$M$1002])" office:value-type="float" office:value="0">
            <text:p>0</text:p>
          </table:table-cell>
          <table:table-cell table:style-name="ce74" table:number-matrix-columns-spanned="1" table:number-matrix-rows-spanned="1" table:formula="of:=SUM((LEFT([$PoweredFlights.$J$3:.$J$1002];2)=[.$A45])*([$PoweredFlights.$B$3:.$B$1002]&gt;=([.$K$2]-[.H$32]))*([$PoweredFlights.$B$3:.$B$1002]&lt;=[.$K$2])*[$PoweredFlights.$L$3:.$L$1002])+SUM((LEFT([$PoweredFlights.$J$3:.$J$1002];2)=[.$A45])*([$PoweredFlights.$B$3:.$B$1002]&gt;=([.$K$2]-[.H$32]))*([$PoweredFlights.$B$3:.$B$1002]&lt;=[.$K$2])*[$PoweredFlights.$M$3:.$M$1002])" office:value-type="float" office:value="0">
            <text:p>0</text:p>
          </table:table-cell>
          <table:table-cell table:style-name="ce74" table:number-matrix-columns-spanned="1" table:number-matrix-rows-spanned="1" table:formula="of:=SUM((LEFT([$PoweredFlights.$J$3:.$J$1002];2)=[.$A45])*([$PoweredFlights.$B$3:.$B$1002]&gt;=([.$K$2]-[.I$32]))*([$PoweredFlights.$B$3:.$B$1002]&lt;=[.$K$2])*[$PoweredFlights.$L$3:.$L$1002])+SUM((LEFT([$PoweredFlights.$J$3:.$J$1002];2)=[.$A45])*([$PoweredFlights.$B$3:.$B$1002]&gt;=([.$K$2]-[.I$32]))*([$PoweredFlights.$B$3:.$B$1002]&lt;=[.$K$2])*[$PoweredFlights.$M$3:.$M$1002])" office:value-type="float" office:value="0">
            <text:p>0</text:p>
          </table:table-cell>
          <table:table-cell table:number-columns-repeated="7"/>
          <table:table-cell table:style-name="ce78" table:number-columns-repeated="239"/>
          <table:table-cell table:number-columns-repeated="769"/>
        </table:table-row>
        <table:table-row table:style-name="ro2">
          <table:covered-table-cell table:style-name="ce58"/>
          <table:table-cell table:style-name="ce66" office:value-type="string">
            <text:p>Instr Time (hrs)</text:p>
          </table:table-cell>
          <table:table-cell table:style-name="ce73" table:number-matrix-columns-spanned="1" table:number-matrix-rows-spanned="1" table:formula="of:=SUM((LEFT([$PoweredFlights.$J$3:.$J$1002];2)=[.$A45])*([$PoweredFlights.$B$3:.$B$1002]&gt;=([.$K$2]-[.C$32]))*([$PoweredFlights.$B$3:.$B$1002]&lt;=[.$K$2])*[$PoweredFlights.$N$3:.$N$1002])" office:value-type="float" office:value="0">
            <text:p>0</text:p>
          </table:table-cell>
          <table:table-cell table:style-name="ce73" table:number-matrix-columns-spanned="1" table:number-matrix-rows-spanned="1" table:formula="of:=SUM((LEFT([$PoweredFlights.$J$3:.$J$1002];2)=[.$A45])*([$PoweredFlights.$B$3:.$B$1002]&gt;=([.$K$2]-[.D$32]))*([$PoweredFlights.$B$3:.$B$1002]&lt;=[.$K$2])*[$PoweredFlights.$N$3:.$N$1002])" office:value-type="float" office:value="0">
            <text:p>0</text:p>
          </table:table-cell>
          <table:table-cell table:style-name="ce73" table:number-matrix-columns-spanned="1" table:number-matrix-rows-spanned="1" table:formula="of:=SUM((LEFT([$PoweredFlights.$J$3:.$J$1002];2)=[.$A45])*([$PoweredFlights.$B$3:.$B$1002]&gt;=([.$K$2]-[.E$32]))*([$PoweredFlights.$B$3:.$B$1002]&lt;=[.$K$2])*[$PoweredFlights.$N$3:.$N$1002])" office:value-type="float" office:value="0">
            <text:p>0</text:p>
          </table:table-cell>
          <table:table-cell table:style-name="ce73" table:number-matrix-columns-spanned="1" table:number-matrix-rows-spanned="1" table:formula="of:=SUM((LEFT([$PoweredFlights.$J$3:.$J$1002];2)=[.$A45])*([$PoweredFlights.$B$3:.$B$1002]&gt;=([.$K$2]-[.F$32]))*([$PoweredFlights.$B$3:.$B$1002]&lt;=[.$K$2])*[$PoweredFlights.$N$3:.$N$1002])" office:value-type="float" office:value="0">
            <text:p>0</text:p>
          </table:table-cell>
          <table:table-cell table:style-name="ce73" table:number-matrix-columns-spanned="1" table:number-matrix-rows-spanned="1" table:formula="of:=SUM((LEFT([$PoweredFlights.$J$3:.$J$1002];2)=[.$A45])*([$PoweredFlights.$B$3:.$B$1002]&gt;=([.$K$2]-[.G$32]))*([$PoweredFlights.$B$3:.$B$1002]&lt;=[.$K$2])*[$PoweredFlights.$N$3:.$N$1002])" office:value-type="float" office:value="0">
            <text:p>0</text:p>
          </table:table-cell>
          <table:table-cell table:style-name="ce73" table:number-matrix-columns-spanned="1" table:number-matrix-rows-spanned="1" table:formula="of:=SUM((LEFT([$PoweredFlights.$J$3:.$J$1002];2)=[.$A45])*([$PoweredFlights.$B$3:.$B$1002]&gt;=([.$K$2]-[.H$32]))*([$PoweredFlights.$B$3:.$B$1002]&lt;=[.$K$2])*[$PoweredFlights.$N$3:.$N$1002])" office:value-type="float" office:value="0">
            <text:p>0</text:p>
          </table:table-cell>
          <table:table-cell table:style-name="ce73" table:number-matrix-columns-spanned="1" table:number-matrix-rows-spanned="1" table:formula="of:=SUM((LEFT([$PoweredFlights.$J$3:.$J$1002];2)=[.$A45])*([$PoweredFlights.$B$3:.$B$1002]&gt;=([.$K$2]-[.I$32]))*([$PoweredFlights.$B$3:.$B$1002]&lt;=[.$K$2])*[$PoweredFlights.$N$3:.$N$1002])" office:value-type="float" office:value="0">
            <text:p>0</text:p>
          </table:table-cell>
          <table:table-cell table:number-columns-repeated="6"/>
          <table:table-cell table:style-name="ce78" table:number-columns-repeated="240"/>
          <table:table-cell table:number-columns-repeated="769"/>
        </table:table-row>
        <table:table-row table:style-name="ro2">
          <table:table-cell table:style-name="ce31" office:value-type="string" table:number-columns-spanned="1" table:number-rows-spanned="4">
            <text:p>PI</text:p>
          </table:table-cell>
          <table:table-cell table:style-name="ce66" office:value-type="string">
            <text:p>No. of Flights</text:p>
          </table:table-cell>
          <table:table-cell table:style-name="ce73" table:number-matrix-columns-spanned="1" table:number-matrix-rows-spanned="1" table:formula="of:=SUM((LEFT([$PoweredFlights.$J$3:.$J$1002];2)=[.$A49])*([$PoweredFlights.$B$3:.$B$1002]&gt;=([.$K$2]-[.C$32]))*([$PoweredFlights.$B$3:.$B$1002]&lt;=[.$K$2]))" office:value-type="float" office:value="0">
            <text:p>0</text:p>
          </table:table-cell>
          <table:table-cell table:style-name="ce73" table:number-matrix-columns-spanned="1" table:number-matrix-rows-spanned="1" table:formula="of:=SUM((LEFT([$PoweredFlights.$J$3:.$J$1002];2)=[.$A49])*([$PoweredFlights.$B$3:.$B$1002]&gt;=([.$K$2]-[.D$32]))*([$PoweredFlights.$B$3:.$B$1002]&lt;=[.$K$2]))" office:value-type="float" office:value="0">
            <text:p>0</text:p>
          </table:table-cell>
          <table:table-cell table:style-name="ce73" table:number-matrix-columns-spanned="1" table:number-matrix-rows-spanned="1" table:formula="of:=SUM((LEFT([$PoweredFlights.$J$3:.$J$1002];2)=[.$A49])*([$PoweredFlights.$B$3:.$B$1002]&gt;=([.$K$2]-[.E$32]))*([$PoweredFlights.$B$3:.$B$1002]&lt;=[.$K$2]))" office:value-type="float" office:value="0">
            <text:p>0</text:p>
          </table:table-cell>
          <table:table-cell table:style-name="ce73" table:number-matrix-columns-spanned="1" table:number-matrix-rows-spanned="1" table:formula="of:=SUM((LEFT([$PoweredFlights.$J$3:.$J$1002];2)=[.$A49])*([$PoweredFlights.$B$3:.$B$1002]&gt;=([.$K$2]-[.F$32]))*([$PoweredFlights.$B$3:.$B$1002]&lt;=[.$K$2]))" office:value-type="float" office:value="0">
            <text:p>0</text:p>
          </table:table-cell>
          <table:table-cell table:style-name="ce73" table:number-matrix-columns-spanned="1" table:number-matrix-rows-spanned="1" table:formula="of:=SUM((LEFT([$PoweredFlights.$J$3:.$J$1002];2)=[.$A49])*([$PoweredFlights.$B$3:.$B$1002]&gt;=([.$K$2]-[.G$32]))*([$PoweredFlights.$B$3:.$B$1002]&lt;=[.$K$2]))" office:value-type="float" office:value="0">
            <text:p>0</text:p>
          </table:table-cell>
          <table:table-cell table:style-name="ce73" table:number-matrix-columns-spanned="1" table:number-matrix-rows-spanned="1" table:formula="of:=SUM((LEFT([$PoweredFlights.$J$3:.$J$1002];2)=[.$A49])*([$PoweredFlights.$B$3:.$B$1002]&gt;=([.$K$2]-[.H$32]))*([$PoweredFlights.$B$3:.$B$1002]&lt;=[.$K$2]))" office:value-type="float" office:value="0">
            <text:p>0</text:p>
          </table:table-cell>
          <table:table-cell table:style-name="ce73" table:number-matrix-columns-spanned="1" table:number-matrix-rows-spanned="1" table:formula="of:=SUM((LEFT([$PoweredFlights.$J$3:.$J$1002];2)=[.$A49])*([$PoweredFlights.$B$3:.$B$1002]&gt;=([.$K$2]-[.I$32]))*([$PoweredFlights.$B$3:.$B$1002]&lt;=[.$K$2]))" office:value-type="float" office:value="0">
            <text:p>0</text:p>
          </table:table-cell>
          <table:table-cell table:number-columns-repeated="6"/>
          <table:table-cell table:style-name="ce78" table:number-columns-repeated="240"/>
          <table:table-cell table:number-columns-repeated="769"/>
        </table:table-row>
        <table:table-row table:style-name="ro2">
          <table:covered-table-cell table:style-name="ce57"/>
          <table:table-cell table:style-name="ce66" office:value-type="string">
            <text:p>No. of Landings</text:p>
          </table:table-cell>
          <table:table-cell table:style-name="ce74" table:number-matrix-columns-spanned="1" table:number-matrix-rows-spanned="1" table:formula="of:=SUM((LEFT([$PoweredFlights.$J$3:.$J$1002];2)=[.$A49])*([$PoweredFlights.$B$3:.$B$1002]&gt;=([.$K$2]-[.C$32]))*([$PoweredFlights.$B$3:.$B$1002]&lt;=[.$K$2])*[$PoweredFlights.$O$3:.$O$1002])+SUM((LEFT([$PoweredFlights.$J$3:.$J$1002];2)=[.$A49])*([$PoweredFlights.$B$3:.$B$1002]&gt;=([.$K$2]-[.C$32]))*([$PoweredFlights.$B$3:.$B$1002]&lt;=[.$K$2])*[$PoweredFlights.$P$3:.$P$1002])" office:value-type="float" office:value="0">
            <text:p>0</text:p>
          </table:table-cell>
          <table:table-cell table:style-name="ce74" table:number-matrix-columns-spanned="1" table:number-matrix-rows-spanned="1" table:formula="of:=SUM((LEFT([$PoweredFlights.$J$3:.$J$1002];2)=[.$A49])*([$PoweredFlights.$B$3:.$B$1002]&gt;=([.$K$2]-[.D$32]))*([$PoweredFlights.$B$3:.$B$1002]&lt;=[.$K$2])*[$PoweredFlights.$O$3:.$O$1002])+SUM((LEFT([$PoweredFlights.$J$3:.$J$1002];2)=[.$A49])*([$PoweredFlights.$B$3:.$B$1002]&gt;=([.$K$2]-[.D$32]))*([$PoweredFlights.$B$3:.$B$1002]&lt;=[.$K$2])*[$PoweredFlights.$P$3:.$P$1002])" office:value-type="float" office:value="0">
            <text:p>0</text:p>
          </table:table-cell>
          <table:table-cell table:style-name="ce74" table:number-matrix-columns-spanned="1" table:number-matrix-rows-spanned="1" table:formula="of:=SUM((LEFT([$PoweredFlights.$J$3:.$J$1002];2)=[.$A49])*([$PoweredFlights.$B$3:.$B$1002]&gt;=([.$K$2]-[.E$32]))*([$PoweredFlights.$B$3:.$B$1002]&lt;=[.$K$2])*[$PoweredFlights.$O$3:.$O$1002])+SUM((LEFT([$PoweredFlights.$J$3:.$J$1002];2)=[.$A49])*([$PoweredFlights.$B$3:.$B$1002]&gt;=([.$K$2]-[.E$32]))*([$PoweredFlights.$B$3:.$B$1002]&lt;=[.$K$2])*[$PoweredFlights.$P$3:.$P$1002])" office:value-type="float" office:value="0">
            <text:p>0</text:p>
          </table:table-cell>
          <table:table-cell table:style-name="ce74" table:number-matrix-columns-spanned="1" table:number-matrix-rows-spanned="1" table:formula="of:=SUM((LEFT([$PoweredFlights.$J$3:.$J$1002];2)=[.$A49])*([$PoweredFlights.$B$3:.$B$1002]&gt;=([.$K$2]-[.F$32]))*([$PoweredFlights.$B$3:.$B$1002]&lt;=[.$K$2])*[$PoweredFlights.$O$3:.$O$1002])+SUM((LEFT([$PoweredFlights.$J$3:.$J$1002];2)=[.$A49])*([$PoweredFlights.$B$3:.$B$1002]&gt;=([.$K$2]-[.F$32]))*([$PoweredFlights.$B$3:.$B$1002]&lt;=[.$K$2])*[$PoweredFlights.$P$3:.$P$1002])" office:value-type="float" office:value="0">
            <text:p>0</text:p>
          </table:table-cell>
          <table:table-cell table:style-name="ce74" table:number-matrix-columns-spanned="1" table:number-matrix-rows-spanned="1" table:formula="of:=SUM((LEFT([$PoweredFlights.$J$3:.$J$1002];2)=[.$A49])*([$PoweredFlights.$B$3:.$B$1002]&gt;=([.$K$2]-[.G$32]))*([$PoweredFlights.$B$3:.$B$1002]&lt;=[.$K$2])*[$PoweredFlights.$O$3:.$O$1002])+SUM((LEFT([$PoweredFlights.$J$3:.$J$1002];2)=[.$A49])*([$PoweredFlights.$B$3:.$B$1002]&gt;=([.$K$2]-[.G$32]))*([$PoweredFlights.$B$3:.$B$1002]&lt;=[.$K$2])*[$PoweredFlights.$P$3:.$P$1002])" office:value-type="float" office:value="0">
            <text:p>0</text:p>
          </table:table-cell>
          <table:table-cell table:style-name="ce74" table:number-matrix-columns-spanned="1" table:number-matrix-rows-spanned="1" table:formula="of:=SUM((LEFT([$PoweredFlights.$J$3:.$J$1002];2)=[.$A49])*([$PoweredFlights.$B$3:.$B$1002]&gt;=([.$K$2]-[.H$32]))*([$PoweredFlights.$B$3:.$B$1002]&lt;=[.$K$2])*[$PoweredFlights.$O$3:.$O$1002])+SUM((LEFT([$PoweredFlights.$J$3:.$J$1002];2)=[.$A49])*([$PoweredFlights.$B$3:.$B$1002]&gt;=([.$K$2]-[.H$32]))*([$PoweredFlights.$B$3:.$B$1002]&lt;=[.$K$2])*[$PoweredFlights.$P$3:.$P$1002])" office:value-type="float" office:value="0">
            <text:p>0</text:p>
          </table:table-cell>
          <table:table-cell table:style-name="ce74" table:number-matrix-columns-spanned="1" table:number-matrix-rows-spanned="1" table:formula="of:=SUM((LEFT([$PoweredFlights.$J$3:.$J$1002];2)=[.$A49])*([$PoweredFlights.$B$3:.$B$1002]&gt;=([.$K$2]-[.I$32]))*([$PoweredFlights.$B$3:.$B$1002]&lt;=[.$K$2])*[$PoweredFlights.$O$3:.$O$1002])+SUM((LEFT([$PoweredFlights.$J$3:.$J$1002];2)=[.$A49])*([$PoweredFlights.$B$3:.$B$1002]&gt;=([.$K$2]-[.I$32]))*([$PoweredFlights.$B$3:.$B$1002]&lt;=[.$K$2])*[$PoweredFlights.$P$3:.$P$1002])" office:value-type="float" office:value="0">
            <text:p>0</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Time (hrs)</text:p>
          </table:table-cell>
          <table:table-cell table:style-name="ce74" table:number-matrix-columns-spanned="1" table:number-matrix-rows-spanned="1" table:formula="of:=SUM((LEFT([$PoweredFlights.$J$3:.$J$1002];2)=[.$A49])*([$PoweredFlights.$B$3:.$B$1002]&gt;=([.$K$2]-[.C$32]))*([$PoweredFlights.$B$3:.$B$1002]&lt;=[.$K$2])*[$PoweredFlights.$L$3:.$L$1002])+SUM((LEFT([$PoweredFlights.$J$3:.$J$1002];2)=[.$A49])*([$PoweredFlights.$B$3:.$B$1002]&gt;=([.$K$2]-[.C$32]))*([$PoweredFlights.$B$3:.$B$1002]&lt;=[.$K$2])*[$PoweredFlights.$M$3:.$M$1002])" office:value-type="float" office:value="0">
            <text:p>0</text:p>
          </table:table-cell>
          <table:table-cell table:style-name="ce74" table:number-matrix-columns-spanned="1" table:number-matrix-rows-spanned="1" table:formula="of:=SUM((LEFT([$PoweredFlights.$J$3:.$J$1002];2)=[.$A49])*([$PoweredFlights.$B$3:.$B$1002]&gt;=([.$K$2]-[.D$32]))*([$PoweredFlights.$B$3:.$B$1002]&lt;=[.$K$2])*[$PoweredFlights.$L$3:.$L$1002])+SUM((LEFT([$PoweredFlights.$J$3:.$J$1002];2)=[.$A49])*([$PoweredFlights.$B$3:.$B$1002]&gt;=([.$K$2]-[.D$32]))*([$PoweredFlights.$B$3:.$B$1002]&lt;=[.$K$2])*[$PoweredFlights.$M$3:.$M$1002])" office:value-type="float" office:value="0">
            <text:p>0</text:p>
          </table:table-cell>
          <table:table-cell table:style-name="ce74" table:number-matrix-columns-spanned="1" table:number-matrix-rows-spanned="1" table:formula="of:=SUM((LEFT([$PoweredFlights.$J$3:.$J$1002];2)=[.$A49])*([$PoweredFlights.$B$3:.$B$1002]&gt;=([.$K$2]-[.E$32]))*([$PoweredFlights.$B$3:.$B$1002]&lt;=[.$K$2])*[$PoweredFlights.$L$3:.$L$1002])+SUM((LEFT([$PoweredFlights.$J$3:.$J$1002];2)=[.$A49])*([$PoweredFlights.$B$3:.$B$1002]&gt;=([.$K$2]-[.E$32]))*([$PoweredFlights.$B$3:.$B$1002]&lt;=[.$K$2])*[$PoweredFlights.$M$3:.$M$1002])" office:value-type="float" office:value="0">
            <text:p>0</text:p>
          </table:table-cell>
          <table:table-cell table:style-name="ce74" table:number-matrix-columns-spanned="1" table:number-matrix-rows-spanned="1" table:formula="of:=SUM((LEFT([$PoweredFlights.$J$3:.$J$1002];2)=[.$A49])*([$PoweredFlights.$B$3:.$B$1002]&gt;=([.$K$2]-[.F$32]))*([$PoweredFlights.$B$3:.$B$1002]&lt;=[.$K$2])*[$PoweredFlights.$L$3:.$L$1002])+SUM((LEFT([$PoweredFlights.$J$3:.$J$1002];2)=[.$A49])*([$PoweredFlights.$B$3:.$B$1002]&gt;=([.$K$2]-[.F$32]))*([$PoweredFlights.$B$3:.$B$1002]&lt;=[.$K$2])*[$PoweredFlights.$M$3:.$M$1002])" office:value-type="float" office:value="0">
            <text:p>0</text:p>
          </table:table-cell>
          <table:table-cell table:style-name="ce74" table:number-matrix-columns-spanned="1" table:number-matrix-rows-spanned="1" table:formula="of:=SUM((LEFT([$PoweredFlights.$J$3:.$J$1002];2)=[.$A49])*([$PoweredFlights.$B$3:.$B$1002]&gt;=([.$K$2]-[.G$32]))*([$PoweredFlights.$B$3:.$B$1002]&lt;=[.$K$2])*[$PoweredFlights.$L$3:.$L$1002])+SUM((LEFT([$PoweredFlights.$J$3:.$J$1002];2)=[.$A49])*([$PoweredFlights.$B$3:.$B$1002]&gt;=([.$K$2]-[.G$32]))*([$PoweredFlights.$B$3:.$B$1002]&lt;=[.$K$2])*[$PoweredFlights.$M$3:.$M$1002])" office:value-type="float" office:value="0">
            <text:p>0</text:p>
          </table:table-cell>
          <table:table-cell table:style-name="ce74" table:number-matrix-columns-spanned="1" table:number-matrix-rows-spanned="1" table:formula="of:=SUM((LEFT([$PoweredFlights.$J$3:.$J$1002];2)=[.$A49])*([$PoweredFlights.$B$3:.$B$1002]&gt;=([.$K$2]-[.H$32]))*([$PoweredFlights.$B$3:.$B$1002]&lt;=[.$K$2])*[$PoweredFlights.$L$3:.$L$1002])+SUM((LEFT([$PoweredFlights.$J$3:.$J$1002];2)=[.$A49])*([$PoweredFlights.$B$3:.$B$1002]&gt;=([.$K$2]-[.H$32]))*([$PoweredFlights.$B$3:.$B$1002]&lt;=[.$K$2])*[$PoweredFlights.$M$3:.$M$1002])" office:value-type="float" office:value="0">
            <text:p>0</text:p>
          </table:table-cell>
          <table:table-cell table:style-name="ce74" table:number-matrix-columns-spanned="1" table:number-matrix-rows-spanned="1" table:formula="of:=SUM((LEFT([$PoweredFlights.$J$3:.$J$1002];2)=[.$A49])*([$PoweredFlights.$B$3:.$B$1002]&gt;=([.$K$2]-[.I$32]))*([$PoweredFlights.$B$3:.$B$1002]&lt;=[.$K$2])*[$PoweredFlights.$L$3:.$L$1002])+SUM((LEFT([$PoweredFlights.$J$3:.$J$1002];2)=[.$A49])*([$PoweredFlights.$B$3:.$B$1002]&gt;=([.$K$2]-[.I$32]))*([$PoweredFlights.$B$3:.$B$1002]&lt;=[.$K$2])*[$PoweredFlights.$M$3:.$M$1002])" office:value-type="float" office:value="0">
            <text:p>0</text:p>
          </table:table-cell>
          <table:table-cell table:number-columns-repeated="6"/>
          <table:table-cell table:style-name="ce78"/>
          <table:table-cell table:style-name="ce91" office:value-type="string" table:number-columns-spanned="7" table:number-rows-spanned="1">
            <text:p>Total Flying</text:p>
          </table:table-cell>
          <table:covered-table-cell table:number-columns-repeated="6" table:style-name="ce93"/>
          <table:table-cell table:style-name="ce78" table:number-columns-repeated="232"/>
          <table:table-cell table:number-columns-repeated="769"/>
        </table:table-row>
        <table:table-row table:style-name="ro2">
          <table:covered-table-cell table:style-name="ce58"/>
          <table:table-cell table:style-name="ce66" office:value-type="string">
            <text:p>Instr Time (hrs)</text:p>
          </table:table-cell>
          <table:table-cell table:style-name="ce73" table:number-matrix-columns-spanned="1" table:number-matrix-rows-spanned="1" table:formula="of:=SUM((LEFT([$PoweredFlights.$J$3:.$J$1002];2)=[.$A49])*([$PoweredFlights.$B$3:.$B$1002]&gt;=([.$K$2]-[.C$32]))*([$PoweredFlights.$B$3:.$B$1002]&lt;=[.$K$2])*[$PoweredFlights.$N$3:.$N$1002])" office:value-type="float" office:value="0">
            <text:p>0</text:p>
          </table:table-cell>
          <table:table-cell table:style-name="ce73" table:number-matrix-columns-spanned="1" table:number-matrix-rows-spanned="1" table:formula="of:=SUM((LEFT([$PoweredFlights.$J$3:.$J$1002];2)=[.$A49])*([$PoweredFlights.$B$3:.$B$1002]&gt;=([.$K$2]-[.D$32]))*([$PoweredFlights.$B$3:.$B$1002]&lt;=[.$K$2])*[$PoweredFlights.$N$3:.$N$1002])" office:value-type="float" office:value="0">
            <text:p>0</text:p>
          </table:table-cell>
          <table:table-cell table:style-name="ce73" table:number-matrix-columns-spanned="1" table:number-matrix-rows-spanned="1" table:formula="of:=SUM((LEFT([$PoweredFlights.$J$3:.$J$1002];2)=[.$A49])*([$PoweredFlights.$B$3:.$B$1002]&gt;=([.$K$2]-[.E$32]))*([$PoweredFlights.$B$3:.$B$1002]&lt;=[.$K$2])*[$PoweredFlights.$N$3:.$N$1002])" office:value-type="float" office:value="0">
            <text:p>0</text:p>
          </table:table-cell>
          <table:table-cell table:style-name="ce73" table:number-matrix-columns-spanned="1" table:number-matrix-rows-spanned="1" table:formula="of:=SUM((LEFT([$PoweredFlights.$J$3:.$J$1002];2)=[.$A49])*([$PoweredFlights.$B$3:.$B$1002]&gt;=([.$K$2]-[.F$32]))*([$PoweredFlights.$B$3:.$B$1002]&lt;=[.$K$2])*[$PoweredFlights.$N$3:.$N$1002])" office:value-type="float" office:value="0">
            <text:p>0</text:p>
          </table:table-cell>
          <table:table-cell table:style-name="ce73" table:number-matrix-columns-spanned="1" table:number-matrix-rows-spanned="1" table:formula="of:=SUM((LEFT([$PoweredFlights.$J$3:.$J$1002];2)=[.$A49])*([$PoweredFlights.$B$3:.$B$1002]&gt;=([.$K$2]-[.G$32]))*([$PoweredFlights.$B$3:.$B$1002]&lt;=[.$K$2])*[$PoweredFlights.$N$3:.$N$1002])" office:value-type="float" office:value="0">
            <text:p>0</text:p>
          </table:table-cell>
          <table:table-cell table:style-name="ce73" table:number-matrix-columns-spanned="1" table:number-matrix-rows-spanned="1" table:formula="of:=SUM((LEFT([$PoweredFlights.$J$3:.$J$1002];2)=[.$A49])*([$PoweredFlights.$B$3:.$B$1002]&gt;=([.$K$2]-[.H$32]))*([$PoweredFlights.$B$3:.$B$1002]&lt;=[.$K$2])*[$PoweredFlights.$N$3:.$N$1002])" office:value-type="float" office:value="0">
            <text:p>0</text:p>
          </table:table-cell>
          <table:table-cell table:style-name="ce73" table:number-matrix-columns-spanned="1" table:number-matrix-rows-spanned="1" table:formula="of:=SUM((LEFT([$PoweredFlights.$J$3:.$J$1002];2)=[.$A49])*([$PoweredFlights.$B$3:.$B$1002]&gt;=([.$K$2]-[.I$32]))*([$PoweredFlights.$B$3:.$B$1002]&lt;=[.$K$2])*[$PoweredFlights.$N$3:.$N$1002])" office:value-type="float" office:value="0">
            <text:p>0</text:p>
          </table:table-cell>
          <table:table-cell table:number-columns-repeated="6"/>
          <table:table-cell table:style-name="ce78"/>
          <table:table-cell table:style-name="ce92"/>
          <table:table-cell table:style-name="ce94" office:value-type="string">
            <text:p>Total</text:p>
          </table:table-cell>
          <table:table-cell table:style-name="ce94" office:value-type="string">
            <text:p>P1</text:p>
          </table:table-cell>
          <table:table-cell table:style-name="ce94" office:value-type="string">
            <text:p>P2</text:p>
          </table:table-cell>
          <table:table-cell table:style-name="ce94" office:value-type="string">
            <text:p>PD</text:p>
          </table:table-cell>
          <table:table-cell table:style-name="ce94" office:value-type="string">
            <text:p>PI</text:p>
          </table:table-cell>
          <table:table-cell table:style-name="ce94" table:formula="of:=[.$K$3]" office:value-type="string" office:string-value="G-XXXX">
            <text:p>G-XXXX</text:p>
          </table:table-cell>
          <table:table-cell table:style-name="ce78" table:number-columns-repeated="232"/>
          <table:table-cell table:number-columns-repeated="769"/>
        </table:table-row>
        <table:table-row table:style-name="ro2">
          <table:table-cell table:style-name="ce52" office:value-type="string">
            <text:p>Reg:</text:p>
          </table:table-cell>
          <table:table-cell table:style-name="ce66" office:value-type="string">
            <text:p>No. of Flights</text:p>
          </table:table-cell>
          <table:table-cell table:style-name="ce73" table:number-matrix-columns-spanned="1" table:number-matrix-rows-spanned="1" table:formula="of:=SUM(([$PoweredFlights.$D$3:.$D$1002]=[.$A54])*([$PoweredFlights.$B$3:.$B$1002]&gt;=([.$K$2]-[.C$32]))*([$PoweredFlights.$B$3:.$B$1002]&lt;=[.$K$2]))" office:value-type="float" office:value="0">
            <text:p>0</text:p>
          </table:table-cell>
          <table:table-cell table:style-name="ce73" table:number-matrix-columns-spanned="1" table:number-matrix-rows-spanned="1" table:formula="of:=SUM(([$PoweredFlights.$D$3:.$D$1002]=[.$A54])*([$PoweredFlights.$B$3:.$B$1002]&gt;=([.$K$2]-[.D$32]))*([$PoweredFlights.$B$3:.$B$1002]&lt;=[.$K$2]))" office:value-type="float" office:value="0">
            <text:p>0</text:p>
          </table:table-cell>
          <table:table-cell table:style-name="ce73" table:number-matrix-columns-spanned="1" table:number-matrix-rows-spanned="1" table:formula="of:=SUM(([$PoweredFlights.$D$3:.$D$1002]=[.$A54])*([$PoweredFlights.$B$3:.$B$1002]&gt;=([.$K$2]-[.E$32]))*([$PoweredFlights.$B$3:.$B$1002]&lt;=[.$K$2]))" office:value-type="float" office:value="0">
            <text:p>0</text:p>
          </table:table-cell>
          <table:table-cell table:style-name="ce73" table:number-matrix-columns-spanned="1" table:number-matrix-rows-spanned="1" table:formula="of:=SUM(([$PoweredFlights.$D$3:.$D$1002]=[.$A54])*([$PoweredFlights.$B$3:.$B$1002]&gt;=([.$K$2]-[.F$32]))*([$PoweredFlights.$B$3:.$B$1002]&lt;=[.$K$2]))" office:value-type="float" office:value="1">
            <text:p>1</text:p>
          </table:table-cell>
          <table:table-cell table:style-name="ce73" table:number-matrix-columns-spanned="1" table:number-matrix-rows-spanned="1" table:formula="of:=SUM(([$PoweredFlights.$D$3:.$D$1002]=[.$A54])*([$PoweredFlights.$B$3:.$B$1002]&gt;=([.$K$2]-[.G$32]))*([$PoweredFlights.$B$3:.$B$1002]&lt;=[.$K$2]))" office:value-type="float" office:value="1">
            <text:p>1</text:p>
          </table:table-cell>
          <table:table-cell table:style-name="ce73" table:number-matrix-columns-spanned="1" table:number-matrix-rows-spanned="1" table:formula="of:=SUM(([$PoweredFlights.$D$3:.$D$1002]=[.$A54])*([$PoweredFlights.$B$3:.$B$1002]&gt;=([.$K$2]-[.H$32]))*([$PoweredFlights.$B$3:.$B$1002]&lt;=[.$K$2]))" office:value-type="float" office:value="1">
            <text:p>1</text:p>
          </table:table-cell>
          <table:table-cell table:style-name="ce73" table:number-matrix-columns-spanned="1" table:number-matrix-rows-spanned="1" table:formula="of:=SUM(([$PoweredFlights.$D$3:.$D$1002]=[.$A54])*([$PoweredFlights.$B$3:.$B$1002]&gt;=([.$K$2]-[.I$32]))*([$PoweredFlights.$B$3:.$B$1002]&lt;=[.$K$2]))" office:value-type="float" office:value="1">
            <text:p>1</text:p>
          </table:table-cell>
          <table:table-cell table:number-columns-repeated="6"/>
          <table:table-cell table:style-name="ce78"/>
          <table:table-cell table:style-name="ce66" office:value-type="string">
            <text:p>No. of Flights</text:p>
          </table:table-cell>
          <table:table-cell table:style-name="ce95" table:formula="of:=COUNTA([$PoweredFlights.$B$3:.$B$1002])" office:value-type="float" office:value="1">
            <text:p>1</text:p>
          </table:table-cell>
          <table:table-cell table:style-name="ce73" table:number-matrix-columns-spanned="1" table:number-matrix-rows-spanned="1" table:formula="of:=SUM(LEFT([$PoweredFlights.$J$3:.$J$1002];2)=[.S$52])" office:value-type="float" office:value="0">
            <text:p>0</text:p>
          </table:table-cell>
          <table:table-cell table:style-name="ce73" table:number-matrix-columns-spanned="1" table:number-matrix-rows-spanned="1" table:formula="of:=SUM(LEFT([$PoweredFlights.$J$3:.$J$1002];2)=[.T$52])" office:value-type="float" office:value="1">
            <text:p>1</text:p>
          </table:table-cell>
          <table:table-cell table:style-name="ce73" table:number-matrix-columns-spanned="1" table:number-matrix-rows-spanned="1" table:formula="of:=SUM(LEFT([$PoweredFlights.$J$3:.$J$1002];2)=[.U$52])" office:value-type="float" office:value="0">
            <text:p>0</text:p>
          </table:table-cell>
          <table:table-cell table:style-name="ce73" table:number-matrix-columns-spanned="1" table:number-matrix-rows-spanned="1" table:formula="of:=SUM(LEFT([$PoweredFlights.$J$3:.$J$1002];2)=[.V$52])" office:value-type="float" office:value="0">
            <text:p>0</text:p>
          </table:table-cell>
          <table:table-cell table:style-name="ce73" table:number-matrix-columns-spanned="1" table:number-matrix-rows-spanned="1" table:formula="of:=SUM([$PoweredFlights.$D$3:.$D$1002]=[.W$52])" office:value-type="float" office:value="1">
            <text:p>1</text:p>
          </table:table-cell>
          <table:table-cell table:style-name="ce78" table:number-columns-repeated="232"/>
          <table:table-cell table:number-columns-repeated="769"/>
        </table:table-row>
        <table:table-row table:style-name="ro2">
          <table:table-cell table:style-name="ce53" table:formula="of:=[.$K$3]" office:value-type="string" office:string-value="G-XXXX" table:number-columns-spanned="1" table:number-rows-spanned="3">
            <text:p>G-XXXX</text:p>
          </table:table-cell>
          <table:table-cell table:style-name="ce66" office:value-type="string">
            <text:p>No. of Landings</text:p>
          </table:table-cell>
          <table:table-cell table:style-name="ce74" table:number-matrix-columns-spanned="1" table:number-matrix-rows-spanned="1" table:formula="of:=SUM(([$PoweredFlights.$D$3:.$D$1002]=[.$A54])*([$PoweredFlights.$B$3:.$B$1002]&gt;=([.$K$2]-[.C$32]))*([$PoweredFlights.$B$3:.$B$1002]&lt;=[.$K$2])*[$PoweredFlights.$O$3:.$O$1002])+SUM(([$PoweredFlights.$D$3:.$D$1002]=[.$A54])*([$PoweredFlights.$B$3:.$B$1002]&gt;=([.$K$2]-[.C$32]))*([$PoweredFlights.$B$3:.$B$1002]&lt;=[.$K$2])*[$PoweredFlights.$P$3:.$P$1002])" office:value-type="float" office:value="0">
            <text:p>0</text:p>
          </table:table-cell>
          <table:table-cell table:style-name="ce74" table:number-matrix-columns-spanned="1" table:number-matrix-rows-spanned="1" table:formula="of:=SUM(([$PoweredFlights.$D$3:.$D$1002]=[.$A54])*([$PoweredFlights.$B$3:.$B$1002]&gt;=([.$K$2]-[.D$32]))*([$PoweredFlights.$B$3:.$B$1002]&lt;=[.$K$2])*[$PoweredFlights.$O$3:.$O$1002])+SUM(([$PoweredFlights.$D$3:.$D$1002]=[.$A54])*([$PoweredFlights.$B$3:.$B$1002]&gt;=([.$K$2]-[.D$32]))*([$PoweredFlights.$B$3:.$B$1002]&lt;=[.$K$2])*[$PoweredFlights.$P$3:.$P$1002])" office:value-type="float" office:value="0">
            <text:p>0</text:p>
          </table:table-cell>
          <table:table-cell table:style-name="ce74" table:number-matrix-columns-spanned="1" table:number-matrix-rows-spanned="1" table:formula="of:=SUM(([$PoweredFlights.$D$3:.$D$1002]=[.$A54])*([$PoweredFlights.$B$3:.$B$1002]&gt;=([.$K$2]-[.E$32]))*([$PoweredFlights.$B$3:.$B$1002]&lt;=[.$K$2])*[$PoweredFlights.$O$3:.$O$1002])+SUM(([$PoweredFlights.$D$3:.$D$1002]=[.$A54])*([$PoweredFlights.$B$3:.$B$1002]&gt;=([.$K$2]-[.E$32]))*([$PoweredFlights.$B$3:.$B$1002]&lt;=[.$K$2])*[$PoweredFlights.$P$3:.$P$1002])" office:value-type="float" office:value="0">
            <text:p>0</text:p>
          </table:table-cell>
          <table:table-cell table:style-name="ce74" table:number-matrix-columns-spanned="1" table:number-matrix-rows-spanned="1" table:formula="of:=SUM(([$PoweredFlights.$D$3:.$D$1002]=[.$A54])*([$PoweredFlights.$B$3:.$B$1002]&gt;=([.$K$2]-[.F$32]))*([$PoweredFlights.$B$3:.$B$1002]&lt;=[.$K$2])*[$PoweredFlights.$O$3:.$O$1002])+SUM(([$PoweredFlights.$D$3:.$D$1002]=[.$A54])*([$PoweredFlights.$B$3:.$B$1002]&gt;=([.$K$2]-[.F$32]))*([$PoweredFlights.$B$3:.$B$1002]&lt;=[.$K$2])*[$PoweredFlights.$P$3:.$P$1002])" office:value-type="float" office:value="4">
            <text:p>4</text:p>
          </table:table-cell>
          <table:table-cell table:style-name="ce74" table:number-matrix-columns-spanned="1" table:number-matrix-rows-spanned="1" table:formula="of:=SUM(([$PoweredFlights.$D$3:.$D$1002]=[.$A54])*([$PoweredFlights.$B$3:.$B$1002]&gt;=([.$K$2]-[.G$32]))*([$PoweredFlights.$B$3:.$B$1002]&lt;=[.$K$2])*[$PoweredFlights.$O$3:.$O$1002])+SUM(([$PoweredFlights.$D$3:.$D$1002]=[.$A54])*([$PoweredFlights.$B$3:.$B$1002]&gt;=([.$K$2]-[.G$32]))*([$PoweredFlights.$B$3:.$B$1002]&lt;=[.$K$2])*[$PoweredFlights.$P$3:.$P$1002])" office:value-type="float" office:value="4">
            <text:p>4</text:p>
          </table:table-cell>
          <table:table-cell table:style-name="ce74" table:number-matrix-columns-spanned="1" table:number-matrix-rows-spanned="1" table:formula="of:=SUM(([$PoweredFlights.$D$3:.$D$1002]=[.$A54])*([$PoweredFlights.$B$3:.$B$1002]&gt;=([.$K$2]-[.H$32]))*([$PoweredFlights.$B$3:.$B$1002]&lt;=[.$K$2])*[$PoweredFlights.$O$3:.$O$1002])+SUM(([$PoweredFlights.$D$3:.$D$1002]=[.$A54])*([$PoweredFlights.$B$3:.$B$1002]&gt;=([.$K$2]-[.H$32]))*([$PoweredFlights.$B$3:.$B$1002]&lt;=[.$K$2])*[$PoweredFlights.$P$3:.$P$1002])" office:value-type="float" office:value="4">
            <text:p>4</text:p>
          </table:table-cell>
          <table:table-cell table:style-name="ce74" table:number-matrix-columns-spanned="1" table:number-matrix-rows-spanned="1" table:formula="of:=SUM(([$PoweredFlights.$D$3:.$D$1002]=[.$A54])*([$PoweredFlights.$B$3:.$B$1002]&gt;=([.$K$2]-[.I$32]))*([$PoweredFlights.$B$3:.$B$1002]&lt;=[.$K$2])*[$PoweredFlights.$O$3:.$O$1002])+SUM(([$PoweredFlights.$D$3:.$D$1002]=[.$A54])*([$PoweredFlights.$B$3:.$B$1002]&gt;=([.$K$2]-[.I$32]))*([$PoweredFlights.$B$3:.$B$1002]&lt;=[.$K$2])*[$PoweredFlights.$P$3:.$P$1002])" office:value-type="float" office:value="4">
            <text:p>4</text:p>
          </table:table-cell>
          <table:table-cell table:number-columns-repeated="6"/>
          <table:table-cell table:style-name="ce78"/>
          <table:table-cell table:style-name="ce66" office:value-type="string">
            <text:p>No. of Landings</text:p>
          </table:table-cell>
          <table:table-cell table:style-name="ce99" table:formula="of:=SUM([$PoweredFlights.$O$3:.$O$1002])+SUM([$PoweredFlights.$P$3:.$P$1002])" office:value-type="float" office:value="4">
            <text:p>4</text:p>
          </table:table-cell>
          <table:table-cell table:style-name="ce74" table:number-matrix-columns-spanned="1" table:number-matrix-rows-spanned="1" table:formula="of:=SUM((LEFT([$PoweredFlights.$J$3:.$J$1002];2)=[.S$52])*[$PoweredFlights.$O$3:.$O$1002])+SUM((LEFT([$PoweredFlights.$J$3:.$J$1002];2)=[.S$52])*[$PoweredFlights.$P$3:.$P$1002])" office:value-type="float" office:value="0">
            <text:p>0</text:p>
          </table:table-cell>
          <table:table-cell table:style-name="ce74" table:number-matrix-columns-spanned="1" table:number-matrix-rows-spanned="1" table:formula="of:=SUM((LEFT([$PoweredFlights.$J$3:.$J$1002];2)=[.T$52])*[$PoweredFlights.$O$3:.$O$1002])+SUM((LEFT([$PoweredFlights.$J$3:.$J$1002];2)=[.T$52])*[$PoweredFlights.$P$3:.$P$1002])" office:value-type="float" office:value="4">
            <text:p>4</text:p>
          </table:table-cell>
          <table:table-cell table:style-name="ce74" table:number-matrix-columns-spanned="1" table:number-matrix-rows-spanned="1" table:formula="of:=SUM((LEFT([$PoweredFlights.$J$3:.$J$1002];2)=[.U$52])*[$PoweredFlights.$O$3:.$O$1002])+SUM((LEFT([$PoweredFlights.$J$3:.$J$1002];2)=[.U$52])*[$PoweredFlights.$P$3:.$P$1002])" office:value-type="float" office:value="0">
            <text:p>0</text:p>
          </table:table-cell>
          <table:table-cell table:style-name="ce74" table:number-matrix-columns-spanned="1" table:number-matrix-rows-spanned="1" table:formula="of:=SUM((LEFT([$PoweredFlights.$J$3:.$J$1002];2)=[.V$52])*[$PoweredFlights.$O$3:.$O$1002])+SUM((LEFT([$PoweredFlights.$J$3:.$J$1002];2)=[.V$52])*[$PoweredFlights.$P$3:.$P$1002])" office:value-type="float" office:value="0">
            <text:p>0</text:p>
          </table:table-cell>
          <table:table-cell table:style-name="ce74" table:number-matrix-columns-spanned="1" table:number-matrix-rows-spanned="1" table:formula="of:=SUM(([$PoweredFlights.$D$3:.$D$1002]=[.W$52])*[$PoweredFlights.$O$3:.$O$1002])+SUM(([$PoweredFlights.$D$3:.$D$1002]=[.W$52])*[$PoweredFlights.$P$3:.$P$1002])" office:value-type="float" office:value="4">
            <text:p>4</text:p>
          </table:table-cell>
          <table:table-cell table:style-name="ce78" table:number-columns-repeated="232"/>
          <table:table-cell table:number-columns-repeated="769"/>
        </table:table-row>
        <table:table-row table:style-name="ro2">
          <table:covered-table-cell table:style-name="ce54"/>
          <table:table-cell table:style-name="ce66" office:value-type="string">
            <text:p>Time (hrs)</text:p>
          </table:table-cell>
          <table:table-cell table:style-name="ce74" table:number-matrix-columns-spanned="1" table:number-matrix-rows-spanned="1" table:formula="of:=SUM(([$PoweredFlights.$D$3:.$D$1002]=[.$A54])*([$PoweredFlights.$B$3:.$B$1002]&gt;=([.$K$2]-[.C$32]))*([$PoweredFlights.$B$3:.$B$1002]&lt;=[.$K$2])*[$PoweredFlights.$L$3:.$L$1002])+SUM(([$PoweredFlights.$D$3:.$D$1002]=[.$A54])*([$PoweredFlights.$B$3:.$B$1002]&gt;=([.$K$2]-[.C$32]))*([$PoweredFlights.$B$3:.$B$1002]&lt;=[.$K$2])*[$PoweredFlights.$M$3:.$M$1002])" office:value-type="float" office:value="0">
            <text:p>0</text:p>
          </table:table-cell>
          <table:table-cell table:style-name="ce74" table:number-matrix-columns-spanned="1" table:number-matrix-rows-spanned="1" table:formula="of:=SUM(([$PoweredFlights.$D$3:.$D$1002]=[.$A54])*([$PoweredFlights.$B$3:.$B$1002]&gt;=([.$K$2]-[.D$32]))*([$PoweredFlights.$B$3:.$B$1002]&lt;=[.$K$2])*[$PoweredFlights.$L$3:.$L$1002])+SUM(([$PoweredFlights.$D$3:.$D$1002]=[.$A54])*([$PoweredFlights.$B$3:.$B$1002]&gt;=([.$K$2]-[.D$32]))*([$PoweredFlights.$B$3:.$B$1002]&lt;=[.$K$2])*[$PoweredFlights.$M$3:.$M$1002])" office:value-type="float" office:value="0">
            <text:p>0</text:p>
          </table:table-cell>
          <table:table-cell table:style-name="ce74" table:number-matrix-columns-spanned="1" table:number-matrix-rows-spanned="1" table:formula="of:=SUM(([$PoweredFlights.$D$3:.$D$1002]=[.$A54])*([$PoweredFlights.$B$3:.$B$1002]&gt;=([.$K$2]-[.E$32]))*([$PoweredFlights.$B$3:.$B$1002]&lt;=[.$K$2])*[$PoweredFlights.$L$3:.$L$1002])+SUM(([$PoweredFlights.$D$3:.$D$1002]=[.$A54])*([$PoweredFlights.$B$3:.$B$1002]&gt;=([.$K$2]-[.E$32]))*([$PoweredFlights.$B$3:.$B$1002]&lt;=[.$K$2])*[$PoweredFlights.$M$3:.$M$1002])" office:value-type="float" office:value="0">
            <text:p>0</text:p>
          </table:table-cell>
          <table:table-cell table:style-name="ce74" table:number-matrix-columns-spanned="1" table:number-matrix-rows-spanned="1" table:formula="of:=SUM(([$PoweredFlights.$D$3:.$D$1002]=[.$A54])*([$PoweredFlights.$B$3:.$B$1002]&gt;=([.$K$2]-[.F$32]))*([$PoweredFlights.$B$3:.$B$1002]&lt;=[.$K$2])*[$PoweredFlights.$L$3:.$L$1002])+SUM(([$PoweredFlights.$D$3:.$D$1002]=[.$A54])*([$PoweredFlights.$B$3:.$B$1002]&gt;=([.$K$2]-[.F$32]))*([$PoweredFlights.$B$3:.$B$1002]&lt;=[.$K$2])*[$PoweredFlights.$M$3:.$M$1002])" office:value-type="float" office:value="4">
            <text:p>4</text:p>
          </table:table-cell>
          <table:table-cell table:style-name="ce74" table:number-matrix-columns-spanned="1" table:number-matrix-rows-spanned="1" table:formula="of:=SUM(([$PoweredFlights.$D$3:.$D$1002]=[.$A54])*([$PoweredFlights.$B$3:.$B$1002]&gt;=([.$K$2]-[.G$32]))*([$PoweredFlights.$B$3:.$B$1002]&lt;=[.$K$2])*[$PoweredFlights.$L$3:.$L$1002])+SUM(([$PoweredFlights.$D$3:.$D$1002]=[.$A54])*([$PoweredFlights.$B$3:.$B$1002]&gt;=([.$K$2]-[.G$32]))*([$PoweredFlights.$B$3:.$B$1002]&lt;=[.$K$2])*[$PoweredFlights.$M$3:.$M$1002])" office:value-type="float" office:value="4">
            <text:p>4</text:p>
          </table:table-cell>
          <table:table-cell table:style-name="ce74" table:number-matrix-columns-spanned="1" table:number-matrix-rows-spanned="1" table:formula="of:=SUM(([$PoweredFlights.$D$3:.$D$1002]=[.$A54])*([$PoweredFlights.$B$3:.$B$1002]&gt;=([.$K$2]-[.H$32]))*([$PoweredFlights.$B$3:.$B$1002]&lt;=[.$K$2])*[$PoweredFlights.$L$3:.$L$1002])+SUM(([$PoweredFlights.$D$3:.$D$1002]=[.$A54])*([$PoweredFlights.$B$3:.$B$1002]&gt;=([.$K$2]-[.H$32]))*([$PoweredFlights.$B$3:.$B$1002]&lt;=[.$K$2])*[$PoweredFlights.$M$3:.$M$1002])" office:value-type="float" office:value="4">
            <text:p>4</text:p>
          </table:table-cell>
          <table:table-cell table:style-name="ce74" table:number-matrix-columns-spanned="1" table:number-matrix-rows-spanned="1" table:formula="of:=SUM(([$PoweredFlights.$D$3:.$D$1002]=[.$A54])*([$PoweredFlights.$B$3:.$B$1002]&gt;=([.$K$2]-[.I$32]))*([$PoweredFlights.$B$3:.$B$1002]&lt;=[.$K$2])*[$PoweredFlights.$L$3:.$L$1002])+SUM(([$PoweredFlights.$D$3:.$D$1002]=[.$A54])*([$PoweredFlights.$B$3:.$B$1002]&gt;=([.$K$2]-[.I$32]))*([$PoweredFlights.$B$3:.$B$1002]&lt;=[.$K$2])*[$PoweredFlights.$M$3:.$M$1002])" office:value-type="float" office:value="4">
            <text:p>4</text:p>
          </table:table-cell>
          <table:table-cell table:number-columns-repeated="6"/>
          <table:table-cell table:style-name="ce78"/>
          <table:table-cell table:style-name="ce66" office:value-type="string">
            <text:p>Time (hrs)</text:p>
          </table:table-cell>
          <table:table-cell table:style-name="ce99" table:formula="of:=SUM([$PoweredFlights.$L$3:.$L$1002])+SUM([$PoweredFlights.$M$3:.$M$1002])" office:value-type="float" office:value="4">
            <text:p>4</text:p>
          </table:table-cell>
          <table:table-cell table:style-name="ce74" table:number-matrix-columns-spanned="1" table:number-matrix-rows-spanned="1" table:formula="of:=SUM((LEFT([$PoweredFlights.$J$3:.$J$1002];2)=[.S$52])*[$PoweredFlights.$L$3:.$L$1002])+SUM((LEFT([$PoweredFlights.$J$3:.$J$1002];2)=[.S$52])*[$PoweredFlights.$M$3:.$M$1002])" office:value-type="float" office:value="0">
            <text:p>0</text:p>
          </table:table-cell>
          <table:table-cell table:style-name="ce74" table:number-matrix-columns-spanned="1" table:number-matrix-rows-spanned="1" table:formula="of:=SUM((LEFT([$PoweredFlights.$J$3:.$J$1002];2)=[.T$52])*[$PoweredFlights.$L$3:.$L$1002])+SUM((LEFT([$PoweredFlights.$J$3:.$J$1002];2)=[.T$52])*[$PoweredFlights.$M$3:.$M$1002])" office:value-type="float" office:value="4">
            <text:p>4</text:p>
          </table:table-cell>
          <table:table-cell table:style-name="ce74" table:number-matrix-columns-spanned="1" table:number-matrix-rows-spanned="1" table:formula="of:=SUM((LEFT([$PoweredFlights.$J$3:.$J$1002];2)=[.U$52])*[$PoweredFlights.$L$3:.$L$1002])+SUM((LEFT([$PoweredFlights.$J$3:.$J$1002];2)=[.U$52])*[$PoweredFlights.$M$3:.$M$1002])" office:value-type="float" office:value="0">
            <text:p>0</text:p>
          </table:table-cell>
          <table:table-cell table:style-name="ce74" table:number-matrix-columns-spanned="1" table:number-matrix-rows-spanned="1" table:formula="of:=SUM((LEFT([$PoweredFlights.$J$3:.$J$1002];2)=[.V$52])*[$PoweredFlights.$L$3:.$L$1002])+SUM((LEFT([$PoweredFlights.$J$3:.$J$1002];2)=[.V$52])*[$PoweredFlights.$M$3:.$M$1002])" office:value-type="float" office:value="0">
            <text:p>0</text:p>
          </table:table-cell>
          <table:table-cell table:style-name="ce74" table:number-matrix-columns-spanned="1" table:number-matrix-rows-spanned="1" table:formula="of:=SUM(([$PoweredFlights.$D$3:.$D$1002]=[.W$52])*[$PoweredFlights.$L$3:.$L$1002])+SUM(([$PoweredFlights.$D$3:.$D$1002]=[.W$52])*[$PoweredFlights.$M$3:.$M$1002])" office:value-type="float" office:value="4">
            <text:p>4</text:p>
          </table:table-cell>
          <table:table-cell table:style-name="ce78" table:number-columns-repeated="232"/>
          <table:table-cell table:number-columns-repeated="769"/>
        </table:table-row>
        <table:table-row table:style-name="ro2">
          <table:covered-table-cell table:style-name="ce54"/>
          <table:table-cell table:style-name="ce66" office:value-type="string">
            <text:p>Instr Time (hrs)</text:p>
          </table:table-cell>
          <table:table-cell table:style-name="ce73" table:number-matrix-columns-spanned="1" table:number-matrix-rows-spanned="1" table:formula="of:=SUM(([$PoweredFlights.$D$3:.$D$1002]=[.$A54])*([$PoweredFlights.$B$3:.$B$1002]&gt;=([.$K$2]-[.C$32]))*([$PoweredFlights.$B$3:.$B$1002]&lt;=[.$K$2])*[$PoweredFlights.$N$3:.$N$1002])" office:value-type="float" office:value="0">
            <text:p>0</text:p>
          </table:table-cell>
          <table:table-cell table:style-name="ce73" table:number-matrix-columns-spanned="1" table:number-matrix-rows-spanned="1" table:formula="of:=SUM(([$PoweredFlights.$D$3:.$D$1002]=[.$A54])*([$PoweredFlights.$B$3:.$B$1002]&gt;=([.$K$2]-[.D$32]))*([$PoweredFlights.$B$3:.$B$1002]&lt;=[.$K$2])*[$PoweredFlights.$N$3:.$N$1002])" office:value-type="float" office:value="0">
            <text:p>0</text:p>
          </table:table-cell>
          <table:table-cell table:style-name="ce73" table:number-matrix-columns-spanned="1" table:number-matrix-rows-spanned="1" table:formula="of:=SUM(([$PoweredFlights.$D$3:.$D$1002]=[.$A54])*([$PoweredFlights.$B$3:.$B$1002]&gt;=([.$K$2]-[.E$32]))*([$PoweredFlights.$B$3:.$B$1002]&lt;=[.$K$2])*[$PoweredFlights.$N$3:.$N$1002])" office:value-type="float" office:value="0">
            <text:p>0</text:p>
          </table:table-cell>
          <table:table-cell table:style-name="ce73" table:number-matrix-columns-spanned="1" table:number-matrix-rows-spanned="1" table:formula="of:=SUM(([$PoweredFlights.$D$3:.$D$1002]=[.$A54])*([$PoweredFlights.$B$3:.$B$1002]&gt;=([.$K$2]-[.F$32]))*([$PoweredFlights.$B$3:.$B$1002]&lt;=[.$K$2])*[$PoweredFlights.$N$3:.$N$1002])" office:value-type="float" office:value="1.25">
            <text:p>1.25</text:p>
          </table:table-cell>
          <table:table-cell table:style-name="ce73" table:number-matrix-columns-spanned="1" table:number-matrix-rows-spanned="1" table:formula="of:=SUM(([$PoweredFlights.$D$3:.$D$1002]=[.$A54])*([$PoweredFlights.$B$3:.$B$1002]&gt;=([.$K$2]-[.G$32]))*([$PoweredFlights.$B$3:.$B$1002]&lt;=[.$K$2])*[$PoweredFlights.$N$3:.$N$1002])" office:value-type="float" office:value="1.25">
            <text:p>1.25</text:p>
          </table:table-cell>
          <table:table-cell table:style-name="ce73" table:number-matrix-columns-spanned="1" table:number-matrix-rows-spanned="1" table:formula="of:=SUM(([$PoweredFlights.$D$3:.$D$1002]=[.$A54])*([$PoweredFlights.$B$3:.$B$1002]&gt;=([.$K$2]-[.H$32]))*([$PoweredFlights.$B$3:.$B$1002]&lt;=[.$K$2])*[$PoweredFlights.$N$3:.$N$1002])" office:value-type="float" office:value="1.25">
            <text:p>1.25</text:p>
          </table:table-cell>
          <table:table-cell table:style-name="ce73" table:number-matrix-columns-spanned="1" table:number-matrix-rows-spanned="1" table:formula="of:=SUM(([$PoweredFlights.$D$3:.$D$1002]=[.$A54])*([$PoweredFlights.$B$3:.$B$1002]&gt;=([.$K$2]-[.I$32]))*([$PoweredFlights.$B$3:.$B$1002]&lt;=[.$K$2])*[$PoweredFlights.$N$3:.$N$1002])" office:value-type="float" office:value="1.25">
            <text:p>1.25</text:p>
          </table:table-cell>
          <table:table-cell table:number-columns-repeated="6"/>
          <table:table-cell table:style-name="ce78"/>
          <table:table-cell table:style-name="ce66" office:value-type="string">
            <text:p>Instr Time (hrs)</text:p>
          </table:table-cell>
          <table:table-cell table:style-name="ce95" table:formula="of:=SUM([$PoweredFlights.$N$3:.$N$1002])" office:value-type="float" office:value="1.25">
            <text:p>1.25</text:p>
          </table:table-cell>
          <table:table-cell table:style-name="ce73" table:number-matrix-columns-spanned="1" table:number-matrix-rows-spanned="1" table:formula="of:=SUM((LEFT([$PoweredFlights.$J$3:.$J$1002];2)=[.S$52])*[$PoweredFlights.$N$3:.$N$1002])" office:value-type="float" office:value="0">
            <text:p>0</text:p>
          </table:table-cell>
          <table:table-cell table:style-name="ce73" table:number-matrix-columns-spanned="1" table:number-matrix-rows-spanned="1" table:formula="of:=SUM((LEFT([$PoweredFlights.$J$3:.$J$1002];2)=[.T$52])*[$PoweredFlights.$N$3:.$N$1002])" office:value-type="float" office:value="1.25">
            <text:p>1.25</text:p>
          </table:table-cell>
          <table:table-cell table:style-name="ce73" table:number-matrix-columns-spanned="1" table:number-matrix-rows-spanned="1" table:formula="of:=SUM((LEFT([$PoweredFlights.$J$3:.$J$1002];2)=[.U$52])*[$PoweredFlights.$N$3:.$N$1002])" office:value-type="float" office:value="0">
            <text:p>0</text:p>
          </table:table-cell>
          <table:table-cell table:style-name="ce73" table:number-matrix-columns-spanned="1" table:number-matrix-rows-spanned="1" table:formula="of:=SUM((LEFT([$PoweredFlights.$J$3:.$J$1002];2)=[.V$52])*[$PoweredFlights.$N$3:.$N$1002])" office:value-type="float" office:value="0">
            <text:p>0</text:p>
          </table:table-cell>
          <table:table-cell table:style-name="ce73" table:number-matrix-columns-spanned="1" table:number-matrix-rows-spanned="1" table:formula="of:=SUM(([$PoweredFlights.$D$3:.$D$1002]=[.W$52])*[$PoweredFlights.$N$3:.$N$1002])" office:value-type="float" office:value="1.25">
            <text:p>1.25</text:p>
          </table:table-cell>
          <table:table-cell table:style-name="ce78" table:number-columns-repeated="232"/>
          <table:table-cell table:number-columns-repeated="769"/>
        </table:table-row>
        <table:table-row table:style-name="ro2">
          <table:table-cell table:number-columns-repeated="10"/>
          <table:table-cell table:style-name="ce78" table:number-columns-repeated="4"/>
          <table:table-cell table:style-name="ce90"/>
          <table:table-cell table:style-name="ce78" table:number-columns-repeated="240"/>
          <table:table-cell table:number-columns-repeated="769"/>
        </table:table-row>
        <table:table-row table:style-name="ro2">
          <table:table-cell table:style-name="ce61" office:value-type="string" table:number-columns-spanned="23" table:number-rows-spanned="1">
            <text:p>Press the 'F9' key to update values, or turn on automatic updating in Tools-&gt;Cell Contents-&gt;Auto Calculate. The latter option is only recommended for fast computers.</text:p>
          </table:table-cell>
          <table:covered-table-cell table:number-columns-repeated="22" table:style-name="ce96"/>
          <table:table-cell table:style-name="ce78" table:number-columns-repeated="232"/>
          <table:table-cell table:number-columns-repeated="769"/>
        </table:table-row>
        <table:table-row table:style-name="ro2" table:number-rows-repeated="10">
          <table:table-cell table:number-columns-repeated="10"/>
          <table:table-cell table:style-name="ce78" table:number-columns-repeated="4"/>
          <table:table-cell table:style-name="ce90"/>
          <table:table-cell table:style-name="ce78" table:number-columns-repeated="240"/>
          <table:table-cell table:number-columns-repeated="769"/>
        </table:table-row>
        <table:table-row table:style-name="ro2" table:number-rows-repeated="31938">
          <table:table-cell table:style-name="ce62" table:number-columns-repeated="2"/>
          <table:table-cell table:style-name="ce78" table:number-columns-repeated="12"/>
          <table:table-cell table:style-name="ce90"/>
          <table:table-cell table:style-name="ce78" table:number-columns-repeated="240"/>
          <table:table-cell table:number-columns-repeated="769"/>
        </table:table-row>
        <table:table-row table:style-name="ro2" table:number-rows-repeated="33529">
          <table:table-cell table:number-columns-repeated="1024"/>
        </table:table-row>
        <table:table-row table:style-name="ro2">
          <table:table-cell table:number-columns-repeated="1024"/>
        </table:table-row>
      </table:table>
      <table:table table:name="Queries" table:style-name="ta1" table:protected="true" table:print-ranges="Queries.A1:Queries.AA43">
        <table:table-column table:style-name="co1" table:default-cell-style-name="ce55"/>
        <table:table-column table:style-name="co8" table:default-cell-style-name="ce105"/>
        <table:table-column table:style-name="co8" table:default-cell-style-name="ce55"/>
        <table:table-column table:style-name="co3" table:number-columns-repeated="2" table:default-cell-style-name="ce55"/>
        <table:table-column table:style-name="co8" table:number-columns-repeated="2" table:default-cell-style-name="ce55"/>
        <table:table-column table:style-name="co4" table:default-cell-style-name="ce55"/>
        <table:table-column table:style-name="co1" table:default-cell-style-name="ce55"/>
        <table:table-column table:style-name="co15" table:default-cell-style-name="ce55"/>
        <table:table-column table:style-name="co1" table:number-columns-repeated="2" table:default-cell-style-name="ce55"/>
        <table:table-column table:style-name="co16" table:default-cell-style-name="ce55"/>
        <table:table-column table:style-name="co17" table:default-cell-style-name="ce55"/>
        <table:table-column table:style-name="co1" table:default-cell-style-name="ce55"/>
        <table:table-column table:style-name="co8" table:default-cell-style-name="ce105"/>
        <table:table-column table:style-name="co3" table:number-columns-repeated="2" table:default-cell-style-name="ce55"/>
        <table:table-column table:style-name="co8" table:number-columns-repeated="2" table:default-cell-style-name="ce55"/>
        <table:table-column table:style-name="co4" table:default-cell-style-name="ce55"/>
        <table:table-column table:style-name="co1" table:number-columns-repeated="2" table:default-cell-style-name="ce55"/>
        <table:table-column table:style-name="co15" table:default-cell-style-name="ce55"/>
        <table:table-column table:style-name="co1" table:number-columns-repeated="3" table:default-cell-style-name="ce55"/>
        <table:table-column table:style-name="co8" table:number-columns-repeated="229" table:default-cell-style-name="ce55"/>
        <table:table-column table:style-name="co8" table:number-columns-repeated="768" table:default-cell-style-name="ce96"/>
        <table:table-row table:style-name="ro3">
          <table:table-cell table:style-name="ce100" office:value-type="string" table:number-columns-spanned="13" table:number-rows-spanned="1">
            <text:p>Gliding Database Queries</text:p>
          </table:table-cell>
          <table:covered-table-cell table:style-name="ce103"/>
          <table:covered-table-cell table:number-columns-repeated="5" table:style-name="ce106"/>
          <table:covered-table-cell table:style-name="ce108"/>
          <table:covered-table-cell table:number-columns-repeated="5" table:style-name="ce106"/>
          <table:table-cell/>
          <table:table-cell table:style-name="ce112" office:value-type="string" table:number-columns-spanned="13" table:number-rows-spanned="1">
            <text:p>Powered Flying Database Queries</text:p>
          </table:table-cell>
          <table:covered-table-cell table:style-name="ce113"/>
          <table:covered-table-cell table:style-name="ce114"/>
          <table:covered-table-cell table:number-columns-repeated="7" table:style-name="ce108"/>
          <table:covered-table-cell table:number-columns-repeated="3" table:style-name="ce106"/>
          <table:table-cell table:style-name="ce115"/>
          <table:table-cell table:number-columns-repeated="996"/>
        </table:table-row>
        <table:table-row table:style-name="ro1">
          <table:table-cell table:style-name="ce1" office:value-type="string">
            <text:p>No. of Flight</text:p>
          </table:table-cell>
          <table:table-cell table:style-name="ce14" office:value-type="string">
            <text:p>Date</text:p>
          </table:table-cell>
          <table:table-cell table:style-name="ce14" office:value-type="string">
            <text:p>Glider Type</text:p>
          </table:table-cell>
          <table:table-cell table:style-name="ce14" office:value-type="string">
            <text:p>Glider Reg</text:p>
          </table:table-cell>
          <table:table-cell table:style-name="ce14" office:value-type="string">
            <text:p>Type of Launch</text:p>
          </table:table-cell>
          <table:table-cell table:style-name="ce14" office:value-type="string">
            <text:p>Place of Launch</text:p>
          </table:table-cell>
          <table:table-cell table:style-name="ce14" office:value-type="string">
            <text:p>Place of Landing</text:p>
          </table:table-cell>
          <table:table-cell table:style-name="ce19" office:value-type="string">
            <text:p>PIC Name</text:p>
          </table:table-cell>
          <table:table-cell table:style-name="ce14" office:value-type="string">
            <text:p>Crew Cap</text:p>
          </table:table-cell>
          <table:table-cell table:style-name="ce14" office:value-type="string">
            <text:p>No. of Flights</text:p>
          </table:table-cell>
          <table:table-cell table:style-name="ce14" office:value-type="string">
            <text:p>Time (hrs)</text:p>
          </table:table-cell>
          <table:table-cell table:style-name="ce14" office:value-type="string">
            <text:p>Time (mins)</text:p>
          </table:table-cell>
          <table:table-cell table:style-name="ce14" office:value-type="string">
            <text:p>Dist (kms)</text:p>
          </table:table-cell>
          <table:table-cell table:style-name="ce111"/>
          <table:table-cell table:style-name="ce31" office:value-type="string">
            <text:p>No. of Flight</text:p>
          </table:table-cell>
          <table:table-cell table:style-name="ce32" office:value-type="string">
            <text:p>Date</text:p>
          </table:table-cell>
          <table:table-cell table:style-name="ce19" office:value-type="string">
            <text:p>A/C Type</text:p>
          </table:table-cell>
          <table:table-cell table:style-name="ce19" office:value-type="string">
            <text:p>A/C Reg</text:p>
          </table:table-cell>
          <table:table-cell table:style-name="ce19" office:value-type="string">
            <text:p>Dep Place</text:p>
          </table:table-cell>
          <table:table-cell table:style-name="ce19" office:value-type="string">
            <text:p>Arr Place</text:p>
          </table:table-cell>
          <table:table-cell table:style-name="ce19" office:value-type="string">
            <text:p>PIC Name</text:p>
          </table:table-cell>
          <table:table-cell table:style-name="ce19" office:value-type="string">
            <text:p>Crew Cap</text:p>
          </table:table-cell>
          <table:table-cell table:style-name="ce19" office:value-type="string">
            <text:p>A/C Class</text:p>
          </table:table-cell>
          <table:table-cell table:style-name="ce14" office:value-type="string">
            <text:p>No. of Flights</text:p>
          </table:table-cell>
          <table:table-cell table:style-name="ce14" office:value-type="string">
            <text:p>No. of Ldgs</text:p>
          </table:table-cell>
          <table:table-cell table:style-name="ce14" office:value-type="string">
            <text:p>Time (hrs)</text:p>
          </table:table-cell>
          <table:table-cell table:style-name="ce14" office:value-type="string">
            <text:p>Instr (hrs)</text:p>
          </table:table-cell>
          <table:table-cell table:style-name="ce111" table:number-columns-repeated="229"/>
          <table:table-cell table:style-name="ce116" table:number-columns-repeated="767"/>
          <table:table-cell table:style-name="ce117"/>
        </table:table-row>
        <table:table-row table:style-name="ro2">
          <table:table-cell table:style-name="ce101"/>
          <table:table-cell table:style-name="ce104"/>
          <table:table-cell table:style-name="ce107" office:value-type="string">
            <text:p>K13</text:p>
          </table:table-cell>
          <table:table-cell table:style-name="ce107" table:number-columns-repeated="2"/>
          <table:table-cell table:style-name="ce107" office:value-type="string">
            <text:p>Lasham</text:p>
          </table:table-cell>
          <table:table-cell table:style-name="ce107"/>
          <table:table-cell table:style-name="ce107" office:value-type="string">
            <text:p>An Other</text:p>
          </table:table-cell>
          <table:table-cell table:style-name="ce107"/>
          <table:table-cell table:style-name="ce109" table:formula="of:=DCOUNTA([$GlidingFlights.$A$1:$GlidingFlights.$N$3002];&quot;Date&quot;;[.A2:.I8])" office:value-type="float" office:value="0">
            <text:p>0</text:p>
          </table:table-cell>
          <table:table-cell table:style-name="ce109" table:formula="of:=DSUM([$GlidingFlights.$A$1:$GlidingFlights.$N$3002];&quot;Time (hrs)&quot;;[.A2:.I8])+FLOOR(DSUM([$GlidingFlights.$A$1:$GlidingFlights.$N$3002];&quot;Time (mins)&quot;;[.A2:.I8])/60;1)" office:value-type="float" office:value="0">
            <text:p>0</text:p>
          </table:table-cell>
          <table:table-cell table:style-name="ce85" table:formula="of:=MOD(DSUM([$GlidingFlights.$A$1:$GlidingFlights.$N$3002];&quot;Time (mins)&quot;;[.A2:.I8]);60)" office:value-type="float" office:value="0">
            <text:p>0</text:p>
          </table:table-cell>
          <table:table-cell table:style-name="ce109" table:formula="of:=DSUM([$GlidingFlights.$A$1:$GlidingFlights.$N$3002];&quot;Dist (kms)&quot;;[.A2:.I8])" office:value-type="float" office:value="0">
            <text:p>0</text:p>
          </table:table-cell>
          <table:table-cell/>
          <table:table-cell table:style-name="ce101"/>
          <table:table-cell table:style-name="ce104"/>
          <table:table-cell table:style-name="ce107" office:value-type="string">
            <text:p>PA28</text:p>
          </table:table-cell>
          <table:table-cell table:style-name="ce107"/>
          <table:table-cell table:style-name="ce107" office:value-type="string">
            <text:p>Filton</text:p>
          </table:table-cell>
          <table:table-cell table:style-name="ce107" table:number-columns-repeated="4"/>
          <table:table-cell table:style-name="ce109" table:formula="of:=DCOUNTA([$PoweredFlights.$A$1:$PoweredFlights.$Q$1002];&quot;Date&quot;;[.O2:.W8])" office:value-type="float" office:value="0">
            <text:p>0</text:p>
          </table:table-cell>
          <table:table-cell table:style-name="ce109" table:formula="of:=DSUM([$PoweredFlights.$A$1:$PoweredFlights.$Q$1002];&quot;Day (ldgs)&quot;;[.O2:.W8])+DSUM([$PoweredFlights.$A$1:$PoweredFlights.$Q$1002];&quot;Night (ldgs)&quot;;[.O2:.W8])" office:value-type="float" office:value="0">
            <text:p>0</text:p>
          </table:table-cell>
          <table:table-cell table:style-name="ce85" table:formula="of:=DSUM([$PoweredFlights.$A$1:$PoweredFlights.$Q$1002];&quot;Day (hrs)&quot;;[.O2:.W8])+DSUM([$PoweredFlights.$A$1:$PoweredFlights.$Q$1002];&quot;Night (hrs)&quot;;[.O2:.W8])" office:value-type="float" office:value="0">
            <text:p>0</text:p>
          </table:table-cell>
          <table:table-cell table:style-name="ce109" table:formula="of:=DSUM([$PoweredFlights.$A$1:$PoweredFlights.$Q$1002];&quot;Instr (hrs)&quot;;[.O2:.W8])" office:value-type="float" office:value="0">
            <text:p>0</text:p>
          </table:table-cell>
          <table:table-cell table:number-columns-repeated="997"/>
        </table:table-row>
        <table:table-row table:style-name="ro2" table:number-rows-repeated="3">
          <table:table-cell table:style-name="ce101"/>
          <table:table-cell table:style-name="ce104"/>
          <table:table-cell table:style-name="ce107" table:number-columns-repeated="7"/>
          <table:table-cell table:style-name="ce110" table:number-columns-repeated="4"/>
          <table:table-cell/>
          <table:table-cell table:style-name="ce101"/>
          <table:table-cell table:style-name="ce104"/>
          <table:table-cell table:style-name="ce107" table:number-columns-repeated="7"/>
          <table:table-cell table:style-name="ce110" table:number-columns-repeated="4"/>
          <table:table-cell table:number-columns-repeated="997"/>
        </table:table-row>
        <table:table-row table:style-name="ro2" table:number-rows-repeated="2">
          <table:table-cell table:style-name="ce101"/>
          <table:table-cell table:style-name="ce104"/>
          <table:table-cell table:style-name="ce107" table:number-columns-repeated="7"/>
          <table:table-cell table:style-name="ce78" table:number-columns-repeated="4"/>
          <table:table-cell/>
          <table:table-cell table:style-name="ce101"/>
          <table:table-cell table:style-name="ce104"/>
          <table:table-cell table:style-name="ce107" table:number-columns-repeated="7"/>
          <table:table-cell table:style-name="ce78" table:number-columns-repeated="4"/>
          <table:table-cell table:number-columns-repeated="997"/>
        </table:table-row>
        <table:table-row table:style-name="ro2">
          <table:table-cell table:number-columns-repeated="25"/>
          <table:table-cell table:style-name="ce78" table:number-columns-repeated="2"/>
          <table:table-cell table:number-columns-repeated="997"/>
        </table:table-row>
        <table:table-row table:style-name="ro1">
          <table:table-cell table:style-name="ce1" office:value-type="string">
            <text:p>No. of Flight</text:p>
          </table:table-cell>
          <table:table-cell table:style-name="ce14" office:value-type="string">
            <text:p>Date</text:p>
          </table:table-cell>
          <table:table-cell table:style-name="ce14" office:value-type="string">
            <text:p>Glider Type</text:p>
          </table:table-cell>
          <table:table-cell table:style-name="ce14" office:value-type="string">
            <text:p>Glider Reg</text:p>
          </table:table-cell>
          <table:table-cell table:style-name="ce14" office:value-type="string">
            <text:p>Type of Launch</text:p>
          </table:table-cell>
          <table:table-cell table:style-name="ce14" office:value-type="string">
            <text:p>Place of Launch</text:p>
          </table:table-cell>
          <table:table-cell table:style-name="ce14" office:value-type="string">
            <text:p>Place of Landing</text:p>
          </table:table-cell>
          <table:table-cell table:style-name="ce19" office:value-type="string">
            <text:p>PIC Name</text:p>
          </table:table-cell>
          <table:table-cell table:style-name="ce14" office:value-type="string">
            <text:p>Crew Cap</text:p>
          </table:table-cell>
          <table:table-cell table:style-name="ce14" office:value-type="string">
            <text:p>No. of Flights</text:p>
          </table:table-cell>
          <table:table-cell table:style-name="ce14" office:value-type="string">
            <text:p>Time (hrs)</text:p>
          </table:table-cell>
          <table:table-cell table:style-name="ce14" office:value-type="string">
            <text:p>Time (mins)</text:p>
          </table:table-cell>
          <table:table-cell table:style-name="ce14" office:value-type="string">
            <text:p>Dist (kms)</text:p>
          </table:table-cell>
          <table:table-cell table:style-name="ce111"/>
          <table:table-cell table:style-name="ce31" office:value-type="string">
            <text:p>No. of Flight</text:p>
          </table:table-cell>
          <table:table-cell table:style-name="ce32" office:value-type="string">
            <text:p>Date</text:p>
          </table:table-cell>
          <table:table-cell table:style-name="ce19" office:value-type="string">
            <text:p>A/C Type</text:p>
          </table:table-cell>
          <table:table-cell table:style-name="ce19" office:value-type="string">
            <text:p>A/C Reg</text:p>
          </table:table-cell>
          <table:table-cell table:style-name="ce19" office:value-type="string">
            <text:p>Dep Place</text:p>
          </table:table-cell>
          <table:table-cell table:style-name="ce19" office:value-type="string">
            <text:p>Arr Place</text:p>
          </table:table-cell>
          <table:table-cell table:style-name="ce19" office:value-type="string">
            <text:p>PIC Name</text:p>
          </table:table-cell>
          <table:table-cell table:style-name="ce19" office:value-type="string">
            <text:p>Crew Cap</text:p>
          </table:table-cell>
          <table:table-cell table:style-name="ce19" office:value-type="string">
            <text:p>A/C Class</text:p>
          </table:table-cell>
          <table:table-cell table:style-name="ce14" office:value-type="string">
            <text:p>No. of Flights</text:p>
          </table:table-cell>
          <table:table-cell table:style-name="ce14" office:value-type="string">
            <text:p>No. of Ldgs</text:p>
          </table:table-cell>
          <table:table-cell table:style-name="ce14" office:value-type="string">
            <text:p>Time (hrs)</text:p>
          </table:table-cell>
          <table:table-cell table:style-name="ce14" office:value-type="string">
            <text:p>Instr (hrs)</text:p>
          </table:table-cell>
          <table:table-cell table:style-name="ce111" table:number-columns-repeated="229"/>
          <table:table-cell table:style-name="ce116" table:number-columns-repeated="767"/>
          <table:table-cell table:style-name="ce117"/>
        </table:table-row>
        <table:table-row table:style-name="ro2">
          <table:table-cell table:style-name="ce101"/>
          <table:table-cell table:style-name="ce104"/>
          <table:table-cell table:style-name="ce107" table:number-columns-repeated="2"/>
          <table:table-cell table:style-name="ce107" office:value-type="string">
            <text:p>W</text:p>
          </table:table-cell>
          <table:table-cell table:style-name="ce107"/>
          <table:table-cell table:style-name="ce107" office:value-type="string">
            <text:p>Field</text:p>
          </table:table-cell>
          <table:table-cell table:style-name="ce107" table:number-columns-repeated="2"/>
          <table:table-cell table:style-name="ce109" table:formula="of:=DCOUNTA([$GlidingFlights.$A$1:$GlidingFlights.$N$3002];&quot;Date&quot;;[.A10:.I16])" office:value-type="float" office:value="0">
            <text:p>0</text:p>
          </table:table-cell>
          <table:table-cell table:style-name="ce109" table:formula="of:=DSUM([$GlidingFlights.$A$1:$GlidingFlights.$N$3002];&quot;Time (hrs)&quot;;[.A10:.I16])+FLOOR(DSUM([$GlidingFlights.$A$1:$GlidingFlights.$N$3002];&quot;Time (mins)&quot;;[.A10:.I16])/60;1)" office:value-type="float" office:value="0">
            <text:p>0</text:p>
          </table:table-cell>
          <table:table-cell table:style-name="ce85" table:formula="of:=MOD(DSUM([$GlidingFlights.$A$1:$GlidingFlights.$N$3002];&quot;Time (mins)&quot;;[.A10:.I16]);60)" office:value-type="float" office:value="0">
            <text:p>0</text:p>
          </table:table-cell>
          <table:table-cell table:style-name="ce109" table:formula="of:=DSUM([$GlidingFlights.$A$1:$GlidingFlights.$N$3002];&quot;Dist (kms)&quot;;[.A10:.I16])" office:value-type="float" office:value="0">
            <text:p>0</text:p>
          </table:table-cell>
          <table:table-cell/>
          <table:table-cell table:style-name="ce101"/>
          <table:table-cell table:style-name="ce104"/>
          <table:table-cell table:style-name="ce107" table:number-columns-repeated="4"/>
          <table:table-cell table:style-name="ce107" office:value-type="string">
            <text:p>An Other</text:p>
          </table:table-cell>
          <table:table-cell table:style-name="ce107"/>
          <table:table-cell table:style-name="ce107" office:value-type="string">
            <text:p>SE</text:p>
          </table:table-cell>
          <table:table-cell table:style-name="ce109" table:formula="of:=DCOUNTA([$PoweredFlights.$A$1:$PoweredFlights.$Q$1002];&quot;Date&quot;;[.O10:.W16])" office:value-type="float" office:value="0">
            <text:p>0</text:p>
          </table:table-cell>
          <table:table-cell table:style-name="ce109" table:formula="of:=DSUM([$PoweredFlights.$A$1:$PoweredFlights.$Q$1002];&quot;Day (ldgs)&quot;;[.O10:.W16])+DSUM([$PoweredFlights.$A$1:$PoweredFlights.$Q$1002];&quot;Night (ldgs)&quot;;[.O10:.W16])" office:value-type="float" office:value="0">
            <text:p>0</text:p>
          </table:table-cell>
          <table:table-cell table:style-name="ce85" table:formula="of:=DSUM([$PoweredFlights.$A$1:$PoweredFlights.$Q$1002];&quot;Day (hrs)&quot;;[.O10:.W16])+DSUM([$PoweredFlights.$A$1:$PoweredFlights.$Q$1002];&quot;Night (hrs)&quot;;[.O10:.W16])" office:value-type="float" office:value="0">
            <text:p>0</text:p>
          </table:table-cell>
          <table:table-cell table:style-name="ce109" table:formula="of:=DSUM([$PoweredFlights.$A$1:$PoweredFlights.$Q$1002];&quot;Instr (hrs)&quot;;[.O10:.W16])" office:value-type="float" office:value="0">
            <text:p>0</text:p>
          </table:table-cell>
          <table:table-cell table:number-columns-repeated="997"/>
        </table:table-row>
        <table:table-row table:style-name="ro2" table:number-rows-repeated="3">
          <table:table-cell table:style-name="ce101"/>
          <table:table-cell table:style-name="ce104"/>
          <table:table-cell table:style-name="ce107" table:number-columns-repeated="7"/>
          <table:table-cell table:style-name="ce110" table:number-columns-repeated="4"/>
          <table:table-cell/>
          <table:table-cell table:style-name="ce101"/>
          <table:table-cell table:style-name="ce104"/>
          <table:table-cell table:style-name="ce107" table:number-columns-repeated="7"/>
          <table:table-cell table:style-name="ce110" table:number-columns-repeated="4"/>
          <table:table-cell table:number-columns-repeated="997"/>
        </table:table-row>
        <table:table-row table:style-name="ro2" table:number-rows-repeated="2">
          <table:table-cell table:style-name="ce101"/>
          <table:table-cell table:style-name="ce104"/>
          <table:table-cell table:style-name="ce107" table:number-columns-repeated="7"/>
          <table:table-cell table:style-name="ce78" table:number-columns-repeated="4"/>
          <table:table-cell/>
          <table:table-cell table:style-name="ce101"/>
          <table:table-cell table:style-name="ce104"/>
          <table:table-cell table:style-name="ce107" table:number-columns-repeated="7"/>
          <table:table-cell table:style-name="ce78" table:number-columns-repeated="4"/>
          <table:table-cell table:number-columns-repeated="997"/>
        </table:table-row>
        <table:table-row table:style-name="ro2">
          <table:table-cell table:number-columns-repeated="1024"/>
        </table:table-row>
        <table:table-row table:style-name="ro1">
          <table:table-cell table:style-name="ce1" office:value-type="string">
            <text:p>No. of Flight</text:p>
          </table:table-cell>
          <table:table-cell table:style-name="ce14" office:value-type="string">
            <text:p>Date</text:p>
          </table:table-cell>
          <table:table-cell table:style-name="ce14" office:value-type="string">
            <text:p>Glider Type</text:p>
          </table:table-cell>
          <table:table-cell table:style-name="ce14" office:value-type="string">
            <text:p>Glider Reg</text:p>
          </table:table-cell>
          <table:table-cell table:style-name="ce14" office:value-type="string">
            <text:p>Type of Launch</text:p>
          </table:table-cell>
          <table:table-cell table:style-name="ce14" office:value-type="string">
            <text:p>Place of Launch</text:p>
          </table:table-cell>
          <table:table-cell table:style-name="ce14" office:value-type="string">
            <text:p>Place of Landing</text:p>
          </table:table-cell>
          <table:table-cell table:style-name="ce19" office:value-type="string">
            <text:p>PIC Name</text:p>
          </table:table-cell>
          <table:table-cell table:style-name="ce14" office:value-type="string">
            <text:p>Crew Cap</text:p>
          </table:table-cell>
          <table:table-cell table:style-name="ce14" office:value-type="string">
            <text:p>No. of Flights</text:p>
          </table:table-cell>
          <table:table-cell table:style-name="ce14" office:value-type="string">
            <text:p>Time (hrs)</text:p>
          </table:table-cell>
          <table:table-cell table:style-name="ce14" office:value-type="string">
            <text:p>Time (mins)</text:p>
          </table:table-cell>
          <table:table-cell table:style-name="ce14" office:value-type="string">
            <text:p>Dist (kms)</text:p>
          </table:table-cell>
          <table:table-cell table:style-name="ce111"/>
          <table:table-cell table:style-name="ce31" office:value-type="string">
            <text:p>No. of Flight</text:p>
          </table:table-cell>
          <table:table-cell table:style-name="ce32" office:value-type="string">
            <text:p>Date</text:p>
          </table:table-cell>
          <table:table-cell table:style-name="ce19" office:value-type="string">
            <text:p>A/C Type</text:p>
          </table:table-cell>
          <table:table-cell table:style-name="ce19" office:value-type="string">
            <text:p>A/C Reg</text:p>
          </table:table-cell>
          <table:table-cell table:style-name="ce19" office:value-type="string">
            <text:p>Dep Place</text:p>
          </table:table-cell>
          <table:table-cell table:style-name="ce19" office:value-type="string">
            <text:p>Arr Place</text:p>
          </table:table-cell>
          <table:table-cell table:style-name="ce19" office:value-type="string">
            <text:p>PIC Name</text:p>
          </table:table-cell>
          <table:table-cell table:style-name="ce19" office:value-type="string">
            <text:p>Crew Cap</text:p>
          </table:table-cell>
          <table:table-cell table:style-name="ce19" office:value-type="string">
            <text:p>A/C Class</text:p>
          </table:table-cell>
          <table:table-cell table:style-name="ce14" office:value-type="string">
            <text:p>No. of Flights</text:p>
          </table:table-cell>
          <table:table-cell table:style-name="ce14" office:value-type="string">
            <text:p>No. of Ldgs</text:p>
          </table:table-cell>
          <table:table-cell table:style-name="ce14" office:value-type="string">
            <text:p>Time (hrs)</text:p>
          </table:table-cell>
          <table:table-cell table:style-name="ce14" office:value-type="string">
            <text:p>Instr (hrs)</text:p>
          </table:table-cell>
          <table:table-cell table:style-name="ce111" table:number-columns-repeated="229"/>
          <table:table-cell table:style-name="ce116" table:number-columns-repeated="767"/>
          <table:table-cell table:style-name="ce117"/>
        </table:table-row>
        <table:table-row table:style-name="ro2">
          <table:table-cell table:style-name="ce101"/>
          <table:table-cell table:style-name="ce104"/>
          <table:table-cell table:style-name="ce107" table:number-columns-repeated="2"/>
          <table:table-cell table:style-name="ce107" office:value-type="string">
            <text:p>A.*</text:p>
          </table:table-cell>
          <table:table-cell table:style-name="ce107" table:number-columns-repeated="4"/>
          <table:table-cell table:style-name="ce109" table:formula="of:=DCOUNTA([$GlidingFlights.$A$1:$GlidingFlights.$N$3002];&quot;Date&quot;;[.A18:.I24])" office:value-type="float" office:value="1">
            <text:p>1</text:p>
          </table:table-cell>
          <table:table-cell table:style-name="ce109" table:formula="of:=DSUM([$GlidingFlights.$A$1:$GlidingFlights.$N$3002];&quot;Time (hrs)&quot;;[.A18:.I24])+FLOOR(DSUM([$GlidingFlights.$A$1:$GlidingFlights.$N$3002];&quot;Time (mins)&quot;;[.A18:.I24])/60;1)" office:value-type="float" office:value="5">
            <text:p>5</text:p>
          </table:table-cell>
          <table:table-cell table:style-name="ce85" table:formula="of:=MOD(DSUM([$GlidingFlights.$A$1:$GlidingFlights.$N$3002];&quot;Time (mins)&quot;;[.A18:.I24]);60)" office:value-type="float" office:value="30">
            <text:p>30</text:p>
          </table:table-cell>
          <table:table-cell table:style-name="ce109" table:formula="of:=DSUM([$GlidingFlights.$A$1:$GlidingFlights.$N$3002];&quot;Dist (kms)&quot;;[.A18:.I24])" office:value-type="float" office:value="750">
            <text:p>750</text:p>
          </table:table-cell>
          <table:table-cell/>
          <table:table-cell table:style-name="ce101"/>
          <table:table-cell table:style-name="ce104"/>
          <table:table-cell table:style-name="ce107"/>
          <table:table-cell table:style-name="ce107" office:value-type="string">
            <text:p>G-XXXX</text:p>
          </table:table-cell>
          <table:table-cell table:style-name="ce107" table:number-columns-repeated="5"/>
          <table:table-cell table:style-name="ce109" table:formula="of:=DCOUNTA([$PoweredFlights.$A$1:$PoweredFlights.$Q$1002];&quot;Date&quot;;[.O18:.W24])" office:value-type="float" office:value="1">
            <text:p>1</text:p>
          </table:table-cell>
          <table:table-cell table:style-name="ce109" table:formula="of:=DSUM([$PoweredFlights.$A$1:$PoweredFlights.$Q$1002];&quot;Day (ldgs)&quot;;[.O18:.W24])+DSUM([$PoweredFlights.$A$1:$PoweredFlights.$Q$1002];&quot;Night (ldgs)&quot;;[.O18:.W24])" office:value-type="float" office:value="4">
            <text:p>4</text:p>
          </table:table-cell>
          <table:table-cell table:style-name="ce85" table:formula="of:=DSUM([$PoweredFlights.$A$1:$PoweredFlights.$Q$1002];&quot;Day (hrs)&quot;;[.O18:.W24])+DSUM([$PoweredFlights.$A$1:$PoweredFlights.$Q$1002];&quot;Night (hrs)&quot;;[.O18:.W24])" office:value-type="float" office:value="4">
            <text:p>4</text:p>
          </table:table-cell>
          <table:table-cell table:style-name="ce109" table:formula="of:=DSUM([$PoweredFlights.$A$1:$PoweredFlights.$Q$1002];&quot;Instr (hrs)&quot;;[.O18:.W24])" office:value-type="float" office:value="1.25">
            <text:p>1.25</text:p>
          </table:table-cell>
          <table:table-cell table:number-columns-repeated="997"/>
        </table:table-row>
        <table:table-row table:style-name="ro2">
          <table:table-cell table:style-name="ce101"/>
          <table:table-cell table:style-name="ce104"/>
          <table:table-cell table:style-name="ce107" table:number-columns-repeated="2"/>
          <table:table-cell table:style-name="ce107" office:value-type="string">
            <text:p>W</text:p>
          </table:table-cell>
          <table:table-cell table:style-name="ce107" table:number-columns-repeated="4"/>
          <table:table-cell table:style-name="ce110" table:number-columns-repeated="4"/>
          <table:table-cell/>
          <table:table-cell table:style-name="ce101"/>
          <table:table-cell table:style-name="ce104"/>
          <table:table-cell table:style-name="ce107" table:number-columns-repeated="7"/>
          <table:table-cell table:style-name="ce110" table:number-columns-repeated="4"/>
          <table:table-cell table:number-columns-repeated="997"/>
        </table:table-row>
        <table:table-row table:style-name="ro2" table:number-rows-repeated="2">
          <table:table-cell table:style-name="ce101"/>
          <table:table-cell table:style-name="ce104"/>
          <table:table-cell table:style-name="ce107" table:number-columns-repeated="7"/>
          <table:table-cell table:style-name="ce110" table:number-columns-repeated="4"/>
          <table:table-cell/>
          <table:table-cell table:style-name="ce101"/>
          <table:table-cell table:style-name="ce104"/>
          <table:table-cell table:style-name="ce107" table:number-columns-repeated="7"/>
          <table:table-cell table:style-name="ce110" table:number-columns-repeated="4"/>
          <table:table-cell table:number-columns-repeated="997"/>
        </table:table-row>
        <table:table-row table:style-name="ro2" table:number-rows-repeated="2">
          <table:table-cell table:style-name="ce101"/>
          <table:table-cell table:style-name="ce104"/>
          <table:table-cell table:style-name="ce107" table:number-columns-repeated="7"/>
          <table:table-cell table:style-name="ce78" table:number-columns-repeated="4"/>
          <table:table-cell/>
          <table:table-cell table:style-name="ce101"/>
          <table:table-cell table:style-name="ce104"/>
          <table:table-cell table:style-name="ce107" table:number-columns-repeated="7"/>
          <table:table-cell table:style-name="ce78" table:number-columns-repeated="4"/>
          <table:table-cell table:number-columns-repeated="997"/>
        </table:table-row>
        <table:table-row table:style-name="ro2">
          <table:table-cell table:number-columns-repeated="1024"/>
        </table:table-row>
        <table:table-row table:style-name="ro1">
          <table:table-cell table:style-name="ce1" office:value-type="string">
            <text:p>No. of Flight</text:p>
          </table:table-cell>
          <table:table-cell table:style-name="ce14" office:value-type="string">
            <text:p>Date</text:p>
          </table:table-cell>
          <table:table-cell table:style-name="ce14" office:value-type="string">
            <text:p>Glider Type</text:p>
          </table:table-cell>
          <table:table-cell table:style-name="ce14" office:value-type="string">
            <text:p>Glider Reg</text:p>
          </table:table-cell>
          <table:table-cell table:style-name="ce14" office:value-type="string">
            <text:p>Type of Launch</text:p>
          </table:table-cell>
          <table:table-cell table:style-name="ce14" office:value-type="string">
            <text:p>Place of Launch</text:p>
          </table:table-cell>
          <table:table-cell table:style-name="ce14" office:value-type="string">
            <text:p>Place of Landing</text:p>
          </table:table-cell>
          <table:table-cell table:style-name="ce19" office:value-type="string">
            <text:p>PIC Name</text:p>
          </table:table-cell>
          <table:table-cell table:style-name="ce14" office:value-type="string">
            <text:p>Crew Cap</text:p>
          </table:table-cell>
          <table:table-cell table:style-name="ce14" office:value-type="string">
            <text:p>No. of Flights</text:p>
          </table:table-cell>
          <table:table-cell table:style-name="ce14" office:value-type="string">
            <text:p>Time (hrs)</text:p>
          </table:table-cell>
          <table:table-cell table:style-name="ce14" office:value-type="string">
            <text:p>Time (mins)</text:p>
          </table:table-cell>
          <table:table-cell table:style-name="ce14" office:value-type="string">
            <text:p>Dist (kms)</text:p>
          </table:table-cell>
          <table:table-cell table:style-name="ce111"/>
          <table:table-cell table:style-name="ce31" office:value-type="string">
            <text:p>No. of Flight</text:p>
          </table:table-cell>
          <table:table-cell table:style-name="ce32" office:value-type="string">
            <text:p>Date</text:p>
          </table:table-cell>
          <table:table-cell table:style-name="ce19" office:value-type="string">
            <text:p>A/C Type</text:p>
          </table:table-cell>
          <table:table-cell table:style-name="ce19" office:value-type="string">
            <text:p>A/C Reg</text:p>
          </table:table-cell>
          <table:table-cell table:style-name="ce19" office:value-type="string">
            <text:p>Dep Place</text:p>
          </table:table-cell>
          <table:table-cell table:style-name="ce19" office:value-type="string">
            <text:p>Arr Place</text:p>
          </table:table-cell>
          <table:table-cell table:style-name="ce19" office:value-type="string">
            <text:p>PIC Name</text:p>
          </table:table-cell>
          <table:table-cell table:style-name="ce19" office:value-type="string">
            <text:p>Crew Cap</text:p>
          </table:table-cell>
          <table:table-cell table:style-name="ce19" office:value-type="string">
            <text:p>A/C Class</text:p>
          </table:table-cell>
          <table:table-cell table:style-name="ce14" office:value-type="string">
            <text:p>No. of Flights</text:p>
          </table:table-cell>
          <table:table-cell table:style-name="ce14" office:value-type="string">
            <text:p>No. of Ldgs</text:p>
          </table:table-cell>
          <table:table-cell table:style-name="ce14" office:value-type="string">
            <text:p>Time (hrs)</text:p>
          </table:table-cell>
          <table:table-cell table:style-name="ce14" office:value-type="string">
            <text:p>Instr (hrs)</text:p>
          </table:table-cell>
          <table:table-cell table:style-name="ce111" table:number-columns-repeated="229"/>
          <table:table-cell table:style-name="ce116" table:number-columns-repeated="767"/>
          <table:table-cell table:style-name="ce117"/>
        </table:table-row>
        <table:table-row table:style-name="ro2">
          <table:table-cell table:style-name="ce101"/>
          <table:table-cell table:style-name="ce104"/>
          <table:table-cell table:style-name="ce107" table:number-columns-repeated="7"/>
          <table:table-cell table:style-name="ce109" table:formula="of:=DCOUNTA([$GlidingFlights.$A$1:$GlidingFlights.$N$3002];&quot;Date&quot;;[.A26:.I32])" office:value-type="float" office:value="0">
            <text:p>0</text:p>
          </table:table-cell>
          <table:table-cell table:style-name="ce109" table:formula="of:=DSUM([$GlidingFlights.$A$1:$GlidingFlights.$N$3002];&quot;Time (hrs)&quot;;[.A26:.I32])+FLOOR(DSUM([$GlidingFlights.$A$1:$GlidingFlights.$N$3002];&quot;Time (mins)&quot;;[.A26:.I32])/60;1)" office:value-type="float" office:value="0">
            <text:p>0</text:p>
          </table:table-cell>
          <table:table-cell table:style-name="ce85" table:formula="of:=MOD(DSUM([$GlidingFlights.$A$1:$GlidingFlights.$N$3002];&quot;Time (mins)&quot;;[.A26:.I32]);60)" office:value-type="float" office:value="0">
            <text:p>0</text:p>
          </table:table-cell>
          <table:table-cell table:style-name="ce109" table:formula="of:=DSUM([$GlidingFlights.$A$1:$GlidingFlights.$N$3002];&quot;Dist (kms)&quot;;[.A26:.I32])" office:value-type="float" office:value="0">
            <text:p>0</text:p>
          </table:table-cell>
          <table:table-cell/>
          <table:table-cell table:style-name="ce101"/>
          <table:table-cell table:style-name="ce104"/>
          <table:table-cell table:style-name="ce107" table:number-columns-repeated="7"/>
          <table:table-cell table:style-name="ce109" table:formula="of:=DCOUNTA([$PoweredFlights.$A$1:$PoweredFlights.$Q$1002];&quot;Date&quot;;[.O26:.W32])" office:value-type="float" office:value="0">
            <text:p>0</text:p>
          </table:table-cell>
          <table:table-cell table:style-name="ce109" table:formula="of:=DSUM([$PoweredFlights.$A$1:$PoweredFlights.$Q$1002];&quot;Day (ldgs)&quot;;[.O26:.W32])+DSUM([$PoweredFlights.$A$1:$PoweredFlights.$Q$1002];&quot;Night (ldgs)&quot;;[.O26:.W32])" office:value-type="float" office:value="0">
            <text:p>0</text:p>
          </table:table-cell>
          <table:table-cell table:style-name="ce85" table:formula="of:=DSUM([$PoweredFlights.$A$1:$PoweredFlights.$Q$1002];&quot;Day (hrs)&quot;;[.O26:.W32])+DSUM([$PoweredFlights.$A$1:$PoweredFlights.$Q$1002];&quot;Night (hrs)&quot;;[.O26:.W32])" office:value-type="float" office:value="0">
            <text:p>0</text:p>
          </table:table-cell>
          <table:table-cell table:style-name="ce109" table:formula="of:=DSUM([$PoweredFlights.$A$1:$PoweredFlights.$Q$1002];&quot;Instr (hrs)&quot;;[.O26:.W32])" office:value-type="float" office:value="0">
            <text:p>0</text:p>
          </table:table-cell>
          <table:table-cell table:number-columns-repeated="997"/>
        </table:table-row>
        <table:table-row table:style-name="ro2" table:number-rows-repeated="3">
          <table:table-cell table:style-name="ce101"/>
          <table:table-cell table:style-name="ce104"/>
          <table:table-cell table:style-name="ce107" table:number-columns-repeated="7"/>
          <table:table-cell table:style-name="ce110" table:number-columns-repeated="4"/>
          <table:table-cell/>
          <table:table-cell table:style-name="ce101"/>
          <table:table-cell table:style-name="ce104"/>
          <table:table-cell table:style-name="ce107" table:number-columns-repeated="7"/>
          <table:table-cell table:style-name="ce110" table:number-columns-repeated="4"/>
          <table:table-cell table:number-columns-repeated="997"/>
        </table:table-row>
        <table:table-row table:style-name="ro2" table:number-rows-repeated="2">
          <table:table-cell table:style-name="ce101"/>
          <table:table-cell table:style-name="ce104"/>
          <table:table-cell table:style-name="ce107" table:number-columns-repeated="7"/>
          <table:table-cell table:style-name="ce78" table:number-columns-repeated="4"/>
          <table:table-cell/>
          <table:table-cell table:style-name="ce101"/>
          <table:table-cell table:style-name="ce104"/>
          <table:table-cell table:style-name="ce107" table:number-columns-repeated="7"/>
          <table:table-cell table:style-name="ce78" table:number-columns-repeated="4"/>
          <table:table-cell table:number-columns-repeated="997"/>
        </table:table-row>
        <table:table-row table:style-name="ro2">
          <table:table-cell>
            <draw:frame table:end-cell-address="Queries.I42" table:end-x="1.197cm" table:end-y="0.444cm" draw:z-index="0" draw:style-name="gr6" draw:text-style-name="P2" svg:width="17.779cm" svg:height="4.4cm" svg:x="0.001cm" svg:y="0.346cm">
              <draw:text-box>
                <text:p text:style-name="P1"><text:span text:style-name="T1">Help - Gliding Database Queries</text:span></text:p>
                <text:p text:style-name="P1"><text:span text:style-name="T2">Database queries are an advanced functionality. They can answer complex questions, e.g. "How many flights have I done in glider X from airfield Y?", or "How often did I land in a field after a winch launch?". Instead of looking it up manually, or programming complicated search functions, you can use the tables above.</text:span></text:p>
                <text:p text:style-name="P1"><text:span text:style-name="T2"/></text:p>
                <text:p text:style-name="P1"><text:span text:style-name="T2">To use them, enter search criteria in the yellow fields. Values in the same row are connected by AND, values in different rows are connected by OR. Empty cells are ignored. Regular expressions are accepted, e.g. to find all aerotow flights enter `A.*' in the `Type of Launch' field. The results appear in the orange cells after pressing 'F9'.</text:span></text:p>
              </draw:text-box>
            </draw:frame>
          </table:table-cell>
          <table:table-cell table:number-columns-repeated="12"/>
          <table:table-cell>
            <draw:frame table:end-cell-address="Queries.W42" table:end-x="1.216cm" table:end-y="0.444cm" draw:z-index="1" draw:style-name="gr7" draw:text-style-name="P2" svg:width="16.775cm" svg:height="4.4cm" svg:x="0.48cm" svg:y="0.346cm">
              <draw:text-box>
                <text:p text:style-name="P1"><text:span text:style-name="T1">Help - Powered Flying Database Queries</text:span></text:p>
                <text:p text:style-name="P1"><text:span text:style-name="T2">Database queries are an advanced functionality. They can answer complex questions, e.g. "How many flights have I done in aircraft X from airfield Y?", or "How often did I fly with instructor Z in a single-engine piston aeroplane?". Instead of looking it up manually, or programming complicated search functions, you can use the tables above.</text:span></text:p>
                <text:p text:style-name="P1"><text:span text:style-name="T2"/></text:p>
                <text:p text:style-name="P1"><text:span text:style-name="T2">To use them, enter search criteria in the yellow fields. Values in the same row are connected by AND, values in different rows are connected by OR. Empty cells are ignored. Regular expressions are accepted, e.g. to find all single-engine flights enter `S.*' in the `Engine Type' field. The results appear in the orange cells after pressing 'F9'.</text:span></text:p>
              </draw:text-box>
            </draw:frame>
          </table:table-cell>
          <table:table-cell table:number-columns-repeated="1010"/>
        </table:table-row>
        <table:table-row table:style-name="ro2" table:number-rows-repeated="10">
          <table:table-cell table:number-columns-repeated="1024"/>
        </table:table-row>
        <table:table-row table:style-name="ro2">
          <table:table-cell table:style-name="ce102" office:value-type="string" table:number-columns-spanned="27" table:number-rows-spanned="1">
            <text:p>Press the 'F9' key to update values, or turn on automatic updating in Tools-&gt;Cell Contents-&gt;Auto Calculate. The latter option is only recommended for fast computers.</text:p>
          </table:table-cell>
          <table:covered-table-cell table:number-columns-repeated="26"/>
          <table:table-cell table:number-columns-repeated="997"/>
        </table:table-row>
        <table:table-row table:style-name="ro2" table:number-rows-repeated="65491">
          <table:table-cell table:number-columns-repeated="1024"/>
        </table:table-row>
        <table:table-row table:style-name="ro2">
          <table:table-cell table:number-columns-repeated="1024"/>
        </table:table-row>
      </table:table>
      <table:table table:name="Misc" table:style-name="ta1" table:protected="true" table:print="false">
        <table:table-column table:style-name="co18" table:number-columns-repeated="11" table:default-cell-style-name="ce120"/>
        <table:table-column table:style-name="co8" table:number-columns-repeated="245" table:default-cell-style-name="ce120"/>
        <table:table-row table:style-name="ro4">
          <table:table-cell table:style-name="ce118" office:value-type="string" table:number-columns-spanned="11" table:number-rows-spanned="1">
            <text:p>Conversion from Minutes to Decimals</text:p>
          </table:table-cell>
          <table:covered-table-cell table:number-columns-repeated="10" table:style-name="ce125"/>
          <table:table-cell table:number-columns-repeated="245"/>
        </table:table-row>
        <table:table-row table:style-name="ro2">
          <table:table-cell table:style-name="ce119"/>
          <table:table-cell table:style-name="ce119" office:value-type="float" office:value="0">
            <text:p>0</text:p>
          </table:table-cell>
          <table:table-cell table:style-name="ce119" office:value-type="float" office:value="1">
            <text:p>1</text:p>
          </table:table-cell>
          <table:table-cell table:style-name="ce119" office:value-type="float" office:value="2">
            <text:p>2</text:p>
          </table:table-cell>
          <table:table-cell table:style-name="ce119" office:value-type="float" office:value="3">
            <text:p>3</text:p>
          </table:table-cell>
          <table:table-cell table:style-name="ce119" office:value-type="float" office:value="4">
            <text:p>4</text:p>
          </table:table-cell>
          <table:table-cell table:style-name="ce119" office:value-type="float" office:value="5">
            <text:p>5</text:p>
          </table:table-cell>
          <table:table-cell table:style-name="ce119" office:value-type="float" office:value="6">
            <text:p>6</text:p>
          </table:table-cell>
          <table:table-cell table:style-name="ce119" office:value-type="float" office:value="7">
            <text:p>7</text:p>
          </table:table-cell>
          <table:table-cell table:style-name="ce119" office:value-type="float" office:value="8">
            <text:p>8</text:p>
          </table:table-cell>
          <table:table-cell table:style-name="ce119" office:value-type="float" office:value="9">
            <text:p>9</text:p>
          </table:table-cell>
          <table:table-cell table:number-columns-repeated="245"/>
        </table:table-row>
        <table:table-row table:style-name="ro2">
          <table:table-cell table:style-name="ce119" office:value-type="float" office:value="0">
            <text:p>0</text:p>
          </table:table-cell>
          <table:table-cell table:style-name="ce126" table:formula="of:=([.$A3]+[.B$2])/60" office:value-type="float" office:value="0">
            <text:p>0.00</text:p>
          </table:table-cell>
          <table:table-cell table:style-name="ce126" table:formula="of:=([.$A3]+[.C$2])/60" office:value-type="float" office:value="0.0166666666666667">
            <text:p>0.02</text:p>
          </table:table-cell>
          <table:table-cell table:style-name="ce126" table:formula="of:=([.$A3]+[.D$2])/60" office:value-type="float" office:value="0.0333333333333333">
            <text:p>0.03</text:p>
          </table:table-cell>
          <table:table-cell table:style-name="ce126" table:formula="of:=([.$A3]+[.E$2])/60" office:value-type="float" office:value="0.05">
            <text:p>0.05</text:p>
          </table:table-cell>
          <table:table-cell table:style-name="ce126" table:formula="of:=([.$A3]+[.F$2])/60" office:value-type="float" office:value="0.0666666666666667">
            <text:p>0.07</text:p>
          </table:table-cell>
          <table:table-cell table:style-name="ce126" table:formula="of:=([.$A3]+[.G$2])/60" office:value-type="float" office:value="0.0833333333333333">
            <text:p>0.08</text:p>
          </table:table-cell>
          <table:table-cell table:style-name="ce126" table:formula="of:=([.$A3]+[.H$2])/60" office:value-type="float" office:value="0.1">
            <text:p>0.10</text:p>
          </table:table-cell>
          <table:table-cell table:style-name="ce126" table:formula="of:=([.$A3]+[.I$2])/60" office:value-type="float" office:value="0.116666666666667">
            <text:p>0.12</text:p>
          </table:table-cell>
          <table:table-cell table:style-name="ce126" table:formula="of:=([.$A3]+[.J$2])/60" office:value-type="float" office:value="0.133333333333333">
            <text:p>0.13</text:p>
          </table:table-cell>
          <table:table-cell table:style-name="ce126" table:formula="of:=([.$A3]+[.K$2])/60" office:value-type="float" office:value="0.15">
            <text:p>0.15</text:p>
          </table:table-cell>
          <table:table-cell table:number-columns-repeated="245"/>
        </table:table-row>
        <table:table-row table:style-name="ro2">
          <table:table-cell table:style-name="ce119" office:value-type="float" office:value="10">
            <text:p>10</text:p>
          </table:table-cell>
          <table:table-cell table:style-name="ce126" table:formula="of:=([.$A4]+[.B$2])/60" office:value-type="float" office:value="0.166666666666667">
            <text:p>0.17</text:p>
          </table:table-cell>
          <table:table-cell table:style-name="ce126" table:formula="of:=([.$A4]+[.C$2])/60" office:value-type="float" office:value="0.183333333333333">
            <text:p>0.18</text:p>
          </table:table-cell>
          <table:table-cell table:style-name="ce126" table:formula="of:=([.$A4]+[.D$2])/60" office:value-type="float" office:value="0.2">
            <text:p>0.20</text:p>
          </table:table-cell>
          <table:table-cell table:style-name="ce126" table:formula="of:=([.$A4]+[.E$2])/60" office:value-type="float" office:value="0.216666666666667">
            <text:p>0.22</text:p>
          </table:table-cell>
          <table:table-cell table:style-name="ce126" table:formula="of:=([.$A4]+[.F$2])/60" office:value-type="float" office:value="0.233333333333333">
            <text:p>0.23</text:p>
          </table:table-cell>
          <table:table-cell table:style-name="ce126" table:formula="of:=([.$A4]+[.G$2])/60" office:value-type="float" office:value="0.25">
            <text:p>0.25</text:p>
          </table:table-cell>
          <table:table-cell table:style-name="ce126" table:formula="of:=([.$A4]+[.H$2])/60" office:value-type="float" office:value="0.266666666666667">
            <text:p>0.27</text:p>
          </table:table-cell>
          <table:table-cell table:style-name="ce126" table:formula="of:=([.$A4]+[.I$2])/60" office:value-type="float" office:value="0.283333333333333">
            <text:p>0.28</text:p>
          </table:table-cell>
          <table:table-cell table:style-name="ce126" table:formula="of:=([.$A4]+[.J$2])/60" office:value-type="float" office:value="0.3">
            <text:p>0.30</text:p>
          </table:table-cell>
          <table:table-cell table:style-name="ce126" table:formula="of:=([.$A4]+[.K$2])/60" office:value-type="float" office:value="0.316666666666667">
            <text:p>0.32</text:p>
          </table:table-cell>
          <table:table-cell table:number-columns-repeated="245"/>
        </table:table-row>
        <table:table-row table:style-name="ro2">
          <table:table-cell table:style-name="ce119" office:value-type="float" office:value="20">
            <text:p>20</text:p>
          </table:table-cell>
          <table:table-cell table:style-name="ce126" table:formula="of:=([.$A5]+[.B$2])/60" office:value-type="float" office:value="0.333333333333333">
            <text:p>0.33</text:p>
          </table:table-cell>
          <table:table-cell table:style-name="ce126" table:formula="of:=([.$A5]+[.C$2])/60" office:value-type="float" office:value="0.35">
            <text:p>0.35</text:p>
          </table:table-cell>
          <table:table-cell table:style-name="ce126" table:formula="of:=([.$A5]+[.D$2])/60" office:value-type="float" office:value="0.366666666666667">
            <text:p>0.37</text:p>
          </table:table-cell>
          <table:table-cell table:style-name="ce126" table:formula="of:=([.$A5]+[.E$2])/60" office:value-type="float" office:value="0.383333333333333">
            <text:p>0.38</text:p>
          </table:table-cell>
          <table:table-cell table:style-name="ce126" table:formula="of:=([.$A5]+[.F$2])/60" office:value-type="float" office:value="0.4">
            <text:p>0.40</text:p>
          </table:table-cell>
          <table:table-cell table:style-name="ce126" table:formula="of:=([.$A5]+[.G$2])/60" office:value-type="float" office:value="0.416666666666667">
            <text:p>0.42</text:p>
          </table:table-cell>
          <table:table-cell table:style-name="ce126" table:formula="of:=([.$A5]+[.H$2])/60" office:value-type="float" office:value="0.433333333333333">
            <text:p>0.43</text:p>
          </table:table-cell>
          <table:table-cell table:style-name="ce126" table:formula="of:=([.$A5]+[.I$2])/60" office:value-type="float" office:value="0.45">
            <text:p>0.45</text:p>
          </table:table-cell>
          <table:table-cell table:style-name="ce126" table:formula="of:=([.$A5]+[.J$2])/60" office:value-type="float" office:value="0.466666666666667">
            <text:p>0.47</text:p>
          </table:table-cell>
          <table:table-cell table:style-name="ce126" table:formula="of:=([.$A5]+[.K$2])/60" office:value-type="float" office:value="0.483333333333333">
            <text:p>0.48</text:p>
          </table:table-cell>
          <table:table-cell table:number-columns-repeated="245"/>
        </table:table-row>
        <table:table-row table:style-name="ro2">
          <table:table-cell table:style-name="ce119" office:value-type="float" office:value="30">
            <text:p>30</text:p>
          </table:table-cell>
          <table:table-cell table:style-name="ce126" table:formula="of:=([.$A6]+[.B$2])/60" office:value-type="float" office:value="0.5">
            <text:p>0.50</text:p>
          </table:table-cell>
          <table:table-cell table:style-name="ce126" table:formula="of:=([.$A6]+[.C$2])/60" office:value-type="float" office:value="0.516666666666667">
            <text:p>0.52</text:p>
          </table:table-cell>
          <table:table-cell table:style-name="ce126" table:formula="of:=([.$A6]+[.D$2])/60" office:value-type="float" office:value="0.533333333333333">
            <text:p>0.53</text:p>
          </table:table-cell>
          <table:table-cell table:style-name="ce126" table:formula="of:=([.$A6]+[.E$2])/60" office:value-type="float" office:value="0.55">
            <text:p>0.55</text:p>
          </table:table-cell>
          <table:table-cell table:style-name="ce126" table:formula="of:=([.$A6]+[.F$2])/60" office:value-type="float" office:value="0.566666666666667">
            <text:p>0.57</text:p>
          </table:table-cell>
          <table:table-cell table:style-name="ce126" table:formula="of:=([.$A6]+[.G$2])/60" office:value-type="float" office:value="0.583333333333333">
            <text:p>0.58</text:p>
          </table:table-cell>
          <table:table-cell table:style-name="ce126" table:formula="of:=([.$A6]+[.H$2])/60" office:value-type="float" office:value="0.6">
            <text:p>0.60</text:p>
          </table:table-cell>
          <table:table-cell table:style-name="ce126" table:formula="of:=([.$A6]+[.I$2])/60" office:value-type="float" office:value="0.616666666666667">
            <text:p>0.62</text:p>
          </table:table-cell>
          <table:table-cell table:style-name="ce126" table:formula="of:=([.$A6]+[.J$2])/60" office:value-type="float" office:value="0.633333333333333">
            <text:p>0.63</text:p>
          </table:table-cell>
          <table:table-cell table:style-name="ce126" table:formula="of:=([.$A6]+[.K$2])/60" office:value-type="float" office:value="0.65">
            <text:p>0.65</text:p>
          </table:table-cell>
          <table:table-cell table:number-columns-repeated="245"/>
        </table:table-row>
        <table:table-row table:style-name="ro2">
          <table:table-cell table:style-name="ce119" office:value-type="float" office:value="40">
            <text:p>40</text:p>
          </table:table-cell>
          <table:table-cell table:style-name="ce126" table:formula="of:=([.$A7]+[.B$2])/60" office:value-type="float" office:value="0.666666666666667">
            <text:p>0.67</text:p>
          </table:table-cell>
          <table:table-cell table:style-name="ce126" table:formula="of:=([.$A7]+[.C$2])/60" office:value-type="float" office:value="0.683333333333333">
            <text:p>0.68</text:p>
          </table:table-cell>
          <table:table-cell table:style-name="ce126" table:formula="of:=([.$A7]+[.D$2])/60" office:value-type="float" office:value="0.7">
            <text:p>0.70</text:p>
          </table:table-cell>
          <table:table-cell table:style-name="ce126" table:formula="of:=([.$A7]+[.E$2])/60" office:value-type="float" office:value="0.716666666666667">
            <text:p>0.72</text:p>
          </table:table-cell>
          <table:table-cell table:style-name="ce126" table:formula="of:=([.$A7]+[.F$2])/60" office:value-type="float" office:value="0.733333333333333">
            <text:p>0.73</text:p>
          </table:table-cell>
          <table:table-cell table:style-name="ce126" table:formula="of:=([.$A7]+[.G$2])/60" office:value-type="float" office:value="0.75">
            <text:p>0.75</text:p>
          </table:table-cell>
          <table:table-cell table:style-name="ce126" table:formula="of:=([.$A7]+[.H$2])/60" office:value-type="float" office:value="0.766666666666667">
            <text:p>0.77</text:p>
          </table:table-cell>
          <table:table-cell table:style-name="ce126" table:formula="of:=([.$A7]+[.I$2])/60" office:value-type="float" office:value="0.783333333333333">
            <text:p>0.78</text:p>
          </table:table-cell>
          <table:table-cell table:style-name="ce126" table:formula="of:=([.$A7]+[.J$2])/60" office:value-type="float" office:value="0.8">
            <text:p>0.80</text:p>
          </table:table-cell>
          <table:table-cell table:style-name="ce126" table:formula="of:=([.$A7]+[.K$2])/60" office:value-type="float" office:value="0.816666666666667">
            <text:p>0.82</text:p>
          </table:table-cell>
          <table:table-cell table:number-columns-repeated="245"/>
        </table:table-row>
        <table:table-row table:style-name="ro2">
          <table:table-cell table:style-name="ce119" office:value-type="float" office:value="50">
            <text:p>50</text:p>
          </table:table-cell>
          <table:table-cell table:style-name="ce126" table:formula="of:=([.$A8]+[.B$2])/60" office:value-type="float" office:value="0.833333333333333">
            <text:p>0.83</text:p>
          </table:table-cell>
          <table:table-cell table:style-name="ce126" table:formula="of:=([.$A8]+[.C$2])/60" office:value-type="float" office:value="0.85">
            <text:p>0.85</text:p>
          </table:table-cell>
          <table:table-cell table:style-name="ce126" table:formula="of:=([.$A8]+[.D$2])/60" office:value-type="float" office:value="0.866666666666667">
            <text:p>0.87</text:p>
          </table:table-cell>
          <table:table-cell table:style-name="ce126" table:formula="of:=([.$A8]+[.E$2])/60" office:value-type="float" office:value="0.883333333333333">
            <text:p>0.88</text:p>
          </table:table-cell>
          <table:table-cell table:style-name="ce126" table:formula="of:=([.$A8]+[.F$2])/60" office:value-type="float" office:value="0.9">
            <text:p>0.90</text:p>
          </table:table-cell>
          <table:table-cell table:style-name="ce126" table:formula="of:=([.$A8]+[.G$2])/60" office:value-type="float" office:value="0.916666666666667">
            <text:p>0.92</text:p>
          </table:table-cell>
          <table:table-cell table:style-name="ce126" table:formula="of:=([.$A8]+[.H$2])/60" office:value-type="float" office:value="0.933333333333333">
            <text:p>0.93</text:p>
          </table:table-cell>
          <table:table-cell table:style-name="ce126" table:formula="of:=([.$A8]+[.I$2])/60" office:value-type="float" office:value="0.95">
            <text:p>0.95</text:p>
          </table:table-cell>
          <table:table-cell table:style-name="ce126" table:formula="of:=([.$A8]+[.J$2])/60" office:value-type="float" office:value="0.966666666666667">
            <text:p>0.97</text:p>
          </table:table-cell>
          <table:table-cell table:style-name="ce126" table:formula="of:=([.$A8]+[.K$2])/60" office:value-type="float" office:value="0.983333333333333">
            <text:p>0.98</text:p>
          </table:table-cell>
          <table:table-cell table:number-columns-repeated="245"/>
        </table:table-row>
        <table:table-row table:style-name="ro2" table:number-rows-repeated="2">
          <table:table-cell table:number-columns-repeated="256"/>
        </table:table-row>
        <table:table-row table:style-name="ro4">
          <table:table-cell table:style-name="ce118" office:value-type="string" table:number-columns-spanned="11" table:number-rows-spanned="1">
            <text:p>Crew Capacity Definitions</text:p>
          </table:table-cell>
          <table:covered-table-cell table:number-columns-repeated="10" table:style-name="ce125"/>
          <table:table-cell table:number-columns-repeated="245"/>
        </table:table-row>
        <table:table-row table:style-name="ro2">
          <table:table-cell table:style-name="ce121" office:value-type="string">
            <text:p>P1</text:p>
          </table:table-cell>
          <table:table-cell table:style-name="ce127" office:value-type="string" table:number-columns-spanned="10" table:number-rows-spanned="1">
            <text:p>Pilot in command (P1-US: under supervision)</text:p>
          </table:table-cell>
          <table:covered-table-cell table:number-columns-repeated="9" table:style-name="ce125"/>
          <table:table-cell table:number-columns-repeated="245"/>
        </table:table-row>
        <table:table-row table:style-name="ro2">
          <table:table-cell table:style-name="ce121" office:value-type="string">
            <text:p>P2</text:p>
          </table:table-cell>
          <table:table-cell table:style-name="ce127" office:value-type="string" table:number-columns-spanned="10" table:number-rows-spanned="1">
            <text:p>Co-pilot (P2-UT: under tuition)</text:p>
          </table:table-cell>
          <table:covered-table-cell table:number-columns-repeated="9" table:style-name="ce125"/>
          <table:table-cell table:number-columns-repeated="245"/>
        </table:table-row>
        <table:table-row table:style-name="ro2">
          <table:table-cell table:style-name="ce121" office:value-type="string">
            <text:p>PD</text:p>
          </table:table-cell>
          <table:table-cell table:style-name="ce127" office:value-type="string" table:number-columns-spanned="10" table:number-rows-spanned="1">
            <text:p>Commander during dual flight (other pilot must be qualified to fly a/c type)</text:p>
          </table:table-cell>
          <table:covered-table-cell table:number-columns-repeated="9" table:style-name="ce125"/>
          <table:table-cell table:number-columns-repeated="245"/>
        </table:table-row>
        <table:table-row table:style-name="ro2">
          <table:table-cell table:style-name="ce121" office:value-type="string">
            <text:p>PI</text:p>
          </table:table-cell>
          <table:table-cell table:style-name="ce127" office:value-type="string" table:number-columns-spanned="10" table:number-rows-spanned="1">
            <text:p>Instructor</text:p>
          </table:table-cell>
          <table:covered-table-cell table:number-columns-repeated="9" table:style-name="ce125"/>
          <table:table-cell table:number-columns-repeated="245"/>
        </table:table-row>
        <table:table-row table:style-name="ro2" table:number-rows-repeated="2">
          <table:table-cell table:number-columns-repeated="256"/>
        </table:table-row>
        <table:table-row table:style-name="ro4">
          <table:table-cell table:style-name="ce118" office:value-type="string" table:number-columns-spanned="11" table:number-rows-spanned="1">
            <text:p>Glider Launch Methods</text:p>
          </table:table-cell>
          <table:covered-table-cell table:number-columns-repeated="10" table:style-name="ce125"/>
          <table:table-cell table:number-columns-repeated="245"/>
        </table:table-row>
        <table:table-row table:style-name="ro2">
          <table:table-cell table:style-name="ce121" office:value-type="string">
            <text:p>A</text:p>
          </table:table-cell>
          <table:table-cell table:style-name="ce127" office:value-type="string" table:number-columns-spanned="10" table:number-rows-spanned="1">
            <text:p>Aerotow (A1000: to 1000ft, A10m: duration 10 minutes)</text:p>
          </table:table-cell>
          <table:covered-table-cell table:number-columns-repeated="9" table:style-name="ce125"/>
          <table:table-cell table:number-columns-repeated="245"/>
        </table:table-row>
        <table:table-row table:style-name="ro2">
          <table:table-cell table:style-name="ce121" office:value-type="string">
            <text:p>B</text:p>
          </table:table-cell>
          <table:table-cell table:style-name="ce127" office:value-type="string" table:number-columns-spanned="10" table:number-rows-spanned="1">
            <text:p>Bungey launch</text:p>
          </table:table-cell>
          <table:covered-table-cell table:number-columns-repeated="9" table:style-name="ce125"/>
          <table:table-cell table:number-columns-repeated="245"/>
        </table:table-row>
        <table:table-row table:style-name="ro2">
          <table:table-cell table:style-name="ce121" office:value-type="string">
            <text:p>H</text:p>
          </table:table-cell>
          <table:table-cell table:style-name="ce127" office:value-type="string" table:number-columns-spanned="10" table:number-rows-spanned="1">
            <text:p>Hand launch</text:p>
          </table:table-cell>
          <table:covered-table-cell table:number-columns-repeated="9" table:style-name="ce125"/>
          <table:table-cell table:number-columns-repeated="245"/>
        </table:table-row>
        <table:table-row table:style-name="ro2">
          <table:table-cell table:style-name="ce121" office:value-type="string">
            <text:p>M</text:p>
          </table:table-cell>
          <table:table-cell table:style-name="ce127" office:value-type="string" table:number-columns-spanned="10" table:number-rows-spanned="1">
            <text:p>Motor car tow</text:p>
          </table:table-cell>
          <table:covered-table-cell table:number-columns-repeated="9" table:style-name="ce125"/>
          <table:table-cell table:number-columns-repeated="245"/>
        </table:table-row>
        <table:table-row table:style-name="ro2">
          <table:table-cell table:style-name="ce121" office:value-type="string">
            <text:p>S</text:p>
          </table:table-cell>
          <table:table-cell table:style-name="ce127" office:value-type="string" table:number-columns-spanned="10" table:number-rows-spanned="1">
            <text:p>Self launch</text:p>
          </table:table-cell>
          <table:covered-table-cell table:number-columns-repeated="9" table:style-name="ce125"/>
          <table:table-cell table:number-columns-repeated="245"/>
        </table:table-row>
        <table:table-row table:style-name="ro2">
          <table:table-cell table:style-name="ce121" office:value-type="string">
            <text:p>W</text:p>
          </table:table-cell>
          <table:table-cell table:style-name="ce127" office:value-type="string" table:number-columns-spanned="10" table:number-rows-spanned="1">
            <text:p>Winch launch</text:p>
          </table:table-cell>
          <table:covered-table-cell table:number-columns-repeated="9" table:style-name="ce125"/>
          <table:table-cell table:number-columns-repeated="245"/>
        </table:table-row>
        <table:table-row table:style-name="ro2" table:number-rows-repeated="2">
          <table:table-cell table:number-columns-repeated="256"/>
        </table:table-row>
        <table:table-row table:style-name="ro4">
          <table:table-cell table:style-name="ce118" office:value-type="string" table:number-columns-spanned="11" table:number-rows-spanned="1">
            <text:p>Powered Aircraft Classes</text:p>
          </table:table-cell>
          <table:covered-table-cell table:number-columns-repeated="10" table:style-name="ce125"/>
          <table:table-cell table:number-columns-repeated="245"/>
        </table:table-row>
        <table:table-row table:style-name="ro2">
          <table:table-cell table:style-name="ce121" office:value-type="string">
            <text:p>SE</text:p>
          </table:table-cell>
          <table:table-cell table:style-name="ce127" office:value-type="string" table:number-columns-spanned="10" table:number-rows-spanned="1">
            <text:p>Single turbine engine</text:p>
          </table:table-cell>
          <table:covered-table-cell table:number-columns-repeated="9" table:style-name="ce125"/>
          <table:table-cell table:number-columns-repeated="245"/>
        </table:table-row>
        <table:table-row table:style-name="ro2">
          <table:table-cell table:style-name="ce121" office:value-type="string">
            <text:p>SP</text:p>
          </table:table-cell>
          <table:table-cell table:style-name="ce127" office:value-type="string" table:number-columns-spanned="10" table:number-rows-spanned="1">
            <text:p>Single piston engine</text:p>
          </table:table-cell>
          <table:covered-table-cell table:number-columns-repeated="9" table:style-name="ce125"/>
          <table:table-cell table:number-columns-repeated="245"/>
        </table:table-row>
        <table:table-row table:style-name="ro2">
          <table:table-cell table:style-name="ce121" office:value-type="string">
            <text:p>ST</text:p>
          </table:table-cell>
          <table:table-cell table:style-name="ce127" office:value-type="string" table:number-columns-spanned="10" table:number-rows-spanned="1">
            <text:p>Single turboprop engine</text:p>
          </table:table-cell>
          <table:covered-table-cell table:number-columns-repeated="9" table:style-name="ce125"/>
          <table:table-cell table:number-columns-repeated="245"/>
        </table:table-row>
        <table:table-row table:style-name="ro2">
          <table:table-cell table:style-name="ce121" office:value-type="string">
            <text:p>ME</text:p>
          </table:table-cell>
          <table:table-cell table:style-name="ce127" office:value-type="string" table:number-columns-spanned="10" table:number-rows-spanned="1">
            <text:p>Multi turbine engine</text:p>
          </table:table-cell>
          <table:covered-table-cell table:number-columns-repeated="9" table:style-name="ce125"/>
          <table:table-cell table:number-columns-repeated="245"/>
        </table:table-row>
        <table:table-row table:style-name="ro2">
          <table:table-cell table:style-name="ce121" office:value-type="string">
            <text:p>MP</text:p>
          </table:table-cell>
          <table:table-cell table:style-name="ce127" office:value-type="string" table:number-columns-spanned="10" table:number-rows-spanned="1">
            <text:p>Multi piston engine</text:p>
          </table:table-cell>
          <table:covered-table-cell table:number-columns-repeated="9" table:style-name="ce125"/>
          <table:table-cell table:number-columns-repeated="245"/>
        </table:table-row>
        <table:table-row table:style-name="ro2">
          <table:table-cell table:style-name="ce121" office:value-type="string">
            <text:p>MT</text:p>
          </table:table-cell>
          <table:table-cell table:style-name="ce127" office:value-type="string" table:number-columns-spanned="10" table:number-rows-spanned="1">
            <text:p>Multi turboprop engine</text:p>
          </table:table-cell>
          <table:covered-table-cell table:number-columns-repeated="9" table:style-name="ce125"/>
          <table:table-cell table:number-columns-repeated="245"/>
        </table:table-row>
        <table:table-row table:style-name="ro2">
          <table:table-cell table:style-name="ce121" office:value-type="string">
            <text:p>TMG</text:p>
          </table:table-cell>
          <table:table-cell table:style-name="ce127" office:value-type="string" table:number-columns-spanned="10" table:number-rows-spanned="1">
            <text:p>Touring motor glider</text:p>
          </table:table-cell>
          <table:covered-table-cell table:number-columns-repeated="9" table:style-name="ce125"/>
          <table:table-cell table:number-columns-repeated="245"/>
        </table:table-row>
        <table:table-row table:style-name="ro2" table:number-rows-repeated="2">
          <table:table-cell table:number-columns-repeated="256"/>
        </table:table-row>
        <table:table-row table:style-name="ro2">
          <table:table-cell table:style-name="ce122" office:value-type="string" table:number-columns-spanned="11" table:number-rows-spanned="1">
            <text:p>© Michael Schlotter</text:p>
          </table:table-cell>
          <table:covered-table-cell table:number-columns-repeated="9" table:style-name="ce128"/>
          <table:covered-table-cell table:style-name="ce131"/>
          <table:table-cell table:number-columns-repeated="245"/>
        </table:table-row>
        <table:table-row table:style-name="ro2">
          <table:table-cell table:style-name="ce123" office:value-type="string" table:number-columns-spanned="11" table:number-rows-spanned="1">
            <text:p>Email: m.schlotter@bath.ac.uk</text:p>
          </table:table-cell>
          <table:covered-table-cell table:number-columns-repeated="9" table:style-name="ce129"/>
          <table:covered-table-cell table:style-name="ce132"/>
          <table:table-cell table:number-columns-repeated="245"/>
        </table:table-row>
        <table:table-row table:style-name="ro2">
          <table:table-cell table:style-name="ce124" office:value-type="string" table:number-columns-spanned="11" table:number-rows-spanned="1">
            <text:p>Web: http://people.bath.ac.uk/enpms/logbook/</text:p>
          </table:table-cell>
          <table:covered-table-cell table:number-columns-repeated="9" table:style-name="ce130"/>
          <table:covered-table-cell table:style-name="ce133"/>
          <table:table-cell table:number-columns-repeated="245"/>
        </table:table-row>
        <table:table-row table:style-name="ro2" table:number-rows-repeated="65496">
          <table:table-cell table:number-columns-repeated="256"/>
        </table:table-row>
        <table:table-row table:style-name="ro2">
          <table:table-cell table:number-columns-repeated="256"/>
        </table:table-row>
      </table:table>
      <table:database-ranges>
        <table:database-range table:target-range-address="GlidingFlights.G1:GlidingFlights.G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ndale Sans UI" svg:font-family="'Andale Sans UI', 'Arial Unicode MS', 'Lucida Sans Unicode', Tahoma, 'Bitstream Vera Sans', 'Interface User', WarpSans, Geneva, Tahoma, 'MS Sans Serif', Helv, Dialog, Albany, Lucida, Helvetica, Charcoal, Chicago, Arial, Helmet, 'Interface System', 'Sans Serif'" style:font-family-generic="swiss"/>
    <style:font-face style:name="Helvetica" svg:font-family="Helvetica" style:font-family-generic="swiss"/>
    <style:font-face style:name="Bitstream Vera Sans1" svg:font-family="'Bitstream Vera Sans'" style:font-pitch="variable"/>
    <style:font-face style:name="Lucidasans" svg:font-family="Lucidasans" style:font-pitch="variable"/>
    <style:font-face style:name="Arial" svg:font-family="Arial" style:font-family-generic="swiss" style:font-pitch="variable"/>
    <style:font-face style:name="Arial1" svg:font-family="Arial" style:font-adornments="Regular" style:font-family-generic="swiss"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Bitstream Vera Sans" fo:language="en" fo:country="GB" style:font-name-asian="Bitstream Vera Sans1" style:language-asian="en" style:country-asian="US" style:font-name-complex="Lucidasans" style:language-complex="en" style:country-complex="US"/>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GB" style:font-family-asian="Arial" style:font-pitch-asian="variable" style:font-size-asian="24pt" style:language-asian="en" style:country-asian="US" style:font-family-complex="'Lucida Grande'" style:font-pitch-complex="variable" style:font-size-complex="24pt" style:language-complex="en" style:country-complex="US"/>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currency-symbol number:language="en">$</number:currency-symbol>
      <number:number number:decimal-places="2" number:min-integer-digits="1" number:grouping="true"/>
    </number:currency-style>
    <number:currency-style style:name="N109">
      <style:text-properties fo:color="#ff0000"/>
      <number:text>-</number:text>
      <number:currency-symbol number:language="en">$</number:currency-symbol>
      <number:number number:decimal-places="2" number:min-integer-digits="1" number:grouping="true"/>
      <style:map style:condition="value()&gt;=0" style:apply-style-name="N109P0"/>
    </number:currency-style>
    <number:date-style style:name="N110">
      <number:month number:textual="true"/>
    </number:date-style>
    <number:date-style style:name="N111">
      <number:day number:style="long"/>
      <number:text>/</number:text>
      <number:month number:textual="true"/>
      <number:text>/</number:text>
      <number:year/>
    </number:date-style>
    <number:date-style style:name="N112">
      <number:year number:style="long"/>
    </number:date-style>
    <number:date-style style:name="N113">
      <number:day number:style="long"/>
      <number:text> </number:text>
      <number:month number:textual="true"/>
      <number:text> </number:text>
      <number:year number:style="long"/>
    </number:date-style>
    <number:date-style style:name="N114">
      <number:day number:style="long"/>
      <number:text> </number:text>
      <number:month number:textual="true"/>
      <number:text> </number:text>
      <number:year/>
    </number:dat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fo:page-width="29.7cm" fo:page-height="21.001cm" style:num-format="1" style:print-orientation="landscape" fo:margin-top="1.799cm" fo:margin-bottom="1.799cm" fo:margin-left="1cm" fo:margin-right="1cm" style:shadow="none" fo:background-color="transparent" style:scale-to="60%" style:table-centering="horizontal" style:writing-mode="lr-tb">
        <style:background-image/>
      </style:page-layout-properties>
      <style:header-style>
        <style:header-footer-properties fo:min-height="0.76cm" fo:margin-left="0cm" fo:margin-right="0cm" fo:margin-bottom="0.25cm"/>
      </style:header-style>
      <style:footer-style>
        <style:header-footer-properties fo:min-height="0.76cm" fo:margin-left="2cm" fo:margin-right="7.999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style style:name="MT1" style:family="text">
      <style:text-properties style:font-name="Arial1"/>
    </style:style>
  </office:automatic-styles>
  <office:master-styles>
    <style:master-page style:name="Default" style:page-layout-name="Mpm1">
      <style:header/>
      <style:header-left style:display="false"/>
      <style:footer>
        <style:region-left>
          <text:p><text:span text:style-name="MT1"><text:sheet-name>???</text:sheet-name></text:span></text:p>
        </style:region-left>
        <style:region-right>
          <text:p><text:span text:style-name="MT1">Holder's Signature:</text:span></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01">01/06/2009</text:date>, <text:time>14:38: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4-08-04T17:56:20</meta:creation-date>
    <dc:creator>Michael Schlotter</dc:creator>
    <dc:date>2009-06-01T12:47:03.43</dc:date>
    <meta:printed-by>Michael Schlotter</meta:printed-by>
    <meta:print-date>2009-02-04T17:48:31.22</meta:print-date>
    <dc:language>en-GB</dc:language>
    <meta:editing-cycles>541</meta:editing-cycles>
    <meta:editing-duration>PT111H44M06S</meta:editing-duration>
    <meta:document-statistic meta:table-count="6" meta:cell-count="2374" meta:object-count="1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solid" svg:stroke-width="0.02cm"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0pt" fo:font-weight="bold" style:font-family-asian="'MS Gothic'" style:font-family-generic-asian="system" style:font-pitch-asian="variable" style:font-size-asian="10pt" style:font-weight-asian="bold" style:font-family-complex="Tahoma" style:font-family-generic-complex="system" style:font-pitch-complex="variable" style:font-size-complex="10pt" style:font-weight-complex="bold"/>
    </style:style>
    <style:style style:name="ch3" style:family="chart">
      <style:graphic-properties draw:fill="solid" draw:fill-color="#ffffff" draw:fill-image-width="0cm" draw:fill-image-height="0cm"/>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4" style:family="chart">
      <style:chart-properties chart:connect-bars="false" chart:series-source="rows"/>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visible="true" style:direction="ltr"/>
      <style:graphic-properties draw:stroke="solid" svg:stroke-width="0cm" svg:stroke-color="#000000"/>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visible="true" style:direction="ltr"/>
      <style:graphic-properties draw:stroke="solid" svg:stroke-width="0cm" svg:stroke-color="#000000"/>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7" style:family="chart">
      <style:graphic-properties draw:stroke="solid" draw:stroke-dash="Fine_20_Dotted" svg:stroke-color="#c0c0c0"/>
    </style:style>
    <style:style style:name="ch8" style:family="chart">
      <style:graphic-properties draw:fill-color="#9999cc" draw:fill-image-width="0cm" draw:fill-image-height="0cm"/>
      <style:text-properties fo:font-family="Arial" style:font-family-generic="swiss" style:font-pitch="variable" fo:font-size="5.80000019073486pt" style:font-family-asian="'MS Gothic'" style:font-family-generic-asian="system" style:font-pitch-asian="variable" style:font-size-asian="5.80000019073486pt" style:font-family-complex="Tahoma" style:font-family-generic-complex="system" style:font-pitch-complex="variable" style:font-size-complex="5.80000019073486pt"/>
    </style:style>
    <style:style style:name="ch9" style:family="chart">
      <style:graphic-properties draw:fill-color="#993366" draw:fill-image-width="0cm" draw:fill-image-height="0cm"/>
      <style:text-properties fo:font-family="Arial" style:font-family-generic="swiss" style:font-pitch="variable" fo:font-size="5.80000019073486pt" style:font-family-asian="'MS Gothic'" style:font-family-generic-asian="system" style:font-pitch-asian="variable" style:font-size-asian="5.80000019073486pt" style:font-family-complex="Tahoma" style:font-family-generic-complex="system" style:font-pitch-complex="variable" style:font-size-complex="5.80000019073486pt"/>
    </style:style>
    <style:style style:name="ch10" style:family="chart">
      <style:graphic-properties draw:stroke="none" draw:fill="none" draw:fill-color="#d9d9d9" draw:fill-image-width="0cm" draw:fill-image-height="0cm"/>
    </style:style>
    <style:style style:name="ch11" style:family="chart">
      <style:graphic-properties draw:stroke="none" draw:fill-color="#999999"/>
    </style:style>
  </office:automatic-styles>
  <office:body>
    <office:chart>
      <chart:chart svg:width="16.001cm" svg:height="7.751cm" chart:class="chart:bar" chart:style-name="ch1">
        <chart:title svg:x="5.002cm" svg:y="0.171cm" chart:style-name="ch2">
          <text:p>Yearly Flying in Previous 12 Years</text:p>
        </chart:title>
        <chart:legend chart:legend-position="end" svg:x="1.358cm" svg:y="0.859cm" chart:style-name="ch3"/>
        <chart:plot-area chart:style-name="ch4" table:cell-range-address="GlidingStats.B7:GlidingStats.N9" chart:data-source-has-labels="both" svg:x="0.318cm" svg:y="1.037cm" svg:width="15.343cm" svg:height="6.557cm">
          <chart:axis chart:dimension="x" chart:name="primary-x" chart:style-name="ch5">
            <chart:categories table:cell-range-address="GlidingStats.C7:GlidingStats.N7"/>
          </chart:axis>
          <chart:axis chart:dimension="y" chart:name="primary-y" chart:style-name="ch6">
            <chart:grid chart:style-name="ch7" chart:class="major"/>
          </chart:axis>
          <chart:series chart:style-name="ch8" chart:values-cell-range-address="GlidingStats.C8:GlidingStats.N8" chart:label-cell-address="GlidingStats.B8:GlidingStats.B8" chart:class="chart:bar">
            <chart:data-point chart:repeated="12"/>
          </chart:series>
          <chart:series chart:style-name="ch9" chart:values-cell-range-address="GlidingStats.C9:GlidingStats.N9" chart:label-cell-address="GlidingStats.B9:GlidingStats.B9" chart:class="chart:bar">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ext:id="GlidingStats.C7:GlidingStats.N7">1998</text:p>
              </table:table-cell>
              <table:table-cell office:value-type="string">
                <text:p>1999</text:p>
              </table:table-cell>
              <table:table-cell office:value-type="string">
                <text:p>2000</text:p>
              </table:table-cell>
              <table:table-cell office:value-type="string">
                <text:p>2001</text:p>
              </table:table-cell>
              <table:table-cell office:value-type="string">
                <text:p>2002</text:p>
              </table:table-cell>
              <table:table-cell office:value-type="string">
                <text:p>2003</text:p>
              </table:table-cell>
              <table:table-cell office:value-type="string">
                <text:p>2004</text:p>
              </table:table-cell>
              <table:table-cell office:value-type="string">
                <text:p>2005</text:p>
              </table:table-cell>
              <table:table-cell office:value-type="string">
                <text:p>2006</text:p>
              </table:table-cell>
              <table:table-cell office:value-type="string">
                <text:p>2007</text:p>
              </table:table-cell>
              <table:table-cell office:value-type="string">
                <text:p>2008</text:p>
              </table:table-cell>
              <table:table-cell office:value-type="string">
                <text:p>2009</text:p>
              </table:table-cell>
            </table:table-row>
          </table:table-header-rows>
          <table:table-rows>
            <table:table-row>
              <table:table-cell office:value-type="string">
                <text:p text:id="GlidingStats.B8:GlidingStats.B8">No. of Flights</text:p>
              </table:table-cell>
              <table:table-cell office:value-type="float" office:value="0">
                <text:p text:id="GlidingStats.C8:GlidingStats.N8">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string">
                <text:p text:id="GlidingStats.B9:GlidingStats.B9">Time (hrs)</text:p>
              </table:table-cell>
              <table:table-cell office:value-type="float" office:value="0">
                <text:p text:id="GlidingStats.C9:GlidingStats.N9">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5">
                <text:p>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solid" svg:stroke-width="0.02cm"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0pt" fo:font-weight="bold" style:font-family-asian="'MS Gothic'" style:font-family-generic-asian="system" style:font-pitch-asian="variable" style:font-size-asian="10pt" style:font-family-complex="Tahoma" style:font-family-generic-complex="system" style:font-pitch-complex="variable" style:font-size-complex="10pt"/>
    </style:style>
    <style:style style:name="ch3" style:family="chart">
      <style:graphic-properties draw:fill="none" draw:fill-color="#d9d9d9"/>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4" style:family="chart">
      <style:chart-properties chart:connect-bars="false" chart:series-source="rows" chart:data-label-number="value" chart:data-label-text="false" chart:data-label-symbol="false"/>
    </style:style>
    <style:style style:name="ch5" style:family="chart" style:data-style-name="N0">
      <style:chart-properties chart:display-label="false" chart:logarithmic="false" chart:reverse-direction="true" text:line-break="false" chart:visible="false"/>
      <style:graphic-properties svg:stroke-color="#b3b3b3"/>
      <style:text-properties fo:font-size="8pt" style:font-size-asian="8pt" style:font-size-complex="8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visible="true" style:direction="ltr"/>
      <style:graphic-properties draw:stroke="solid" svg:stroke-width="0cm" svg:stroke-color="#000000"/>
      <style:text-properties fo:font-family="Arial" style:font-family-generic="swiss" style:font-pitch="variable" fo:font-size="9pt" style:font-family-asian="'MS Gothic'" style:font-family-generic-asian="system" style:font-pitch-asian="variable" style:font-size-asian="9pt" style:font-family-complex="Tahoma" style:font-family-generic-complex="system" style:font-pitch-complex="variable" style:font-size-complex="9pt"/>
    </style:style>
    <style:style style:name="ch7" style:family="chart">
      <style:chart-properties chart:data-label-number="value" chart:data-label-text="false" chart:data-label-symbol="false"/>
      <style:text-properties fo:font-size="6pt" style:font-size-asian="6pt" style:font-size-complex="6pt"/>
    </style:style>
    <style:style style:name="ch8" style:family="chart">
      <style:chart-properties chart:solid-type="cuboid"/>
      <style:graphic-properties draw:fill-color="#94bd5e"/>
      <style:text-properties fo:font-size="7.5pt" style:font-size-asian="7.5pt" style:font-size-complex="7.5pt"/>
    </style:style>
    <style:style style:name="ch9" style:family="chart">
      <style:chart-properties chart:solid-type="cuboid"/>
      <style:graphic-properties draw:fill-color="#ffff99"/>
      <style:text-properties fo:font-size="7.5pt" style:font-size-asian="7.5pt" style:font-size-complex="7.5pt"/>
    </style:style>
    <style:style style:name="ch10" style:family="chart">
      <style:chart-properties chart:solid-type="cuboid"/>
      <style:graphic-properties draw:fill-color="#99ccff"/>
      <style:text-properties fo:font-size="7.5pt" style:font-size-asian="7.5pt" style:font-size-complex="7.5pt"/>
    </style:style>
    <style:style style:name="ch11" style:family="chart">
      <style:chart-properties chart:solid-type="cuboid"/>
      <style:graphic-properties draw:fill-color="#ff8080"/>
      <style:text-properties fo:font-size="7.5pt" style:font-size-asian="7.5pt" style:font-size-complex="7.5pt"/>
    </style:style>
    <style:style style:name="ch12" style:family="chart">
      <style:graphic-properties draw:stroke="none" draw:fill="none" draw:fill-color="#d9d9d9"/>
    </style:style>
    <style:style style:name="ch13" style:family="chart">
      <style:graphic-properties draw:stroke="none" draw:fill-color="#999999"/>
    </style:style>
  </office:automatic-styles>
  <office:body>
    <office:chart>
      <chart:chart svg:width="16.001cm" svg:height="7.001cm" chart:class="chart:ring" chart:style-name="ch1">
        <chart:title svg:x="4.999cm" svg:y="0.181cm" chart:style-name="ch2">
          <text:p>Total Number of Flights and Hours</text:p>
        </chart:title>
        <chart:legend chart:legend-position="start" svg:x="1.819cm" svg:y="2.211cm" chart:style-name="ch3"/>
        <chart:plot-area chart:style-name="ch4" table:cell-range-address="GlidingStats.S52:GlidingStats.V54" chart:data-source-has-labels="row" svg:x="1.048cm" svg:y="0.831cm" svg:width="13.752cm" svg:height="5.995cm">
          <chart:axis chart:dimension="x" chart:name="primary-x" chart:style-name="ch5">
            <chart:categories table:cell-range-address="GlidingStats.S52:GlidingStats.V52"/>
          </chart:axis>
          <chart:axis chart:dimension="y" chart:name="primary-y" chart:style-name="ch6">
            <chart:grid chart:class="major"/>
          </chart:axis>
          <chart:series chart:style-name="ch7" chart:values-cell-range-address="GlidingStats.S53:GlidingStats.V53" chart:class="chart:circle">
            <chart:data-point chart:style-name="ch8"/>
            <chart:data-point chart:style-name="ch9"/>
            <chart:data-point chart:style-name="ch10"/>
            <chart:data-point chart:style-name="ch11"/>
          </chart:series>
          <chart:series chart:style-name="ch7" chart:values-cell-range-address="GlidingStats.S54:GlidingStats.V54"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ext:id="GlidingStats.S52:GlidingStats.V52">P1</text:p>
              </table:table-cell>
              <table:table-cell office:value-type="string">
                <text:p>P2</text:p>
              </table:table-cell>
              <table:table-cell office:value-type="string">
                <text:p>PD</text:p>
              </table:table-cell>
              <table:table-cell office:value-type="string">
                <text:p>PI</text:p>
              </table:table-cell>
            </table:table-row>
          </table:table-header-rows>
          <table:table-rows>
            <table:table-row>
              <table:table-cell office:value-type="string">
                <text:p text:id="">Row 53</text:p>
              </table:table-cell>
              <table:table-cell office:value-type="float" office:value="1">
                <text:p text:id="GlidingStats.S53:GlidingStats.V53">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 text:id="">Row 54</text:p>
              </table:table-cell>
              <table:table-cell office:value-type="float" office:value="5">
                <text:p text:id="GlidingStats.S54:GlidingStats.V54">5</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solid" svg:stroke-width="0.02cm" draw:fill-color="#ffffff"/>
    </style:style>
    <style:style style:name="ch2" style:family="chart">
      <style:chart-properties style:rotation-angle="0" style:direction="ltr"/>
      <style:graphic-properties draw:stroke="none" draw:fill="none" draw:fill-color="#ffffff"/>
      <style:text-properties fo:font-family="Arial" style:font-family-generic="swiss" style:font-pitch="variable" fo:font-size="10pt" fo:font-weight="bold" style:font-family-asian="'MS Gothic'" style:font-family-generic-asian="system" style:font-pitch-asian="variable" style:font-size-asian="10pt" style:font-weight-asian="bold" style:font-family-complex="Tahoma" style:font-family-generic-complex="system" style:font-pitch-complex="variable" style:font-size-complex="10pt" style:font-weight-complex="bold"/>
    </style:style>
    <style:style style:name="ch3" style:family="chart">
      <style:graphic-properties draw:fill="solid" draw:fill-color="#ffffff" draw:fill-image-width="0cm" draw:fill-image-height="0cm"/>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4" style:family="chart">
      <style:chart-properties chart:connect-bars="false" chart:series-source="rows"/>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visible="true" style:direction="ltr"/>
      <style:graphic-properties draw:stroke="solid" svg:stroke-width="0cm" svg:stroke-color="#000000"/>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visible="true" style:direction="ltr"/>
      <style:graphic-properties draw:stroke="solid" svg:stroke-width="0cm" svg:stroke-color="#000000"/>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7" style:family="chart">
      <style:graphic-properties svg:stroke-color="#c0c0c0"/>
    </style:style>
    <style:style style:name="ch8" style:family="chart">
      <style:graphic-properties draw:fill-color="#9999cc" draw:fill-image-width="0cm" draw:fill-image-height="0cm"/>
      <style:text-properties fo:font-family="Arial" style:font-family-generic="swiss" style:font-pitch="variable" fo:font-size="5.80000019073486pt" style:font-family-asian="'MS Gothic'" style:font-family-generic-asian="system" style:font-pitch-asian="variable" style:font-size-asian="5.80000019073486pt" style:font-family-complex="Tahoma" style:font-family-generic-complex="system" style:font-pitch-complex="variable" style:font-size-complex="5.80000019073486pt"/>
    </style:style>
    <style:style style:name="ch9" style:family="chart">
      <style:graphic-properties svg:stroke-color="#000000" draw:fill-color="#993366" draw:fill-image-width="0cm" draw:fill-image-height="0cm"/>
      <style:text-properties fo:font-family="Arial" style:font-family-generic="swiss" style:font-pitch="variable" fo:font-size="5.80000019073486pt" style:font-family-asian="'MS Gothic'" style:font-family-generic-asian="system" style:font-pitch-asian="variable" style:font-size-asian="5.80000019073486pt" style:font-family-complex="Tahoma" style:font-family-generic-complex="system" style:font-pitch-complex="variable" style:font-size-complex="5.8000001907348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6.001cm" svg:height="7.751cm" chart:class="chart:bar" chart:style-name="ch1">
        <chart:title svg:x="5.293cm" svg:y="0.171cm" chart:style-name="ch2">
          <text:p>Monthly Flying in Current Year</text:p>
        </chart:title>
        <chart:legend chart:legend-position="end" svg:x="1.358cm" svg:y="0.859cm" chart:style-name="ch3"/>
        <chart:plot-area chart:style-name="ch4" table:cell-range-address="GlidingStats.B19:GlidingStats.N21" chart:data-source-has-labels="both" svg:x="0.318cm" svg:y="1.038cm" svg:width="15.343cm" svg:height="6.557cm">
          <chart:axis chart:dimension="x" chart:name="primary-x" chart:style-name="ch5">
            <chart:categories table:cell-range-address="GlidingStats.C19:GlidingStats.N19"/>
          </chart:axis>
          <chart:axis chart:dimension="y" chart:name="primary-y" chart:style-name="ch6">
            <chart:grid chart:style-name="ch7" chart:class="major"/>
          </chart:axis>
          <chart:series chart:style-name="ch8" chart:values-cell-range-address="GlidingStats.C20:GlidingStats.N20" chart:label-cell-address="GlidingStats.B20:GlidingStats.B20" chart:class="chart:bar">
            <chart:data-point chart:repeated="12"/>
          </chart:series>
          <chart:series chart:style-name="ch9" chart:values-cell-range-address="GlidingStats.C21:GlidingStats.N21" chart:label-cell-address="GlidingStats.B21:GlidingStats.B21" chart:class="chart:bar">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ext:id="GlidingStats.C19:GlidingStats.N19">Jan</text:p>
              </table:table-cell>
              <table:table-cell office:value-type="string">
                <text:p>Feb</text:p>
              </table:table-cell>
              <table:table-cell office:value-type="string">
                <text:p>Mar</text:p>
              </table:table-cell>
              <table:table-cell office:value-type="string">
                <text:p>Apr</text:p>
              </table:table-cell>
              <table:table-cell office:value-type="string">
                <text:p>May</text:p>
              </table:table-cell>
              <table:table-cell office:value-type="string">
                <text:p>Jun</text:p>
              </table:table-cell>
              <table:table-cell office:value-type="string">
                <text:p>Jul</text:p>
              </table:table-cell>
              <table:table-cell office:value-type="string">
                <text:p>Aug</text:p>
              </table:table-cell>
              <table:table-cell office:value-type="string">
                <text:p>Sep</text:p>
              </table:table-cell>
              <table:table-cell office:value-type="string">
                <text:p>Oct</text:p>
              </table:table-cell>
              <table:table-cell office:value-type="string">
                <text:p>Nov</text:p>
              </table:table-cell>
              <table:table-cell office:value-type="string">
                <text:p>Dec</text:p>
              </table:table-cell>
            </table:table-row>
          </table:table-header-rows>
          <table:table-rows>
            <table:table-row>
              <table:table-cell office:value-type="string">
                <text:p text:id="GlidingStats.B20:GlidingStats.B20">No. of Flights</text:p>
              </table:table-cell>
              <table:table-cell office:value-type="float" office:value="1">
                <text:p text:id="GlidingStats.C20:GlidingStats.N2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 text:id="GlidingStats.B21:GlidingStats.B21">Time (hrs)</text:p>
              </table:table-cell>
              <table:table-cell office:value-type="float" office:value="5">
                <text:p text:id="GlidingStats.C21:GlidingStats.N2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solid" svg:stroke-width="0.02cm"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0pt" fo:font-weight="bold" style:font-family-asian="'MS Gothic'" style:font-family-generic-asian="system" style:font-pitch-asian="variable" style:font-size-asian="10pt" style:font-weight-asian="bold" style:font-family-complex="Tahoma" style:font-family-generic-complex="system" style:font-pitch-complex="variable" style:font-size-complex="10pt" style:font-weight-complex="bold"/>
    </style:style>
    <style:style style:name="ch3" style:family="chart">
      <style:graphic-properties draw:fill="solid" draw:fill-color="#ffffff" draw:fill-image-width="0cm" draw:fill-image-height="0cm"/>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4" style:family="chart">
      <style:chart-properties chart:connect-bars="false" chart:series-source="rows"/>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visible="true" style:direction="ltr"/>
      <style:graphic-properties draw:stroke="solid" svg:stroke-width="0cm" svg:stroke-color="#000000"/>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visible="true" style:direction="ltr"/>
      <style:graphic-properties draw:stroke="solid" svg:stroke-width="0cm" svg:stroke-color="#000000"/>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7" style:family="chart">
      <style:graphic-properties draw:stroke="solid" draw:stroke-dash="Fine_20_Dotted" svg:stroke-color="#c0c0c0"/>
    </style:style>
    <style:style style:name="ch8" style:family="chart">
      <style:graphic-properties draw:fill-color="#9999cc" draw:fill-image-width="0cm" draw:fill-image-height="0cm"/>
      <style:text-properties fo:font-family="Arial" style:font-family-generic="swiss" style:font-pitch="variable" fo:font-size="5.80000019073486pt" style:font-family-asian="'MS Gothic'" style:font-family-generic-asian="system" style:font-pitch-asian="variable" style:font-size-asian="5.80000019073486pt" style:font-family-complex="Tahoma" style:font-family-generic-complex="system" style:font-pitch-complex="variable" style:font-size-complex="5.80000019073486pt"/>
    </style:style>
    <style:style style:name="ch9" style:family="chart">
      <style:graphic-properties draw:fill-color="#993366" draw:fill-image-width="0cm" draw:fill-image-height="0cm"/>
      <style:text-properties fo:font-family="Arial" style:font-family-generic="swiss" style:font-pitch="variable" fo:font-size="5.80000019073486pt" style:font-family-asian="'MS Gothic'" style:font-family-generic-asian="system" style:font-pitch-asian="variable" style:font-size-asian="5.80000019073486pt" style:font-family-complex="Tahoma" style:font-family-generic-complex="system" style:font-pitch-complex="variable" style:font-size-complex="5.80000019073486pt"/>
    </style:style>
    <style:style style:name="ch10" style:family="chart">
      <style:graphic-properties draw:stroke="none" draw:fill="none" draw:fill-color="#d9d9d9" draw:fill-image-width="0cm" draw:fill-image-height="0cm"/>
    </style:style>
    <style:style style:name="ch11" style:family="chart">
      <style:graphic-properties draw:stroke="none" draw:fill-color="#999999"/>
    </style:style>
  </office:automatic-styles>
  <office:body>
    <office:chart>
      <chart:chart svg:width="16.001cm" svg:height="7.751cm" chart:class="chart:bar" chart:style-name="ch1">
        <chart:title svg:x="5.007cm" svg:y="0.171cm" chart:style-name="ch2">
          <text:p>Yearly Flying in Previous 12 Years</text:p>
        </chart:title>
        <chart:legend chart:legend-position="end" svg:x="1.356cm" svg:y="0.858cm" chart:style-name="ch3"/>
        <chart:plot-area chart:style-name="ch4" table:cell-range-address="PoweredStats.C7:PoweredStats.N8 PoweredStats.B8:PoweredStats.N8 PoweredStats.B10:PoweredStats.N10 PoweredStats.B7:PoweredStats.B7" chart:data-source-has-labels="both" svg:x="0.318cm" svg:y="1.037cm" svg:width="15.343cm" svg:height="6.557cm">
          <chart:axis chart:dimension="x" chart:name="primary-x" chart:style-name="ch5">
            <chart:categories table:cell-range-address="PoweredStats.C7:PoweredStats.N7"/>
          </chart:axis>
          <chart:axis chart:dimension="y" chart:name="primary-y" chart:style-name="ch6">
            <chart:grid chart:style-name="ch7" chart:class="major"/>
          </chart:axis>
          <chart:series chart:style-name="ch8" chart:values-cell-range-address="PoweredStats.C8:PoweredStats.N8" chart:label-cell-address="PoweredStats.B8:PoweredStats.B8" chart:class="chart:bar">
            <chart:data-point chart:repeated="12"/>
          </chart:series>
          <chart:series chart:style-name="ch9" chart:values-cell-range-address="PoweredStats.C10:PoweredStats.N10" chart:label-cell-address="PoweredStats.B10:PoweredStats.B10" chart:class="chart:bar">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ext:id="PoweredStats.C7:PoweredStats.N7">1998</text:p>
              </table:table-cell>
              <table:table-cell office:value-type="string">
                <text:p>1999</text:p>
              </table:table-cell>
              <table:table-cell office:value-type="string">
                <text:p>2000</text:p>
              </table:table-cell>
              <table:table-cell office:value-type="string">
                <text:p>2001</text:p>
              </table:table-cell>
              <table:table-cell office:value-type="string">
                <text:p>2002</text:p>
              </table:table-cell>
              <table:table-cell office:value-type="string">
                <text:p>2003</text:p>
              </table:table-cell>
              <table:table-cell office:value-type="string">
                <text:p>2004</text:p>
              </table:table-cell>
              <table:table-cell office:value-type="string">
                <text:p>2005</text:p>
              </table:table-cell>
              <table:table-cell office:value-type="string">
                <text:p>2006</text:p>
              </table:table-cell>
              <table:table-cell office:value-type="string">
                <text:p>2007</text:p>
              </table:table-cell>
              <table:table-cell office:value-type="string">
                <text:p>2008</text:p>
              </table:table-cell>
              <table:table-cell office:value-type="string">
                <text:p>2009</text:p>
              </table:table-cell>
            </table:table-row>
          </table:table-header-rows>
          <table:table-rows>
            <table:table-row>
              <table:table-cell office:value-type="string">
                <text:p text:id="PoweredStats.B8:PoweredStats.B8">No. of Flights</text:p>
              </table:table-cell>
              <table:table-cell office:value-type="float" office:value="0">
                <text:p text:id="PoweredStats.C8:PoweredStats.N8">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string">
                <text:p text:id="PoweredStats.B10:PoweredStats.B10">Time (hrs)</text:p>
              </table:table-cell>
              <table:table-cell office:value-type="float" office:value="0">
                <text:p text:id="PoweredStats.C10:PoweredStats.N1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solid" svg:stroke-width="0.02cm" draw:fill-color="#ffffff"/>
    </style:style>
    <style:style style:name="ch2" style:family="chart">
      <style:chart-properties style:rotation-angle="0" style:direction="ltr"/>
      <style:graphic-properties draw:stroke="none" draw:fill="none" draw:fill-color="#ffffff"/>
      <style:text-properties fo:font-family="Arial" style:font-family-generic="swiss" style:font-pitch="variable" fo:font-size="10pt" fo:font-weight="bold" style:font-family-asian="'MS Gothic'" style:font-family-generic-asian="system" style:font-pitch-asian="variable" style:font-size-asian="10pt" style:font-weight-asian="bold" style:font-family-complex="Tahoma" style:font-family-generic-complex="system" style:font-pitch-complex="variable" style:font-size-complex="10pt" style:font-weight-complex="bold"/>
    </style:style>
    <style:style style:name="ch3" style:family="chart">
      <style:graphic-properties draw:fill="solid" draw:fill-color="#ffffff" draw:fill-image-width="0cm" draw:fill-image-height="0cm"/>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4" style:family="chart">
      <style:chart-properties chart:connect-bars="false" chart:series-source="rows"/>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visible="true" style:direction="ltr"/>
      <style:graphic-properties draw:stroke="solid" svg:stroke-width="0cm" svg:stroke-color="#000000"/>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visible="true" style:direction="ltr"/>
      <style:graphic-properties draw:stroke="solid" svg:stroke-width="0cm" svg:stroke-color="#000000"/>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7" style:family="chart">
      <style:graphic-properties svg:stroke-color="#c0c0c0"/>
    </style:style>
    <style:style style:name="ch8" style:family="chart">
      <style:graphic-properties draw:fill-color="#9999cc" draw:fill-image-width="0cm" draw:fill-image-height="0cm"/>
      <style:text-properties fo:font-family="Arial" style:font-family-generic="swiss" style:font-pitch="variable" fo:font-size="5.80000019073486pt" style:font-family-asian="'MS Gothic'" style:font-family-generic-asian="system" style:font-pitch-asian="variable" style:font-size-asian="5.80000019073486pt" style:font-family-complex="Tahoma" style:font-family-generic-complex="system" style:font-pitch-complex="variable" style:font-size-complex="5.80000019073486pt"/>
    </style:style>
    <style:style style:name="ch9" style:family="chart">
      <style:graphic-properties svg:stroke-color="#000000" draw:fill-color="#993366" draw:fill-image-width="0cm" draw:fill-image-height="0cm"/>
      <style:text-properties fo:font-family="Arial" style:font-family-generic="swiss" style:font-pitch="variable" fo:font-size="5.80000019073486pt" style:font-family-asian="'MS Gothic'" style:font-family-generic-asian="system" style:font-pitch-asian="variable" style:font-size-asian="5.80000019073486pt" style:font-family-complex="Tahoma" style:font-family-generic-complex="system" style:font-pitch-complex="variable" style:font-size-complex="5.8000001907348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6.001cm" svg:height="7.751cm" chart:class="chart:bar" chart:style-name="ch1">
        <chart:title svg:x="5.298cm" svg:y="0.171cm" chart:style-name="ch2">
          <text:p>Monthly Flying in Current Year</text:p>
        </chart:title>
        <chart:legend chart:legend-position="end" svg:x="1.356cm" svg:y="0.858cm" chart:style-name="ch3"/>
        <chart:plot-area chart:style-name="ch4" table:cell-range-address="PoweredStats.C19:PoweredStats.N20 PoweredStats.B20:PoweredStats.N20 PoweredStats.B22:PoweredStats.N22 PoweredStats.B19:PoweredStats.B19" chart:data-source-has-labels="both" svg:x="0.318cm" svg:y="1.038cm" svg:width="15.343cm" svg:height="6.557cm">
          <chart:axis chart:dimension="x" chart:name="primary-x" chart:style-name="ch5">
            <chart:categories table:cell-range-address="PoweredStats.C19:PoweredStats.N19"/>
          </chart:axis>
          <chart:axis chart:dimension="y" chart:name="primary-y" chart:style-name="ch6">
            <chart:grid chart:style-name="ch7" chart:class="major"/>
          </chart:axis>
          <chart:series chart:style-name="ch8" chart:values-cell-range-address="PoweredStats.C20:PoweredStats.N20" chart:label-cell-address="PoweredStats.B20:PoweredStats.B20" chart:class="chart:bar">
            <chart:data-point chart:repeated="12"/>
          </chart:series>
          <chart:series chart:style-name="ch9" chart:values-cell-range-address="PoweredStats.C22:PoweredStats.N22" chart:label-cell-address="PoweredStats.B22:PoweredStats.B22" chart:class="chart:bar">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ext:id="PoweredStats.C19:PoweredStats.N19">Jan</text:p>
              </table:table-cell>
              <table:table-cell office:value-type="string">
                <text:p>Feb</text:p>
              </table:table-cell>
              <table:table-cell office:value-type="string">
                <text:p>Mar</text:p>
              </table:table-cell>
              <table:table-cell office:value-type="string">
                <text:p>Apr</text:p>
              </table:table-cell>
              <table:table-cell office:value-type="string">
                <text:p>May</text:p>
              </table:table-cell>
              <table:table-cell office:value-type="string">
                <text:p>Jun</text:p>
              </table:table-cell>
              <table:table-cell office:value-type="string">
                <text:p>Jul</text:p>
              </table:table-cell>
              <table:table-cell office:value-type="string">
                <text:p>Aug</text:p>
              </table:table-cell>
              <table:table-cell office:value-type="string">
                <text:p>Sep</text:p>
              </table:table-cell>
              <table:table-cell office:value-type="string">
                <text:p>Oct</text:p>
              </table:table-cell>
              <table:table-cell office:value-type="string">
                <text:p>Nov</text:p>
              </table:table-cell>
              <table:table-cell office:value-type="string">
                <text:p>Dec</text:p>
              </table:table-cell>
            </table:table-row>
          </table:table-header-rows>
          <table:table-rows>
            <table:table-row>
              <table:table-cell office:value-type="string">
                <text:p text:id="PoweredStats.B20:PoweredStats.B20">No. of Flights</text:p>
              </table:table-cell>
              <table:table-cell office:value-type="float" office:value="1">
                <text:p text:id="PoweredStats.C20:PoweredStats.N2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 text:id="PoweredStats.B22:PoweredStats.B22">Time (hrs)</text:p>
              </table:table-cell>
              <table:table-cell office:value-type="float" office:value="4">
                <text:p text:id="PoweredStats.C22:PoweredStats.N2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solid" svg:stroke-width="0.02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style:direction="ltr"/>
      <style:graphic-properties draw:stroke="none" draw:fill="none" draw:fill-color="#ffffff"/>
      <style:text-properties fo:font-family="Arial" style:font-family-generic="swiss" style:font-pitch="variable" fo:font-size="10pt" fo:font-weight="bold" style:font-family-asian="'MS Gothic'" style:font-family-generic-asian="system" style:font-pitch-asian="variable" style:font-size-asian="10pt" style:font-family-complex="Tahoma" style:font-family-generic-complex="system" style:font-pitch-complex="variable" style:font-size-complex="10pt"/>
    </style:style>
    <style:style style:name="ch3" style:family="chart">
      <style:graphic-properties draw:fill="none" draw:fill-color="#d9d9d9"/>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4" style:family="chart">
      <style:chart-properties chart:connect-bars="false" chart:series-source="rows" chart:data-label-number="value" chart:data-label-text="false" chart:data-label-symbol="false"/>
    </style:style>
    <style:style style:name="ch5" style:family="chart" style:data-style-name="N0">
      <style:chart-properties chart:display-label="false" chart:logarithmic="false" chart:reverse-direction="true" text:line-break="false" chart:visible="false"/>
      <style:graphic-properties svg:stroke-color="#b3b3b3"/>
      <style:text-properties fo:font-size="8pt" style:font-size-asian="8pt" style:font-size-complex="8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visible="true" style:direction="ltr"/>
      <style:graphic-properties draw:stroke="solid" svg:stroke-width="0cm" svg:stroke-color="#000000"/>
      <style:text-properties fo:font-family="Arial" style:font-family-generic="swiss" style:font-pitch="variable" fo:font-size="8.60000038146973pt" style:font-family-asian="'MS Gothic'" style:font-family-generic-asian="system" style:font-pitch-asian="variable" style:font-size-asian="8.60000038146973pt" style:font-family-complex="Tahoma" style:font-family-generic-complex="system" style:font-pitch-complex="variable" style:font-size-complex="8.60000038146973pt"/>
    </style:style>
    <style:style style:name="ch7" style:family="chart">
      <style:chart-properties chart:data-label-number="value" chart:data-label-text="false" chart:data-label-symbol="false"/>
      <style:text-properties fo:font-size="6pt" style:font-size-asian="6pt" style:font-size-complex="6pt"/>
    </style:style>
    <style:style style:name="ch8" style:family="chart">
      <style:chart-properties chart:solid-type="cuboid"/>
      <style:graphic-properties draw:fill-color="#94bd5e"/>
      <style:text-properties fo:font-size="7.30000019073486pt" style:font-size-asian="7.30000019073486pt" style:font-size-complex="7.30000019073486pt"/>
    </style:style>
    <style:style style:name="ch9" style:family="chart">
      <style:chart-properties chart:solid-type="cuboid"/>
      <style:graphic-properties draw:fill-color="#ffff99"/>
      <style:text-properties fo:font-size="7.30000019073486pt" style:font-size-asian="7.30000019073486pt" style:font-size-complex="7.30000019073486pt"/>
    </style:style>
    <style:style style:name="ch10" style:family="chart">
      <style:chart-properties chart:solid-type="cuboid"/>
      <style:graphic-properties draw:fill-color="#99ccff"/>
      <style:text-properties fo:font-size="7.30000019073486pt" style:font-size-asian="7.30000019073486pt" style:font-size-complex="7.30000019073486pt"/>
    </style:style>
    <style:style style:name="ch11" style:family="chart">
      <style:chart-properties chart:solid-type="cuboid"/>
      <style:graphic-properties draw:fill-color="#ff8080"/>
      <style:text-properties fo:font-size="7.30000019073486pt" style:font-size-asian="7.30000019073486pt" style:font-size-complex="7.30000019073486pt"/>
    </style:style>
    <style:style style:name="ch12" style:family="chart">
      <style:graphic-properties draw:stroke="none" draw:fill="none" draw:fill-color="#d9d9d9"/>
    </style:style>
    <style:style style:name="ch13" style:family="chart">
      <style:graphic-properties draw:stroke="none" draw:fill-color="#999999"/>
    </style:style>
  </office:automatic-styles>
  <office:body>
    <office:chart>
      <chart:chart svg:width="16.001cm" svg:height="7.001cm" chart:class="chart:ring" chart:style-name="ch1">
        <chart:title svg:x="4.999cm" svg:y="0.181cm" chart:style-name="ch2">
          <text:p>Total Number of Flights and Hours</text:p>
        </chart:title>
        <chart:legend chart:legend-position="start" svg:x="1.819cm" svg:y="2.211cm" chart:style-name="ch3"/>
        <chart:plot-area chart:style-name="ch4" table:cell-range-address="PoweredStats.S52:PoweredStats.V53 PoweredStats.S55:PoweredStats.V55" chart:data-source-has-labels="row" svg:x="1.048cm" svg:y="0.81cm" svg:width="13.752cm" svg:height="5.995cm">
          <chart:axis chart:dimension="x" chart:name="primary-x" chart:style-name="ch5">
            <chart:categories table:cell-range-address="PoweredStats.S52:PoweredStats.V52"/>
          </chart:axis>
          <chart:axis chart:dimension="y" chart:name="primary-y" chart:style-name="ch6">
            <chart:grid chart:class="major"/>
          </chart:axis>
          <chart:series chart:style-name="ch7" chart:values-cell-range-address="PoweredStats.S53:PoweredStats.V53" chart:class="chart:circle">
            <chart:data-point chart:style-name="ch8"/>
            <chart:data-point chart:style-name="ch9"/>
            <chart:data-point chart:style-name="ch10"/>
            <chart:data-point chart:style-name="ch11"/>
          </chart:series>
          <chart:series chart:style-name="ch7" chart:values-cell-range-address="PoweredStats.S55:PoweredStats.V55"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ext:id="PoweredStats.S52:PoweredStats.V52">P1</text:p>
              </table:table-cell>
              <table:table-cell office:value-type="string">
                <text:p>P2</text:p>
              </table:table-cell>
              <table:table-cell office:value-type="string">
                <text:p>PD</text:p>
              </table:table-cell>
              <table:table-cell office:value-type="string">
                <text:p>PI</text:p>
              </table:table-cell>
            </table:table-row>
          </table:table-header-rows>
          <table:table-rows>
            <table:table-row>
              <table:table-cell office:value-type="string">
                <text:p text:id="">Row 53</text:p>
              </table:table-cell>
              <table:table-cell office:value-type="float" office:value="0">
                <text:p text:id="PoweredStats.S53:PoweredStats.V53">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string">
                <text:p text:id="">Row 55</text:p>
              </table:table-cell>
              <table:table-cell office:value-type="float" office:value="0">
                <text:p text:id="PoweredStats.S55:PoweredStats.V55">0</text:p>
              </table:table-cell>
              <table:table-cell office:value-type="float" office:value="4">
                <text:p>4</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